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
      <style:graphic-properties draw:textarea-horizontal-align="left" draw:textarea-vertical-align="middle"/>
    </style:style>
    <style:style style:name="gr24" style:family="graphic" style:parent-style-name="data_20_member_20__28_pointer_29_">
      <style:graphic-properties draw:textarea-horizontal-align="right"/>
    </style:style>
    <style:style style:name="gr25" style:family="graphic" style:parent-style-name="data_20_member_20__28_pointer_29_">
      <style:graphic-properties draw:textarea-horizontal-align="left"/>
    </style:style>
    <style:style style:name="gr26" style:family="graphic" style:parent-style-name="data_20_member">
      <style:graphic-properties draw:textarea-horizontal-align="center" draw:textarea-vertical-align="middle"/>
    </style:style>
    <style:style style:name="gr27" style:family="graphic" style:parent-style-name="standard">
      <style:graphic-properties draw:stroke="none" svg:stroke-color="#000000" draw:fill="none" draw:fill-color="#ffffff" fo:min-height="1.305cm"/>
    </style:style>
    <style:style style:name="gr28" style:family="graphic" style:parent-style-name="class">
      <style:graphic-properties fo:min-height="0.357cm" fo:min-width="2.457cm"/>
    </style:style>
    <style:style style:name="gr29" style:family="graphic" style:parent-style-name="standard">
      <style:graphic-properties draw:stroke="none" svg:stroke-color="#000000" draw:fill="none" draw:fill-color="#ffffff" fo:min-height="2.318cm"/>
    </style:style>
    <style:style style:name="gr30" style:family="graphic" style:parent-style-name="data_20_member_20__28_reference_29_">
      <style:graphic-properties draw:textarea-horizontal-align="center" draw:textarea-vertical-align="middle"/>
    </style:style>
    <style:style style:name="gr31" style:family="graphic" style:parent-style-name="data_20_member_20__28_reference_29_">
      <style:graphic-properties draw:textarea-horizontal-align="center"/>
    </style:style>
    <style:style style:name="gr32" style:family="graphic" style:parent-style-name="data_20_member_20__28_multiple_29_">
      <style:graphic-properties draw:textarea-horizontal-align="center"/>
    </style:style>
    <style:style style:name="gr33" style:family="graphic" style:parent-style-name="uno_20_interface">
      <style:graphic-properties fo:min-height="1.782cm"/>
    </style:style>
    <style:style style:name="gr34" style:family="graphic" style:parent-style-name="uno_20_interface">
      <style:graphic-properties fo:min-height="0.714cm"/>
    </style:style>
    <style:style style:name="gr35" style:family="graphic" style:parent-style-name="uno_20_interface">
      <style:graphic-properties fo:min-height="1.07cm"/>
    </style:style>
    <style:style style:name="gr36" style:family="graphic" style:parent-style-name="standard">
      <style:graphic-properties draw:stroke="none" svg:stroke-color="#000000" draw:fill="none" draw:fill-color="#ffffff" fo:min-height="1.322cm"/>
    </style:style>
    <style:style style:name="gr37" style:family="graphic" style:parent-style-name="data_20_member_20__28_multiple_29_">
      <style:graphic-properties draw:textarea-horizontal-align="center" draw:textarea-vertical-align="middle"/>
    </style:style>
    <style:style style:name="gr38" style:family="graphic" style:parent-style-name="standard">
      <style:graphic-properties draw:stroke="none" svg:stroke-color="#000000" draw:fill="none" draw:fill-color="#ffffff" fo:min-height="1.099cm"/>
    </style:style>
    <style:style style:name="gr39" style:family="graphic" style:parent-style-name="standard">
      <style:graphic-properties draw:stroke="none" svg:stroke-color="#000000" draw:fill="none" draw:fill-color="#ffffff" fo:min-height="0.808cm"/>
    </style:style>
    <style:style style:name="gr40" style:family="graphic" style:parent-style-name="class_20__28_other_20_page_29_">
      <style:graphic-properties draw:auto-grow-height="false"/>
    </style:style>
    <style:style style:name="gr41" style:family="graphic" style:parent-style-name="standard">
      <style:graphic-properties draw:stroke="none" svg:stroke-color="#000000" draw:fill="none" draw:fill-color="#ffffff" fo:min-height="0.464cm"/>
    </style:style>
    <style:style style:name="gr42" style:family="graphic" style:parent-style-name="annotation">
      <style:graphic-properties fo:wrap-option="wrap"/>
    </style:style>
    <style:style style:name="gr43" style:family="graphic" style:parent-style-name="class">
      <style:graphic-properties fo:min-height="1.519cm" fo:min-width="2.889cm"/>
    </style:style>
    <style:style style:name="gr44" style:family="graphic" style:parent-style-name="class">
      <style:graphic-properties fo:min-height="0.357cm" fo:min-width="3.257cm"/>
    </style:style>
    <style:style style:name="gr45" style:family="graphic" style:parent-style-name="class">
      <style:graphic-properties fo:min-height="0.357cm" fo:min-width="2.064cm"/>
    </style:style>
    <style:style style:name="gr46" style:family="graphic" style:parent-style-name="class_20__28_external_20_module_29_">
      <style:graphic-properties fo:min-height="0.357cm" fo:min-width="1.326cm"/>
    </style:style>
    <style:style style:name="gr47" style:family="graphic" style:parent-style-name="class">
      <style:graphic-properties fo:min-height="0.357cm" fo:min-width="1.722cm"/>
    </style:style>
    <style:style style:name="gr48" style:family="graphic" style:parent-style-name="class">
      <style:graphic-properties fo:min-height="0.357cm" fo:min-width="2.55cm"/>
    </style:style>
    <style:style style:name="gr49" style:family="graphic" style:parent-style-name="data_20_member_20__28_multiple_20_pointers_29_">
      <style:graphic-properties draw:textarea-vertical-align="bottom"/>
    </style:style>
    <style:style style:name="gr50" style:family="graphic" style:parent-style-name="class">
      <style:graphic-properties draw:stroke="none" svg:stroke-color="#000000" draw:fill="none" draw:fill-color="#ffffff" fo:min-height="0cm"/>
    </style:style>
    <style:style style:name="gr51" style:family="graphic" style:parent-style-name="standard">
      <style:graphic-properties draw:stroke="none" svg:stroke-color="#000000" draw:fill="none" draw:fill-color="#ffffff" fo:min-height="4.822cm"/>
    </style:style>
    <style:style style:name="gr52" style:family="graphic" style:parent-style-name="class">
      <style:graphic-properties fo:min-height="0.558cm" fo:min-width="14.79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6.916cm" svg:y="26.104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6.916cm" svg:y2="26.376cm" draw:start-shape="id109" draw:start-glue-point="1" draw:end-shape="id111" draw:end-glue-point="3" svg:d="m140620 26701h3148v-325h3148">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64.615cm" svg:y="78.714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74" draw:start-glue-point="4" draw:end-shape="id175" draw:end-glue-point="2" svg:d="m66583 78714v-1245h4718v-1243">
          <text:p/>
        </draw:connector>
        <draw:custom-shape draw:style-name="gr1" draw:text-style-name="P1" draw:id="id176" draw:layer="layout" svg:width="3.188cm" svg:height="0.752cm" svg:x="64.2cm" svg:y="73.946cm">
          <text:p text:style-name="P1">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74" draw:start-glue-point="0" draw:end-shape="id176" draw:end-glue-point="2" svg:d="m65949 78714v-2008h-155v-2008">
          <text:p/>
        </draw:connector>
        <draw:custom-shape draw:style-name="uno_20_service" draw:id="id177"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74" draw:start-glue-point="5" draw:end-shape="id177" draw:end-glue-point="2" svg:d="m65264 78714v-1232h-3746v-1230">
          <text:p/>
        </draw:connector>
        <draw:custom-shape draw:style-name="gr1" draw:text-style-name="P1" draw:layer="layout" svg:width="3.292cm" svg:height="0.674cm" svg:x="57.098cm" svg:y="85.065cm">
          <text:p text:style-name="P1">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62.438cm" svg:y="85.064cm">
          <text:p text:style-name="P1">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1"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2"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3"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1" draw:start-glue-point="0" draw:end-shape="id192" draw:end-glue-point="2" svg:d="m5312 8708v-959h1958v-958">
          <text:p/>
        </draw:connector>
        <draw:connector draw:style-name="inheritance_20__28_public_29_" draw:layer="layout" svg:x1="7.27cm" svg:y1="6.013cm" svg:x2="9.201cm" svg:y2="3.94cm" draw:start-shape="id192" draw:start-glue-point="0" draw:end-shape="id193"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4"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5"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4" draw:start-glue-point="0" draw:end-shape="id195" draw:end-glue-point="4" svg:d="m15148 11793v-882h-762v-881">
          <text:p/>
        </draw:connector>
        <draw:custom-shape draw:style-name="gr1" draw:text-style-name="P1" draw:id="id196"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6" draw:start-glue-point="0" draw:end-shape="id195" draw:end-glue-point="5" svg:d="m18973 13244v-1607h-572v-1607">
          <text:p/>
        </draw:connector>
        <draw:custom-shape draw:style-name="gr1" draw:text-style-name="P1" draw:id="id197"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7" draw:start-glue-point="0" draw:end-shape="id196" draw:end-glue-point="2" svg:d="m18427 16795v-1401h546v-1399">
          <text:p/>
        </draw:connector>
        <draw:custom-shape draw:style-name="gr1" draw:text-style-name="P1" draw:id="id198"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199"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198" draw:start-glue-point="5" draw:end-shape="id197" draw:end-glue-point="4" svg:d="m16120 19827v-1102h1039v-1102">
          <text:p/>
        </draw:connector>
        <draw:connector draw:style-name="inheritance_20__28_public_29_" draw:layer="layout" svg:x1="20.502cm" svg:y1="19.826cm" svg:x2="19.645cm" svg:y2="17.623cm" draw:start-shape="id199" draw:start-glue-point="4" draw:end-shape="id197" draw:end-glue-point="5" svg:d="m20502 19826v-1101h-857v-1102">
          <text:p/>
        </draw:connector>
        <draw:custom-shape draw:style-name="gr2" draw:id="id200"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199" draw:start-glue-point="5" draw:end-shape="id200" svg:d="m23455 19826v-724h2632v-725">
          <text:p/>
        </draw:connector>
        <draw:custom-shape draw:style-name="gr2" draw:id="id201"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198" draw:start-glue-point="4" draw:end-shape="id201" draw:end-glue-point="2" svg:d="m13815 19827v-634h-2580v-634">
          <text:p/>
        </draw:connector>
        <draw:custom-shape draw:style-name="gr1" draw:text-style-name="P1" draw:id="id202"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2" draw:start-glue-point="5" draw:end-shape="id198" draw:end-glue-point="2" svg:d="m15861 23379v-1400h-919v-1400">
          <text:p/>
        </draw:connector>
        <draw:custom-shape draw:style-name="gr2" draw:id="id203"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2" draw:start-glue-point="4" draw:end-shape="id203" draw:end-glue-point="2" svg:d="m13401 23379v-712h-3384v-712">
          <text:p/>
        </draw:connector>
        <draw:custom-shape draw:style-name="gr1" draw:text-style-name="P1" draw:id="id204"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6" draw:start-glue-point="1" draw:end-shape="id204"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38"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5"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1"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5"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6"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5" draw:start-glue-point="4" draw:end-shape="id206" svg:d="m13279 72294v-764h5586v-764">
          <text:p/>
        </draw:connector>
        <draw:custom-shape draw:style-name="uno_20_service" draw:id="id207"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5" draw:start-glue-point="5" draw:end-shape="id207" svg:d="m11751 72294v-2112h-804v-2113">
          <text:p/>
        </draw:connector>
        <draw:custom-shape draw:style-name="gr1" draw:text-style-name="P1" draw:id="id210"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08"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09"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08" draw:start-glue-point="4" draw:end-shape="id209" svg:d="m18165 77971v-1205h1646v-1205">
          <text:p/>
        </draw:connector>
        <draw:custom-shape draw:style-name="gr1" draw:text-style-name="P1" draw:id="id211"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0" draw:start-glue-point="4" draw:end-shape="id208" draw:end-glue-point="6" svg:d="m21367 82145v-1725h-3139v-1726">
          <text:p/>
        </draw:connector>
        <draw:connector draw:style-name="inheritance_20__28_public_29_" draw:layer="layout" svg:x1="15.343cm" svg:y1="81.627cm" svg:x2="16.623cm" svg:y2="78.694cm" draw:start-shape="id211" draw:start-glue-point="4" draw:end-shape="id208" draw:end-glue-point="7" svg:d="m15343 81627v-1466h1280v-1467">
          <text:p/>
        </draw:connector>
        <draw:custom-shape draw:style-name="gr2" draw:id="id212"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0" draw:start-glue-point="5" draw:end-shape="id212" draw:end-glue-point="2" svg:d="m22998 82145v-1270h6350v-1270">
          <text:p/>
        </draw:connector>
        <draw:custom-shape draw:style-name="gr1" draw:text-style-name="P1" draw:id="id213"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4"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5"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6"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3" draw:start-glue-point="0" draw:end-shape="id210" draw:end-glue-point="6" svg:d="m16687 86940v-2087h4032v-2086">
          <text:p/>
        </draw:connector>
        <draw:connector draw:style-name="inheritance_20__28_public_29_" draw:layer="layout" svg:x1="20.653cm" svg:y1="87.927cm" svg:x2="21.548cm" svg:y2="82.767cm" draw:start-shape="id214" draw:start-glue-point="0" draw:end-shape="id210" draw:end-glue-point="7" svg:d="m20653 87927v-2580h895v-2580">
          <text:p/>
        </draw:connector>
        <draw:connector draw:style-name="inheritance_20__28_public_29_" draw:layer="layout" svg:x1="23.09cm" svg:y1="86.707cm" svg:x2="22.661cm" svg:y2="82.767cm" draw:start-shape="id215" draw:start-glue-point="0" draw:end-shape="id210" draw:end-glue-point="8" svg:d="m23090 86707v-1970h-429v-1970">
          <text:p/>
        </draw:connector>
        <draw:connector draw:style-name="inheritance_20__28_public_29_" draw:layer="layout" svg:x1="27.468cm" svg:y1="87.277cm" svg:x2="23.464cm" svg:y2="82.767cm" draw:start-shape="id216" draw:start-glue-point="0" draw:end-shape="id210"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7"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0" draw:start-glue-point="0" draw:end-shape="id217" draw:end-glue-point="2" svg:d="m22117 82145v-2099h2371v-2099">
          <text:p/>
        </draw:connector>
        <draw:custom-shape draw:style-name="uno_20_service" draw:id="id218"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1" draw:start-glue-point="5" draw:end-shape="id218" draw:end-glue-point="2" svg:d="m13949 81627v-882h-3764v-880">
          <text:p/>
        </draw:connector>
        <draw:custom-shape draw:style-name="gr3" draw:id="id220"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19"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1"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19" draw:start-glue-point="0" draw:end-shape="id220" draw:end-glue-point="4" svg:d="m68917 68361v-860h822v-861">
          <text:p/>
        </draw:connector>
        <draw:connector draw:style-name="inheritance_20__28_public_29_" draw:layer="layout" svg:x1="76.31cm" svg:y1="71.497cm" svg:x2="70.918cm" svg:y2="66.64cm" draw:start-shape="id221" draw:start-glue-point="0" draw:end-shape="id220"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3"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2"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2" draw:start-glue-point="4" draw:end-shape="id223" draw:end-glue-point="3" svg:d="m65374 80067h500v-1480h-3254v-1452h501">
          <text:p/>
        </draw:connector>
        <draw:custom-shape draw:style-name="gr1" draw:text-style-name="P1" draw:id="id224"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4" draw:start-glue-point="4" draw:end-shape="id222" draw:end-glue-point="3" svg:d="m58513 69324h1811v11526h1810">
          <text:p>getCacheLoader()</text:p>
        </draw:connector>
        <draw:custom-shape draw:style-name="gr1" draw:text-style-name="P1" draw:id="id225"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5" draw:start-glue-point="1" draw:end-shape="id224" draw:end-glue-point="6" svg:d="m57797 81214h499v-5973h-3049v-6067h500">
          <text:p/>
        </draw:connector>
        <draw:custom-shape draw:style-name="gr1" draw:text-style-name="P1" draw:id="id226"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6" draw:start-glue-point="4" draw:end-shape="id224" draw:end-glue-point="5" svg:d="m44732 46142h5508v21911h5507">
          <text:p/>
        </draw:connector>
        <draw:custom-shape draw:style-name="gr1" draw:text-style-name="P1" draw:id="id227"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7" draw:start-glue-point="4" draw:end-shape="id226" draw:end-glue-point="3" svg:d="m39893 43372h1124v1189h1123">
          <text:p/>
        </draw:connector>
        <draw:custom-shape draw:style-name="gr2" draw:id="id228"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7" draw:start-glue-point="5" draw:end-shape="id228" draw:end-glue-point="2" svg:d="m38300 42525v-1008h-4396v-1007">
          <text:p/>
        </draw:connector>
        <draw:custom-shape draw:style-name="gr1" draw:text-style-name="P1" draw:id="id229"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7" draw:start-glue-point="6" draw:end-shape="id229" draw:end-glue-point="2" svg:d="m39308 42525v-2121h-452v-2122">
          <text:p/>
        </draw:connector>
        <draw:custom-shape draw:style-name="gr2" draw:id="id230"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29" draw:start-glue-point="0" draw:end-shape="id230" draw:end-glue-point="2" svg:d="m38856 37660v-803h1400v-804">
          <text:p/>
        </draw:connector>
        <draw:custom-shape draw:style-name="function" draw:id="id231"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1" draw:start-glue-point="1" draw:end-shape="id227" draw:end-glue-point="3" svg:d="m35863 44229h956v-1143h956">
          <text:p/>
        </draw:connector>
        <draw:custom-shape draw:style-name="function" draw:id="id232"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2" draw:start-glue-point="1" draw:end-shape="id231" draw:end-glue-point="3" svg:d="m30393 43257h713v972h714">
          <text:p/>
        </draw:connector>
        <draw:custom-shape draw:style-name="gr1" draw:text-style-name="P1" draw:id="id233"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3" draw:start-glue-point="4" draw:end-shape="id232" draw:end-glue-point="3" svg:d="m24382 41157h501v1038h-383v1062h502">
          <text:p>getProviderAlways()</text:p>
        </draw:connector>
        <draw:custom-shape draw:style-name="gr2" draw:id="id234"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3" draw:start-glue-point="0" draw:end-shape="id234" draw:end-glue-point="2" svg:d="m23099 40303v-583h1930v-583">
          <text:p/>
        </draw:connector>
        <draw:custom-shape draw:style-name="function" draw:id="id235"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5" draw:start-glue-point="1" draw:end-shape="id233" draw:end-glue-point="3" svg:d="m26557 35832h501v2384h-5743v2644h501">
          <text:p/>
        </draw:connector>
        <draw:custom-shape draw:style-name="gr5" draw:id="id236"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6" draw:start-glue-point="4" draw:end-shape="id235"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7"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39"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7" draw:start-glue-point="0" draw:end-shape="id238" draw:end-glue-point="4" svg:d="m77999 11117v-1154h3487v-1154">
          <text:p/>
        </draw:connector>
        <draw:connector draw:style-name="inheritance_20__28_public_29_" draw:layer="layout" svg:x1="83.844cm" svg:y1="10.702cm" svg:x2="82.702cm" svg:y2="8.809cm" draw:start-shape="id239" draw:start-glue-point="0" draw:end-shape="id238" draw:end-glue-point="5" svg:d="m83844 10702v-946h-1142v-947">
          <text:p/>
        </draw:connector>
        <draw:custom-shape draw:style-name="gr1" draw:text-style-name="P1" draw:id="id240"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0" draw:start-glue-point="6" draw:end-shape="id241" draw:end-glue-point="5" svg:d="m56032 31522h2813v-19900h2813">
          <text:p>m_aObjectRegistry</text:p>
        </draw:connector>
        <draw:custom-shape draw:style-name="gr1" draw:text-style-name="P1" draw:id="id242"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0" draw:start-glue-point="4" draw:end-shape="id242" draw:end-glue-point="3" svg:d="m56032 30322h502v-2010h-4915v-1930h501">
          <text:p>getReaderFactory()</text:p>
        </draw:connector>
        <draw:custom-shape draw:style-name="gr1" draw:text-style-name="P1" draw:id="id243"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0" draw:start-glue-point="5" draw:end-shape="id243" draw:end-glue-point="3" svg:d="m56032 30802h1790v-3722h1788">
          <text:p>getWriterFactory()</text:p>
        </draw:connector>
        <draw:custom-shape draw:style-name="gr1" draw:text-style-name="P1" draw:id="id244"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0" draw:start-glue-point="7" draw:end-shape="id244" draw:end-glue-point="3" svg:d="m56032 31968h2399v845h2398">
          <text:p>m_aReaderProvider</text:p>
          <text:p>m_aWriterProvider</text:p>
        </draw:connector>
        <draw:connector draw:style-name="inheritance_20__28_public_29_" draw:layer="layout" svg:x1="53.973cm" svg:y1="26.084cm" svg:x2="51.267cm" svg:y2="19.904cm" draw:start-shape="id242" draw:start-glue-point="0" draw:end-shape="id245" draw:end-glue-point="4" svg:d="m53973 26084v-3090h-2706v-3090">
          <text:p/>
        </draw:connector>
        <draw:connector draw:style-name="inheritance_20__28_public_29_" draw:layer="layout" draw:line-skew="-1.028cm" svg:x1="61.463cm" svg:y1="26.782cm" svg:x2="52.146cm" svg:y2="19.904cm" draw:start-shape="id243" draw:start-glue-point="0" draw:end-shape="id245" draw:end-glue-point="5" svg:d="m61463 26782v-4467h-9317v-2411">
          <text:p/>
        </draw:connector>
        <draw:connector draw:style-name="gr9" draw:layer="layout" svg:x1="52.588cm" svg:y1="16.381cm" svg:x2="61.658cm" svg:y2="10.872cm" draw:start-shape="id245" draw:start-glue-point="11" draw:end-shape="id241" draw:end-glue-point="4" svg:d="m52588 16381h4535v-5509h4535">
          <text:p>m_pRegistry</text:p>
        </draw:connector>
        <draw:custom-shape draw:style-name="gr1" draw:text-style-name="P1" draw:id="id246"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6" draw:start-glue-point="0" draw:end-shape="id246" draw:end-glue-point="2" svg:d="m43436 42521v-741h500v-741">
          <text:p/>
        </draw:connector>
        <draw:connector draw:style-name="data_20_member_20__28_pointer_29_" draw:layer="layout" svg:x1="44.732cm" svg:y1="42.934cm" svg:x2="52.561cm" svg:y2="31.162cm" draw:start-shape="id226" draw:start-glue-point="5" draw:end-shape="id240" draw:end-glue-point="3" svg:d="m44732 42934h3914v-11772h3915">
          <text:p>m_pNewProviders</text:p>
        </draw:connector>
        <draw:custom-shape draw:style-name="gr1" draw:text-style-name="P1" draw:id="id247"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6" draw:start-glue-point="6" draw:end-shape="id247" draw:end-glue-point="5" svg:d="m44732 43533h44790v-6347h13483">
          <text:p/>
        </draw:connector>
        <draw:custom-shape draw:style-name="gr1" draw:text-style-name="P1" draw:id="id248"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49"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48" draw:start-glue-point="1" draw:end-shape="id249" draw:end-glue-point="3" svg:d="m74292 46920h1101v-155h1101">
          <text:p/>
        </draw:connector>
        <draw:custom-shape draw:style-name="gr1" draw:text-style-name="P1" draw:id="id250"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49" draw:start-glue-point="1" draw:end-shape="id250" draw:end-glue-point="3" svg:d="m77816 46765h674v-13h674">
          <text:p/>
        </draw:connector>
        <draw:custom-shape draw:style-name="gr5" draw:id="id251"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2"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1" draw:start-glue-point="1" draw:end-shape="id252"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3"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4"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3" draw:end-shape="id254" draw:end-glue-point="2" svg:d="m113243 10705v-1218h1685v-1217">
          <text:p/>
        </draw:connector>
        <draw:custom-shape draw:style-name="gr1" draw:text-style-name="P1" draw:id="id255"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6"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5" draw:start-glue-point="0" draw:end-shape="id256" svg:d="m121268 11120v-1490h2565v-1490">
          <text:p/>
        </draw:connector>
        <draw:custom-shape draw:style-name="gr1" draw:text-style-name="P1" draw:id="id257"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58"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59"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1"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0"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7" draw:start-glue-point="0" draw:end-shape="id255" draw:end-glue-point="6" svg:d="m120461 17753v-2707h-693v-2708">
          <text:p/>
        </draw:connector>
        <draw:connector draw:style-name="inheritance_20__28_public_29_" draw:layer="layout" svg:x1="124.363cm" svg:y1="18.558cm" svg:x2="120.63cm" svg:y2="12.338cm" draw:start-shape="id258" draw:start-glue-point="0" draw:end-shape="id255" draw:end-glue-point="7" svg:d="m124363 18558v-3110h-3733v-3110">
          <text:p/>
        </draw:connector>
        <draw:connector draw:style-name="inheritance_20__28_public_29_" draw:layer="layout" svg:x1="127.589cm" svg:y1="19.827cm" svg:x2="121.268cm" svg:y2="12.338cm" draw:start-shape="id259" draw:start-glue-point="0" draw:end-shape="id255" draw:end-glue-point="2" svg:d="m127589 19827v-3745h-6321v-3744">
          <text:p/>
        </draw:connector>
        <draw:connector draw:style-name="inheritance_20__28_public_29_" draw:layer="layout" svg:x1="129.546cm" svg:y1="18.897cm" svg:x2="121.937cm" svg:y2="12.338cm" draw:start-shape="id260" draw:start-glue-point="0" draw:end-shape="id255" draw:end-glue-point="8" svg:d="m129546 18897v-3280h-7609v-3279">
          <text:p/>
        </draw:connector>
        <draw:connector draw:style-name="inheritance_20__28_public_29_" draw:layer="layout" svg:x1="131.698cm" svg:y1="17.703cm" svg:x2="122.734cm" svg:y2="12.338cm" draw:start-shape="id261" draw:start-glue-point="0" draw:end-shape="id255" draw:end-glue-point="9" svg:d="m131698 17703v-2683h-8964v-2682">
          <text:p/>
        </draw:connector>
        <draw:custom-shape draw:style-name="gr1" draw:text-style-name="P1" draw:id="id262"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3"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4"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5"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2" draw:start-glue-point="4" draw:end-shape="id253" draw:end-glue-point="8" svg:d="m108908 13868v-1037h3061v-1038">
          <text:p/>
        </draw:connector>
        <draw:connector draw:style-name="inheritance_20__28_public_29_" draw:layer="layout" svg:x1="111.611cm" svg:y1="15.528cm" svg:x2="112.803cm" svg:y2="11.793cm" draw:start-shape="id263" draw:start-glue-point="0" draw:end-shape="id253" draw:end-glue-point="6" svg:d="m111611 15528v-1868h1192v-1867">
          <text:p/>
        </draw:connector>
        <draw:connector draw:style-name="inheritance_20__28_public_29_" draw:layer="layout" svg:x1="115.888cm" svg:y1="15.45cm" svg:x2="114.576cm" svg:y2="11.793cm" draw:start-shape="id264" draw:start-glue-point="0" draw:end-shape="id253" draw:end-glue-point="10" svg:d="m115888 15450v-1829h-1312v-1828">
          <text:p/>
        </draw:connector>
        <draw:connector draw:style-name="inheritance_20__28_public_29_" draw:layer="layout" svg:x1="113.737cm" svg:y1="14.441cm" svg:x2="113.673cm" svg:y2="11.793cm" draw:start-shape="id265" draw:start-glue-point="0" draw:end-shape="id253" draw:end-glue-point="9" svg:d="m113737 14441v-1324h-64v-1324">
          <text:p/>
        </draw:connector>
        <draw:custom-shape draw:style-name="gr3" draw:id="id266"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7"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68"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6" draw:start-glue-point="0" draw:end-shape="id257" draw:end-glue-point="4" svg:d="m116069 21408v-1477h3747v-1478">
          <text:p/>
        </draw:connector>
        <draw:connector draw:style-name="inheritance_20__28_public_29_" draw:layer="layout" svg:x1="118.131cm" svg:y1="22.601cm" svg:x2="120.461cm" svg:y2="18.453cm" draw:start-shape="id267" draw:start-glue-point="0" draw:end-shape="id257" draw:end-glue-point="2" svg:d="m118131 22601v-2074h2330v-2074">
          <text:p/>
        </draw:connector>
        <draw:connector draw:style-name="inheritance_20__28_public_29_" draw:layer="layout" svg:x1="120.929cm" svg:y1="21.434cm" svg:x2="121.058cm" svg:y2="18.453cm" draw:start-shape="id268" draw:start-glue-point="0" draw:end-shape="id257" draw:end-glue-point="5" svg:d="m120929 21434v-1490h129v-1491">
          <text:p/>
        </draw:connector>
        <draw:custom-shape draw:style-name="gr3" draw:id="id269"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0"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1"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69" draw:start-glue-point="0" draw:end-shape="id258" draw:end-glue-point="4" svg:d="m125231 24391v-934h-1502v-4199">
          <text:p/>
        </draw:connector>
        <draw:connector draw:style-name="inheritance_20__28_public_29_" draw:layer="layout" draw:line-skew="0.518cm" svg:x1="127.436cm" svg:y1="25.428cm" svg:x2="124.363cm" svg:y2="19.258cm" draw:start-shape="id270" draw:start-glue-point="0" draw:end-shape="id258" draw:end-glue-point="2" svg:d="m127436 25428v-2567h-3073v-3603">
          <text:p/>
        </draw:connector>
        <draw:connector draw:style-name="inheritance_20__28_public_29_" draw:layer="layout" svg:x1="130.234cm" svg:y1="24.261cm" svg:x2="125.049cm" svg:y2="19.258cm" draw:start-shape="id271" draw:end-shape="id258" draw:end-glue-point="5" svg:d="m130234 24261v-2501h-5185v-2502">
          <text:p/>
        </draw:connector>
        <draw:custom-shape draw:style-name="gr1" draw:text-style-name="P1" draw:id="id278"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2"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4"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3"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2" draw:start-glue-point="4" draw:end-shape="id273" draw:end-glue-point="5" svg:d="m77240 27937v-1296h-1401v-1296">
          <text:p/>
        </draw:connector>
        <draw:connector draw:style-name="inheritance_20__28_public_29_" draw:layer="layout" draw:line-skew="0.808cm" svg:x1="78.793cm" svg:y1="27.937cm" svg:x2="84.209cm" svg:y2="21.475cm" draw:start-shape="id272" draw:start-glue-point="5" draw:end-shape="id274" draw:end-glue-point="4" svg:d="m78793 27937v-2423h5416v-4039">
          <text:p/>
        </draw:connector>
        <draw:custom-shape draw:style-name="gr1" draw:text-style-name="P1" draw:id="id275"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3" draw:start-glue-point="0" draw:end-shape="id275" draw:end-glue-point="4" svg:d="m75217 24697v-1023h131v-1024">
          <text:p/>
        </draw:connector>
        <draw:custom-shape draw:style-name="gr1" draw:text-style-name="P1" draw:id="id276"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6" draw:start-glue-point="0" draw:end-shape="id273" draw:end-glue-point="4" svg:d="m70047 27315v-985h4653v-985">
          <text:p/>
        </draw:connector>
        <draw:custom-shape draw:style-name="gr1" draw:text-style-name="P1" draw:id="id277"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7" draw:start-glue-point="0" draw:end-shape="id275" draw:end-glue-point="7" svg:d="m77887 23815v-583h-753v-582">
          <text:p/>
        </draw:connector>
        <draw:connector draw:style-name="inheritance_20__28_public_29_" draw:layer="layout" svg:x1="76.228cm" svg:y1="21.976cm" svg:x2="75.581cm" svg:y2="19.278cm" draw:start-shape="id275" draw:start-glue-point="0" draw:end-shape="id278" draw:end-glue-point="4" svg:d="m76228 21976v-1348h-647v-1350">
          <text:p/>
        </draw:connector>
        <draw:custom-shape draw:style-name="gr1" draw:text-style-name="P1" draw:id="id279"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79" draw:start-glue-point="0" draw:end-shape="id278" draw:end-glue-point="7" svg:d="m79662 21146v-933h-2165v-935">
          <text:p/>
        </draw:connector>
        <draw:custom-shape draw:style-name="gr1" draw:text-style-name="P1" draw:id="id280"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0" draw:start-glue-point="4" draw:end-shape="id276" draw:end-glue-point="2" svg:d="m77292 31410v-1515h-7245v-1515">
          <text:p/>
        </draw:connector>
        <draw:connector draw:style-name="inheritance_20__28_public_29_" draw:layer="layout" draw:line-skew="2.948cm" svg:x1="78.922cm" svg:y1="31.41cm" svg:x2="85.893cm" svg:y2="21.475cm" draw:start-shape="id280" draw:start-glue-point="5" draw:end-shape="id274" draw:end-glue-point="7" svg:d="m78922 31410v-2019h6971v-7916">
          <text:p/>
        </draw:connector>
        <draw:custom-shape draw:style-name="gr1" draw:text-style-name="P1" draw:id="id281"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1" draw:start-glue-point="4" draw:end-shape="id277" draw:end-glue-point="2" svg:d="m81465 27185v-1374h-3578v-1373">
          <text:p/>
        </draw:connector>
        <draw:connector draw:style-name="inheritance_20__28_public_29_" draw:layer="layout" draw:line-skew="1.845cm" svg:x1="82.629cm" svg:y1="27.185cm" svg:x2="85.176cm" svg:y2="21.475cm" draw:start-shape="id281" draw:start-glue-point="5" draw:end-shape="id274" draw:end-glue-point="5" svg:d="m82629 27185v-1010h2547v-4700">
          <text:p/>
        </draw:connector>
        <draw:custom-shape draw:style-name="gr1" draw:text-style-name="P1" draw:id="id282"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2" draw:start-glue-point="4" draw:end-shape="id279" draw:end-glue-point="2" svg:d="m81336 24308v-1257h-1674v-1257">
          <text:p/>
        </draw:connector>
        <draw:connector draw:style-name="inheritance_20__28_public_29_" draw:layer="layout" svg:x1="82.5cm" svg:y1="24.308cm" svg:x2="83.413cm" svg:y2="21.475cm" draw:start-shape="id282" draw:start-glue-point="5" draw:end-shape="id274" draw:end-glue-point="6" svg:d="m82500 24308v-1416h913v-1417">
          <text:p/>
        </draw:connector>
        <draw:custom-shape draw:style-name="function" draw:id="id285"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6"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3"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4"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3" draw:start-glue-point="0" draw:end-shape="id284" draw:end-glue-point="11" svg:d="m67346 55813v-2053h3438v-2052">
          <text:p/>
        </draw:connector>
        <draw:custom-shape draw:style-name="gr1" draw:text-style-name="P1" draw:id="id304"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5" draw:start-glue-point="4" draw:end-shape="id283" draw:end-glue-point="4" svg:d="m62808 54206h1004v1893h2653">
          <text:p/>
        </draw:connector>
        <draw:connector draw:style-name="local_20_usage_20__2f__20_return_20_type" draw:layer="layout" draw:line-skew="0.82cm" svg:x1="62.938cm" svg:y1="56.771cm" svg:x2="66.465cm" svg:y2="56.641cm" draw:start-shape="id286" draw:start-glue-point="4" draw:end-shape="id283"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88"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7"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5" draw:start-glue-point="5" draw:end-shape="id287" draw:end-glue-point="3" svg:d="m62808 54981h12259v-3330h19741">
          <text:p/>
        </draw:connector>
        <draw:connector draw:style-name="local_20_usage_20__2f__20_return_20_type" draw:layer="layout" svg:x1="62.938cm" svg:y1="57.52cm" svg:x2="95.013cm" svg:y2="55.773cm" draw:start-shape="id286" draw:start-glue-point="5" draw:end-shape="id288" svg:d="m62938 57520h16038v-1747h16037">
          <text:p/>
        </draw:connector>
        <draw:custom-shape draw:style-name="gr1" draw:text-style-name="P1" draw:id="id292"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0"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1"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89"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89" draw:start-glue-point="0" draw:end-shape="id290" draw:end-glue-point="4" svg:d="m102077 49436v-1205h1803v-1206">
          <text:p/>
        </draw:connector>
        <draw:connector draw:style-name="inheritance_20__28_public_29_" draw:layer="layout" svg:x1="108.376cm" svg:y1="50.524cm" svg:x2="105.562cm" svg:y2="47.025cm" draw:start-shape="id291" draw:start-glue-point="0" draw:end-shape="id290" draw:end-glue-point="5" svg:d="m108376 50524v-1749h-2814v-1750">
          <text:p/>
        </draw:connector>
        <draw:connector draw:style-name="inheritance_20__28_public_29_" draw:layer="layout" svg:x1="104.253cm" svg:y1="53.841cm" svg:x2="104.746cm" svg:y2="47.025cm" draw:start-shape="id292" draw:start-glue-point="0" draw:end-shape="id290" draw:end-glue-point="2" svg:d="m104253 53841v-3408h493v-3408">
          <text:p/>
        </draw:connector>
        <draw:connector draw:style-name="local_20_usage_20__2f__20_return_20_type" draw:layer="layout" svg:x1="99.912cm" svg:y1="55.773cm" svg:x2="102.452cm" svg:y2="54.191cm" draw:start-shape="id288" draw:start-glue-point="1" draw:end-shape="id292" draw:end-glue-point="3" svg:d="m99912 55773h1269v-1582h1271">
          <text:p/>
        </draw:connector>
        <draw:connector draw:style-name="local_20_usage_20__2f__20_return_20_type" draw:layer="layout" svg:x1="98.747cm" svg:y1="51.651cm" svg:x2="106.575cm" svg:y2="50.874cm" draw:start-shape="id287" draw:start-glue-point="1" draw:end-shape="id291" draw:end-glue-point="3" svg:d="m98747 51651h3913v-777h3915">
          <text:p/>
        </draw:connector>
        <draw:custom-shape draw:style-name="function" draw:id="id293"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3" draw:start-glue-point="1" draw:end-shape="id289" draw:end-glue-point="3" svg:d="m98747 49823h829v-37h830">
          <text:p/>
        </draw:connector>
        <draw:custom-shape draw:style-name="gr1" draw:text-style-name="P1" draw:id="id294"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0" draw:start-glue-point="1" draw:end-shape="id294" draw:end-glue-point="5" svg:d="m79805 31708h2035v-117h2034">
          <text:p/>
        </draw:connector>
        <draw:connector draw:style-name="data_20_member" draw:layer="layout" svg:x1="79.597cm" svg:y1="28.261cm" svg:x2="83.874cm" svg:y2="30.971cm" draw:start-shape="id272" draw:start-glue-point="1" draw:end-shape="id294" draw:end-glue-point="4" svg:d="m79597 28261h2139v2710h2138">
          <text:p/>
        </draw:connector>
        <draw:custom-shape draw:style-name="gr1" draw:text-style-name="P1" draw:id="id295"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1" draw:start-glue-point="1" draw:end-shape="id295" draw:end-glue-point="3" svg:d="m83278 27470h3381v-361h3383">
          <text:p/>
        </draw:connector>
        <draw:connector draw:style-name="data_20_member" draw:layer="layout" svg:x1="86.802cm" svg:y1="30.971cm" svg:x2="90.042cm" svg:y2="27.586cm" draw:start-shape="id294" draw:start-glue-point="6" draw:end-shape="id295" draw:end-glue-point="5" svg:d="m86802 30971h1620v-3385h1620">
          <text:p>getApiTree()</text:p>
        </draw:connector>
        <draw:connector draw:style-name="data_20_member_20__28_pointer_29_" draw:layer="layout" svg:x1="86.802cm" svg:y1="31.293cm" svg:x2="89.396cm" svg:y2="30.152cm" draw:start-shape="id294" draw:start-glue-point="1" draw:end-shape="id296" draw:end-glue-point="3" svg:d="m86802 31293h1297v-1141h1297">
          <text:p/>
        </draw:connector>
        <draw:custom-shape draw:style-name="gr1" draw:text-style-name="P1" draw:id="id297"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4" draw:start-glue-point="7" draw:end-shape="id297" draw:end-glue-point="3" svg:d="m86802 31642h6764v4653h5265">
          <text:p/>
        </draw:connector>
        <draw:connector draw:style-name="data_20_member" draw:layer="layout" svg:x1="101.086cm" svg:y1="36.295cm" svg:x2="103.005cm" svg:y2="36.644cm" draw:start-shape="id297" draw:start-glue-point="1" draw:end-shape="id247" draw:end-glue-point="4" svg:d="m101086 36295h959v349h960">
          <text:p/>
        </draw:connector>
        <draw:connector draw:style-name="gr10" draw:layer="layout" draw:line-skew="-1.688cm" svg:x1="44.732cm" svg:y1="45.541cm" svg:x2="59.493cm" svg:y2="57.119cm" draw:start-shape="id226" draw:start-glue-point="8" draw:end-shape="id286" draw:end-glue-point="3" svg:d="m44732 45541h5692v11578h9069">
          <text:p>buildUpdateAccess()</text:p>
        </draw:connector>
        <draw:connector draw:style-name="gr11" draw:layer="layout" draw:line-skew="2.265cm" svg:x1="44.732cm" svg:y1="45.016cm" svg:x2="59.363cm" svg:y2="54.606cm" draw:start-shape="id226" draw:start-glue-point="9" draw:end-shape="id285"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4" draw:start-glue-point="9" draw:end-shape="id298" draw:end-glue-point="3" svg:d="m58513 67895h1820v-1052h1819">
          <text:p>m_aCacheList</text:p>
        </draw:connector>
        <draw:custom-shape draw:style-name="gr1" draw:text-style-name="P1" draw:id="id298"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299"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298" draw:start-glue-point="4" draw:end-shape="id220" draw:end-glue-point="3" svg:d="m65366 66559h1826v-204h1827">
          <text:p/>
        </draw:connector>
        <draw:connector draw:style-name="data_20_member_20__28_pointer_29_" draw:layer="layout" svg:x1="65.366cm" svg:y1="67.127cm" svg:x2="66.998cm" svg:y2="71.12cm" draw:start-shape="id298" draw:start-glue-point="5" draw:end-shape="id299" draw:end-glue-point="3" svg:d="m65366 67127h816v3993h816">
          <text:p/>
        </draw:connector>
        <draw:custom-shape draw:style-name="gr1" draw:text-style-name="P1" draw:id="id300"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0" draw:start-glue-point="1" draw:end-shape="id300"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1"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0" draw:start-glue-point="1" draw:end-shape="id301" draw:end-glue-point="7" svg:d="m76666 65716h4095v4887h4095">
          <text:p/>
        </draw:connector>
        <draw:custom-shape draw:style-name="gr5" draw:id="id302"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3"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1" draw:start-glue-point="5" draw:end-shape="id302" draw:end-glue-point="3" svg:d="m87500 71171h985v6751h984">
          <text:p text:style-name="P1">header</text:p>
        </draw:connector>
        <draw:connector draw:style-name="data_20_member_20__28_multiple_29_" draw:text-style-name="P1" draw:layer="layout" svg:x1="87.5cm" svg:y1="70.603cm" svg:x2="89.497cm" svg:y2="69.266cm" draw:start-shape="id301" draw:start-glue-point="4" draw:end-shape="id303"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4" draw:start-glue-point="4" draw:end-shape="id290" draw:end-glue-point="6" svg:d="m71827 49420h15611v-2637h15611">
          <text:p/>
        </draw:connector>
        <draw:connector draw:style-name="data_20_member_20__28_multiple_29_" draw:text-style-name="P1" draw:layer="layout" svg:x1="71.827cm" svg:y1="49.975cm" svg:x2="74.214cm" svg:y2="50.851cm" draw:start-shape="id284" draw:start-glue-point="7" draw:end-shape="id304" draw:end-glue-point="4" svg:d="m71827 49975h1194v876h1193">
          <text:p/>
        </draw:connector>
        <draw:connector draw:style-name="gr7" draw:layer="layout" draw:line-skew="0cm 4.517cm" svg:x1="71.819cm" svg:y1="51.396cm" svg:x2="70.404cm" svg:y2="51.361cm" draw:start-shape="id284" draw:start-glue-point="5" draw:end-shape="id284" draw:end-glue-point="8" svg:d="m71819 51396h509v1659h-2425v-1694h501">
          <text:p>m_pParentTree</text:p>
        </draw:connector>
        <draw:custom-shape draw:style-name="gr3" draw:id="id305"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5" draw:start-glue-point="1" draw:end-shape="id303" draw:end-glue-point="5" svg:d="m81771 50814h3863v17553h3863">
          <text:p>GetOriginalNodeAccess()</text:p>
          <text:p>m_pNodeRef</text:p>
        </draw:connector>
        <draw:connector draw:style-name="data_20_member_20__28_pointer_29_" draw:layer="layout" svg:x1="75.977cm" svg:y1="50.572cm" svg:x2="79.957cm" svg:y2="50.814cm" draw:start-shape="id304" draw:start-glue-point="1" draw:end-shape="id305" draw:end-glue-point="3" svg:d="m75977 50572h1990v242h1990">
          <text:p>NodeImpl()</text:p>
          <text:p>m_pSpecificNode</text:p>
        </draw:connector>
        <draw:custom-shape draw:style-name="gr1" draw:text-style-name="P1" draw:id="id306"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08"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7"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6" draw:start-glue-point="0" draw:end-shape="id305" draw:end-glue-point="4" svg:d="m78131 53885v-1373h2243v-1374">
          <text:p/>
        </draw:connector>
        <draw:connector draw:style-name="inheritance_20__28_public_29_" draw:layer="layout" svg:x1="80.022cm" svg:y1="55.05cm" svg:x2="80.864cm" svg:y2="51.138cm" draw:start-shape="id307" draw:start-glue-point="0" draw:end-shape="id305" draw:end-glue-point="2" svg:d="m80022 55050v-1956h842v-1956">
          <text:p/>
        </draw:connector>
        <draw:connector draw:style-name="inheritance_20__28_public_29_" draw:layer="layout" svg:x1="81.927cm" svg:y1="53.936cm" svg:x2="81.331cm" svg:y2="51.138cm" draw:start-shape="id308" draw:start-glue-point="0" draw:end-shape="id305" draw:end-glue-point="5" svg:d="m81927 53936v-1399h-596v-1399">
          <text:p/>
        </draw:connector>
        <draw:custom-shape draw:style-name="gr5" draw:id="id310"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4"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09"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1"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09" draw:start-glue-point="0" draw:end-shape="id310" draw:end-glue-point="4" svg:d="m117281 49426v-842h2139v-843">
          <text:p/>
        </draw:connector>
        <draw:connector draw:style-name="inheritance_20__28_public_29_" draw:layer="layout" svg:x1="122.594cm" svg:y1="50.539cm" svg:x2="120.533cm" svg:y2="47.741cm" draw:start-shape="id311" draw:start-glue-point="0" draw:end-shape="id310" draw:end-glue-point="5" svg:d="m122594 50539v-1399h-2061v-1399">
          <text:p/>
        </draw:connector>
        <draw:custom-shape draw:style-name="function" draw:id="id312"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3"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2" draw:start-glue-point="1" draw:end-shape="id311" draw:end-glue-point="5" svg:d="m116127 55853h2475v-4459h2477">
          <text:p/>
        </draw:connector>
        <draw:connector draw:style-name="local_20_usage_20__2f__20_return_20_type" draw:layer="layout" draw:line-skew="-1.011cm" svg:x1="116.154cm" svg:y1="54.454cm" svg:x2="121.079cm" svg:y2="50.8cm" draw:start-shape="id313" draw:start-glue-point="1" draw:end-shape="id311" draw:end-glue-point="4" svg:d="m116154 54454h1451v-3654h3474">
          <text:p/>
        </draw:connector>
        <draw:connector draw:style-name="local_20_usage_20__2f__20_return_20_type" draw:layer="layout" svg:x1="116.517cm" svg:y1="57.149cm" svg:x2="115.558cm" svg:y2="49.711cm" draw:start-shape="id314" draw:start-glue-point="1" draw:end-shape="id309"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2" draw:start-glue-point="1" draw:end-shape="id314" draw:end-glue-point="3" svg:d="m106055 54191h3054v2958h3054">
          <text:p/>
        </draw:connector>
        <draw:connector draw:style-name="local_20_usage_20__2f__20_return_20_type" draw:layer="layout" svg:x1="110.178cm" svg:y1="50.874cm" svg:x2="112.188cm" svg:y2="55.853cm" draw:start-shape="id291" draw:start-glue-point="1" draw:end-shape="id312" draw:end-glue-point="3" svg:d="m110178 50874h1004v4979h1006">
          <text:p/>
        </draw:connector>
        <draw:connector draw:style-name="local_20_usage_20__2f__20_return_20_type" draw:layer="layout" draw:line-skew="3.78cm" svg:x1="103.749cm" svg:y1="49.786cm" svg:x2="112.292cm" svg:y2="54.454cm" draw:start-shape="id289" draw:start-glue-point="1" draw:end-shape="id313" draw:end-glue-point="3" svg:d="m103749 49786h8051v4668h492">
          <text:p/>
        </draw:connector>
        <draw:connector draw:style-name="local_20_usage_20__2f__20_return_20_type" draw:layer="layout" svg:x1="52.588cm" svg:y1="19.515cm" svg:x2="74.88cm" svg:y2="22.313cm" draw:start-shape="id245" draw:start-glue-point="6" draw:end-shape="id275" draw:end-glue-point="3" svg:d="m52588 19515h11146v2798h11146">
          <text:p>makeAccessRoot()</text:p>
        </draw:connector>
        <draw:connector draw:style-name="data_20_member_20__28_multiple_20_pointers_29_" draw:layer="layout" svg:x1="64.509cm" svg:y1="11.246cm" svg:x2="75.192cm" svg:y2="18.904cm" draw:start-shape="id241" draw:start-glue-point="1" draw:end-shape="id278"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5" draw:start-glue-point="7" draw:end-shape="id284"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4" draw:start-glue-point="4" draw:end-shape="id245" draw:end-glue-point="3" svg:d="m63421 32399h501v-5580h-13675v-8858h501">
          <text:p/>
        </draw:connector>
        <draw:connector draw:style-name="data_20_member_20__28_reference_29_" draw:text-style-name="P1" draw:layer="layout" svg:x1="63.421cm" svg:y1="33.253cm" svg:x2="42.14cm" svg:y2="43.103cm" draw:start-shape="id244" draw:start-glue-point="5" draw:end-shape="id226" draw:end-glue-point="10" svg:d="m63421 33253h501v4777h-22283v5073h501">
          <text:p/>
        </draw:connector>
        <draw:connector draw:style-name="gr9" draw:layer="layout" draw:line-skew="0cm -0.484cm" svg:x1="92.267cm" svg:y1="26.723cm" svg:x2="90.042cm" svg:y2="26.785cm" draw:start-shape="id295" draw:start-glue-point="6" draw:end-shape="id295" draw:end-glue-point="4" svg:d="m92267 26723h501v-1374h-3227v1436h501">
          <text:p>m_pParentTree</text:p>
        </draw:connector>
        <draw:custom-shape draw:style-name="gr1" draw:text-style-name="P1" draw:id="id315"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6"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7"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5" draw:start-glue-point="4" draw:end-shape="id316" draw:end-glue-point="2" svg:d="m103745 30979v-3036h-1470v-3036">
          <text:p/>
        </draw:connector>
        <draw:connector draw:style-name="inheritance_20__28_public_29_" draw:layer="layout" svg:x1="104.755cm" svg:y1="30.979cm" svg:x2="108.41cm" svg:y2="14.568cm" draw:start-shape="id315" draw:start-glue-point="0" draw:end-shape="id262" draw:end-glue-point="2" svg:d="m104755 30979v-8205h3655v-8206">
          <text:p/>
        </draw:connector>
        <draw:connector draw:style-name="inheritance_20__28_public_29_" draw:layer="layout" svg:x1="105.741cm" svg:y1="30.979cm" svg:x2="108.02cm" svg:y2="28.471cm" draw:start-shape="id315" draw:start-glue-point="5" draw:end-shape="id317" draw:end-glue-point="2" svg:d="m105741 30979v-1254h2279v-1254">
          <text:p/>
        </draw:connector>
        <draw:custom-shape draw:style-name="gr2" draw:id="id318"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7" draw:start-glue-point="0" draw:end-shape="id318" draw:end-glue-point="2" svg:d="m108020 27200v-1574h1459v-1574">
          <text:p/>
        </draw:connector>
        <draw:custom-shape draw:style-name="gr2" draw:id="id319"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6" draw:start-glue-point="0" draw:end-shape="id319" draw:end-glue-point="2" svg:d="m102275 23663v-1943h828v-1944">
          <text:p/>
        </draw:connector>
        <draw:custom-shape draw:style-name="gr2" draw:id="id320"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2" draw:start-glue-point="5" draw:end-shape="id320" draw:end-glue-point="2" svg:d="m107769 13868v-1024h-2139v-1024">
          <text:p/>
        </draw:connector>
        <draw:custom-shape draw:style-name="gr1" draw:text-style-name="P1" draw:id="id321"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1" draw:start-glue-point="0" draw:end-shape="id262" draw:end-glue-point="6" svg:d="m106265 16121v-776h1583v-777">
          <text:p/>
        </draw:connector>
        <draw:custom-shape draw:style-name="gr1" draw:text-style-name="P1" draw:id="id322"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2" draw:start-glue-point="0" draw:end-shape="id262" draw:end-glue-point="7" svg:d="m111126 17884v-855h-2166v-2461">
          <text:p/>
        </draw:connector>
        <draw:connector draw:style-name="gr12" draw:layer="layout" svg:x1="107.01cm" svg:y1="31.316cm" svg:x2="76.383cm" svg:y2="31.708cm" draw:start-shape="id315" draw:start-glue-point="1" draw:end-shape="id280"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3"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3" draw:start-glue-point="12" draw:end-shape="id323" draw:end-glue-point="4" svg:d="m114939 10965h502v-762h-25566v1954h501">
          <text:p>getByHierarchicalName()</text:p>
        </draw:connector>
        <draw:connector draw:style-name="gr11" draw:layer="layout" svg:x1="123.341cm" svg:y1="11.405cm" svg:x2="90.376cm" svg:y2="12.751cm" draw:start-shape="id255" draw:start-glue-point="10" draw:end-shape="id323" draw:end-glue-point="5" svg:d="m123341 11405h501v2133h-33967v-787h501">
          <text:p>getByHierarchicalName()</text:p>
        </draw:connector>
        <draw:custom-shape draw:style-name="gr1" draw:text-style-name="P1" draw:id="id324"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5"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4" draw:start-glue-point="0" draw:end-shape="id325" draw:end-glue-point="2" svg:d="m84415 14668v-660h-336v-659">
          <text:p/>
        </draw:connector>
        <draw:connector draw:style-name="inheritance_20__28_public_29_" draw:layer="layout" svg:x1="84.079cm" svg:y1="12.7cm" svg:x2="83.844cm" svg:y2="11.3cm" draw:start-shape="id325" draw:start-glue-point="0" draw:end-shape="id239" draw:end-glue-point="2" svg:d="m84079 12700v-700h-235v-700">
          <text:p/>
        </draw:connector>
        <draw:custom-shape draw:style-name="gr1" draw:text-style-name="P1" draw:id="id326"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6" draw:start-glue-point="0" draw:end-shape="id237"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7" draw:start-glue-point="5" draw:end-shape="id290" draw:end-glue-point="7" svg:d="m97702 44891h2673v1374h2674">
          <text:p/>
        </draw:connector>
        <draw:connector draw:style-name="data_20_member_20__28_pointer_29_" draw:layer="layout" draw:line-skew="0cm 0.452cm" svg:x1="97.702cm" svg:y1="44.348cm" svg:x2="70.404cm" svg:y2="50.373cm" draw:start-shape="id327" draw:start-glue-point="4" draw:end-shape="id284" draw:end-glue-point="3" svg:d="m97702 44348h500v3186h-28299v2839h501">
          <text:p/>
        </draw:connector>
        <draw:custom-shape draw:style-name="gr5" draw:id="id329"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28" draw:layer="layout" svg:width="2.047cm" svg:height="0.725cm" svg:x="94.642cm" svg:y="40.045cm">
          <text:p>ValueNode</text:p>
          <draw:enhanced-geometry svg:viewBox="0 0 21600 21600" draw:type="rectangle" draw:enhanced-path="M 0 0 L 21600 0 21600 21600 0 21600 0 0 Z N"/>
        </draw:custom-shape>
        <draw:custom-shape draw:style-name="gr5" draw:id="id330" draw:layer="layout" svg:width="1.944cm" svg:height="0.673cm" svg:x="95.134cm" svg:y="41.419cm">
          <text:p>GroupNode</text:p>
          <draw:enhanced-geometry svg:viewBox="0 0 21600 21600" draw:type="rectangle" draw:enhanced-path="M 0 0 L 21600 0 21600 21600 0 21600 0 0 Z N"/>
        </draw:custom-shape>
        <draw:custom-shape draw:style-name="gr5" draw:id="id331"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28" draw:start-glue-point="1" draw:end-shape="id329" draw:end-glue-point="4" svg:d="m96689 40407h1114v623h1115">
          <text:p/>
        </draw:connector>
        <draw:connector draw:style-name="data_20_member" draw:layer="layout" svg:x1="97.078cm" svg:y1="41.755cm" svg:x2="98.918cm" svg:y2="41.301cm" draw:start-shape="id330" draw:start-glue-point="1" draw:end-shape="id329" draw:end-glue-point="3" svg:d="m97078 41755h920v-454h920">
          <text:p/>
        </draw:connector>
        <draw:connector draw:style-name="data_20_member" draw:layer="layout" draw:line-skew="0.363cm" svg:x1="97.052cm" svg:y1="43.245cm" svg:x2="98.918cm" svg:y2="41.572cm" draw:start-shape="id331" draw:start-glue-point="1" draw:end-shape="id329" draw:end-glue-point="5" svg:d="m97052 43245h1296v-1673h570">
          <text:p/>
        </draw:connector>
        <draw:connector draw:style-name="data_20_member_20__28_pointer_29_" draw:layer="layout" draw:line-skew="0cm 0cm -0.364cm" svg:x1="100.084cm" svg:y1="41.546cm" svg:x2="70.404cm" svg:y2="49.454cm" draw:start-shape="id329" draw:start-glue-point="6" draw:end-shape="id284" draw:end-glue-point="9" svg:d="m100084 41546h500v3850h-31045v4058h865">
          <text:p/>
        </draw:connector>
        <draw:connector draw:style-name="data_20_member_20__28_pointer_29_" draw:layer="layout" draw:line-skew="1.016cm" svg:x1="100.084cm" svg:y1="41.055cm" svg:x2="74.214cm" svg:y2="50.283cm" draw:start-shape="id329" draw:start-glue-point="7" draw:end-shape="id304"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2"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2" draw:start-glue-point="0" draw:end-shape="id284" draw:end-glue-point="12" svg:d="m73335 55596v-1944h-1854v-1944">
          <text:p/>
        </draw:connector>
        <draw:custom-shape draw:style-name="gr5" draw:id="id333"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3" draw:start-glue-point="1" draw:end-shape="id332" draw:end-glue-point="3" svg:d="m70446 55776h893v157h895">
          <text:p/>
        </draw:connector>
        <draw:custom-shape draw:style-name="gr5" draw:id="id334"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5" draw:layer="layout" svg:width="2.021cm" svg:height="0.596cm" svg:x="93.36cm" svg:y="68.718cm">
          <text:p>GroupNode</text:p>
          <draw:enhanced-geometry svg:viewBox="0 0 21600 21600" draw:type="rectangle" draw:enhanced-path="M 0 0 L 21600 0 21600 21600 0 21600 0 0 Z N"/>
        </draw:custom-shape>
        <draw:custom-shape draw:style-name="gr5" draw:id="id336"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7"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3" draw:start-glue-point="6" draw:end-shape="id334" draw:end-glue-point="4" svg:d="m90920 68140h4447v-466h4446">
          <text:p>info</text:p>
        </draw:connector>
        <draw:connector draw:style-name="data_20_member" draw:layer="layout" svg:x1="90.92cm" svg:y1="68.529cm" svg:x2="93.36cm" svg:y2="69.016cm" draw:start-shape="id303" draw:start-glue-point="7" draw:end-shape="id335" draw:end-glue-point="3" svg:d="m90920 68529h1220v487h1220">
          <text:p>group</text:p>
        </draw:connector>
        <draw:connector draw:style-name="data_20_member" draw:layer="layout" svg:x1="90.92cm" svg:y1="69.071cm" svg:x2="92.945cm" svg:y2="71.284cm" draw:start-shape="id303" draw:start-glue-point="8" draw:end-shape="id336" draw:end-glue-point="3" svg:d="m90920 69071h1013v2213h1012">
          <text:p>set</text:p>
        </draw:connector>
        <draw:connector draw:style-name="data_20_member" draw:layer="layout" svg:x1="90.92cm" svg:y1="69.487cm" svg:x2="92.815cm" svg:y2="75.629cm" draw:start-shape="id303" draw:start-glue-point="9" draw:end-shape="id337" draw:end-glue-point="3" svg:d="m90920 69487h948v6142h947">
          <text:p>value</text:p>
        </draw:connector>
        <draw:custom-shape draw:style-name="gr5" draw:id="id338"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7" draw:start-glue-point="5" draw:end-shape="id338" draw:end-glue-point="3" svg:d="m94655 75914h1011v687h1011">
          <text:p/>
        </draw:connector>
        <draw:connector draw:style-name="data_20_member" draw:layer="layout" svg:x1="94.655cm" svg:y1="75.371cm" svg:x2="99.813cm" svg:y2="68.838cm" draw:start-shape="id337" draw:start-glue-point="4" draw:end-shape="id334" draw:end-glue-point="7" svg:d="m94655 75371h2579v-6533h2579">
          <text:p/>
        </draw:connector>
        <draw:connector draw:style-name="data_20_member" draw:text-style-name="P1" draw:layer="layout" draw:line-skew="-0.532cm" svg:x1="94.603cm" svg:y1="70.914cm" svg:x2="99.813cm" svg:y2="68.501cm" draw:start-shape="id336" draw:start-glue-point="5" draw:end-shape="id334" draw:end-glue-point="6" svg:d="m94603 70914h2073v-2413h3137">
          <text:p/>
        </draw:connector>
        <draw:connector draw:style-name="data_20_member_20__28_pointer_29_" draw:layer="layout" draw:line-skew="0cm 3.04cm" svg:x1="94.603cm" svg:y1="71.664cm" svg:x2="84.856cm" svg:y2="71.171cm" draw:start-shape="id336" draw:start-glue-point="4" draw:end-shape="id301" draw:end-glue-point="6" svg:d="m94603 71664h500v1243h-10747v-1736h500">
          <text:p/>
        </draw:connector>
        <draw:connector draw:style-name="data_20_member" draw:text-style-name="P1" draw:layer="layout" draw:line-skew="-1.439cm" svg:x1="95.381cm" svg:y1="69.016cm" svg:x2="99.813cm" svg:y2="68.01cm" draw:start-shape="id335" draw:start-glue-point="1" draw:end-shape="id334"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39"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7" draw:start-glue-point="4" draw:end-shape="id339" draw:end-glue-point="3" svg:d="m109431 27513h502v-1172h-15079v-1144h502">
          <text:p>setPropertyValue()</text:p>
        </draw:connector>
        <draw:custom-shape draw:style-name="function" draw:id="id340"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6" draw:start-glue-point="4" draw:end-shape="id340" draw:end-glue-point="3" svg:d="m103986 23949h501v-843h-9998v-829h502">
          <text:p>commitChanges()</text:p>
        </draw:connector>
        <draw:custom-shape draw:style-name="gr1" draw:text-style-name="P1" draw:id="id341"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6" draw:start-glue-point="4" draw:end-shape="id341" draw:end-glue-point="3" svg:d="m71667 27604h666v5494h665">
          <text:p>getCommitter()</text:p>
        </draw:connector>
        <draw:custom-shape draw:style-name="gr5" draw:id="id342"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1" draw:start-glue-point="1" draw:end-shape="id342" draw:end-glue-point="4" svg:d="m74786 33098h7083v28578h7083">
          <text:p>commit()</text:p>
        </draw:connector>
        <draw:custom-shape draw:style-name="gr1" draw:text-style-name="P1" draw:id="id346"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6"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7"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4"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3"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5"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7"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3" draw:start-glue-point="0" draw:end-shape="id344" draw:end-glue-point="4" svg:d="m95872 61349v-505h986v-506">
          <text:p/>
        </draw:connector>
        <draw:connector draw:style-name="inheritance_20__28_public_29_" draw:layer="layout" svg:x1="97.103cm" svg:y1="62.333cm" svg:x2="97.428cm" svg:y2="60.338cm" draw:start-shape="id345" draw:start-glue-point="0" draw:end-shape="id344" draw:end-glue-point="5" svg:d="m97103 62333v-997h325v-998">
          <text:p/>
        </draw:connector>
        <draw:connector draw:style-name="inheritance_20__28_public_29_" draw:layer="layout" svg:x1="98.566cm" svg:y1="63.268cm" svg:x2="98.204cm" svg:y2="60.338cm" draw:start-shape="id346" draw:start-glue-point="0" draw:end-shape="id344" draw:end-glue-point="6" svg:d="m98566 63268v-1465h-362v-1465">
          <text:p/>
        </draw:connector>
        <draw:connector draw:style-name="inheritance_20__28_public_29_" draw:layer="layout" svg:x1="100.11cm" svg:y1="62.334cm" svg:x2="98.748cm" svg:y2="60.338cm" draw:start-shape="id347" draw:start-glue-point="0" draw:end-shape="id344" draw:end-glue-point="7" svg:d="m100110 62334v-998h-1362v-998">
          <text:p/>
        </draw:connector>
        <draw:custom-shape draw:style-name="gr1" draw:text-style-name="P1" draw:id="id348"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48" draw:start-glue-point="0" draw:end-shape="id346" draw:end-glue-point="2" svg:d="m98490 65132v-647h76v-647">
          <text:p/>
        </draw:connector>
        <draw:connector draw:style-name="data_20_member" draw:layer="layout" svg:x1="91.567cm" svg:y1="62.307cm" svg:x2="97.244cm" svg:y2="63.553cm" draw:start-shape="id342" draw:start-glue-point="7" draw:end-shape="id346" draw:end-glue-point="3" svg:d="m91567 62307h2839v1246h2838">
          <text:p>root</text:p>
        </draw:connector>
        <draw:custom-shape draw:style-name="gr5" draw:id="id350"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49"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1"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2"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3"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4"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5"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49" draw:start-glue-point="0" draw:end-shape="id350" draw:end-glue-point="4" svg:d="m108351 66559v-2954h1565v-2954">
          <text:p/>
        </draw:connector>
        <draw:connector draw:style-name="inheritance_20__28_public_29_" draw:layer="layout" svg:x1="113.872cm" svg:y1="67.673cm" svg:x2="110.4cm" svg:y2="60.651cm" draw:start-shape="id351" draw:start-glue-point="0" draw:end-shape="id350" draw:end-glue-point="13" svg:d="m113872 67673v-3511h-3472v-3511">
          <text:p/>
        </draw:connector>
        <draw:connector draw:style-name="inheritance_20__28_public_29_" draw:layer="layout" draw:line-skew="0.374cm" svg:x1="109.932cm" svg:y1="67.673cm" svg:x2="110.97cm" svg:y2="60.651cm" draw:start-shape="id352" draw:start-glue-point="0" draw:end-shape="id350" draw:end-glue-point="5" svg:d="m109932 67673v-3137h1038v-3885">
          <text:p/>
        </draw:connector>
        <draw:connector draw:style-name="inheritance_20__28_public_29_" draw:layer="layout" draw:line-skew="1.358cm" svg:x1="112.316cm" svg:y1="68.814cm" svg:x2="111.449cm" svg:y2="60.651cm" draw:start-shape="id353" draw:start-glue-point="0" draw:end-shape="id350" draw:end-glue-point="6" svg:d="m112316 68814v-2723h-867v-5440">
          <text:p/>
        </draw:connector>
        <draw:connector draw:style-name="inheritance_20__28_public_29_" draw:layer="layout" svg:x1="116.101cm" svg:y1="68.658cm" svg:x2="112.032cm" svg:y2="60.651cm" draw:start-shape="id354" draw:start-glue-point="0" draw:end-shape="id350" draw:end-glue-point="7" svg:d="m116101 68658v-4003h-4069v-4004">
          <text:p/>
        </draw:connector>
        <draw:connector draw:style-name="inheritance_20__28_public_29_" draw:layer="layout" draw:line-skew="-0.416cm" svg:x1="118.33cm" svg:y1="67.647cm" svg:x2="113.033cm" svg:y2="60.651cm" draw:start-shape="id355" draw:start-glue-point="0" draw:end-shape="id350" draw:end-glue-point="8" svg:d="m118330 67647v-3914h-5297v-3082">
          <text:p/>
        </draw:connector>
        <draw:connector draw:style-name="inheritance_20__28_public_29_" draw:layer="layout" draw:line-skew="-1.428cm" svg:x1="120.402cm" svg:y1="68.685cm" svg:x2="113.495cm" svg:y2="60.651cm" draw:start-shape="id356" draw:start-glue-point="0" draw:end-shape="id350" draw:end-glue-point="9" svg:d="m120402 68685v-5445h-6907v-2589">
          <text:p/>
        </draw:connector>
        <draw:connector draw:style-name="inheritance_20__28_public_29_" draw:layer="layout" draw:line-skew="-1.375cm" svg:x1="122.529cm" svg:y1="67.698cm" svg:x2="114.195cm" svg:y2="60.651cm" draw:start-shape="id357" draw:start-glue-point="0" draw:end-shape="id350" draw:end-glue-point="12" svg:d="m122529 67698v-4898h-8334v-2149">
          <text:p/>
        </draw:connector>
        <draw:connector draw:style-name="inheritance_20__28_public_29_" draw:layer="layout" draw:line-skew="-1.297cm" svg:x1="124.432cm" svg:y1="66.791cm" svg:x2="114.7cm" svg:y2="60.651cm" draw:start-shape="id358" draw:start-glue-point="0" draw:end-shape="id350" draw:end-glue-point="10" svg:d="m124432 66791v-4367h-9732v-1773">
          <text:p/>
        </draw:connector>
        <draw:connector draw:style-name="inheritance_20__28_public_29_" draw:layer="layout" draw:line-skew="-2.425cm" svg:x1="126.301cm" svg:y1="67.725cm" svg:x2="115.192cm" svg:y2="60.651cm" draw:start-shape="id359" draw:start-glue-point="0" draw:end-shape="id350" draw:end-glue-point="11" svg:d="m126301 67725v-5962h-11109v-1112">
          <text:p/>
        </draw:connector>
        <draw:custom-shape draw:style-name="gr1" draw:text-style-name="P1" draw:id="id356"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7"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58"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59"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3"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4"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1"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0"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2"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0" draw:start-glue-point="0" draw:end-shape="id361" draw:end-glue-point="4" svg:d="m117838 78559v-532h610v-532">
          <text:p/>
        </draw:connector>
        <draw:connector draw:style-name="inheritance_20__28_public_29_" draw:layer="layout" svg:x1="120.144cm" svg:y1="78.584cm" svg:x2="119.224cm" svg:y2="77.495cm" draw:start-shape="id362" draw:start-glue-point="0" draw:end-shape="id361" draw:end-glue-point="5" svg:d="m120144 78584v-544h-920v-545">
          <text:p/>
        </draw:connector>
        <draw:connector draw:style-name="inheritance_20__28_public_29_" draw:layer="layout" svg:x1="107.497cm" svg:y1="75.37cm" svg:x2="107.744cm" svg:y2="72.753cm" draw:start-shape="id363" draw:start-glue-point="0" draw:end-shape="id364" draw:end-glue-point="4" svg:d="m107497 75370v-1309h247v-1308">
          <text:p/>
        </draw:connector>
        <draw:custom-shape draw:style-name="gr1" draw:text-style-name="P1" draw:id="id365"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2" draw:start-glue-point="5" draw:end-shape="id365" draw:end-glue-point="3" svg:d="m65374 80515h1330v2h1331">
          <text:p>m_aCacheMap</text:p>
        </draw:connector>
        <draw:connector draw:style-name="data_20_member" draw:layer="layout" svg:x1="71.586cm" svg:y1="80.517cm" svg:x2="74.591cm" svg:y2="71.796cm" draw:start-shape="id365" draw:start-glue-point="1" draw:end-shape="id221"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6"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7"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6" draw:start-glue-point="1" draw:end-shape="id367" draw:end-glue-point="3" svg:d="m126871 78441h790v27h790">
          <text:p/>
        </draw:connector>
        <draw:connector draw:style-name="data_20_member" draw:layer="layout" svg:x1="119.691cm" svg:y1="77.184cm" svg:x2="124.875cm" svg:y2="78.441cm" draw:start-shape="id361" draw:start-glue-point="1" draw:end-shape="id366"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68"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69"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68" draw:start-glue-point="4" draw:end-shape="id369"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0"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69" draw:start-glue-point="0" draw:end-shape="id370" draw:end-glue-point="4" svg:d="m19582 21928v-4702h-2460v-2480">
          <text:p/>
        </draw:connector>
        <draw:custom-shape draw:style-name="gr1" draw:text-style-name="P1" draw:id="id371"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2"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3"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1" draw:start-glue-point="0" draw:end-shape="id369" draw:end-glue-point="4" svg:d="m15812 26638v-1998h3031v-1998">
          <text:p/>
        </draw:connector>
        <draw:connector draw:style-name="inheritance_20__28_public_29_" draw:layer="layout" draw:line-skew="0.41cm" svg:x1="21.791cm" svg:y1="26.48cm" svg:x2="19.582cm" svg:y2="22.642cm" draw:start-shape="id372" draw:start-glue-point="0" draw:end-shape="id369" draw:end-glue-point="2" svg:d="m21791 26480v-1509h-2209v-2329">
          <text:p/>
        </draw:connector>
        <draw:connector draw:style-name="inheritance_20__28_public_29_" draw:layer="layout" svg:x1="26.792cm" svg:y1="26.691cm" svg:x2="20.216cm" svg:y2="22.642cm" draw:start-shape="id373" draw:start-glue-point="0" draw:end-shape="id369" draw:end-glue-point="5" svg:d="m26792 26691v-2025h-6576v-2024">
          <text:p/>
        </draw:connector>
        <draw:custom-shape draw:style-name="gr2" draw:id="id374"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0" draw:start-glue-point="5" draw:end-shape="id374"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5"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68" draw:start-glue-point="5" draw:end-shape="id375" draw:end-glue-point="3" svg:d="m13523 22018h501v-1059h-1133v-1217h501">
          <text:p/>
        </draw:connector>
        <draw:custom-shape draw:style-name="gr1" draw:text-style-name="P1" draw:id="id376"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68" draw:start-glue-point="6" draw:end-shape="id376" draw:end-glue-point="5" svg:d="m11911 21772v-1140h-1593v-1139">
          <text:p/>
        </draw:connector>
        <draw:custom-shape draw:style-name="gr1" draw:text-style-name="P1" draw:id="id377"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7" draw:start-glue-point="7" draw:end-shape="id376"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5" draw:start-glue-point="1" draw:end-shape="id376"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78"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79"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78" draw:start-glue-point="0" draw:end-shape="id379"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1"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0"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0" draw:start-glue-point="0" draw:end-shape="id381" draw:end-glue-point="4" svg:d="m13915 18088v-3896h4848v-3895">
          <text:p/>
        </draw:connector>
        <draw:custom-shape draw:style-name="gr2" draw:id="id382"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1" draw:start-glue-point="5" draw:end-shape="id382" draw:end-glue-point="2" svg:d="m20276 9235v-1021h3555v-1021">
          <text:p/>
        </draw:connector>
        <draw:custom-shape draw:style-name="gr2" draw:id="id383"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0" draw:start-glue-point="5" draw:end-shape="id383" draw:end-glue-point="2" svg:d="m13229 18088v-1179h-3580v-1177">
          <text:p/>
        </draw:connector>
        <draw:custom-shape draw:style-name="gr1" draw:text-style-name="P1" draw:id="id384"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5"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1" draw:start-glue-point="6" draw:end-shape="id384"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6"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5" draw:start-glue-point="0" draw:end-shape="id386" draw:end-glue-point="2" svg:d="m33677 9176v-508h851v-509">
          <text:p/>
        </draw:connector>
        <draw:connector draw:style-name="data_20_member_20__28_pointer_29_" draw:layer="layout" svg:x1="28.704cm" svg:y1="9.611cm" svg:x2="32.316cm" svg:y2="9.545cm" draw:start-shape="id384" draw:start-glue-point="4" draw:end-shape="id385" draw:end-glue-point="3" svg:d="m28704 9611h1806v-66h1806">
          <text:p/>
        </draw:connector>
        <draw:custom-shape draw:style-name="gr1" draw:text-style-name="P1" draw:id="id387"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88"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89"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7" draw:start-glue-point="0" draw:end-shape="id385" draw:end-glue-point="4" svg:d="m30802 12104v-1095h2202v-1095">
          <text:p/>
        </draw:connector>
        <draw:connector draw:style-name="inheritance_20__28_public_29_" draw:layer="layout" svg:x1="33.842cm" svg:y1="12.104cm" svg:x2="33.677cm" svg:y2="9.914cm" draw:start-shape="id388" draw:start-glue-point="0" draw:end-shape="id385" draw:end-glue-point="2" svg:d="m33842 12104v-1095h-165v-1095">
          <text:p/>
        </draw:connector>
        <draw:connector draw:style-name="inheritance_20__28_public_29_" draw:layer="layout" svg:x1="36.895cm" svg:y1="12.104cm" svg:x2="34.325cm" svg:y2="9.914cm" draw:start-shape="id389" draw:start-glue-point="0" draw:end-shape="id385" draw:end-glue-point="5" svg:d="m36895 12104v-1095h-2570v-1095">
          <text:p/>
        </draw:connector>
        <draw:custom-shape draw:style-name="uno_20_service" draw:id="id390"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0" draw:start-glue-point="4" draw:end-shape="id390" draw:end-glue-point="2" svg:d="m14600 18088v-631h2704v-630">
          <text:p/>
        </draw:connector>
        <draw:custom-shape draw:style-name="gr1" draw:text-style-name="P1" draw:id="id391"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1" draw:start-glue-point="4" draw:end-shape="id381"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399"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2"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3"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2" draw:start-glue-point="0" draw:end-shape="id393" draw:end-glue-point="2" svg:d="m63642 32708v-868h155v-867">
          <text:p/>
        </draw:connector>
        <draw:custom-shape draw:style-name="gr1" draw:text-style-name="P1" draw:id="id394"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5"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4" draw:start-glue-point="0" draw:end-shape="id395" draw:end-glue-point="2" svg:d="m58718 32658v-817h376v-817">
          <text:p/>
        </draw:connector>
        <draw:connector draw:style-name="local_20_usage_20__2f__20_return_20_type" draw:layer="layout" svg:x1="60.129cm" svg:y1="33.047cm" svg:x2="62.334cm" svg:y2="33.096cm" draw:start-shape="id394" draw:start-glue-point="4" draw:end-shape="id392" draw:end-glue-point="3" svg:d="m60129 33047h1103v49h1102">
          <text:p/>
        </draw:connector>
        <draw:custom-shape draw:style-name="gr1" draw:text-style-name="P1" draw:id="id396"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6" draw:start-glue-point="1" draw:end-shape="id394" draw:end-glue-point="3" svg:d="m55568 33344h868v830h870">
          <text:p/>
        </draw:connector>
        <draw:custom-shape draw:style-name="gr2" draw:id="id397"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6" draw:start-glue-point="4" draw:end-shape="id397" draw:end-glue-point="2" svg:d="m54144 33020v-1451h-2050v-1452">
          <text:p/>
        </draw:connector>
        <draw:custom-shape draw:style-name="uno_20_service" draw:id="id398"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6" draw:start-glue-point="5" draw:end-shape="id398" draw:end-glue-point="2" svg:d="m55075 33020v-1645h1932v-1646">
          <text:p/>
        </draw:connector>
        <draw:custom-shape draw:style-name="gr3" draw:id="id400"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399" draw:start-glue-point="1" draw:end-shape="id400" draw:end-glue-point="3" svg:d="m57178 38031h806v-38h806">
          <text:p/>
        </draw:connector>
        <draw:custom-shape draw:style-name="gr1" draw:text-style-name="P1" draw:id="id401"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2"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1" draw:start-glue-point="0" draw:end-shape="id402" draw:end-glue-point="2" svg:d="m50849 60373v-752h-103v-752">
          <text:p/>
        </draw:connector>
        <draw:custom-shape draw:style-name="gr1" draw:text-style-name="P3" draw:id="id403"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3" draw:start-glue-point="1" draw:end-shape="id401" draw:end-glue-point="3" svg:d="m39638 57730h4575v2915h4576">
          <text:p text:style-name="P2">getPackageManager()</text:p>
        </draw:connector>
        <draw:custom-shape draw:style-name="gr2" draw:id="id404"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3" draw:start-glue-point="0" draw:end-shape="id404"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5"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6"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5" draw:start-glue-point="5" draw:end-shape="id406" draw:end-glue-point="2" svg:d="m27810 71636v-1503h2501v-1503">
          <text:p/>
        </draw:connector>
        <draw:custom-shape draw:style-name="gr2" draw:id="id407"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5" draw:start-glue-point="4" draw:end-shape="id407" svg:d="m26542 71636v-1412h-1634v-1412">
          <text:p/>
        </draw:connector>
        <draw:connector draw:style-name="data_20_member_20__28_multiple_20_pointers_29_" draw:layer="layout" svg:x1="28.51cm" svg:y1="71.973cm" svg:x2="47.26cm" svg:y2="58.584cm" draw:start-shape="id405" draw:start-glue-point="1" draw:end-shape="id402" draw:end-glue-point="3" svg:d="m28510 71973h9375v-13389h9375">
          <text:p/>
        </draw:connector>
        <draw:custom-shape draw:style-name="gr3" draw:id="id408"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09"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08" draw:start-glue-point="0" draw:end-shape="id409"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1"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0"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2"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3"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4"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0" draw:start-glue-point="0" draw:end-shape="id411" draw:end-glue-point="4" svg:d="m41054 12761v-907h700v-907">
          <text:p/>
        </draw:connector>
        <draw:connector draw:style-name="inheritance_20__28_public_29_" draw:layer="layout" svg:x1="43.18cm" svg:y1="13.851cm" svg:x2="43.206cm" svg:y2="10.947cm" draw:start-shape="id412" draw:start-glue-point="0" draw:end-shape="id411" draw:end-glue-point="7" svg:d="m43180 13851v-1452h26v-1452">
          <text:p/>
        </draw:connector>
        <draw:connector draw:style-name="inheritance_20__28_public_29_" draw:layer="layout" svg:x1="46.264cm" svg:y1="12.762cm" svg:x2="45.355cm" svg:y2="10.947cm" draw:start-shape="id413" draw:start-glue-point="0" draw:end-shape="id411" draw:end-glue-point="11" svg:d="m46264 12762v-907h-909v-908">
          <text:p/>
        </draw:connector>
        <draw:connector draw:style-name="inheritance_20__28_public_29_" draw:layer="layout" svg:x1="46.654cm" svg:y1="15.095cm" svg:x2="46.264cm" svg:y2="13.462cm" draw:start-shape="id414" draw:start-glue-point="0" draw:end-shape="id413"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6"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5"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5" draw:start-glue-point="0" draw:end-shape="id416" draw:end-glue-point="4" svg:d="m24195 13917v-959h-1075v-959">
          <text:p/>
        </draw:connector>
        <draw:custom-shape draw:style-name="gr1" draw:text-style-name="P1" draw:id="id417"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7" draw:start-glue-point="0" draw:end-shape="id415" draw:end-glue-point="4" svg:d="m21810 15576v-545h14v-544">
          <text:p/>
        </draw:connector>
        <draw:custom-shape draw:style-name="gr1" draw:text-style-name="P1" draw:id="id418"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19"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18" draw:start-glue-point="0" draw:end-shape="id417" draw:end-glue-point="4" svg:d="m20931 18974v-1427h-195v-1427">
          <text:p/>
        </draw:connector>
        <draw:connector draw:style-name="inheritance_20__28_public_29_" draw:layer="layout" svg:x1="24.494cm" svg:y1="17.703cm" svg:x2="22.704cm" svg:y2="16.12cm" draw:start-shape="id419" draw:start-glue-point="0" draw:end-shape="id417" draw:end-glue-point="5" svg:d="m24494 17703v-792h-1790v-791">
          <text:p/>
        </draw:connector>
        <draw:connector draw:style-name="data_20_member_20__28_pointer_29_" draw:layer="layout" svg:x1="24cm" svg:y1="15.848cm" svg:x2="41.338cm" svg:y2="10.636cm" draw:start-shape="id417" draw:start-glue-point="1" draw:end-shape="id411"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0"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1"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0" draw:start-glue-point="4" draw:end-shape="id421" draw:end-glue-point="2" svg:d="m52927 45091v-1124h-1v-1124">
          <text:p/>
        </draw:connector>
        <draw:custom-shape draw:style-name="uno_20_service" draw:id="id422"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0" draw:start-glue-point="5" draw:end-shape="id422" draw:end-glue-point="2" svg:d="m54817 45091v-489h2489v-489">
          <text:p/>
        </draw:connector>
        <draw:custom-shape draw:style-name="gr5" draw:id="id423" draw:layer="layout" svg:width="2.721cm" svg:height="0.7cm" svg:x="58.472cm" svg:y="46.368cm">
          <text:p>FormatEntry</text:p>
          <draw:enhanced-geometry svg:viewBox="0 0 21600 21600" draw:type="rectangle" draw:enhanced-path="M 0 0 L 21600 0 21600 21600 0 21600 0 0 Z N"/>
        </draw:custom-shape>
        <draw:custom-shape draw:style-name="gr14" draw:id="id424"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0" draw:start-glue-point="6" draw:end-shape="id423" draw:end-glue-point="3" svg:d="m55777 46315h1347v403h1348">
          <text:p/>
        </draw:connector>
        <draw:connector draw:style-name="data_20_member" draw:layer="layout" svg:x1="61.193cm" svg:y1="46.718cm" svg:x2="63.812cm" svg:y2="46.764cm" draw:start-shape="id423" draw:start-glue-point="1" draw:end-shape="id424"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5"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6"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5" draw:start-glue-point="4" draw:end-shape="id426" draw:end-glue-point="2" svg:d="m42948 46731v-1516h-2216v-1517">
          <text:p/>
        </draw:connector>
        <draw:connector draw:style-name="data_20_member_20__28_multiple_29_" draw:layer="layout" svg:x1="45.307cm" svg:y1="47.047cm" svg:x2="63.812cm" svg:y2="47.458cm" draw:start-shape="id425" draw:start-glue-point="7" draw:end-shape="id424" draw:end-glue-point="5" svg:d="m45307 47047h9252v411h9253">
          <text:p/>
        </draw:connector>
        <draw:custom-shape draw:style-name="gr2" draw:id="id427"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5" draw:start-glue-point="6" draw:end-shape="id427" draw:end-glue-point="3" svg:d="m45307 47747h1347v1537h1347">
          <text:p/>
        </draw:connector>
        <draw:custom-shape draw:style-name="gr1" draw:text-style-name="P1" draw:id="id428"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28" draw:start-glue-point="4" draw:end-shape="id427" draw:end-glue-point="2" svg:d="m55285 51733v-1063h-3215v-1062">
          <text:p/>
        </draw:connector>
        <draw:custom-shape draw:style-name="uno_20_service" draw:id="id429"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28" draw:start-glue-point="5" draw:end-shape="id429" draw:end-glue-point="2" svg:d="m57512 51733v-842h4264v-842">
          <text:p/>
        </draw:connector>
        <draw:custom-shape draw:style-name="gr1" draw:text-style-name="P1" draw:id="id430"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0" draw:start-glue-point="5" draw:end-shape="id425" draw:end-glue-point="3" svg:d="m34807 46704h3604v675h3604">
          <text:p/>
        </draw:connector>
        <draw:custom-shape draw:style-name="gr1" draw:text-style-name="P1" draw:id="id432"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1"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1" draw:start-glue-point="1" draw:end-shape="id430" draw:end-glue-point="7" svg:d="m21280 49130h5053v-2348h5054">
          <text:p/>
        </draw:connector>
        <draw:connector draw:style-name="data_20_member" draw:layer="layout" svg:x1="23.818cm" svg:y1="43.063cm" svg:x2="31.387cm" svg:y2="45.773cm" draw:start-shape="id432" draw:start-glue-point="1" draw:end-shape="id430" draw:end-glue-point="6" svg:d="m23818 43063h3784v2710h3785">
          <text:p/>
        </draw:connector>
        <draw:custom-shape draw:style-name="gr2" draw:id="id433"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2" draw:start-glue-point="4" draw:end-shape="id433" draw:end-glue-point="2" svg:d="m22135 42636v-998h-3254v-998">
          <text:p/>
        </draw:connector>
        <draw:custom-shape draw:style-name="uno_20_service" draw:id="id434"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2" draw:start-glue-point="5" draw:end-shape="id434" draw:end-glue-point="2" svg:d="m23195 42636v-1880h1220v-1878">
          <text:p/>
        </draw:connector>
        <draw:custom-shape draw:style-name="gr2" draw:id="id435"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6"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1" draw:start-glue-point="4" draw:end-shape="id435" svg:d="m19595 48703v-868h-3201v-868">
          <text:p/>
        </draw:connector>
        <draw:connector draw:style-name="inheritance_20__28_public_29_" draw:layer="layout" svg:x1="20.681cm" svg:y1="48.703cm" svg:x2="22.678cm" svg:y2="45.046cm" draw:start-shape="id431" draw:start-glue-point="5" draw:end-shape="id436" draw:end-glue-point="2" svg:d="m20681 48703v-1829h1997v-1828">
          <text:p/>
        </draw:connector>
        <draw:custom-shape draw:style-name="gr1" draw:text-style-name="P1" draw:id="id438"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7"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39"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7" draw:start-glue-point="4" draw:end-shape="id438" draw:end-glue-point="2" svg:d="m44303 61323v-1075h-2627v-1076">
          <text:p/>
        </draw:connector>
        <draw:connector draw:style-name="inheritance_20__28_public_29_" draw:layer="layout" svg:x1="46.228cm" svg:y1="61.323cm" svg:x2="50.307cm" svg:y2="58.084cm" draw:start-shape="id437" draw:start-glue-point="5" draw:end-shape="id439" draw:end-glue-point="2" svg:d="m46228 61323v-1619h4079v-1620">
          <text:p/>
        </draw:connector>
        <draw:custom-shape draw:style-name="uno_20_service" draw:id="id440"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7" draw:start-glue-point="0" draw:end-shape="id440" svg:d="m45201 61323v-4095h-5961v-4095">
          <text:p/>
        </draw:connector>
        <draw:custom-shape draw:style-name="gr1" draw:text-style-name="P1" draw:id="id441"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7" draw:start-glue-point="1" draw:end-shape="id441" draw:end-glue-point="3" svg:d="m47223 61660h1465v791h1465">
          <text:p>m_pImpl</text:p>
        </draw:connector>
        <draw:custom-shape draw:style-name="gr1" draw:text-style-name="P1" draw:id="id442"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1" draw:start-glue-point="4" draw:end-shape="id442" draw:end-glue-point="3" svg:d="m53185 61402h1115v-427h1115">
          <text:p/>
        </draw:connector>
        <draw:connector draw:style-name="data_20_member_20__28_pointer_29_" draw:layer="layout" draw:line-skew="0cm 4.596cm" svg:x1="53.185cm" svg:y1="63.474cm" svg:x2="43.179cm" svg:y2="61.66cm" draw:start-shape="id441" draw:start-glue-point="7" draw:end-shape="id437" draw:end-glue-point="3" svg:d="m53185 63474h501v1711h-11008v-3525h501">
          <text:p/>
        </draw:connector>
        <draw:custom-shape draw:style-name="gr1" draw:text-style-name="P1" draw:id="id443"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1" draw:start-glue-point="1" draw:end-shape="id443"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4"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3" draw:start-glue-point="4" draw:end-shape="id444" draw:end-glue-point="3" svg:d="m59145 63449h2010v-869h2010">
          <text:p/>
        </draw:connector>
        <draw:custom-shape draw:style-name="gr2" draw:id="id445"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3" draw:start-glue-point="1" draw:end-shape="id445" draw:end-glue-point="3" svg:d="m59145 63772h2049v13h2048">
          <text:p/>
        </draw:connector>
        <draw:custom-shape draw:style-name="gr1" draw:text-style-name="P1" draw:id="id446"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7"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6" draw:start-glue-point="5" draw:end-shape="id447" draw:end-glue-point="2" svg:d="m31517 60805v-1594h-2305v-1594">
          <text:p/>
        </draw:connector>
        <draw:connector draw:style-name="inheritance_20__28_public_29_" draw:layer="layout" draw:line-skew="2.151cm" svg:x1="32.863cm" svg:y1="60.805cm" svg:x2="36.442cm" svg:y2="53.132cm" draw:start-shape="id446" draw:start-glue-point="4" draw:end-shape="id440"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0"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48"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49"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48" draw:start-glue-point="0" draw:end-shape="id449" draw:end-glue-point="2" svg:d="m24323 8266v-2929h-1064v-2929">
          <text:p/>
        </draw:connector>
        <draw:connector draw:style-name="data_20_member_20__28_pointer_29_" draw:layer="layout" svg:x1="26.435cm" svg:y1="8.603cm" svg:x2="30.193cm" svg:y2="8.252cm" draw:start-shape="id448" draw:start-glue-point="1" draw:end-shape="id450" draw:end-glue-point="3" svg:d="m26435 8603h1879v-351h1879">
          <text:p>getPropertyBox()</text:p>
        </draw:connector>
        <draw:custom-shape draw:style-name="gr1" draw:text-style-name="P1" draw:id="id451"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2"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1" draw:start-glue-point="5" draw:end-shape="id452" draw:end-glue-point="2" svg:d="m14205 11299v-920h-2204v-919">
          <text:p/>
        </draw:connector>
        <draw:connector draw:style-name="data_20_member_20__28_pointer_29_" draw:layer="layout" svg:x1="17.675cm" svg:y1="11.637cm" svg:x2="22.211cm" svg:y2="8.603cm" draw:start-shape="id451" draw:start-glue-point="1" draw:end-shape="id448"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3"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4"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3" draw:start-glue-point="0" draw:end-shape="id454" svg:d="m9971 24403v-1296h1166v-1295">
          <text:p/>
        </draw:connector>
        <draw:custom-shape draw:style-name="gr1" draw:text-style-name="P1" draw:id="id455"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6"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5" draw:start-glue-point="5" draw:end-shape="id456" draw:end-glue-point="2" svg:d="m18544 7994v-710h7543v-709">
          <text:p/>
        </draw:connector>
        <draw:custom-shape draw:style-name="gr1" draw:text-style-name="P1" draw:id="id457"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58"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6" draw:start-glue-point="0" draw:end-shape="id457" draw:end-glue-point="4" svg:d="m26087 5512v-637h467v-637">
          <text:p/>
        </draw:connector>
        <draw:connector draw:style-name="inheritance_20__28_public_29_" draw:layer="layout" svg:x1="30.532cm" svg:y1="5.925cm" svg:x2="28.211cm" svg:y2="4.238cm" draw:start-shape="id458" draw:start-glue-point="0" draw:end-shape="id457"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59"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0"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59" draw:start-glue-point="0" draw:end-shape="id460" draw:end-glue-point="2" svg:d="m22374 28330v-726h376v-726">
          <text:p/>
        </draw:connector>
        <draw:custom-shape draw:style-name="uno_20_service" draw:id="id461"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5" draw:start-glue-point="4" draw:end-shape="id461"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2"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3"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2" draw:start-glue-point="0" draw:end-shape="id463" draw:end-glue-point="2" svg:d="m60336 38986v-644h-24v-643">
          <text:p/>
        </draw:connector>
        <draw:custom-shape draw:style-name="gr1" draw:text-style-name="P1" draw:id="id470"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4"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5"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6"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4" draw:start-glue-point="0" draw:end-shape="id465" draw:end-glue-point="4" svg:d="m44821 38997v-1856h1556v-1856">
          <text:p/>
        </draw:connector>
        <draw:connector draw:style-name="inheritance_20__28_public_29_" draw:layer="layout" svg:x1="50.096cm" svg:y1="37.851cm" svg:x2="48.837cm" svg:y2="35.285cm" draw:start-shape="id466" draw:start-glue-point="0" draw:end-shape="id465" draw:end-glue-point="5" svg:d="m50096 37851v-1283h-1259v-1283">
          <text:p/>
        </draw:connector>
        <draw:custom-shape draw:style-name="gr1" draw:text-style-name="P1" draw:id="id467"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7" draw:start-glue-point="4" draw:end-shape="id464" draw:end-glue-point="3" svg:d="m37227 38705h2981v600h2981">
          <text:p>createUIElement()</text:p>
        </draw:connector>
        <draw:custom-shape draw:style-name="gr2" draw:id="id468"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5" draw:start-glue-point="0" draw:end-shape="id468" draw:end-glue-point="2" svg:d="m47594 34585v-1374h-1596v-1374">
          <text:p/>
        </draw:connector>
        <draw:custom-shape draw:style-name="uno_20_service" draw:id="id469"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7" draw:start-glue-point="0" draw:end-shape="id469" svg:d="m35646 37929v-1141h-262v-1141">
          <text:p/>
        </draw:connector>
        <draw:connector draw:style-name="data_20_member_20__28_pointer_29_" draw:layer="layout" svg:x1="46.453cm" svg:y1="39.305cm" svg:x2="52.168cm" svg:y2="41.282cm" draw:start-shape="id464" draw:start-glue-point="1" draw:end-shape="id470" draw:end-glue-point="3" svg:d="m46453 39305h2857v1977h2858">
          <text:p>m_xStatusBarManager</text:p>
        </draw:connector>
        <draw:connector draw:style-name="data_20_member_20__28_pointer_29_" draw:layer="layout" svg:x1="55.147cm" svg:y1="41.282cm" svg:x2="58.668cm" svg:y2="39.307cm" draw:start-shape="id470" draw:start-glue-point="1" draw:end-shape="id462"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1"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2"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1" draw:start-glue-point="0" draw:end-shape="id472"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3"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4"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3" draw:start-glue-point="4" draw:end-shape="id474" svg:d="m8191 9538v-1140h-1103v-1141">
          <text:p/>
        </draw:connector>
        <draw:custom-shape draw:style-name="uno_20_service" draw:id="id475"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3" draw:start-glue-point="5" draw:end-shape="id475" svg:d="m9511 9538v-1166h3628v-1166">
          <text:p/>
        </draw:connector>
      </draw:page>
      <draw:page draw:name="oox" draw:style-name="dp1" draw:master-page-name="Default">
        <office:forms form:automatic-focus="false" form:apply-design-mode="false"/>
        <draw:rect draw:style-name="class" draw:text-style-name="P2" draw:id="id476" draw:layer="layout" svg:width="3.511cm" svg:height="0.508cm" svg:x="5.233cm" svg:y="42.48cm">
          <text:p text:style-name="P2">OoxWorkbookFragment</text:p>
        </draw:rect>
        <draw:rect draw:style-name="class" draw:text-style-name="P2" draw:id="id477"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76" draw:start-glue-point="0" draw:end-shape="id477" draw:end-glue-point="6" svg:d="m6988 42480v-1360h333v-1360">
          <text:p/>
        </draw:connector>
        <draw:rect draw:style-name="class" draw:id="id479" draw:layer="layout" svg:width="3.27cm" svg:height="0.688cm" svg:x="13.807cm" svg:y="12.436cm">
          <draw:glue-point draw:id="4" svg:x="2.523cm" svg:y="5.003cm"/>
          <text:p text:style-name="P2">FragmentHandler</text:p>
        </draw:rect>
        <draw:rect draw:style-name="class" draw:id="id478" draw:layer="layout" svg:width="2.857cm" svg:height="0.98cm" svg:x="8.597cm" svg:y="29.674cm">
          <draw:glue-point draw:id="4" svg:x="3.801cm" svg:y="5cm" draw:escape-direction="up"/>
          <text:p text:style-name="P2">ContextHelper</text:p>
        </draw:rect>
        <draw:rect draw:style-name="class" draw:id="id480"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88.532cm" svg:x="1.791cm" svg:y="10.556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77" draw:start-glue-point="0" draw:end-shape="id478" draw:end-glue-point="2" svg:d="m9087 38744v-7254h938v-836">
          <text:p/>
        </draw:connector>
        <draw:connector draw:style-name="inheritance_20__28_public_29_" draw:layer="layout" draw:line-skew="-7.213cm" svg:x1="8.014cm" svg:y1="38.744cm" svg:x2="15.442cm" svg:y2="13.124cm" draw:start-shape="id477" draw:start-glue-point="4" draw:end-shape="id479" svg:d="m8014 38744v-20023h7428v-5597">
          <text:p/>
        </draw:connector>
        <draw:connector draw:style-name="inheritance_20__28_public_29_" draw:layer="layout" draw:line-skew="-1.686cm" svg:x1="10.158cm" svg:y1="38.744cm" svg:x2="12.912cm" svg:y2="31.642cm" draw:start-shape="id477" draw:start-glue-point="5" draw:end-shape="id480" draw:end-glue-point="8" svg:d="m10158 38744v-5236h2754v-1866">
          <text:p/>
        </draw:connector>
        <draw:rect draw:style-name="namespace" draw:layer="layout" svg:width="11.388cm" svg:height="9.617cm" svg:x="116.674cm" svg:y="32.76cm">
          <text:p text:style-name="P2">ppt</text:p>
        </draw:rect>
        <draw:rect draw:style-name="class" draw:id="id481" draw:layer="layout" svg:width="3.519cm" svg:height="1.138cm" svg:x="105.51cm" svg:y="32.977cm">
          <text:p text:style-name="P2">Transform2DContext</text:p>
        </draw:rect>
        <draw:rect draw:style-name="class" draw:text-style-name="P2" draw:id="id482" draw:layer="layout" svg:width="7.01cm" svg:height="1.321cm" svg:x="25.205cm" svg:y="12.436cm">
          <draw:glue-point draw:id="4" svg:x="-4.301cm" svg:y="5cm"/>
          <draw:glue-point draw:id="5" svg:x="-1.978cm" svg:y="5.003cm"/>
          <text:p text:style-name="P2">Context</text:p>
        </draw:rect>
        <draw:connector draw:style-name="inheritance_20__28_public_29_" draw:layer="layout" svg:x1="107.269cm" svg:y1="32.977cm" svg:x2="28.71cm" svg:y2="13.757cm" draw:start-shape="id481" draw:start-glue-point="0" draw:end-shape="id482" draw:end-glue-point="2" svg:d="m107269 32977v-9610h-78559v-9610">
          <text:p/>
        </draw:connector>
        <draw:rect draw:style-name="class" draw:text-style-name="P2" draw:id="id483"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324cm" svg:y2="13.756cm" draw:start-shape="id483" draw:start-glue-point="4" draw:end-shape="id482" draw:end-glue-point="5" svg:d="m28740 35238v-10740h-1416v-10742">
          <text:p/>
        </draw:connector>
        <draw:connector draw:style-name="inheritance_20__28_public_29_" draw:layer="layout" draw:line-skew="3.343cm" svg:x1="27.403cm" svg:y1="35.238cm" svg:x2="11.11cm" svg:y2="30.654cm" draw:start-shape="id483" draw:start-glue-point="5" draw:end-shape="id478" draw:end-glue-point="4" svg:d="m27403 35238v-2722h-16293v-1862">
          <text:p/>
        </draw:connector>
        <draw:connector draw:style-name="inheritance_20__28_public_29_" draw:layer="layout" svg:x1="28.071cm" svg:y1="35.238cm" svg:x2="21.199cm" svg:y2="31.642cm" draw:start-shape="id483" draw:start-glue-point="0" draw:end-shape="id480" draw:end-glue-point="7" svg:d="m28071 35238v-1797h-6872v-1799">
          <text:p/>
        </draw:connector>
        <draw:rect draw:style-name="class" draw:id="id484"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4" draw:start-glue-point="0" draw:end-shape="id483" draw:end-glue-point="2" svg:d="m27128 38419v-1602h943v-816">
          <text:p/>
        </draw:connector>
        <draw:rect draw:style-name="uno_20_interface" draw:id="id485"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79" draw:start-glue-point="0" draw:end-shape="id485" draw:end-glue-point="2" svg:d="m15442 12436v-1794h-5070v-1795">
          <text:p/>
        </draw:connector>
        <draw:rect draw:style-name="uno_20_interface" draw:id="id486"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71cm" svg:y1="12.436cm" svg:x2="14.878cm" svg:y2="5.39cm" draw:start-shape="id482" draw:start-glue-point="0" draw:end-shape="id486" draw:end-glue-point="4" svg:d="m28710 12436v-3523h-13832v-3523">
          <text:p/>
        </draw:connector>
        <draw:rect draw:style-name="class" draw:text-style-name="P2" draw:id="id488" draw:layer="layout" svg:width="4.063cm" svg:height="0.508cm" svg:x="12.848cm" svg:y="42.48cm">
          <text:p text:style-name="P2">OoxSharedStringsFragment</text:p>
        </draw:rect>
        <draw:rect draw:style-name="class" draw:text-style-name="P2" draw:id="id489" draw:layer="layout" svg:width="3.079cm" svg:height="0.508cm" svg:x="17.103cm" svg:y="42.48cm">
          <text:p text:style-name="P2">OoxStylesFragment</text:p>
        </draw:rect>
        <draw:rect draw:style-name="class" draw:text-style-name="P2" draw:id="id487" draw:layer="layout" svg:width="3.688cm" svg:height="0.508cm" svg:x="8.944cm" svg:y="42.48cm">
          <text:p text:style-name="P2">OoxWorksheetFragment</text:p>
        </draw:rect>
        <draw:connector draw:style-name="inheritance_20__28_public_29_" draw:layer="layout" svg:x1="10.788cm" svg:y1="42.48cm" svg:x2="7.931cm" svg:y2="39.76cm" draw:start-shape="id487" draw:start-glue-point="0" draw:end-shape="id477" draw:end-glue-point="7" svg:d="m10788 42480v-1360h-2857v-1360">
          <text:p/>
        </draw:connector>
        <draw:connector draw:style-name="inheritance_20__28_public_29_" draw:layer="layout" svg:x1="14.879cm" svg:y1="42.48cm" svg:x2="9.734cm" svg:y2="39.76cm" draw:start-shape="id488" draw:end-shape="id477" draw:end-glue-point="8" svg:d="m14879 42480v-1360h-5145v-1360">
          <text:p/>
        </draw:connector>
        <draw:connector draw:style-name="inheritance_20__28_public_29_" draw:layer="layout" svg:x1="18.642cm" svg:y1="42.48cm" svg:x2="10.466cm" svg:y2="39.76cm" draw:start-shape="id489" draw:start-glue-point="0" draw:end-shape="id477" draw:end-glue-point="9" svg:d="m18642 42480v-1360h-8176v-1360">
          <text:p/>
        </draw:connector>
        <draw:connector draw:style-name="inheritance_20__28_public_29_" draw:layer="layout" svg:x1="10.372cm" svg:y1="7.815cm" svg:x2="11.218cm" svg:y2="5.39cm" draw:start-shape="id485" draw:start-glue-point="0" draw:end-shape="id486" draw:end-glue-point="5" svg:d="m10372 7815v-1212h846v-1213">
          <text:p/>
        </draw:connector>
        <draw:rect draw:style-name="class" draw:id="id490"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0" draw:start-glue-point="0" draw:end-shape="id485" draw:end-glue-point="5" svg:d="m8496 12721v-1500h-557v-2374">
          <text:p/>
        </draw:connector>
        <draw:rect draw:style-name="class" draw:id="id492"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1"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3"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1" draw:start-glue-point="0" draw:end-shape="id492" draw:end-glue-point="4" svg:d="m20044 29353v-4346h-1712v-3579">
          <text:p/>
        </draw:connector>
        <draw:connector draw:style-name="inheritance_20__28_public_29_" draw:layer="layout" svg:x1="119.41cm" svg:y1="33.513cm" svg:x2="19.8cm" svg:y2="21.428cm" draw:start-shape="id493" draw:start-glue-point="0" draw:end-shape="id492" draw:end-glue-point="5" svg:d="m119410 33513v-6042h-99610v-6043">
          <text:p/>
        </draw:connector>
        <draw:rect draw:style-name="uno_20_interface" draw:id="id495" draw:layer="layout" svg:width="5.397cm" svg:height="1.032cm" svg:x="17.33cm" svg:y="6.086cm">
          <draw:glue-point draw:id="4" svg:x="2.473cm" svg:y="5cm"/>
          <draw:glue-point draw:id="5" svg:x="-2.931cm" svg:y="5cm"/>
          <text:p text:style-name="P2">com.sun.star.document.XImporter</text:p>
        </draw:rect>
        <draw:rect draw:style-name="uno_20_interface" draw:id="id496" draw:layer="layout" svg:width="5.397cm" svg:height="1.032cm" svg:x="23.31cm" svg:y="6.086cm">
          <draw:glue-point draw:id="4" svg:x="2.473cm" svg:y="5cm"/>
          <draw:glue-point draw:id="5" svg:x="-2.931cm" svg:y="5cm"/>
          <text:p text:style-name="P2">com.sun.star.document.XFilter</text:p>
        </draw:rect>
        <draw:connector draw:style-name="inheritance_20__28_public_29_" draw:layer="layout" svg:x1="20.296cm" svg:y1="19.037cm" svg:x2="20.028cm" svg:y2="7.118cm" draw:start-shape="id494" draw:start-glue-point="6" draw:end-shape="id495" draw:end-glue-point="2" svg:d="m20296 19037v-5959h-268v-5960">
          <text:p/>
        </draw:connector>
        <draw:connector draw:style-name="inheritance_20__28_public_29_" draw:layer="layout" draw:line-skew="-3.731cm" svg:x1="21.89cm" svg:y1="19.037cm" svg:x2="26.008cm" svg:y2="7.118cm" draw:start-shape="id494" draw:start-glue-point="7" draw:end-shape="id496" draw:end-glue-point="2" svg:d="m21890 19037v-9690h4118v-2229">
          <text:p/>
        </draw:connector>
        <draw:rect draw:style-name="class" draw:text-style-name="P2" draw:id="id497" draw:layer="layout" svg:width="4.343cm" svg:height="1.143cm" svg:x="100.558cm" svg:y="32.977cm">
          <text:p text:style-name="P2">ThemeFragmentHandler</text:p>
        </draw:rect>
        <draw:connector draw:style-name="inheritance_20__28_public_29_" draw:layer="layout" svg:x1="102.729cm" svg:y1="32.977cm" svg:x2="16.267cm" svg:y2="13.124cm" draw:start-shape="id497" draw:start-glue-point="0" draw:end-shape="id479"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0.671cm" svg:y="12.308cm">
          <text:p text:style-name="P2">AttributeList</text:p>
        </draw:rect>
        <draw:custom-shape draw:style-name="gr15" draw:id="id498"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5" draw:id="id499"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5" draw:id="id500"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98" draw:start-glue-point="0" draw:end-shape="id480" draw:end-glue-point="5" svg:d="m11749 35490v-1577h2117v-2271">
          <text:p/>
        </draw:connector>
        <draw:connector draw:style-name="inheritance_20__28_public_29_" draw:layer="layout" svg:x1="14.788cm" svg:y1="35.49cm" svg:x2="14.87cm" svg:y2="31.642cm" draw:start-shape="id499" draw:start-glue-point="0" draw:end-shape="id480" draw:end-glue-point="9" svg:d="m14788 35490v-1924h82v-1924">
          <text:p/>
        </draw:connector>
        <draw:connector draw:style-name="inheritance_20__28_public_29_" draw:layer="layout" draw:line-skew="1.106cm" svg:x1="18.207cm" svg:y1="35.49cm" svg:x2="15.952cm" svg:y2="31.642cm" draw:start-shape="id500" draw:start-glue-point="0" draw:end-shape="id480"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4"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2" draw:start-glue-point="0" draw:end-shape="id494" draw:end-glue-point="4" svg:d="m19029 20830v-579h1302v-580">
          <text:p/>
        </draw:connector>
        <draw:rect draw:style-name="class" draw:id="id501"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1" draw:start-glue-point="0" draw:end-shape="id494" draw:end-glue-point="5" svg:d="m23185 20798v-563h-1329v-564">
          <text:p/>
        </draw:connector>
        <draw:rect draw:style-name="class" draw:text-style-name="P2" draw:id="id502" draw:layer="layout" svg:width="2.692cm" svg:height="0.711cm" svg:x="22.216cm" svg:y="29.353cm">
          <text:p text:style-name="P2">ExcelBiffFilter</text:p>
        </draw:rect>
        <draw:connector draw:style-name="inheritance_20__28_public_29_" draw:layer="layout" svg:x1="23.562cm" svg:y1="29.353cm" svg:x2="23.185cm" svg:y2="21.46cm" draw:start-shape="id502" draw:start-glue-point="0" draw:end-shape="id501" draw:end-glue-point="2" svg:d="m23562 29353v-3946h-377v-3947">
          <text:p/>
        </draw:connector>
        <draw:rect draw:style-name="class" draw:id="id505" draw:layer="layout" svg:width="2.169cm" svg:height="0.733cm" svg:x="33.474cm" svg:y="12.467cm">
          <text:p text:style-name="P2">StorageBase</text:p>
        </draw:rect>
        <draw:rect draw:style-name="class" draw:text-style-name="P2" draw:id="id503" draw:layer="layout" svg:width="2.642cm" svg:height="0.686cm" svg:x="20.081cm" svg:y="35.49cm">
          <text:p text:style-name="P2">SheetInfoBuffer</text:p>
        </draw:rect>
        <draw:connector draw:style-name="inheritance_20__28_public_29_" draw:layer="layout" svg:x1="21.402cm" svg:y1="35.49cm" svg:x2="16.688cm" svg:y2="31.642cm" draw:start-shape="id503" draw:end-shape="id480" draw:end-glue-point="10" svg:d="m21402 35490v-1923h-4714v-1925">
          <text:p/>
        </draw:connector>
        <draw:custom-shape draw:style-name="gr1" draw:text-style-name="P1" draw:id="id504" draw:layer="layout" svg:width="2.191cm" svg:height="0.802cm" svg:x="33.551cm" svg:y="14.257cm">
          <text:p text:style-name="P3">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504" draw:start-glue-point="0" draw:end-shape="id505" draw:end-glue-point="2" svg:d="m34646 14257v-528h-88v-529">
          <text:p/>
        </draw:connector>
        <draw:custom-shape draw:style-name="gr1" draw:text-style-name="P1" draw:id="id506" draw:layer="layout" svg:width="3.085cm" svg:height="0.725cm" svg:x="23.844cm" svg:y="19.076cm">
          <text:p text:style-name="P3">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494" draw:start-glue-point="1" draw:end-shape="id506" draw:end-glue-point="3" svg:d="m22624 19354h610v84h610">
          <text:p/>
        </draw:connector>
        <draw:rect draw:style-name="class" draw:text-style-name="P2" draw:id="id507" draw:layer="layout" svg:width="2.302cm" svg:height="0.686cm" svg:x="23.103cm" svg:y="35.46cm">
          <text:p text:style-name="P2">ExtRefBuffer</text:p>
        </draw:rect>
        <draw:connector draw:style-name="inheritance_20__28_public_29_" draw:layer="layout" svg:x1="24.254cm" svg:y1="35.46cm" svg:x2="17.622cm" svg:y2="31.642cm" draw:start-shape="id507" draw:end-shape="id480" draw:end-glue-point="11" svg:d="m24254 35460v-1908h-6632v-1910">
          <text:p/>
        </draw:connector>
        <draw:custom-shape draw:style-name="gr3" draw:id="id508" draw:layer="layout" svg:width="2.358cm" svg:height="0.855cm" svg:x="36.519cm" svg:y="12.182cm">
          <text:p text:style-name="P2">FilterDetect</text:p>
          <draw:enhanced-geometry svg:viewBox="0 0 21600 21600" draw:type="rectangle" draw:enhanced-path="M 0 0 L 21600 0 21600 21600 0 21600 0 0 Z N"/>
        </draw:custom-shape>
        <draw:custom-shape draw:style-name="gr2" draw:id="id509" draw:layer="layout" svg:width="7.698cm" svg:height="0.933cm" svg:x="33.641cm" svg:y="8.735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508" draw:start-glue-point="0" draw:end-shape="id509" draw:end-glue-point="2" svg:d="m37698 12182v-1258h-208v-1256">
          <text:p/>
        </draw:connector>
        <draw:rect draw:style-name="class" draw:id="id510"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2" draw:start-glue-point="3" draw:end-shape="id510" draw:end-glue-point="1" svg:d="m17519 21129h-993v22h-994">
          <text:p/>
        </draw:connector>
        <draw:custom-shape draw:style-name="gr1" draw:text-style-name="P1" draw:id="id511"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2"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1" draw:start-glue-point="0" draw:end-shape="id512" svg:d="m3828 20217v-5079h437v-5078">
          <text:p/>
        </draw:connector>
        <draw:connector draw:style-name="data_20_member_20__28_pointer_29_" draw:layer="layout" svg:x1="12.512cm" svg:y1="21.151cm" svg:x2="5.466cm" svg:y2="20.629cm" draw:start-shape="id510" draw:start-glue-point="3" draw:end-shape="id511" svg:d="m12512 21151h-3523v-522h-3523">
          <text:p/>
        </draw:connector>
        <draw:custom-shape draw:style-name="gr1" draw:text-style-name="P1" draw:id="id516"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3"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3" draw:start-glue-point="0" draw:end-shape="id514" draw:end-glue-point="2" svg:d="m42123 32964v-548h-9v-549">
          <text:p/>
        </draw:connector>
        <draw:custom-shape draw:style-name="gr1" draw:text-style-name="P1" draw:id="id515"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5" draw:start-glue-point="0" draw:end-shape="id516" draw:end-glue-point="2" svg:d="m38286 31139v-604h893v-604">
          <text:p/>
        </draw:connector>
        <draw:custom-shape draw:style-name="gr1" draw:text-style-name="P1" draw:id="id517"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7" draw:start-glue-point="0" draw:end-shape="id480" draw:end-glue-point="4" svg:d="m32036 37193v-2775h-8561v-2776">
          <text:p/>
        </draw:connector>
        <draw:custom-shape draw:style-name="gr1" draw:text-style-name="P1" draw:id="id521"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8"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19"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8" draw:start-glue-point="1" draw:end-shape="id519" draw:end-glue-point="3" svg:d="m43721 39984h1787">
          <text:p/>
        </draw:connector>
        <draw:custom-shape draw:style-name="gr5" draw:layer="layout" svg:width="2.514cm" svg:height="0.778cm" svg:x="46.183cm" svg:y="42.521cm">
          <text:p text:style-name="P2">FunctionInfo</text:p>
          <draw:enhanced-geometry svg:viewBox="0 0 21600 21600" draw:type="rectangle" draw:enhanced-path="M 0 0 L 21600 0 21600 21600 0 21600 0 0 Z N"/>
        </draw:custom-shape>
        <draw:custom-shape draw:style-name="gr5" draw:layer="layout" svg:width="2.254cm" svg:height="0.726cm" svg:x="49.087cm" svg:y="43.636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43.928cm" svg:y="44.206cm">
          <text:p text:style-name="P3">FuncInfoParamClassIterator</text:p>
          <draw:enhanced-geometry svg:viewBox="0 0 21600 21600" draw:type="rectangle" draw:enhanced-path="M 0 0 L 21600 0 21600 21600 0 21600 0 0 Z N"/>
        </draw:custom-shape>
        <draw:custom-shape draw:style-name="gr1" draw:text-style-name="P1" draw:id="id520"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7" draw:start-glue-point="1" draw:end-shape="id520" svg:d="m33254 37517h1100v934h1099">
          <text:p/>
        </draw:connector>
        <draw:connector draw:style-name="data_20_member" draw:layer="layout" svg:x1="38.459cm" svg:y1="39.487cm" svg:x2="40.74cm" svg:y2="39.984cm" draw:start-shape="id520" draw:start-glue-point="7" draw:end-shape="id518" svg:d="m38459 39487h1140v497h1141">
          <text:p/>
        </draw:connector>
        <draw:connector draw:style-name="local_20_usage_20__2f__20_return_20_type" draw:layer="layout" svg:x1="38.459cm" svg:y1="37.468cm" svg:x2="41.022cm" svg:y2="38.545cm" draw:start-shape="id520" draw:start-glue-point="4" draw:end-shape="id521"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2"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2" draw:start-glue-point="0" draw:end-shape="id520" draw:end-glue-point="2" svg:d="m36904 42313v-1192h52v-1192">
          <text:p/>
        </draw:connector>
        <draw:custom-shape draw:style-name="gr1" draw:text-style-name="P1" draw:id="id514"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4" draw:start-glue-point="0" draw:end-shape="id516" draw:end-glue-point="5" svg:d="m42114 31237v-653h-2150v-653">
          <text:p/>
        </draw:connector>
        <draw:custom-shape draw:style-name="gr1" draw:text-style-name="P1" draw:id="id523"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3" draw:start-glue-point="0" draw:end-shape="id513"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5"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4"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4" draw:start-glue-point="4" draw:end-shape="id525" draw:end-glue-point="3" svg:d="m31646 51239h2086v675h2087">
          <text:p/>
        </draw:connector>
        <draw:custom-shape draw:style-name="gr1" draw:text-style-name="P1" draw:id="id526"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7"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6" draw:start-glue-point="4" draw:end-shape="id527" draw:end-glue-point="3" svg:d="m29599 48336h1386v118h1387">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28" draw:start-glue-point="5" draw:end-shape="id529" draw:end-glue-point="3" svg:d="m20368 44472h2697v9135h2697">
          <text:p/>
        </draw:connector>
        <draw:connector draw:style-name="inheritance_20__28_public_29_" draw:layer="layout" svg:x1="29.991cm" svg:y1="52.285cm" svg:x2="39.427cm" svg:y2="50.574cm" draw:start-shape="id529" draw:start-glue-point="11" draw:end-shape="id530" draw:end-glue-point="2" svg:d="m29991 52285v-857h9436v-854">
          <text:p/>
        </draw:connector>
        <draw:custom-shape draw:style-name="gr1" draw:text-style-name="P1" draw:id="id531" draw:layer="layout" svg:width="2.197cm" svg:height="0.929cm" svg:x="5.579cm" svg:y="11.213cm">
          <text:p text:style-name="P3">UCBStorage</text:p>
          <draw:enhanced-geometry svg:viewBox="0 0 21600 21600" draw:type="rectangle" draw:enhanced-path="M 0 0 L 21600 0 21600 21600 0 21600 0 0 Z N"/>
        </draw:custom-shape>
        <draw:custom-shape draw:style-name="gr1" draw:text-style-name="P1" draw:id="id532" draw:layer="layout" svg:width="2.564cm" svg:height="1.211cm" svg:x="5.945cm" svg:y="8.283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33" draw:layer="layout" svg:width="2.564cm" svg:height="1.211cm" svg:x="6.818cm" svg:y="5.664cm">
          <text:p text:style-name="P3">StorageBase</text:p>
          <draw:enhanced-geometry svg:viewBox="0 0 21600 21600" draw:type="rectangle" draw:enhanced-path="M 0 0 L 21600 0 21600 21600 0 21600 0 0 Z N"/>
        </draw:custom-shape>
        <draw:custom-shape draw:style-name="class_20__28_external_20_module_29_" draw:id="id534" draw:layer="layout" svg:width="2.967cm" svg:height="0.65cm" svg:x="8.339cm" svg:y="1.522cm">
          <text:p text:style-name="P2">SvRefBase</text:p>
          <draw:enhanced-geometry svg:viewBox="0 0 21600 21600" draw:type="rectangle" draw:enhanced-path="M 0 0 L 21600 0 21600 21600 0 21600 0 0 Z N"/>
        </draw:custom-shape>
        <draw:connector draw:style-name="inheritance_20__28_public_29_" draw:layer="layout" svg:x1="6.677cm" svg:y1="11.213cm" svg:x2="6.622cm" svg:y2="9.492cm" draw:start-shape="id531" draw:start-glue-point="0" draw:end-shape="id532" draw:end-glue-point="4" svg:d="m6677 11213v-860h-55v-861">
          <text:p/>
        </draw:connector>
        <draw:connector draw:style-name="inheritance_20__28_public_29_" draw:layer="layout" svg:x1="7.227cm" svg:y1="8.283cm" svg:x2="8.1cm" svg:y2="6.875cm" draw:start-shape="id532" draw:start-glue-point="0" draw:end-shape="id533" svg:d="m7227 8283v-705h873v-703">
          <text:p/>
        </draw:connector>
        <draw:connector draw:style-name="inheritance_20__28_public_29_" draw:layer="layout" svg:x1="8.1cm" svg:y1="5.664cm" svg:x2="9.822cm" svg:y2="2.172cm" draw:start-shape="id533" draw:start-glue-point="0" draw:end-shape="id534" draw:end-glue-point="2" svg:d="m8100 5664v-1746h1722v-1746">
          <text:p/>
        </draw:connector>
        <draw:custom-shape draw:style-name="gr1" draw:text-style-name="P1" draw:id="id535" draw:layer="layout" svg:width="2.056cm" svg:height="0.958cm" svg:x="8.339cm" svg:y="11.242cm">
          <text:p text:style-name="P3">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535" draw:start-glue-point="0" draw:end-shape="id532" draw:end-glue-point="5" svg:d="m9367 11242v-874h-1536v-876">
          <text:p/>
        </draw:connector>
        <draw:custom-shape draw:style-name="gr3" draw:id="id536" draw:layer="layout" svg:width="2.254cm" svg:height="1.014cm" svg:x="12.001cm" svg:y="11.269cm">
          <text:p text:style-name="P2">SotStorage</text:p>
          <draw:enhanced-geometry svg:viewBox="0 0 21600 21600" draw:type="rectangle" draw:enhanced-path="M 0 0 L 21600 0 21600 21600 0 21600 0 0 Z N"/>
        </draw:custom-shape>
        <draw:custom-shape draw:style-name="gr3" draw:id="id537" draw:layer="layout" svg:width="2.64cm" svg:height="1.014cm" svg:x="12.03cm" svg:y="8.03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536" draw:start-glue-point="0" draw:end-shape="id537" draw:end-glue-point="4" svg:d="m13128 11269v-1112h-374v-1113">
          <text:p/>
        </draw:connector>
        <draw:custom-shape draw:style-name="gr3" draw:id="id538" draw:layer="layout" svg:width="2.986cm" svg:height="1.014cm" svg:x="14.791cm" svg:y="11.297cm">
          <text:p text:style-name="P2">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538" draw:start-glue-point="0" draw:end-shape="id537" draw:end-glue-point="5" svg:d="m16284 11297v-1126h-2347v-1127">
          <text:p/>
        </draw:connector>
        <draw:custom-shape draw:style-name="gr1" draw:text-style-name="P1" draw:id="id539" draw:layer="layout" svg:width="2.98cm" svg:height="2.928cm" svg:x="18.868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40"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539" draw:start-glue-point="4" draw:end-shape="id540" svg:d="m21848 6610h1180v11h1180">
          <text:p/>
        </draw:connector>
        <draw:custom-shape draw:style-name="gr1" draw:text-style-name="P1" draw:id="id541"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42"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41" draw:start-glue-point="0" draw:end-shape="id542" draw:end-glue-point="2" svg:d="m27084 20448v-881h752v-881">
          <text:p/>
        </draw:connector>
        <draw:custom-shape draw:style-name="gr1" draw:text-style-name="P1" draw:id="id545"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46"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43"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44"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43" draw:start-glue-point="5" draw:end-shape="id541" draw:end-glue-point="3" svg:d="m23323 13166h948v8578h947">
          <text:p/>
        </draw:connector>
        <draw:connector draw:style-name="data_20_member_20__28_pointer_29_" draw:layer="layout" svg:x1="23.325cm" svg:y1="12.57cm" svg:x2="27.63cm" svg:y2="10.092cm" draw:start-shape="id543" draw:start-glue-point="1" draw:end-shape="id544" draw:end-glue-point="5" svg:d="m23325 12570h2152v-2478h2153">
          <text:p/>
        </draw:connector>
        <draw:connector draw:style-name="data_20_member_20__28_pointer_29_" draw:layer="layout" svg:x1="21.848cm" svg:y1="8.164cm" svg:x2="27.63cm" svg:y2="8.994cm" draw:start-shape="id539" draw:start-glue-point="5" draw:end-shape="id544" draw:end-glue-point="4" svg:d="m21848 8164h2891v830h2891">
          <text:p/>
        </draw:connector>
        <draw:connector draw:style-name="data_20_member_20__28_pointer_29_" draw:layer="layout" draw:line-skew="-0.505cm" svg:x1="27.63cm" svg:y1="9.511cm" svg:x2="23.323cm" svg:y2="11.872cm" draw:start-shape="id544" draw:start-glue-point="3" draw:end-shape="id543" draw:end-glue-point="4" svg:d="m27630 9511h-2658v2361h-1649">
          <text:p/>
        </draw:connector>
        <draw:connector draw:style-name="data_20_member_20__28_multiple_20_pointers_29_" draw:layer="layout" svg:x1="28.95cm" svg:y1="21.744cm" svg:x2="32.293cm" svg:y2="22.056cm" draw:start-shape="id541" draw:start-glue-point="1" draw:end-shape="id545"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46" draw:start-glue-point="0" draw:end-shape="id545" svg:d="m32967 25192v-1361h907v-1361">
          <text:p/>
        </draw:connector>
        <draw:connector draw:style-name="local_20_usage_20__2f__20_return_20_type" draw:layer="layout" svg:x1="28.95cm" svg:y1="22.392cm" svg:x2="31.101cm" svg:y2="25.749cm" draw:start-shape="id541" draw:start-glue-point="4" draw:end-shape="id546" draw:end-glue-point="3" svg:d="m28950 22392h1076v3357h1075">
          <text:p/>
        </draw:connector>
        <draw:custom-shape draw:style-name="gr1" draw:text-style-name="P1" draw:id="id547"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29"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28"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54"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28" draw:start-glue-point="4" draw:end-shape="id547" draw:end-glue-point="3" svg:d="m20368 43016h894v-2158h894">
          <text:p/>
        </draw:connector>
        <draw:custom-shape draw:style-name="gr1" draw:text-style-name="P1" draw:id="id549"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48"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28" draw:start-glue-point="1" draw:end-shape="id548" draw:end-glue-point="6" svg:d="m20368 43684h4161v2175h4160">
          <text:p/>
        </draw:connector>
        <draw:connector draw:style-name="local_20_usage_20__2f__20_return_20_type" draw:layer="layout" svg:x1="27.521cm" svg:y1="47.274cm" svg:x2="28.689cm" svg:y2="46.119cm" draw:start-shape="id549" draw:start-glue-point="5" draw:end-shape="id548" svg:d="m27521 47274h584v-1155h584">
          <text:p/>
        </draw:connector>
        <draw:connector draw:style-name="data_20_member_20__28_pointer_29_" draw:layer="layout" svg:x1="20.368cm" svg:y1="44.093cm" svg:x2="25.085cm" svg:y2="47.313cm" draw:start-shape="id528" draw:start-glue-point="6" draw:end-shape="id549" draw:end-glue-point="6" svg:d="m20368 44093h2358v3220h2359">
          <text:p/>
        </draw:connector>
        <draw:custom-shape draw:style-name="gr1" draw:text-style-name="P1" draw:id="id550"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50" draw:start-glue-point="1" draw:end-shape="id549" draw:end-glue-point="3" svg:d="m19565 48323h2759v-532h2761">
          <text:p/>
        </draw:connector>
        <draw:custom-shape draw:style-name="gr1" draw:text-style-name="P1" draw:id="id551"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47" draw:start-glue-point="8" draw:end-shape="id551" draw:end-glue-point="3" svg:d="m25318 39144h387v-1165h1655">
          <text:p/>
        </draw:connector>
        <draw:custom-shape draw:style-name="gr1" draw:text-style-name="P1" draw:id="id552"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47" draw:start-glue-point="5" draw:end-shape="id552" draw:end-glue-point="3" svg:d="m25318 39612h723v-676h1319">
          <text:p/>
        </draw:connector>
        <draw:custom-shape draw:style-name="gr1" draw:text-style-name="P1" draw:id="id553"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47" draw:start-glue-point="6" draw:end-shape="id553" draw:end-glue-point="3" svg:d="m25318 40285h1021v-405h1021">
          <text:p/>
        </draw:connector>
        <draw:connector draw:style-name="data_20_member_20__28_pointer_29_" draw:layer="layout" svg:x1="25.318cm" svg:y1="40.858cm" svg:x2="27.36cm" svg:y2="40.863cm" draw:start-shape="id547" draw:start-glue-point="1" draw:end-shape="id554" draw:end-glue-point="3" svg:d="m25318 40858h1021v5h1021">
          <text:p/>
        </draw:connector>
        <draw:custom-shape draw:style-name="gr1" draw:text-style-name="P1" draw:id="id555"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47" draw:start-glue-point="9" draw:end-shape="id555" draw:end-glue-point="3" svg:d="m25318 41423h1021v423h1021">
          <text:p/>
        </draw:connector>
        <draw:custom-shape draw:style-name="gr1" draw:text-style-name="P1" draw:id="id556"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29" draw:start-glue-point="8" draw:end-shape="id556" draw:end-glue-point="2" svg:d="m26701 52283v-1069h2407v-1069">
          <text:p/>
        </draw:connector>
        <draw:custom-shape draw:style-name="gr1" draw:text-style-name="P1" draw:id="id557"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58"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57" draw:start-glue-point="4" draw:end-shape="id529" draw:end-glue-point="7" svg:d="m23304 58064h1231v-3786h1227">
          <text:p/>
        </draw:connector>
        <draw:connector draw:style-name="data_20_member_20__28_pointer_29_" draw:layer="layout" draw:line-skew="1.499cm" svg:x1="23.308cm" svg:y1="59.177cm" svg:x2="27.382cm" svg:y2="60.908cm" draw:start-shape="id557" draw:start-glue-point="5" draw:end-shape="id558"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56" draw:start-glue-point="3" draw:end-shape="id529" draw:end-glue-point="6" svg:d="m27527 49691h-2266v3267h501">
          <text:p/>
        </draw:connector>
        <draw:custom-shape draw:style-name="gr2" draw:id="id530"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59"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60"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59" draw:start-glue-point="0" draw:end-shape="id560" svg:d="m35902 54978v-596h974v-595">
          <text:p/>
        </draw:connector>
        <draw:connector draw:style-name="local_20_usage_20__2f__20_return_20_type" draw:layer="layout" svg:x1="30.847cm" svg:y1="53.607cm" svg:x2="33.362cm" svg:y2="55.38cm" draw:start-shape="id529" draw:start-glue-point="1" draw:end-shape="id559" draw:end-glue-point="3" svg:d="m30847 53607h1257v1773h1258">
          <text:p/>
        </draw:connector>
        <draw:custom-shape draw:style-name="gr1" draw:text-style-name="P1" draw:id="id561"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63"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56" draw:start-glue-point="1" draw:end-shape="id554" draw:end-glue-point="1" svg:d="m30689 49691h501v-8828h-1872">
          <text:p/>
        </draw:connector>
        <draw:connector draw:style-name="local_20_usage_20__2f__20_return_20_type" draw:layer="layout" svg:x1="17.854cm" svg:y1="43.684cm" svg:x2="15.426cm" svg:y2="42.551cm" draw:start-shape="id528" draw:start-glue-point="3" draw:end-shape="id561" svg:d="m17854 43684h-1214v-1133h-1214">
          <text:p/>
        </draw:connector>
        <draw:custom-shape draw:style-name="gr1" draw:text-style-name="P1" draw:id="id562"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62" draw:end-shape="id563" draw:end-glue-point="2" svg:d="m8455 47438v-895h65v-893">
          <text:p/>
        </draw:connector>
        <draw:connector draw:style-name="local_20_usage_20__2f__20_return_20_type" draw:layer="layout" svg:x1="17.854cm" svg:y1="44.403cm" svg:x2="10.088cm" svg:y2="45.222cm" draw:start-shape="id528" draw:start-glue-point="9" draw:end-shape="id563" draw:end-glue-point="1" svg:d="m17854 44403h-3883v819h-3883">
          <text:p/>
        </draw:connector>
        <draw:custom-shape draw:style-name="gr2" draw:id="id564"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63" draw:start-glue-point="0" draw:end-shape="id564" svg:d="m8520 44795v-899h-589v-898">
          <text:p/>
        </draw:connector>
        <draw:custom-shape draw:style-name="gr3" draw:layer="layout" svg:width="2.919cm" svg:height="0.91cm" svg:x="17.956cm" svg:y="16.088cm">
          <text:p text:style-name="P2">OStorageFactory</text:p>
          <draw:enhanced-geometry svg:viewBox="0 0 21600 21600" draw:type="rectangle" draw:enhanced-path="M 0 0 L 21600 0 21600 21600 0 21600 0 0 Z N"/>
        </draw:custom-shape>
        <draw:custom-shape draw:style-name="gr1" draw:text-style-name="P1" draw:id="id565"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66"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65" draw:start-glue-point="0" draw:end-shape="id566" draw:end-glue-point="2" svg:d="m35650 44391v-1014h3357v-1013">
          <text:p/>
        </draw:connector>
      </draw:page>
      <draw:page draw:name="sal" draw:style-name="dp1" draw:master-page-name="Default">
        <office:forms form:automatic-focus="false" form:apply-design-mode="false"/>
        <draw:custom-shape draw:style-name="gr17" draw:text-style-name="P1" draw:id="id567"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68"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69"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67" draw:start-glue-point="4" draw:end-shape="id568" draw:end-glue-point="3" svg:d="m8677 2340h1245v-423h1243">
          <text:p/>
        </draw:connector>
        <draw:connector draw:style-name="data_20_member" draw:layer="layout" svg:x1="8.677cm" svg:y1="2.79cm" svg:x2="11.087cm" svg:y2="3.321cm" draw:start-shape="id567" draw:start-glue-point="5" draw:end-shape="id569" draw:end-glue-point="3" svg:d="m8677 2790h1205v531h1205">
          <text:p/>
        </draw:connector>
        <draw:custom-shape draw:style-name="gr17" draw:text-style-name="P1" draw:id="id570"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71"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72"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70" draw:start-glue-point="4" draw:end-shape="id571" draw:end-glue-point="3" svg:d="m9287 8759h767v109h767">
          <text:p/>
        </draw:connector>
        <draw:connector draw:style-name="data_20_member" draw:layer="layout" svg:x1="9.287cm" svg:y1="9.127cm" svg:x2="10.741cm" svg:y2="12.007cm" draw:start-shape="id570" draw:start-glue-point="5" draw:end-shape="id572" draw:end-glue-point="3" svg:d="m9287 9127h727v2880h727">
          <text:p/>
        </draw:connector>
        <draw:custom-shape draw:style-name="function" draw:id="id573"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74"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75"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76"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71" draw:start-glue-point="4" draw:end-shape="id573" draw:end-glue-point="3" svg:d="m12991 8309h1064v-876h1560">
          <text:p/>
        </draw:connector>
        <draw:connector draw:style-name="data_20_member_20__28_pointer_29_" draw:layer="layout" svg:x1="12.991cm" svg:y1="8.679cm" svg:x2="15.615cm" svg:y2="8.421cm" draw:start-shape="id571" draw:start-glue-point="5" draw:end-shape="id574" draw:end-glue-point="3" svg:d="m12991 8679h1312v-258h1312">
          <text:p/>
        </draw:connector>
        <draw:connector draw:style-name="data_20_member_20__28_pointer_29_" draw:layer="layout" svg:x1="12.991cm" svg:y1="9.118cm" svg:x2="15.615cm" svg:y2="9.41cm" draw:start-shape="id571" draw:start-glue-point="6" draw:end-shape="id575" draw:end-glue-point="3" svg:d="m12991 9118h1312v292h1312">
          <text:p/>
        </draw:connector>
        <draw:connector draw:style-name="data_20_member_20__28_pointer_29_" draw:layer="layout" draw:line-skew="-0.301cm" svg:x1="12.991cm" svg:y1="9.453cm" svg:x2="15.615cm" svg:y2="10.398cm" draw:start-shape="id571" draw:start-glue-point="7" draw:end-shape="id576"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77"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78"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79"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77" draw:start-glue-point="4" draw:end-shape="id578" draw:end-glue-point="3" svg:d="m9393 16935h767v109h767">
          <text:p/>
        </draw:connector>
        <draw:connector draw:style-name="data_20_member" draw:layer="layout" svg:x1="9.393cm" svg:y1="17.303cm" svg:x2="10.847cm" svg:y2="20.183cm" draw:start-shape="id577" draw:start-glue-point="5" draw:end-shape="id579" draw:end-glue-point="3" svg:d="m9393 17303h727v2880h727">
          <text:p/>
        </draw:connector>
        <draw:custom-shape draw:style-name="function" draw:id="id580"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81"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82"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83"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78" draw:start-glue-point="4" draw:end-shape="id580" draw:end-glue-point="3" svg:d="m13097 16485h1064v-876h1560">
          <text:p/>
        </draw:connector>
        <draw:connector draw:style-name="data_20_member_20__28_pointer_29_" draw:layer="layout" svg:x1="13.097cm" svg:y1="16.855cm" svg:x2="15.721cm" svg:y2="16.597cm" draw:start-shape="id578" draw:start-glue-point="5" draw:end-shape="id581" draw:end-glue-point="3" svg:d="m13097 16855h1312v-258h1312">
          <text:p/>
        </draw:connector>
        <draw:connector draw:style-name="data_20_member_20__28_pointer_29_" draw:layer="layout" svg:x1="13.097cm" svg:y1="17.294cm" svg:x2="15.721cm" svg:y2="17.586cm" draw:start-shape="id578" draw:start-glue-point="6" draw:end-shape="id582" draw:end-glue-point="3" svg:d="m13097 17294h1312v292h1312">
          <text:p/>
        </draw:connector>
        <draw:connector draw:style-name="data_20_member_20__28_pointer_29_" draw:layer="layout" draw:line-skew="-0.301cm" svg:x1="13.097cm" svg:y1="17.629cm" svg:x2="15.721cm" svg:y2="18.574cm" draw:start-shape="id578" draw:start-glue-point="7" draw:end-shape="id583"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584"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585"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584" draw:start-glue-point="1" draw:end-shape="id585"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586"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585" draw:start-glue-point="4" draw:end-shape="id586" draw:end-glue-point="3" svg:d="m22540 30131h2475v323h2476">
          <text:p>maConverter</text:p>
        </draw:connector>
        <draw:custom-shape draw:style-name="typedef" draw:id="id587"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586" draw:start-glue-point="4" draw:end-shape="id587" draw:end-glue-point="3" svg:d="m30645 27569h920v-3481h3505">
          <text:p/>
        </draw:connector>
        <draw:custom-shape draw:style-name="function_20_pointer" draw:id="id588"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589"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590"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591"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592"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593"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594"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595"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586" draw:start-glue-point="5" draw:end-shape="id588" draw:end-glue-point="3" svg:d="m30645 28369h3169v-1290h2752">
          <text:p>mpConvertTextToUnicodeProc</text:p>
        </draw:connector>
        <draw:connector draw:style-name="data_20_member_20__28_pointer_29_" draw:layer="layout" draw:line-skew="2.033cm" svg:x1="30.645cm" svg:y1="29.127cm" svg:x2="36.566cm" svg:y2="28.451cm" draw:start-shape="id586" draw:start-glue-point="6" draw:end-shape="id589" draw:end-glue-point="3" svg:d="m30645 29127h4994v-676h927">
          <text:p/>
        </draw:connector>
        <draw:connector draw:style-name="data_20_member_20__28_pointer_29_" draw:layer="layout" svg:x1="30.645cm" svg:y1="29.823cm" svg:x2="36.566cm" svg:y2="29.822cm" draw:start-shape="id586" draw:start-glue-point="7" draw:end-shape="id590" draw:end-glue-point="3" svg:d="m30645 29823h2961v-1h2960">
          <text:p/>
        </draw:connector>
        <draw:connector draw:style-name="data_20_member_20__28_pointer_29_" draw:layer="layout" draw:line-skew="0.075cm" svg:x1="30.646cm" svg:y1="30.454cm" svg:x2="36.566cm" svg:y2="31.194cm" draw:start-shape="id586" draw:start-glue-point="1" draw:end-shape="id591" draw:end-glue-point="3" svg:d="m30646 30454h3035v740h2885">
          <text:p/>
        </draw:connector>
        <draw:connector draw:style-name="data_20_member_20__28_pointer_29_" draw:layer="layout" draw:line-skew="-0.454cm" svg:x1="30.645cm" svg:y1="31.197cm" svg:x2="36.566cm" svg:y2="32.565cm" draw:start-shape="id586" draw:start-glue-point="8" draw:end-shape="id592" draw:end-glue-point="3" svg:d="m30645 31197h2507v1368h3414">
          <text:p/>
        </draw:connector>
        <draw:connector draw:style-name="data_20_member_20__28_pointer_29_" draw:layer="layout" draw:line-skew="-1.115cm" svg:x1="30.645cm" svg:y1="31.937cm" svg:x2="36.566cm" svg:y2="33.937cm" draw:start-shape="id586" draw:start-glue-point="9" draw:end-shape="id593" draw:end-glue-point="3" svg:d="m30645 31937h1846v2000h4075">
          <text:p/>
        </draw:connector>
        <draw:connector draw:style-name="data_20_member_20__28_pointer_29_" draw:layer="layout" draw:line-skew="-1.724cm" svg:x1="30.645cm" svg:y1="32.735cm" svg:x2="36.566cm" svg:y2="35.308cm" draw:start-shape="id586" draw:start-glue-point="11" draw:end-shape="id594" draw:end-glue-point="3" svg:d="m30645 32735h1237v2573h4684">
          <text:p/>
        </draw:connector>
        <draw:connector draw:style-name="data_20_member_20__28_pointer_29_" draw:layer="layout" draw:line-skew="-2.306cm" svg:x1="30.645cm" svg:y1="33.411cm" svg:x2="36.566cm" svg:y2="36.68cm" draw:start-shape="id586" draw:start-glue-point="10" draw:end-shape="id595" draw:end-glue-point="3" svg:d="m30645 33411h655v3269h5266">
          <text:p/>
        </draw:connector>
        <draw:custom-shape draw:style-name="gr5" draw:id="id596"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587" draw:start-glue-point="1" draw:end-shape="id596" draw:end-glue-point="4" svg:d="m38810 24088h4116v-487h4117">
          <text:p/>
        </draw:connector>
        <draw:custom-shape draw:style-name="function" draw:id="id597"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588" draw:start-glue-point="1" draw:end-shape="id597" draw:end-glue-point="3" svg:d="m40958 27079h727v-40h728">
          <text:p/>
        </draw:connector>
        <draw:connector draw:style-name="local_20_usage_20__2f__20_return_20_type" draw:layer="layout" svg:x1="45.72cm" svg:y1="27.039cm" svg:x2="47.043cm" svg:y2="24.896cm" draw:start-shape="id597" draw:start-glue-point="1" draw:end-shape="id596"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598" draw:layer="layout" svg:width="4.868cm" svg:height="1.482cm" svg:x="4.63cm" svg:y="5.662cm">
          <text:p text:style-name="P2">FastAttributeList</text:p>
        </draw:rect>
        <draw:rect draw:style-name="uno_20_interface" draw:id="id599" draw:layer="layout" svg:width="6.297cm" svg:height="1.006cm" svg:x="3.254cm" svg:y="2.328cm">
          <text:p text:style-name="P2">com.sun.star.xml.sax.XFastAttributeList</text:p>
        </draw:rect>
        <draw:connector draw:style-name="inheritance_20__28_public_29_" draw:layer="layout" svg:x1="7.064cm" svg:y1="5.662cm" svg:x2="6.402cm" svg:y2="3.334cm" draw:start-shape="id598" draw:start-glue-point="0" draw:end-shape="id599" draw:end-glue-point="2" svg:d="m7064 5662v-1164h-662v-1164">
          <text:p/>
        </draw:connector>
        <draw:rect draw:style-name="class" draw:id="id600" draw:layer="layout" svg:width="4.868cm" svg:height="1.482cm" svg:x="13.098cm" svg:y="5.45cm">
          <text:p text:style-name="P2">FastSaxParser</text:p>
        </draw:rect>
        <draw:rect draw:style-name="uno_20_interface" draw:id="id601" draw:layer="layout" svg:width="6.297cm" svg:height="1.006cm" svg:x="11.589cm" svg:y="2.435cm">
          <text:p text:style-name="P2">com.sun.star.xml.sax.XFastParser</text:p>
        </draw:rect>
        <draw:connector draw:style-name="inheritance_20__28_public_29_" draw:layer="layout" svg:x1="15.532cm" svg:y1="5.45cm" svg:x2="14.737cm" svg:y2="3.441cm" draw:start-shape="id600" draw:start-glue-point="0" draw:end-shape="id601" draw:end-glue-point="2" svg:d="m15532 5450v-1004h-795v-1005">
          <text:p/>
        </draw:connector>
        <draw:custom-shape draw:style-name="gr1" draw:text-style-name="P1" draw:id="id602"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03"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02" draw:start-glue-point="1" draw:end-shape="id603" draw:end-glue-point="3" svg:d="m8648 23152h1284v1968h1283">
          <text:p text:style-name="P2">m_pImpl</text:p>
        </draw:connector>
        <draw:custom-shape draw:style-name="gr2" draw:id="id604"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02" draw:start-glue-point="4" draw:end-shape="id604" draw:end-glue-point="2" svg:d="m7825 22803v-1134h3327v-1133">
          <text:p/>
        </draw:connector>
        <draw:custom-shape draw:style-name="gr2" draw:id="id605"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03" draw:start-glue-point="4" draw:end-shape="id605" draw:end-glue-point="3" svg:d="m14629 23552h2791v-388h2791">
          <text:p text:style-name="P2">rDocumentHandler</text:p>
        </draw:connector>
        <draw:custom-shape draw:style-name="gr2" draw:id="id606"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03" draw:start-glue-point="5" draw:end-shape="id606" svg:d="m14629 24125h2816v62h2817">
          <text:p text:style-name="P2">rExtendedDocumentHandler</text:p>
        </draw:connector>
        <draw:custom-shape draw:style-name="gr2" draw:id="id607"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03" draw:start-glue-point="6" draw:end-shape="id607" svg:d="m14629 24624h2829v485h2829">
          <text:p text:style-name="P2">rAttrList</text:p>
        </draw:connector>
        <draw:custom-shape draw:style-name="gr2" draw:id="id608"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03" draw:start-glue-point="1" draw:end-shape="id608" draw:end-glue-point="3" svg:d="m14629 25120h2542v986h3215">
          <text:p text:style-name="P2">rDocumentLocator</text:p>
        </draw:connector>
        <draw:custom-shape draw:style-name="uno_20_service" draw:id="id609"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02" draw:start-glue-point="5" draw:end-shape="id609"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100.676cm" svg:y1="76.695cm" svg:x2="99.807cm" svg:y2="72.942cm" draw:start-shape="id610" draw:start-glue-point="0" draw:end-shape="id611" draw:end-glue-point="4" svg:d="m100676 76695v-497h-869v-3256">
          <text:p/>
        </draw:connector>
        <draw:connector draw:style-name="inheritance_20__28_public_29__20_2" draw:layer="layout" svg:x1="38.407cm" svg:y1="36.669cm" svg:x2="15.002cm" svg:y2="13.716cm" draw:start-shape="id612" draw:start-glue-point="0" draw:end-shape="id613" draw:end-glue-point="6" svg:d="m38407 36669v-11476h-23405v-11477">
          <text:p/>
        </draw:connector>
        <draw:rect draw:style-name="class" draw:text-style-name="P5" draw:id="id621"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17"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22"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35"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18" draw:layer="layout" svg:width="2.557cm" svg:height="0.733cm" svg:x="26.034cm" svg:y="32.224cm">
          <text:p text:style-name="P2"><text:span text:style-name="T3">ScDBFunc</text:span></text:p>
        </draw:rect>
        <draw:rect draw:style-name="class" draw:text-style-name="P6" draw:id="id623" draw:layer="layout" svg:width="2.436cm" svg:height="0.633cm" svg:x="19.589cm" svg:y="38.111cm">
          <text:p text:style-name="P2"><text:span text:style-name="T3">ScFormatShell</text:span></text:p>
        </draw:rect>
        <draw:rect draw:style-name="class" draw:id="id629"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2"><text:span text:style-name="T3">ScDocument</text:span></text:p>
        </draw:rect>
        <draw:rect draw:style-name="class" draw:text-style-name="P6" draw:id="id630" draw:layer="layout" svg:width="3.12cm" svg:height="2.454cm" svg:x="91.067cm" svg:y="61.589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39"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31" draw:layer="layout" svg:width="2.099cm" svg:height="2.436cm" svg:x="100.757cm" svg:y="64.513cm">
          <draw:glue-point draw:id="4" svg:x="5cm" svg:y="-2.873cm"/>
          <text:p text:style-name="P2"><text:span text:style-name="T3">ScColumn</text:span></text:p>
        </draw:rect>
        <draw:rect draw:style-name="struct" draw:text-style-name="P6" draw:id="id632" draw:layer="layout" svg:width="2.49cm" svg:height="0.673cm" svg:x="104.316cm" svg:y="66.411cm">
          <text:p text:style-name="P2"><text:span text:style-name="T3">ColEntry</text:span></text:p>
        </draw:rect>
        <draw:rect draw:style-name="class" draw:text-style-name="P6" draw:id="id625" draw:layer="layout" svg:width="3.12cm" svg:height="0.698cm" svg:x="106.135cm" svg:y="80.626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14"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633" draw:layer="layout" svg:width="1.769cm" svg:height="0.573cm" svg:x="112.503cm" svg:y="81.144cm">
          <text:p text:style-name="P2"><text:span text:style-name="T3">ScPostIt</text:span></text:p>
        </draw:rect>
        <draw:rect draw:style-name="class" draw:text-style-name="P6" draw:id="id783"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84" draw:layer="layout" svg:width="2.764cm" svg:height="0.523cm" svg:x="133.843cm" svg:y="85.21cm">
          <text:p text:style-name="P2"><text:span text:style-name="T3">ScDoubleToken</text:span></text:p>
        </draw:rect>
        <draw:rect draw:style-name="class" draw:text-style-name="P6" draw:id="id793" draw:layer="layout" svg:width="2.902cm" svg:height="0.62cm" svg:x="152.608cm" svg:y="84.684cm">
          <text:p text:style-name="P2"><text:span text:style-name="T3">ScSingleRefToken</text:span></text:p>
        </draw:rect>
        <draw:rect draw:style-name="class" draw:text-style-name="P6" draw:id="id782" draw:layer="layout" svg:width="3.273cm" svg:height="0.544cm" svg:x="131.717cm" svg:y="84.237cm">
          <text:p text:style-name="P2"><text:span text:style-name="T3">ScDoubleRefToken</text:span></text:p>
        </draw:rect>
        <draw:rect draw:style-name="class" draw:text-style-name="P6" draw:id="id790" draw:layer="layout" svg:width="2.65cm" svg:height="0.622cm" svg:x="144.658cm" svg:y="84.589cm">
          <text:p text:style-name="P2"><text:span text:style-name="T3">ScMatrixToken</text:span></text:p>
        </draw:rect>
        <draw:rect draw:style-name="class" draw:text-style-name="P6" draw:id="id791"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788" draw:layer="layout" svg:width="3.337cm" svg:height="0.58cm" svg:x="140.665cm" svg:y="84.939cm">
          <text:p text:style-name="P2"><text:span text:style-name="T3">ScJumpMatrixToken</text:span></text:p>
        </draw:rect>
        <draw:rect draw:style-name="class" draw:text-style-name="P6" draw:id="id786" draw:layer="layout" svg:width="2.251cm" svg:height="0.564cm" svg:x="137.471cm" svg:y="85.168cm">
          <text:p text:style-name="P2"><text:span text:style-name="T3">ScErrorToken</text:span></text:p>
        </draw:rect>
        <draw:rect draw:style-name="class_20__28_external_20_module_29_" draw:id="id619" draw:layer="layout" svg:width="2.528cm" svg:height="0.791cm" svg:x="33.397cm" svg:y="35.087cm">
          <text:p text:style-name="P2"><text:span text:style-name="T3">SfxViewShell</text:span></text:p>
        </draw:rect>
        <draw:rect draw:style-name="class" draw:text-style-name="P6" draw:id="id615" draw:layer="layout" svg:width="2.452cm" svg:height="0.594cm" svg:x="102.724cm" svg:y="84.641cm">
          <text:p text:style-name="P2"><text:span text:style-name="T3">ScInterpreter</text:span></text:p>
        </draw:rect>
        <draw:rect draw:style-name="class" draw:text-style-name="P6" draw:id="id616"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614" draw:start-glue-point="4" draw:end-shape="id615" draw:end-glue-point="1" svg:d="m107698 86272h-1261v-1334h-1261">
          <text:p/>
        </draw:connector>
        <draw:connector draw:style-name="local_20_usage_20__2f__20_return_20_type" draw:layer="layout" draw:line-skew="0.306cm" svg:x1="107.698cm" svg:y1="86.646cm" svg:x2="104.061cm" svg:y2="86.892cm" draw:start-shape="id614" draw:start-glue-point="5" draw:end-shape="id616" draw:end-glue-point="4" svg:d="m107698 86646h-1512v246h-2125">
          <text:p/>
        </draw:connector>
        <draw:rect draw:style-name="class" draw:text-style-name="P6" draw:id="id624"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26" draw:layer="layout" svg:width="1.965cm" svg:height="0.613cm" svg:x="100.712cm" svg:y="83.537cm">
          <text:p text:style-name="P2"><text:span text:style-name="T3">ScNoteCell</text:span></text:p>
        </draw:rect>
        <draw:rect draw:style-name="class" draw:text-style-name="P6" draw:id="id627" draw:layer="layout" svg:width="2.256cm" svg:height="0.593cm" svg:x="113.524cm" svg:y="83.107cm">
          <text:p text:style-name="P2"><text:span text:style-name="T3">ScStringCell</text:span></text:p>
        </draw:rect>
        <draw:rect draw:style-name="class" draw:text-style-name="P6" draw:id="id628" draw:layer="layout" svg:width="2.132cm" svg:height="0.617cm" svg:x="116.304cm" svg:y="83.11cm">
          <text:p text:style-name="P2"><text:span text:style-name="T3">ScValueCell</text:span></text:p>
        </draw:rect>
        <draw:rect draw:style-name="class_20__28_external_20_module_29_" draw:id="id667"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17" draw:start-glue-point="4" draw:end-shape="id618" draw:end-glue-point="2" svg:d="m32958 36530v-1787h-5646v-1786">
          <text:p/>
        </draw:connector>
        <draw:connector draw:style-name="inheritance_20__28_public_29_" draw:layer="layout" svg:x1="34.332cm" svg:y1="36.529cm" svg:x2="34.661cm" svg:y2="35.878cm" draw:start-shape="id617" draw:start-glue-point="13" draw:end-shape="id619" draw:end-glue-point="2" svg:d="m34332 36529v-325h329v-326">
          <text:p/>
        </draw:connector>
        <draw:connector draw:style-name="inheritance_20__28_public_29_" draw:layer="layout" svg:x1="27.312cm" svg:y1="32.224cm" svg:x2="23.454cm" svg:y2="30.009cm" draw:start-shape="id618" draw:start-glue-point="0" draw:end-shape="id620" draw:end-glue-point="2" svg:d="m27312 32224v-1107h-3858v-1108">
          <text:p/>
        </draw:connector>
        <draw:connector draw:style-name="inheritance_20__28_public_29_" draw:layer="layout" svg:x1="23.454cm" svg:y1="29.371cm" svg:x2="21.09cm" svg:y2="26.153cm" draw:start-shape="id620" draw:start-glue-point="0" draw:end-shape="id621" draw:end-glue-point="2" svg:d="m23454 29371v-1609h-2364v-1609">
          <text:p/>
        </draw:connector>
        <draw:connector draw:style-name="inheritance_20__28_public_29_" draw:layer="layout" svg:x1="20.527cm" svg:y1="42.595cm" svg:x2="20.807cm" svg:y2="38.744cm" draw:start-shape="id622" draw:start-glue-point="0" draw:end-shape="id623" draw:end-glue-point="2" svg:d="m20527 42595v-1925h280v-1926">
          <text:p/>
        </draw:connector>
        <draw:connector draw:style-name="inheritance_20__28_public_29_" draw:layer="layout" svg:x1="92.714cm" svg:y1="85.523cm" svg:x2="106.603cm" svg:y2="81.324cm" draw:start-shape="id624" draw:start-glue-point="0" draw:end-shape="id625" draw:end-glue-point="4" svg:d="m92714 85523v-2099h13889v-2100">
          <text:p/>
        </draw:connector>
        <draw:connector draw:style-name="inheritance_20__28_public_29_" draw:layer="layout" svg:x1="101.694cm" svg:y1="83.537cm" svg:x2="107.172cm" svg:y2="81.324cm" draw:start-shape="id626" draw:start-glue-point="0" draw:end-shape="id625" draw:end-glue-point="5" svg:d="m101694 83537v-1106h5478v-1107">
          <text:p/>
        </draw:connector>
        <draw:connector draw:style-name="inheritance_20__28_public_29_" draw:layer="layout" svg:x1="108.437cm" svg:y1="86.057cm" svg:x2="107.695cm" svg:y2="81.324cm" draw:start-shape="id614" draw:start-glue-point="6" draw:end-shape="id625" draw:end-glue-point="2" svg:d="m108437 86057v-2366h-742v-2367">
          <text:p/>
        </draw:connector>
        <draw:connector draw:style-name="inheritance_20__28_public_29_" draw:layer="layout" svg:x1="114.652cm" svg:y1="83.107cm" svg:x2="108.26cm" svg:y2="81.324cm" draw:start-shape="id627" draw:start-glue-point="0" draw:end-shape="id625" draw:end-glue-point="6" svg:d="m114652 83107v-891h-6392v-892">
          <text:p/>
        </draw:connector>
        <draw:connector draw:style-name="inheritance_20__28_public_29_" draw:layer="layout" svg:x1="117.37cm" svg:y1="83.11cm" svg:x2="108.782cm" svg:y2="81.324cm" draw:start-shape="id628" draw:start-glue-point="0" draw:end-shape="id625" draw:end-glue-point="7" svg:d="m117370 83110v-893h-8588v-893">
          <text:p/>
        </draw:connector>
        <draw:custom-shape draw:style-name="class_20__28_pimpl_29_" draw:text-style-name="P6" draw:id="id634"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91.067cm" svg:y2="62.176cm" draw:start-shape="id629" draw:start-glue-point="22" draw:end-shape="id630" draw:end-glue-point="4" svg:d="m81729 57406h4669v4770h4669">
          <text:p text:style-name="P2">pTab</text:p>
        </draw:connector>
        <draw:connector draw:style-name="data_20_member_20__28_pointer_29_" draw:layer="layout" svg:x1="94.187cm" svg:y1="62.125cm" svg:x2="100.757cm" svg:y2="65.731cm" draw:start-shape="id630" draw:start-glue-point="7" draw:end-shape="id631" draw:end-glue-point="3" svg:d="m94187 62125h3285v3606h3285">
          <text:p/>
        </draw:connector>
        <draw:connector draw:style-name="data_20_member_20__28_pointer_29_" draw:layer="layout" svg:x1="102.856cm" svg:y1="65.731cm" svg:x2="104.316cm" svg:y2="66.747cm" draw:start-shape="id631" draw:start-glue-point="1" draw:end-shape="id632" svg:d="m102856 65731h730v1016h730">
          <text:p/>
        </draw:connector>
        <draw:connector draw:style-name="data_20_member_20__28_pointer_29_" draw:layer="layout" svg:x1="106.806cm" svg:y1="66.747cm" svg:x2="107.695cm" svg:y2="80.626cm" draw:start-shape="id632" draw:start-glue-point="1" draw:end-shape="id625" svg:d="m106806 66747h889v13879">
          <text:p/>
        </draw:connector>
        <draw:connector draw:style-name="data_20_member_20__28_pointer_29_" draw:text-style-name="P2" draw:layer="layout" svg:x1="109.255cm" svg:y1="80.975cm" svg:x2="112.503cm" svg:y2="81.43cm" draw:start-shape="id625" draw:start-glue-point="1" draw:end-shape="id633" draw:end-glue-point="3" svg:d="m109255 80975h1624v455h1624">
          <text:p text:style-name="P2">GetNotePtr()</text:p>
        </draw:connector>
        <draw:connector draw:style-name="data_20_member_20__28_pointer_29_" draw:layer="layout" svg:x1="81.729cm" svg:y1="58.226cm" svg:x2="83.614cm" svg:y2="73.078cm" draw:start-shape="id629" draw:start-glue-point="15" draw:end-shape="id634" draw:end-glue-point="3" svg:d="m81729 58226h942v14852h943">
          <text:p/>
        </draw:connector>
        <draw:custom-shape draw:style-name="gr18" draw:text-style-name="P7" draw:id="id637"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23" draw:start-glue-point="1" draw:end-shape="id635" draw:end-glue-point="11" svg:d="m22025 38427h2504v3813h2504">
          <text:p text:style-name="P2">GetViewData()</text:p>
        </draw:connector>
        <draw:connector draw:style-name="data_20_member_20__28_pointer_29_" draw:text-style-name="P2" draw:layer="layout" svg:x1="29.873cm" svg:y1="48.329cm" svg:x2="76.183cm" svg:y2="52.268cm" draw:start-shape="id635" draw:start-glue-point="1" draw:end-shape="id629" draw:end-glue-point="7" svg:d="m29873 48329h23155v3939h23155">
          <text:p text:style-name="P2">GetDocument()</text:p>
        </draw:connector>
        <draw:connector draw:style-name="data_20_member_20__28_pointer_29_" draw:layer="layout" svg:x1="43.125cm" svg:y1="31.248cm" svg:x2="27.033cm" svg:y2="43.924cm" draw:start-shape="id636" draw:start-glue-point="10" draw:end-shape="id635" draw:end-glue-point="19" svg:d="m43125 31248h501v5367h-17095v7309h502">
          <text:p/>
        </draw:connector>
        <draw:custom-shape draw:style-name="gr20" draw:text-style-name="P6" draw:id="id642"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34" draw:start-glue-point="6" draw:end-shape="id637" draw:end-glue-point="3" svg:d="m86595 72504h634v-146h633">
          <text:p/>
        </draw:connector>
        <draw:connector draw:style-name="data_20_member_20__28_pointer_29_" draw:layer="layout" svg:x1="86.595cm" svg:y1="73.59cm" svg:x2="84.554cm" svg:y2="77.708cm" draw:start-shape="id634" draw:start-glue-point="7" draw:end-shape="id638"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35" draw:start-glue-point="6" draw:end-shape="id617" draw:end-glue-point="9" svg:d="m29872 45891h1220v-8995h1219">
          <text:p text:style-name="P2">GetViewShell()</text:p>
        </draw:connector>
        <draw:connector draw:style-name="data_20_member_20__28_pointer_29_" draw:layer="layout" svg:x1="35.07cm" svg:y1="38.856cm" svg:x2="19.2cm" svg:y2="42.752cm" draw:start-shape="id617" draw:start-glue-point="7" draw:end-shape="id622" draw:end-glue-point="4" svg:d="m35070 38856h502v2058h-16874v1838h502">
          <text:p/>
        </draw:connector>
        <draw:rect draw:style-name="class_20__28_external_20_module_29_" draw:id="id640" draw:layer="layout" svg:width="2.886cm" svg:height="0.724cm" svg:x="40.771cm" svg:y="49.394cm">
          <text:p text:style-name="P2"><text:span text:style-name="T3">SfxObjectShell</text:span></text:p>
        </draw:rect>
        <draw:rect draw:style-name="class_20__28_external_20_module_29_" draw:id="id641"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39" draw:start-glue-point="5" draw:end-shape="id640" draw:end-glue-point="2" svg:d="m40807 51522v-702h1407v-702">
          <text:p/>
        </draw:connector>
        <draw:connector draw:style-name="inheritance_20__28_public_29_" draw:layer="layout" svg:x1="39.61cm" svg:y1="51.522cm" svg:x2="38.871cm" svg:y2="49.857cm" draw:start-shape="id639" draw:start-glue-point="4" draw:end-shape="id641" draw:end-glue-point="2" svg:d="m39610 51522v-832h-739v-833">
          <text:p/>
        </draw:connector>
        <draw:custom-shape draw:style-name="gr18" draw:text-style-name="P7" draw:id="id638"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38" draw:start-glue-point="1" draw:end-shape="id642" draw:end-glue-point="3" svg:d="m88420 77708h1103v938h1102">
          <text:p/>
        </draw:connector>
        <draw:rect draw:style-name="class" draw:text-style-name="P6" draw:id="id645" draw:layer="layout" svg:width="2.444cm" svg:height="0.594cm" svg:x="115.008cm" svg:y="47.916cm">
          <text:p text:style-name="P2"><text:span text:style-name="T3">ScOutlineArray</text:span></text:p>
        </draw:rect>
        <draw:rect draw:style-name="class" draw:text-style-name="P6" draw:id="id643"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43" draw:start-glue-point="0" draw:end-shape="id644" draw:end-glue-point="4" svg:d="m120701 47875v-3026h-10210v-3027">
          <text:p/>
        </draw:connector>
        <draw:connector draw:style-name="data_20_member_20__28_multiple_20_pointers_29_" draw:layer="layout" svg:x1="117.452cm" svg:y1="48.213cm" svg:x2="119.19cm" svg:y2="48.218cm" draw:start-shape="id645" draw:start-glue-point="1" draw:end-shape="id643"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47"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46"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48"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46" draw:start-glue-point="0" draw:end-shape="id647" draw:end-glue-point="4" svg:d="m19843 76053v-617h1479v-617">
          <text:p/>
        </draw:connector>
        <draw:connector draw:style-name="inheritance_20__28_public_29_" draw:layer="layout" svg:x1="23.757cm" svg:y1="76.053cm" svg:x2="22.408cm" svg:y2="74.819cm" draw:start-shape="id648" draw:start-glue-point="0" draw:end-shape="id647" draw:end-glue-point="5" svg:d="m23757 76053v-617h-1349v-617">
          <text:p/>
        </draw:connector>
        <draw:custom-shape draw:style-name="gr1" draw:text-style-name="P1" draw:id="id649"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39" draw:start-glue-point="8" draw:end-shape="id649" draw:end-glue-point="3" svg:d="m41544 54867h1532v8613h1531">
          <text:p text:style-name="P2">ConvertTo()</text:p>
        </draw:connector>
        <draw:custom-shape draw:style-name="gr1" draw:text-style-name="P1" draw:id="id612"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13"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50"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51"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50" draw:start-glue-point="5" draw:end-shape="id651" draw:end-glue-point="2" svg:d="m147296 24256v-1828h2101v-1828">
          <text:p/>
        </draw:connector>
        <draw:custom-shape draw:style-name="class_20__28_external_20_module_29_" draw:id="id652"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50" draw:start-glue-point="4" draw:end-shape="id652" draw:end-glue-point="2" svg:d="m145717 24256v-1452h-299v-1451">
          <text:p/>
        </draw:connector>
        <draw:custom-shape draw:style-name="gr1" draw:text-style-name="P1" draw:id="id653" draw:layer="layout" svg:width="3.012cm" svg:height="1.238cm" svg:x="101.158cm" svg:y="26.698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data_20_member_20__28_pointer_29_" draw:layer="layout" draw:line-skew="-4.198cm" svg:x1="81.729cm" svg:y1="36.502cm" svg:x2="101.158cm" svg:y2="27.037cm" draw:start-shape="id629" draw:start-glue-point="8" draw:end-shape="id653" draw:end-glue-point="4" svg:d="m81729 36502h5517v-9465h13912">
          <text:p/>
        </draw:connector>
        <draw:custom-shape draw:style-name="gr1" draw:text-style-name="P1" draw:id="id654" draw:layer="layout" svg:width="3.162cm" svg:height="0.778cm" svg:x="88.904cm" svg:y="33.518cm">
          <text:p text:style-name="P3">ScNoteEditEngine</text:p>
          <draw:enhanced-geometry svg:viewBox="0 0 21600 21600" draw:type="rectangle" draw:enhanced-path="M 0 0 L 21600 0 21600 21600 0 21600 0 0 Z N"/>
        </draw:custom-shape>
        <draw:connector draw:style-name="data_20_member_20__28_pointer_29_" draw:layer="layout" draw:line-skew="2.907cm" svg:x1="81.729cm" svg:y1="37.557cm" svg:x2="88.904cm" svg:y2="33.907cm" draw:start-shape="id629" draw:start-glue-point="19" draw:end-shape="id654" draw:end-glue-point="3" svg:d="m81729 37557h6495v-3650h680">
          <text:p/>
        </draw:connector>
        <draw:custom-shape draw:style-name="class_20__28_external_20_module_29_" draw:id="id655"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29" draw:start-glue-point="18" draw:end-shape="id655" draw:end-glue-point="3" svg:d="m81729 39851h2622v457h2623">
          <text:p text:style-name="P2">pNoteItemPool</text:p>
        </draw:connector>
        <draw:connector draw:style-name="data_20_member" draw:layer="layout" svg:x1="22.26cm" svg:y1="24.436cm" svg:x2="28.829cm" svg:y2="26.375cm" draw:start-shape="id621" draw:start-glue-point="6" draw:end-shape="id656" draw:end-glue-point="3" svg:d="m22260 24436h3285v1939h3284">
          <text:p/>
        </draw:connector>
        <draw:connector draw:style-name="data_20_member_20__28_pointer_29_" draw:layer="layout" draw:line-skew="1.229cm" svg:x1="22.26cm" svg:y1="20.05cm" svg:x2="28.813cm" svg:y2="19.695cm" draw:start-shape="id621" draw:start-glue-point="4" draw:end-shape="id657" draw:end-glue-point="3" svg:d="m22260 20050h4506v-355h2047">
          <text:p/>
        </draw:connector>
        <draw:connector draw:style-name="data_20_member_20__28_multiple_20_pointers_29_" draw:layer="layout" draw:line-skew="-4.127cm" svg:x1="22.26cm" svg:y1="25.063cm" svg:x2="39.523cm" svg:y2="28.35cm" draw:start-shape="id621" draw:start-glue-point="7" draw:end-shape="id636" svg:d="m22260 25063h4505v3287h12758">
          <text:p/>
        </draw:connector>
        <draw:connector draw:style-name="gr23" draw:text-style-name="P2" draw:layer="layout" svg:x1="22.26cm" svg:y1="25.674cm" svg:x2="27.033cm" svg:y2="43.172cm" draw:start-shape="id621" draw:start-glue-point="11" draw:end-shape="id635"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58"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29" draw:start-glue-point="5" draw:end-shape="id658" draw:end-glue-point="3" svg:d="m81729 41027h1813v376h1813">
          <text:p/>
        </draw:connector>
        <draw:custom-shape draw:style-name="gr1" draw:text-style-name="P1" draw:id="id659"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4" draw:text-style-name="P2" draw:layer="layout" svg:x1="81.729cm" svg:y1="35.554cm" svg:x2="86.125cm" svg:y2="20.501cm" draw:start-shape="id629" draw:start-glue-point="20" draw:end-shape="id659" draw:end-glue-point="3" svg:d="m81729 35554h2198v-15053h2198">
          <text:p text:style-name="P2">xPoolHelper</text:p>
        </draw:connector>
        <draw:custom-shape draw:style-name="gr1" draw:text-style-name="P1" draw:id="id660"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29" draw:start-glue-point="16" draw:end-shape="id660" draw:end-glue-point="3" svg:d="m81729 42030h2693v451h2693">
          <text:p/>
        </draw:connector>
        <draw:custom-shape draw:style-name="gr1" draw:text-style-name="P1" draw:id="id661"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29" draw:start-glue-point="11" draw:end-shape="id661" draw:end-glue-point="3" svg:d="m81729 45140h1496v-196h1496">
          <text:p/>
        </draw:connector>
        <draw:custom-shape draw:style-name="gr1" draw:text-style-name="P3" draw:id="id662"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29" draw:start-glue-point="12" draw:end-shape="id662" draw:end-glue-point="3" svg:d="m81729 49238h1949v60h1949">
          <text:p/>
        </draw:connector>
        <draw:custom-shape draw:style-name="gr1" draw:text-style-name="P1" draw:id="id663"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64"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65"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29" draw:start-glue-point="4" draw:end-shape="id663" draw:end-glue-point="3" svg:d="m81729 51127h10289v-4231h10289">
          <text:p/>
        </draw:connector>
        <draw:connector draw:style-name="data_20_member_20__28_pointer_29_" draw:layer="layout" svg:x1="81.729cm" svg:y1="48.273cm" svg:x2="85.808cm" svg:y2="48.234cm" draw:start-shape="id629" draw:start-glue-point="25" draw:end-shape="id664" draw:end-glue-point="3" svg:d="m81729 48273h2039v-39h2040">
          <text:p/>
        </draw:connector>
        <draw:connector draw:style-name="data_20_member_20__28_pointer_29_" draw:layer="layout" svg:x1="81.729cm" svg:y1="46.231cm" svg:x2="85.283cm" svg:y2="46.098cm" draw:start-shape="id629" draw:start-glue-point="26" draw:end-shape="id665" draw:end-glue-point="3" svg:d="m81729 46231h1777v-133h1777">
          <text:p/>
        </draw:connector>
        <draw:custom-shape draw:style-name="gr3" draw:id="id666"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29" draw:start-glue-point="24" draw:end-shape="id666" draw:end-glue-point="3" svg:d="m81729 50172h2125v153h2125">
          <text:p/>
        </draw:connector>
        <draw:connector draw:style-name="inheritance_20__28_public_29_" draw:layer="layout" svg:x1="40.444cm" svg:y1="24.959cm" svg:x2="39.49cm" svg:y2="23.807cm" draw:start-shape="id636" draw:start-glue-point="4" draw:end-shape="id667" draw:end-glue-point="2" svg:d="m40444 24959v-576h-954v-576">
          <text:p/>
        </draw:connector>
        <draw:custom-shape draw:style-name="class_20__28_external_20_module_29_" draw:id="id668"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69"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36" draw:start-glue-point="0" draw:end-shape="id668" draw:end-glue-point="2" svg:d="m41324 24959v-1432h1225v-1378">
          <text:p/>
        </draw:connector>
        <draw:connector draw:style-name="inheritance_20__28_public_29_" draw:layer="layout" svg:x1="42.17cm" svg:y1="24.959cm" svg:x2="44.381cm" svg:y2="23.013cm" draw:start-shape="id636" draw:start-glue-point="5" draw:end-shape="id669" draw:end-glue-point="2" svg:d="m42170 24959v-973h2211v-973">
          <text:p/>
        </draw:connector>
        <draw:custom-shape draw:style-name="gr1" draw:text-style-name="P1" draw:id="id670"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36" draw:start-glue-point="1" draw:end-shape="id670"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23" draw:start-glue-point="0" draw:end-shape="id613" draw:end-glue-point="2" svg:d="m20807 38111v-9403h-4691v-14990">
          <text:p/>
        </draw:connector>
        <draw:custom-shape draw:style-name="gr1" draw:text-style-name="P1" draw:id="id671"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72"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71" draw:start-glue-point="4" draw:end-shape="id672" draw:end-glue-point="3" svg:d="m52038 28094h1332v-3541h1332">
          <text:p text:style-name="P2">DrawStrings()</text:p>
        </draw:connector>
        <draw:connector draw:style-name="gr11" draw:text-style-name="P2" draw:layer="layout" svg:x1="43.125cm" svg:y1="28.993cm" svg:x2="49.554cm" svg:y2="28.506cm" draw:start-shape="id636" draw:start-glue-point="12" draw:end-shape="id671" draw:end-glue-point="3" svg:d="m43125 28993h3215v-487h3214">
          <text:p text:style-name="P2">Draw()</text:p>
        </draw:connector>
        <draw:custom-shape draw:style-name="gr1" draw:text-style-name="P1" draw:id="id734"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73"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35" draw:start-glue-point="4" draw:end-shape="id673"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74"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75"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76"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74" draw:start-glue-point="5" draw:end-shape="id675" draw:end-glue-point="5" svg:d="m112284 49831v-8785h438v-8784">
          <text:p/>
        </draw:connector>
        <draw:connector draw:style-name="inheritance_20__28_public_29_" draw:layer="layout" svg:x1="111.379cm" svg:y1="49.831cm" svg:x2="110.342cm" svg:y2="48.353cm" draw:start-shape="id674" draw:start-glue-point="4" draw:end-shape="id676" draw:end-glue-point="5" svg:d="m111379 49831v-739h-1037v-739">
          <text:p/>
        </draw:connector>
        <draw:custom-shape draw:style-name="class_20__28_external_20_module_29_" draw:id="id677"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76" draw:start-glue-point="0" draw:end-shape="id677"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78"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78" draw:end-shape="id675" draw:end-glue-point="12" svg:d="m127684 46187v-6962h-9741v-6963">
          <text:p/>
        </draw:connector>
        <draw:custom-shape draw:style-name="gr1" draw:text-style-name="P1" draw:id="id680"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79" draw:start-glue-point="0" draw:end-shape="id675" draw:end-glue-point="4" svg:d="m107894 36700v-2219h3904v-2219">
          <text:p/>
        </draw:connector>
        <draw:custom-shape draw:style-name="gr1" draw:text-style-name="P1" draw:id="id644"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79"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44" draw:start-glue-point="0" draw:end-shape="id679" draw:end-glue-point="5" svg:d="m109640 41174v-1913h-810v-1913">
          <text:p/>
        </draw:connector>
        <draw:connector draw:style-name="inheritance_20__28_public_29_" draw:layer="layout" svg:x1="123.43cm" svg:y1="46.236cm" svg:x2="111.143cm" svg:y2="41.822cm" draw:start-shape="id680" draw:start-glue-point="0" draw:end-shape="id644" draw:end-glue-point="7" svg:d="m123430 46236v-2207h-12287v-2207">
          <text:p/>
        </draw:connector>
        <draw:custom-shape draw:style-name="gr3" draw:id="id681"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81" draw:start-glue-point="0" draw:end-shape="id644" draw:end-glue-point="5" svg:d="m106385 49165v-4422h2564v-2921">
          <text:p/>
        </draw:connector>
        <draw:connector draw:style-name="data_20_member_20__28_multiple_20_pointers_29_" draw:layer="layout" svg:x1="107.648cm" svg:y1="49.558cm" svg:x2="110.757cm" svg:y2="50.137cm" draw:start-shape="id681" draw:start-glue-point="1" draw:end-shape="id674" draw:end-glue-point="3" svg:d="m107648 49558h1554v579h1555">
          <text:p/>
        </draw:connector>
        <draw:connector draw:style-name="data_20_member_20__28_multiple_20_pointers_29_" draw:layer="layout" svg:x1="124.584cm" svg:y1="46.56cm" svg:x2="126.764cm" svg:y2="46.537cm" draw:start-shape="id680" draw:start-glue-point="1" draw:end-shape="id678" draw:end-glue-point="3" svg:d="m124584 46560h1090v-23h1090">
          <text:p/>
        </draw:connector>
        <draw:connector draw:style-name="data_20_member_20__28_pointer_29_" draw:layer="layout" svg:x1="81.729cm" svg:y1="51.994cm" svg:x2="105.123cm" svg:y2="49.558cm" draw:start-shape="id629" draw:start-glue-point="28" draw:end-shape="id681" draw:end-glue-point="3" svg:d="m81729 51994h11697v-2436h11697">
          <text:p/>
        </draw:connector>
        <draw:custom-shape draw:style-name="gr3" draw:id="id682"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82" draw:start-glue-point="0" draw:end-shape="id676" draw:end-glue-point="4" svg:d="m108658 51439v-1542h649v-1544">
          <text:p/>
        </draw:connector>
        <draw:custom-shape draw:style-name="gr5" draw:id="id683"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82" draw:start-glue-point="1" draw:end-shape="id683"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688" draw:layer="layout" svg:width="2.54cm" svg:height="0.674cm" svg:x="104.15cm" svg:y="64.682cm">
          <text:p text:style-name="P3">ScAttrArray</text:p>
          <draw:enhanced-geometry svg:viewBox="0 0 21600 21600" draw:type="rectangle" draw:enhanced-path="M 0 0 L 21600 0 21600 21600 0 21600 0 0 Z N"/>
        </draw:custom-shape>
        <draw:custom-shape draw:style-name="gr5" draw:text-style-name="P2" draw:id="id689" draw:layer="layout" svg:width="2.074cm" svg:height="0.751cm" svg:x="107.495cm" svg:y="64.735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686" draw:layer="layout" svg:width="2.177cm" svg:height="1.867cm" svg:x="111.198cm" svg:y="63.958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685" draw:layer="layout" svg:width="1.634cm" svg:height="0.881cm" svg:x="107.518cm" svg:y="62.974cm">
          <draw:glue-point draw:id="4" svg:x="4.997cm" svg:y="-3.617cm"/>
          <text:p text:style-name="P2">CellInfo</text:p>
          <draw:enhanced-geometry svg:viewBox="0 0 21600 21600" draw:type="rectangle" draw:enhanced-path="M 0 0 L 21600 0 21600 21600 0 21600 0 0 Z N"/>
        </draw:custom-shape>
        <draw:custom-shape draw:style-name="gr5" draw:id="id684" draw:layer="layout" svg:width="2.099cm" svg:height="0.83cm" svg:x="103.942cm" svg:y="63.103cm">
          <text:p text:style-name="P2">RowInfo</text:p>
          <draw:enhanced-geometry svg:viewBox="0 0 21600 21600" draw:type="rectangle" draw:enhanced-path="M 0 0 L 21600 0 21600 21600 0 21600 0 0 Z N"/>
        </draw:custom-shape>
        <draw:connector draw:style-name="data_20_member_20__28_multiple_29_" draw:layer="layout" svg:x1="106.041cm" svg:y1="63.518cm" svg:x2="107.518cm" svg:y2="63.414cm" draw:start-shape="id684" draw:start-glue-point="1" draw:end-shape="id685" svg:d="m106041 63518h738v-104h739">
          <text:p/>
        </draw:connector>
        <draw:connector draw:style-name="data_20_member_20__28_pointer_29_" draw:layer="layout" svg:x1="109.152cm" svg:y1="63.414cm" svg:x2="111.198cm" svg:y2="64.4cm" draw:start-shape="id685" draw:start-glue-point="1" draw:end-shape="id686" draw:end-glue-point="5" svg:d="m109152 63414h1023v986h1023">
          <text:p/>
        </draw:connector>
        <draw:custom-shape draw:style-name="gr5" draw:id="id687" draw:layer="layout" svg:width="2.099cm" svg:height="0.83cm" svg:x="100.289cm" svg:y="63.078cm">
          <text:p text:style-name="P2">ScTableInfo</text:p>
          <draw:enhanced-geometry svg:viewBox="0 0 21600 21600" draw:type="rectangle" draw:enhanced-path="M 0 0 L 21600 0 21600 21600 0 21600 0 0 Z N"/>
        </draw:custom-shape>
        <draw:connector draw:style-name="data_20_member_20__28_multiple_29_" draw:layer="layout" svg:x1="102.388cm" svg:y1="63.493cm" svg:x2="103.942cm" svg:y2="63.518cm" draw:start-shape="id687" draw:start-glue-point="1" draw:end-shape="id684" draw:end-glue-point="3" svg:d="m102388 63493h776v25h778">
          <text:p/>
        </draw:connector>
        <draw:connector draw:style-name="data_20_member_20__28_multiple_20_pointers_29_" draw:layer="layout" svg:x1="106.69cm" svg:y1="65.019cm" svg:x2="107.495cm" svg:y2="65.11cm" draw:start-shape="id688" draw:start-glue-point="1" draw:end-shape="id689" draw:end-glue-point="3" svg:d="m106690 65019h403v91h402">
          <text:p/>
        </draw:connector>
        <draw:connector draw:style-name="data_20_member_20__28_pointer_29_" draw:layer="layout" svg:x1="102.855cm" svg:y1="65.032cm" svg:x2="104.15cm" svg:y2="65.019cm" draw:start-shape="id631" draw:start-glue-point="4" draw:end-shape="id688" draw:end-glue-point="3" svg:d="m102855 65032h648v-13h647">
          <text:p/>
        </draw:connector>
        <draw:connector draw:style-name="data_20_member_20__28_pointer_29_" draw:layer="layout" svg:x1="109.569cm" svg:y1="65.11cm" svg:x2="111.198cm" svg:y2="65.383cm" draw:start-shape="id689" draw:start-glue-point="1" draw:end-shape="id686" draw:end-glue-point="4" svg:d="m109569 65110h814v273h815">
          <text:p/>
        </draw:connector>
        <draw:g>
          <draw:rect draw:style-name="class" draw:text-style-name="P6" draw:id="id656" draw:layer="layout" svg:width="3.531cm" svg:height="0.821cm" svg:x="28.829cm" svg:y="25.965cm">
            <text:p text:style-name="P2"><text:span text:style-name="T3">ScViewFunctionSet</text:span></text:p>
          </draw:rect>
          <draw:custom-shape draw:style-name="class_20__28_external_20_module_29_" draw:id="id690"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56" draw:start-glue-point="0" draw:end-shape="id690" draw:end-glue-point="2" svg:d="m30594 25965v-251h84v-252">
            <text:p/>
          </draw:connector>
        </draw:g>
        <draw:rect draw:style-name="class" draw:text-style-name="P6" draw:id="id691"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691" draw:start-glue-point="0" draw:end-shape="id644" draw:end-glue-point="2" svg:d="m109367 44633v-1405h273v-1406">
          <text:p/>
        </draw:connector>
        <draw:custom-shape draw:style-name="gr3" draw:id="id692"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693"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694"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692" draw:start-glue-point="0" draw:end-shape="id693" draw:end-glue-point="4" svg:d="m146181 28297v-764h1570v-766">
          <text:p/>
        </draw:connector>
        <draw:connector draw:style-name="inheritance_20__28_public_29_" draw:layer="layout" svg:x1="150.381cm" svg:y1="28.273cm" svg:x2="149.019cm" svg:y2="26.767cm" draw:start-shape="id694" draw:start-glue-point="0" draw:end-shape="id693"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9.09cm" svg:y="69.435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10" draw:layer="layout" svg:width="4.458cm" svg:height="0.618cm" svg:x="98.447cm" svg:y="76.695cm">
          <text:p text:style-name="P2">ScBitMaskCompressedArray</text:p>
          <draw:enhanced-geometry svg:viewBox="0 0 21600 21600" draw:type="rectangle" draw:enhanced-path="M 0 0 L 21600 0 21600 21600 0 21600 0 0 Z N"/>
        </draw:custom-shape>
        <draw:custom-shape draw:style-name="gr3" draw:id="id695" draw:layer="layout" svg:width="4.796cm" svg:height="0.619cm" svg:x="98.938cm" svg:y="75.095cm">
          <text:p text:style-name="P2">ScSummableCompressedArray</text:p>
          <draw:enhanced-geometry svg:viewBox="0 0 21600 21600" draw:type="rectangle" draw:enhanced-path="M 0 0 L 21600 0 21600 21600 0 21600 0 0 Z N"/>
        </draw:custom-shape>
        <draw:connector draw:style-name="gr25" draw:layer="layout" svg:x1="94.187cm" svg:y1="63.688cm" svg:x2="98.447cm" svg:y2="77.004cm" draw:start-shape="id630" draw:start-glue-point="6" draw:end-shape="id610" draw:end-glue-point="3" svg:d="m94187 63688h2130v13316h2130">
          <text:p>pRowFlags</text:p>
        </draw:connector>
        <draw:connector draw:style-name="data_20_member_20__28_pointer_29_" draw:layer="layout" svg:x1="94.187cm" svg:y1="63.225cm" svg:x2="98.938cm" svg:y2="75.404cm" draw:start-shape="id630" draw:start-glue-point="5" draw:end-shape="id695" draw:end-glue-point="3" svg:d="m94187 63225h2376v12179h2375">
          <text:p>pRowHeight</text:p>
        </draw:connector>
        <draw:custom-shape draw:style-name="gr3" draw:id="id611" draw:layer="layout" svg:width="3.292cm" svg:height="0.615cm" svg:x="98.821cm" svg:y="72.328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101.336cm" svg:y1="75.095cm" svg:x2="101.101cm" svg:y2="72.942cm" draw:start-shape="id695" draw:start-glue-point="0" draw:end-shape="id611" draw:end-glue-point="5" svg:d="m101336 75095v-1077h-235v-1076">
          <text:p/>
        </draw:connector>
        <draw:custom-shape draw:style-name="gr1" draw:text-style-name="P1" draw:id="id696" draw:layer="layout" svg:width="3.653cm" svg:height="0.571cm" svg:x="93.875cm" svg:y="34.74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875cm" svg:y2="35.025cm" draw:start-shape="id660" draw:start-glue-point="1" draw:end-shape="id696" draw:end-glue-point="3" svg:d="m91754 42481h1060v-7456h1061">
          <text:p/>
        </draw:connector>
        <draw:custom-shape draw:style-name="gr3" draw:layer="layout" svg:width="2.774cm" svg:height="0.659cm" svg:x="94.025cm" svg:y="35.837cm">
          <text:p text:style-name="P2">ScBulkBroadcast</text:p>
          <draw:enhanced-geometry svg:viewBox="0 0 21600 21600" draw:type="rectangle" draw:enhanced-path="M 0 0 L 21600 0 21600 21600 0 21600 0 0 Z N"/>
        </draw:custom-shape>
        <draw:custom-shape draw:style-name="gr3" draw:layer="layout" svg:width="3.524cm" svg:height="0.66cm" svg:x="94.657cm" svg:y="37.021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98.873cm" svg:y="36.139cm">
          <text:p text:style-name="P2">SvtBroadcaster</text:p>
          <draw:enhanced-geometry svg:viewBox="0 0 21600 21600" draw:type="rectangle" draw:enhanced-path="M 0 0 L 21600 0 21600 21600 0 21600 0 0 Z N"/>
        </draw:custom-shape>
        <draw:custom-shape draw:style-name="gr3" draw:layer="layout" svg:width="2.796cm" svg:height="0.682cm" svg:x="94.45cm" svg:y="38.149cm">
          <text:p text:style-name="P2">ScBroadcastArea</text:p>
          <draw:enhanced-geometry svg:viewBox="0 0 21600 21600" draw:type="rectangle" draw:enhanced-path="M 0 0 L 21600 0 21600 21600 0 21600 0 0 Z N"/>
        </draw:custom-shape>
        <draw:custom-shape draw:style-name="gr3" draw:id="id697" draw:layer="layout" svg:width="1.523cm" svg:height="0.683cm" svg:x="100.565cm" svg:y="34.909cm">
          <text:p text:style-name="P2">ScHint</text:p>
          <draw:enhanced-geometry svg:viewBox="0 0 21600 21600" draw:type="rectangle" draw:enhanced-path="M 0 0 L 21600 0 21600 21600 0 21600 0 0 Z N"/>
        </draw:custom-shape>
        <draw:custom-shape draw:style-name="class_20__28_external_20_module_29_" draw:id="id698" draw:layer="layout" svg:width="2.569cm" svg:height="0.636cm" svg:x="99.972cm" svg:y="33.791cm">
          <text:p text:style-name="P2">SfxSimpleHint</text:p>
          <draw:enhanced-geometry svg:viewBox="0 0 21600 21600" draw:type="rectangle" draw:enhanced-path="M 0 0 L 21600 0 21600 21600 0 21600 0 0 Z N"/>
        </draw:custom-shape>
        <draw:connector draw:style-name="inheritance_20__28_public_29_" draw:layer="layout" svg:x1="101.326cm" svg:y1="34.909cm" svg:x2="101.256cm" svg:y2="34.427cm" draw:start-shape="id697" draw:start-glue-point="0" draw:end-shape="id698" draw:end-glue-point="2" svg:d="m101326 34909v-241h-70v-241">
          <text:p/>
        </draw:connector>
        <draw:custom-shape draw:style-name="class_20__28_external_20_module_29_" draw:id="id699" draw:layer="layout" svg:width="1.726cm" svg:height="0.636cm" svg:x="100.424cm" svg:y="32.751cm">
          <text:p text:style-name="P2">SfxHint</text:p>
          <draw:enhanced-geometry svg:viewBox="0 0 21600 21600" draw:type="rectangle" draw:enhanced-path="M 0 0 L 21600 0 21600 21600 0 21600 0 0 Z N"/>
        </draw:custom-shape>
        <draw:connector draw:style-name="inheritance_20__28_public_29_" draw:layer="layout" svg:x1="101.256cm" svg:y1="33.791cm" svg:x2="101.287cm" svg:y2="33.387cm" draw:start-shape="id698" draw:start-glue-point="0" draw:end-shape="id699" draw:end-glue-point="2" svg:d="m101256 33791v-202h31v-202">
          <text:p/>
        </draw:connector>
        <draw:custom-shape draw:style-name="class_20__28_external_20_module_29_" draw:id="id700"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614" draw:start-glue-point="7" draw:end-shape="id700" draw:end-glue-point="2" svg:d="m109468 86057v-517h963v-517">
          <text:p/>
        </draw:connector>
        <draw:custom-shape draw:style-name="gr3" draw:id="id701"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01" draw:start-glue-point="0" draw:end-shape="id679" draw:end-glue-point="8" svg:d="m97925 43706v-3179h10275v-3179">
          <text:p/>
        </draw:connector>
        <draw:custom-shape draw:style-name="gr3" draw:id="id702"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02" draw:start-glue-point="0" draw:end-shape="id675" draw:end-glue-point="16" svg:d="m129468 38143v-2941h-4982v-2940">
          <text:p/>
        </draw:connector>
        <draw:custom-shape draw:style-name="gr3" draw:id="id703" draw:layer="layout" svg:width="2.782cm" svg:height="0.623cm" svg:x="93.212cm" svg:y="42.921cm">
          <text:p text:style-name="P2">ScPivotCollection</text:p>
          <draw:enhanced-geometry svg:viewBox="0 0 21600 21600" draw:type="rectangle" draw:enhanced-path="M 0 0 L 21600 0 21600 21600 0 21600 0 0 Z N"/>
        </draw:custom-shape>
        <draw:connector draw:style-name="inheritance_20__28_public_29_" draw:layer="layout" svg:x1="94.603cm" svg:y1="42.921cm" svg:x2="107.476cm" svg:y2="37.348cm" draw:start-shape="id703" draw:start-glue-point="0" draw:end-shape="id679" draw:end-glue-point="9" svg:d="m94603 42921v-2787h12873v-2786">
          <text:p/>
        </draw:connector>
        <draw:connector draw:style-name="data_20_member_20__28_pointer_29_" draw:layer="layout" svg:x1="81.729cm" svg:y1="44.206cm" svg:x2="93.212cm" svg:y2="43.232cm" draw:start-shape="id629" draw:start-glue-point="17" draw:end-shape="id703" draw:end-glue-point="3" svg:d="m81729 44206h5742v-974h5741">
          <text:p/>
        </draw:connector>
        <draw:connector draw:style-name="data_20_member_20__28_pointer_29_" draw:layer="layout" svg:x1="81.729cm" svg:y1="47.233cm" svg:x2="96.645cm" svg:y2="44.017cm" draw:start-shape="id629" draw:start-glue-point="1" draw:end-shape="id701" draw:end-glue-point="3" svg:d="m81729 47233h7458v-3216h7458">
          <text:p/>
        </draw:connector>
        <draw:custom-shape draw:style-name="gr1" draw:text-style-name="P1" draw:id="id704"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04" draw:start-glue-point="0" draw:end-shape="id675" draw:end-glue-point="6" svg:d="m114616 45220v-6479h-924v-6479">
          <text:p/>
        </draw:connector>
        <draw:connector draw:style-name="data_20_member_20__28_multiple_20_pointers_29_" draw:layer="layout" svg:x1="111.129cm" svg:y1="44.976cm" svg:x2="113.359cm" svg:y2="45.57cm" draw:start-shape="id691" draw:start-glue-point="1" draw:end-shape="id704" draw:end-glue-point="3" svg:d="m111129 44976h1115v594h1115">
          <text:p/>
        </draw:connector>
        <draw:custom-shape draw:style-name="gr3" draw:id="id705"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06"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05" draw:start-glue-point="0" draw:end-shape="id706" draw:end-glue-point="2" svg:d="m91716 15984v-782h49v-781">
          <text:p/>
        </draw:connector>
        <draw:connector draw:style-name="data_20_member_20__28_pointer_29_" draw:text-style-name="P2" draw:layer="layout" svg:x1="88.508cm" svg:y1="19.682cm" svg:x2="90.286cm" svg:y2="16.32cm" draw:start-shape="id659" draw:start-glue-point="4" draw:end-shape="id705" draw:end-glue-point="3" svg:d="m88508 19682h889v-3362h889">
          <text:p text:style-name="P2">GetDocPool()</text:p>
        </draw:connector>
        <draw:connector draw:style-name="gr26" draw:text-style-name="P1" draw:layer="layout" svg:x1="41.544cm" svg:y1="52.78cm" svg:x2="76.183cm" svg:y2="58.927cm" draw:start-shape="id639" draw:start-glue-point="10" draw:end-shape="id629"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07"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616" draw:start-glue-point="5" draw:end-shape="id707" draw:end-glue-point="3" svg:d="m104061 87266h7470v1416h7468">
          <text:p text:style-name="P2">pConventions</text:p>
        </draw:connector>
        <draw:custom-shape draw:style-name="gr3" draw:id="id708"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616" draw:start-glue-point="6" draw:end-shape="id708" draw:end-glue-point="3" svg:d="m104061 87570h1480v1687h1478">
          <text:p/>
        </draw:connector>
        <draw:custom-shape draw:style-name="gr5" draw:id="id709"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709" draw:start-glue-point="0" draw:end-shape="id707" draw:end-glue-point="4" svg:d="m119456 90444v-712h154v-713">
          <text:p/>
        </draw:connector>
        <draw:custom-shape draw:style-name="gr5" draw:id="id710"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711"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710" draw:start-glue-point="0" draw:end-shape="id709" draw:end-glue-point="4" svg:d="m117776 92103v-504h1063v-504">
          <text:p/>
        </draw:connector>
        <draw:connector draw:style-name="inheritance_20__28_public_29_" draw:layer="layout" svg:x1="120.777cm" svg:y1="92.102cm" svg:x2="120.098cm" svg:y2="91.095cm" draw:start-shape="id711" draw:start-glue-point="5" draw:end-shape="id709" draw:end-glue-point="5" svg:d="m120777 92102v-503h-679v-504">
          <text:p/>
        </draw:connector>
        <draw:custom-shape draw:style-name="gr5" draw:id="id712"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713"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14"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712" draw:start-glue-point="0" draw:end-shape="id710" draw:end-glue-point="2" svg:d="m117740 93576v-411h36v-409">
          <text:p/>
        </draw:connector>
        <draw:connector draw:style-name="inheritance_20__28_public_29_" draw:layer="layout" svg:x1="122.013cm" svg:y1="92.102cm" svg:x2="122.413cm" svg:y2="91.124cm" draw:start-shape="id711" draw:start-glue-point="4" draw:end-shape="id713" draw:end-glue-point="4" svg:d="m122013 92102v-489h400v-489">
          <text:p/>
        </draw:connector>
        <draw:connector draw:style-name="inheritance_20__28_public_29_" draw:layer="layout" svg:x1="124.397cm" svg:y1="92.105cm" svg:x2="124.068cm" svg:y2="91.124cm" draw:start-shape="id714" draw:start-glue-point="4" draw:end-shape="id713" draw:end-glue-point="7" svg:d="m124397 92105v-490h-329v-491">
          <text:p/>
        </draw:connector>
        <draw:connector draw:style-name="inheritance_20__28_public_29_" draw:layer="layout" svg:x1="125.889cm" svg:y1="92.105cm" svg:x2="122.433cm" svg:y2="89.019cm" draw:start-shape="id714" draw:start-glue-point="5" draw:end-shape="id707" draw:end-glue-point="7" svg:d="m125889 92105v-1543h-3456v-1543">
          <text:p/>
        </draw:connector>
        <draw:custom-shape draw:style-name="gr1" draw:text-style-name="P1" draw:id="id715"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716"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715" draw:start-glue-point="0" draw:end-shape="id716"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17"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18"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17" draw:start-glue-point="4" draw:end-shape="id718" draw:end-glue-point="3" svg:d="m30203 78602h699v-365h700">
          <text:p/>
        </draw:connector>
        <draw:custom-shape draw:style-name="gr1" draw:text-style-name="P1" draw:id="id719"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17" draw:start-glue-point="5" draw:end-shape="id719" draw:end-glue-point="4" svg:d="m30203 79328h1077v1139h1077">
          <text:p/>
        </draw:connector>
        <draw:custom-shape draw:style-name="gr1" draw:text-style-name="P1" draw:id="id721"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20" draw:start-glue-point="1" draw:end-shape="id721" draw:end-glue-point="3" svg:d="m36994 80065h1114">
          <text:p/>
        </draw:connector>
        <draw:custom-shape draw:style-name="class_20__28_external_20_module_29_" draw:id="id720"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19" draw:start-glue-point="1" draw:end-shape="id720" draw:end-glue-point="3" svg:d="m34999 80234h402v-169h401">
          <text:p/>
        </draw:connector>
        <draw:connector draw:style-name="data_20_member_20__28_pointer_29_" draw:layer="layout" svg:x1="34.065cm" svg:y1="78.237cm" svg:x2="32.357cm" svg:y2="80.001cm" draw:start-shape="id718" draw:start-glue-point="1" draw:end-shape="id719" draw:end-glue-point="5" svg:d="m34065 78237h500v934h-2709v830h501">
          <text:p/>
        </draw:connector>
        <draw:custom-shape draw:style-name="class_20__28_external_20_module_29_" draw:id="id722" draw:layer="layout" svg:width="1.97cm" svg:height="0.959cm" svg:x="111.301cm" svg:y="62.143cm">
          <text:p text:style-name="P2">SfxSetItem</text:p>
          <draw:enhanced-geometry svg:viewBox="0 0 21600 21600" draw:type="rectangle" draw:enhanced-path="M 0 0 L 21600 0 21600 21600 0 21600 0 0 Z N"/>
        </draw:custom-shape>
        <draw:connector draw:style-name="inheritance_20__28_public_29_" draw:layer="layout" svg:x1="112.286cm" svg:y1="63.958cm" svg:x2="112.286cm" svg:y2="63.102cm" draw:start-shape="id686" draw:start-glue-point="0" draw:end-shape="id722" draw:end-glue-point="2" svg:d="m112286 63958v-856">
          <text:p/>
        </draw:connector>
        <draw:custom-shape draw:style-name="gr1" draw:text-style-name="P1" draw:id="id723"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25"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24"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23" draw:start-glue-point="4" draw:end-shape="id724" draw:end-glue-point="2" svg:d="m77680 89829v-687h-1478v-687">
          <text:p/>
        </draw:connector>
        <draw:connector draw:style-name="inheritance_20__28_public_29_" draw:layer="layout" svg:x1="78.766cm" svg:y1="89.829cm" svg:x2="79.286cm" svg:y2="88.429cm" draw:start-shape="id723" draw:start-glue-point="5" draw:end-shape="id725" draw:end-glue-point="2" svg:d="m78766 89829v-700h520v-700">
          <text:p/>
        </draw:connector>
        <draw:custom-shape draw:style-name="class_20__28_external_20_module_29_" draw:id="id726"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24" draw:start-glue-point="0" draw:end-shape="id726" draw:end-glue-point="2" svg:d="m76202 87781v-441h-311v-441">
          <text:p/>
        </draw:connector>
        <draw:g>
          <draw:custom-shape draw:style-name="class_20__28_external_20_module_29_" draw:id="id727"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57" draw:start-glue-point="0" draw:end-shape="id727" draw:end-glue-point="2" svg:d="m30802 19334v-271h2v-272">
            <text:p/>
          </draw:connector>
          <draw:rect draw:style-name="class" draw:text-style-name="P6" draw:id="id657"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21" draw:start-glue-point="14" draw:end-shape="id728" draw:end-glue-point="3" svg:d="m22260 19378h4191v-2206h2202">
          <text:p/>
        </draw:connector>
        <draw:g>
          <draw:custom-shape draw:style-name="gr3" draw:id="id728"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29"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31"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30"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28" draw:start-glue-point="4" draw:end-shape="id729" draw:end-glue-point="2" svg:d="m29432 16825v-1753h-1245v-1753">
            <text:p/>
          </draw:connector>
          <draw:connector draw:style-name="inheritance_20__28_public_29_" draw:layer="layout" svg:x1="31.036cm" svg:y1="16.825cm" svg:x2="32.27cm" svg:y2="15.47cm" draw:start-shape="id728" draw:start-glue-point="5" draw:end-shape="id730" draw:end-glue-point="2" svg:d="m31036 16825v-678h1234v-677">
            <text:p/>
          </draw:connector>
          <draw:connector draw:style-name="inheritance_20__28_public_29_" draw:layer="layout" svg:x1="30.279cm" svg:y1="16.825cm" svg:x2="30.065cm" svg:y2="14.408cm" draw:start-shape="id728" draw:start-glue-point="0" draw:end-shape="id731" draw:end-glue-point="2" svg:d="m30279 16825v-1209h-214v-1208">
            <text:p/>
          </draw:connector>
        </draw:g>
        <draw:custom-shape draw:style-name="gr3" draw:id="id732"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36"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35" draw:start-glue-point="7" draw:end-shape="id732" draw:end-glue-point="3" svg:d="m29872 43703h1696v363h1695">
          <text:p/>
        </draw:connector>
        <draw:connector draw:style-name="data_20_member_20__28_pointer_29_" draw:text-style-name="P2" draw:layer="layout" svg:x1="35.07cm" svg:y1="38.309cm" svg:x2="41.943cm" svg:y2="38.065cm" draw:start-shape="id617" draw:start-glue-point="6" draw:end-shape="id733"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616" draw:start-glue-point="9" draw:end-shape="id715"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63" draw:start-glue-point="0" draw:end-shape="id644" draw:end-glue-point="6" svg:d="m103693 46585v-2381h4489v-2382">
          <text:p/>
        </draw:connector>
        <draw:connector draw:style-name="inheritance_20__28_public_29_" draw:layer="layout" svg:x1="102.664cm" svg:y1="26.698cm" svg:x2="103.161cm" svg:y2="21.469cm" draw:start-shape="id653" draw:start-glue-point="0" draw:end-shape="id734" draw:end-glue-point="4" svg:d="m102664 26698v-2614h497v-2615">
          <text:p/>
        </draw:connector>
        <draw:custom-shape draw:style-name="gr3" draw:id="id735"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36"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34" draw:start-glue-point="6" draw:end-shape="id735" draw:end-glue-point="2" svg:d="m106988 20800v-366h-835v-366">
          <text:p/>
        </draw:connector>
        <draw:connector draw:style-name="inheritance_20__28_public_29_" draw:layer="layout" svg:x1="111.809cm" svg:y1="20.8cm" svg:x2="111.153cm" svg:y2="20.015cm" draw:start-shape="id734" draw:start-glue-point="7" draw:end-shape="id736" draw:end-glue-point="2" svg:d="m111809 20800v-392h-656v-393">
          <text:p/>
        </draw:connector>
        <draw:connector draw:style-name="inheritance_20__28_public_29_" draw:layer="layout" draw:line-skew="0.539cm" svg:x1="103.403cm" svg:y1="24.868cm" svg:x2="104.219cm" svg:y2="21.469cm" draw:start-shape="id737" draw:start-glue-point="0" draw:end-shape="id734" draw:end-glue-point="5" svg:d="m103403 24868v-1160h816v-2239">
          <text:p/>
        </draw:connector>
        <draw:custom-shape draw:style-name="gr1" draw:text-style-name="P1" draw:id="id738" draw:layer="layout" svg:width="2.963cm" svg:height="0.625cm" svg:x="103.852cm" svg:y="23.852cm">
          <text:p text:style-name="P3">ScNoteEditEngine</text:p>
          <draw:enhanced-geometry svg:viewBox="0 0 21600 21600" draw:type="rectangle" draw:enhanced-path="M 0 0 L 21600 0 21600 21600 0 21600 0 0 Z N"/>
        </draw:custom-shape>
        <draw:connector draw:style-name="inheritance_20__28_public_29_" draw:layer="layout" draw:line-skew="0.728cm" svg:x1="105.333cm" svg:y1="23.852cm" svg:x2="105.308cm" svg:y2="21.47cm" draw:start-shape="id738" draw:start-glue-point="0" draw:end-shape="id734" draw:end-glue-point="8" svg:d="m105333 23852v-463h-25v-1919">
          <text:p/>
        </draw:connector>
        <draw:custom-shape draw:style-name="gr1" draw:text-style-name="P1" draw:id="id739"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39" draw:start-glue-point="0" draw:end-shape="id734" draw:end-glue-point="9" svg:d="m107107 25786v-3019h-679v-1297">
          <text:p/>
        </draw:connector>
        <draw:custom-shape draw:style-name="gr1" draw:text-style-name="P1" draw:id="id740"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40" draw:start-glue-point="0" draw:end-shape="id734" draw:end-glue-point="10" svg:d="m108998 24965v-822h-1481v-2673">
          <text:p/>
        </draw:connector>
        <draw:custom-shape draw:style-name="gr1" draw:text-style-name="P1" draw:id="id741"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41" draw:start-glue-point="0" draw:end-shape="id734" draw:end-glue-point="11" svg:d="m110903 25969v-2434h-2266v-2065">
          <text:p/>
        </draw:connector>
        <draw:custom-shape draw:style-name="gr3" draw:id="id742"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42" draw:start-glue-point="0" draw:end-shape="id734" draw:end-glue-point="2" svg:d="m113125 24937v-1733h-3633v-1734">
          <text:p/>
        </draw:connector>
        <draw:connector draw:style-name="data_20_member_20__28_pointer_29_" draw:layer="layout" svg:x1="35.07cm" svg:y1="37.615cm" svg:x2="37.189cm" svg:y2="36.989cm" draw:start-shape="id617" draw:start-glue-point="12" draw:end-shape="id612" draw:end-glue-point="3" svg:d="m35070 37615h1060v-626h1059">
          <text:p/>
        </draw:connector>
        <draw:custom-shape draw:style-name="gr1" draw:text-style-name="P1" draw:id="id743"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59" draw:start-glue-point="5" draw:end-shape="id743" draw:end-glue-point="3" svg:d="m88508 20158h2557v-2655h2555">
          <text:p text:style-name="P2">GetStylePool()</text:p>
        </draw:connector>
        <draw:custom-shape draw:style-name="class_20__28_external_20_module_29_" draw:id="id744"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43" draw:start-glue-point="0" draw:end-shape="id744" draw:end-glue-point="2" svg:d="m95168 17212v-503h-92v-503">
          <text:p/>
        </draw:connector>
        <draw:custom-shape draw:style-name="class_20__28_external_20_module_29_" draw:id="id745"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46"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59" draw:start-glue-point="6" draw:end-shape="id745" draw:end-glue-point="3" svg:d="m88508 20950h2888v70h2886">
          <text:p text:style-name="P2">GetEditPool()</text:p>
        </draw:connector>
        <draw:connector draw:style-name="data_20_member_20__28_pointer_29_" draw:text-style-name="P2" draw:layer="layout" svg:x1="88.508cm" svg:y1="21.373cm" svg:x2="92.615cm" svg:y2="22.291cm" draw:start-shape="id659" draw:start-glue-point="7" draw:end-shape="id746" draw:end-glue-point="3" svg:d="m88508 21373h2054v918h2053">
          <text:p text:style-name="P2">GetEnginePool()</text:p>
        </draw:connector>
        <draw:custom-shape draw:style-name="class_20__28_external_20_module_29_" draw:id="id747"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59" draw:start-glue-point="1" draw:end-shape="id747" draw:end-glue-point="3" svg:d="m88510 20501h3137v-1641h3139">
          <text:p text:style-name="P2">GetFormTable()</text:p>
        </draw:connector>
        <draw:custom-shape draw:style-name="gr1" draw:text-style-name="P1" draw:id="id748" draw:layer="layout" svg:width="3.162cm" svg:height="0.778cm" svg:x="86.267cm" svg:y="38.121cm">
          <text:p text:style-name="P3">ScFieldEditEngine</text:p>
          <draw:enhanced-geometry svg:viewBox="0 0 21600 21600" draw:type="rectangle" draw:enhanced-path="M 0 0 L 21600 0 21600 21600 0 21600 0 0 Z N"/>
        </draw:custom-shape>
        <draw:connector draw:style-name="data_20_member_20__28_pointer_29_" draw:text-style-name="P2" draw:layer="layout" svg:x1="81.729cm" svg:y1="38.597cm" svg:x2="86.267cm" svg:y2="38.51cm" draw:start-shape="id629" draw:start-glue-point="9" draw:end-shape="id748" draw:end-glue-point="3" svg:d="m81729 38597h2269v-87h2269">
          <text:p text:style-name="P2">GetEditEngine()</text:p>
        </draw:connector>
        <draw:custom-shape draw:style-name="class_20__28_external_20_module_29_" draw:text-style-name="P2" draw:id="id749"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24" draw:start-glue-point="4" draw:end-shape="id749" draw:end-glue-point="3" svg:d="m93763 86019h1227v-175h1226">
          <text:p text:style-name="P2">GetData()</text:p>
        </draw:connector>
        <draw:custom-shape draw:style-name="gr1" draw:text-style-name="P1" draw:id="id752" draw:layer="layout" svg:width="2.645cm" svg:height="1.015cm" svg:x="95.076cm" svg:y="30.184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50" draw:layer="layout" svg:width="3.93cm" svg:height="0.58cm" svg:x="90.613cm" svg:y="25.64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51" draw:layer="layout" svg:width="2.621cm" svg:height="0.58cm" svg:x="91.285cm" svg:y="24.548cm">
          <text:p text:style-name="P2">SvxEditSource</text:p>
          <draw:enhanced-geometry svg:viewBox="0 0 21600 21600" draw:type="rectangle" draw:enhanced-path="M 0 0 L 21600 0 21600 21600 0 21600 0 0 Z N"/>
        </draw:custom-shape>
        <draw:connector draw:style-name="inheritance_20__28_public_29_" draw:layer="layout" svg:x1="92.578cm" svg:y1="25.644cm" svg:x2="92.595cm" svg:y2="25.128cm" draw:start-shape="id750" draw:start-glue-point="0" draw:end-shape="id751" draw:end-glue-point="2" svg:d="m92578 25644v-258h17v-258">
          <text:p/>
        </draw:connector>
        <draw:connector draw:style-name="data_20_member_20__28_pointer_29_" draw:layer="layout" svg:x1="94.543cm" svg:y1="25.934cm" svg:x2="95.076cm" svg:y2="30.691cm" draw:start-shape="id750" draw:start-glue-point="1" draw:end-shape="id752" draw:end-glue-point="3" svg:d="m94543 25934h501v2270h-470v2487h502">
          <text:p/>
        </draw:connector>
        <draw:connector draw:style-name="data_20_member_20__28_pointer_29_" draw:layer="layout" svg:x1="97.719cm" svg:y1="30.923cm" svg:x2="90.613cm" svg:y2="25.934cm" draw:start-shape="id752" draw:start-glue-point="4" draw:end-shape="id750" draw:end-glue-point="3" svg:d="m97719 30923h502v-2719h-8109v-2270h501">
          <text:p/>
        </draw:connector>
        <draw:connector draw:style-name="data_20_member_20__28_pointer_29_" draw:layer="layout" svg:x1="97.719cm" svg:y1="30.449cm" svg:x2="101.158cm" svg:y2="27.67cm" draw:start-shape="id752" draw:start-glue-point="5" draw:end-shape="id653" draw:end-glue-point="5" svg:d="m97719 30449h1720v-2779h1719">
          <text:p/>
        </draw:connector>
        <draw:rect draw:style-name="class_20__28_external_20_module_29_" draw:id="id753" draw:layer="layout" svg:width="2.09cm" svg:height="0.556cm" svg:x="95.342cm" svg:y="29.126cm">
          <text:p text:style-name="P2"><text:span text:style-name="T3">SfxListener</text:span></text:p>
        </draw:rect>
        <draw:connector draw:style-name="inheritance_20__28_public_29_" draw:layer="layout" svg:x1="96.398cm" svg:y1="30.184cm" svg:x2="96.387cm" svg:y2="29.682cm" draw:start-shape="id752" draw:start-glue-point="0" draw:end-shape="id753" draw:end-glue-point="2" svg:d="m96398 30184v-251h-11v-251">
          <text:p/>
        </draw:connector>
        <draw:custom-shape draw:style-name="gr1" draw:text-style-name="P3" draw:id="id737" draw:layer="layout" svg:width="2.799cm" svg:height="0.625cm" svg:x="102.004cm" svg:y="24.868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54" draw:layer="layout" svg:width="2.831cm" svg:height="0.635cm" svg:x="89.362cm" svg:y="31.057cm">
          <text:p text:style-name="P3">ScCellTextCursor</text:p>
          <draw:enhanced-geometry svg:viewBox="0 0 21600 21600" draw:type="rectangle" draw:enhanced-path="M 0 0 L 21600 0 21600 21600 0 21600 0 0 Z N"/>
        </draw:custom-shape>
        <draw:custom-shape draw:style-name="class_20__28_external_20_module_29_" draw:id="id755" draw:layer="layout" svg:width="3.017cm" svg:height="0.582cm" svg:x="89.599cm" svg:y="29.47cm">
          <text:p text:style-name="P2">SvxUnoTextCursor</text:p>
          <draw:enhanced-geometry svg:viewBox="0 0 21600 21600" draw:type="rectangle" draw:enhanced-path="M 0 0 L 21600 0 21600 21600 0 21600 0 0 Z N"/>
        </draw:custom-shape>
        <draw:connector draw:style-name="inheritance_20__28_public_29_" draw:layer="layout" svg:x1="90.777cm" svg:y1="31.057cm" svg:x2="91.107cm" svg:y2="30.052cm" draw:start-shape="id754" draw:start-glue-point="0" draw:end-shape="id755" draw:end-glue-point="2" svg:d="m90777 31057v-503h330v-502">
          <text:p/>
        </draw:connector>
        <draw:custom-shape draw:style-name="gr1" draw:text-style-name="P1" draw:id="id756"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57"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21" draw:start-glue-point="5" draw:end-shape="id756" svg:d="m22260 20797h6015v-239h6015">
          <text:p/>
        </draw:connector>
        <draw:connector draw:style-name="data_20_member_20__28_multiple_20_pointers_29_" draw:layer="layout" svg:x1="22.26cm" svg:y1="21.561cm" svg:x2="36.983cm" svg:y2="21.496cm" draw:start-shape="id621" draw:start-glue-point="10" draw:end-shape="id757" draw:end-glue-point="3" svg:d="m22260 21561h7362v-65h7361">
          <text:p/>
        </draw:connector>
        <draw:custom-shape draw:style-name="gr1" draw:text-style-name="P1" draw:id="id758"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21" draw:start-glue-point="1" draw:end-shape="id758" draw:end-glue-point="3" svg:d="m22261 22201h2306v299h2306">
          <text:p/>
        </draw:connector>
        <draw:custom-shape draw:style-name="class_20__28_external_20_module_29_" draw:id="id759"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21" draw:start-glue-point="8" draw:end-shape="id759"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60"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39" draw:start-glue-point="9" draw:end-shape="id760" draw:end-glue-point="3" svg:d="m41544 52059h2726v-123h2725">
          <text:p text:style-name="P2">GetUndoManager()</text:p>
        </draw:connector>
        <draw:custom-shape draw:style-name="gr1" draw:text-style-name="P1" draw:id="id761"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21" draw:start-glue-point="9" draw:end-shape="id761" draw:end-glue-point="3" svg:d="m22260 23749h3732v302h3731">
          <text:p text:style-name="P2">pDrawView</text:p>
        </draw:connector>
        <draw:custom-shape draw:style-name="class_20__28_external_20_module_29_" draw:id="id762"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61" draw:start-glue-point="0" draw:end-shape="id762" draw:end-glue-point="2" svg:d="m30882 23799v-535h136v-536">
          <text:p/>
        </draw:connector>
        <draw:rect draw:style-name="class" draw:id="id763"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56" draw:start-glue-point="0" draw:end-shape="id763" draw:end-glue-point="4" svg:d="m35222 20294v-776h38v-777">
          <text:p/>
        </draw:connector>
        <draw:connector draw:style-name="inheritance_20__28_public_29_" draw:layer="layout" svg:x1="37.915cm" svg:y1="21.232cm" svg:x2="36.683cm" svg:y2="18.741cm" draw:start-shape="id757" draw:start-glue-point="0" draw:end-shape="id763" draw:end-glue-point="5" svg:d="m37915 21232v-1245h-1232v-1246">
          <text:p/>
        </draw:connector>
        <draw:rect draw:style-name="class_20__28_external_20_module_29_" draw:id="id764"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63" draw:start-glue-point="0" draw:end-shape="id764" draw:end-glue-point="2" svg:d="m35971 18171v-344h82v-344">
          <text:p/>
        </draw:connector>
        <draw:custom-shape draw:style-name="class_20__28_external_20_module_29_" draw:id="id765"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65" draw:start-glue-point="0" draw:end-shape="id613" draw:end-glue-point="5" svg:d="m7338 18553v-2418h6706v-2419">
          <text:p/>
        </draw:connector>
        <draw:custom-shape draw:style-name="gr1" draw:text-style-name="P1" draw:id="id766"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66" draw:start-glue-point="0" draw:end-shape="id765" draw:end-glue-point="2" svg:d="m7229 20959v-859h109v-859">
          <text:p/>
        </draw:connector>
        <draw:custom-shape draw:style-name="gr1" draw:text-style-name="P1" draw:id="id767"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66" draw:start-glue-point="1" draw:end-shape="id767" draw:end-glue-point="3" svg:d="m8526 21276h1515v-366h1516">
          <text:p text:style-name="P2">GetPreview()</text:p>
        </draw:connector>
        <draw:custom-shape draw:style-name="class_20__28_external_20_module_29_" draw:id="id769"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68"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68" draw:end-shape="id769" draw:end-glue-point="2" svg:d="m61387 74831v-1392h1449v-1392">
          <text:p/>
        </draw:connector>
        <draw:custom-shape draw:style-name="gr1" draw:text-style-name="P1" draw:id="id770"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71"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70" draw:start-glue-point="1" draw:end-shape="id771" draw:end-glue-point="4" svg:d="m75032 74617h1385v902h1387">
          <text:p/>
        </draw:connector>
        <draw:custom-shape draw:style-name="gr1" draw:text-style-name="P1" draw:id="id773"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72"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72" draw:start-glue-point="1" draw:end-shape="id773" draw:end-glue-point="5" svg:d="m70380 70908h4132v-832h4132">
          <text:p text:style-name="P2">theOptions</text:p>
        </draw:connector>
        <draw:connector draw:style-name="inheritance_20__28_public_29_" draw:layer="layout" svg:x1="74.089cm" svg:y1="74.287cm" svg:x2="79.81cm" svg:y2="70.264cm" draw:start-shape="id770" draw:start-glue-point="0" draw:end-shape="id773" draw:end-glue-point="2" svg:d="m74089 74287v-2011h5721v-2012">
          <text:p/>
        </draw:connector>
        <draw:custom-shape draw:style-name="gr1" draw:text-style-name="P1" draw:id="id774"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75"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74" draw:start-glue-point="0" draw:end-shape="id775" draw:end-glue-point="2" svg:d="m66381 78164v-443h-164v-441">
          <text:p/>
        </draw:connector>
        <draw:connector draw:style-name="data_20_member_20__28_pointer_29_" draw:layer="layout" svg:x1="62.443cm" svg:y1="75.837cm" svg:x2="65.498cm" svg:y2="78.482cm" draw:start-shape="id768" draw:start-glue-point="5" draw:end-shape="id774" draw:end-glue-point="3" svg:d="m62443 75837h1528v2645h1527">
          <text:p/>
        </draw:connector>
        <draw:connector draw:style-name="data_20_member_20__28_pointer_29_" draw:layer="layout" svg:x1="62.443cm" svg:y1="75.139cm" svg:x2="73.147cm" svg:y2="74.617cm" draw:start-shape="id768" draw:start-glue-point="4" draw:end-shape="id770" draw:end-glue-point="3" svg:d="m62443 75139h5352v-522h5352">
          <text:p/>
        </draw:connector>
        <draw:custom-shape draw:style-name="gr3" draw:id="id777"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76"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76" draw:start-glue-point="1" draw:end-shape="id777" draw:end-glue-point="3" svg:d="m72144 69444h994v-492h994">
          <text:p text:style-name="P2">theOptions</text:p>
        </draw:connector>
        <draw:custom-shape draw:style-name="class_20__28_external_20_module_29_" draw:id="id778"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72" draw:start-glue-point="0" draw:end-shape="id778" draw:end-glue-point="2" svg:d="m69178 70590v-1538h-1072v-1538">
          <text:p/>
        </draw:connector>
        <draw:connector draw:style-name="inheritance_20__28_public_29_" draw:layer="layout" svg:x1="70.954cm" svg:y1="69.138cm" svg:x2="68.785cm" svg:y2="67.514cm" draw:start-shape="id776" draw:start-glue-point="0" draw:end-shape="id778" draw:end-glue-point="5" svg:d="m70954 69138v-812h-2169v-812">
          <text:p/>
        </draw:connector>
        <draw:custom-shape draw:style-name="gr1" draw:text-style-name="P1" draw:id="id779"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79" draw:start-glue-point="0" draw:end-shape="id778" draw:end-glue-point="4" svg:d="m65102 69181v-834h2356v-833">
          <text:p/>
        </draw:connector>
        <draw:custom-shape draw:style-name="gr1" draw:text-style-name="P1" draw:id="id780"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79" draw:start-glue-point="1" draw:end-shape="id780" draw:end-glue-point="3" svg:d="m66346 69458h529v2489h530">
          <text:p text:style-name="P2">theOptions</text:p>
        </draw:connector>
        <draw:custom-shape draw:style-name="gr1" draw:text-style-name="P1" draw:id="id781"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81" draw:start-glue-point="0" draw:end-shape="id780" draw:end-glue-point="2" svg:d="m68609 73813v-795h39v-793">
          <text:p/>
        </draw:connector>
        <draw:rect draw:style-name="class" draw:text-style-name="P6" draw:id="id785" draw:layer="layout" svg:width="3.21cm" svg:height="0.571cm" svg:x="135.348cm" svg:y="86.018cm">
          <text:p text:style-name="P2"><text:span text:style-name="T3">ScEmptyCellToken</text:span></text:p>
        </draw:rect>
        <draw:rect draw:style-name="class" draw:text-style-name="P6" draw:id="id787" draw:layer="layout" svg:width="3.21cm" svg:height="0.571cm" svg:x="138.793cm" svg:y="86.066cm">
          <text:p text:style-name="P2"><text:span text:style-name="T3">ScHybridCellToken</text:span></text:p>
        </draw:rect>
        <draw:rect draw:style-name="class" draw:text-style-name="P6" draw:id="id789" draw:layer="layout" svg:width="4.018cm" svg:height="0.622cm" svg:x="142.385cm" svg:y="85.757cm">
          <text:p text:style-name="P2"><text:span text:style-name="T3">ScMatrixCellResultToken</text:span></text:p>
        </draw:rect>
        <draw:rect draw:style-name="class" draw:text-style-name="P6" draw:id="id792" draw:layer="layout" svg:width="2.592cm" svg:height="0.541cm" svg:x="150.85cm" svg:y="83.64cm">
          <text:p text:style-name="P2"><text:span text:style-name="T3">ScRefListToken</text:span></text:p>
        </draw:rect>
        <draw:rect draw:style-name="class" draw:text-style-name="P6" draw:id="id794"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82" draw:start-glue-point="0" draw:end-shape="id783" draw:end-glue-point="14" svg:d="m133353 84237v-2212h4495v-2213">
          <text:p/>
        </draw:connector>
        <draw:connector draw:style-name="inheritance_20__28_public_29_" draw:layer="layout" svg:x1="135.225cm" svg:y1="85.21cm" svg:x2="138.894cm" svg:y2="79.812cm" draw:start-shape="id784" draw:start-glue-point="0" draw:end-shape="id783" draw:end-glue-point="4" svg:d="m135225 85210v-2698h3669v-2700">
          <text:p/>
        </draw:connector>
        <draw:connector draw:style-name="inheritance_20__28_public_29_" draw:layer="layout" svg:x1="136.953cm" svg:y1="86.018cm" svg:x2="139.668cm" svg:y2="79.812cm" draw:start-shape="id785" draw:start-glue-point="0" draw:end-shape="id783" draw:end-glue-point="15" svg:d="m136953 86018v-3102h2715v-3104">
          <text:p/>
        </draw:connector>
        <draw:connector draw:style-name="inheritance_20__28_public_29_" draw:layer="layout" draw:line-skew="0.781cm" svg:x1="138.596cm" svg:y1="85.168cm" svg:x2="140.769cm" svg:y2="79.812cm" draw:start-shape="id786" draw:start-glue-point="0" draw:end-shape="id783" draw:end-glue-point="5" svg:d="m138596 85168v-1896h2173v-3460">
          <text:p/>
        </draw:connector>
        <draw:connector draw:style-name="inheritance_20__28_public_29_" draw:layer="layout" svg:x1="140.398cm" svg:y1="86.066cm" svg:x2="141.482cm" svg:y2="79.812cm" draw:start-shape="id787" draw:start-glue-point="0" draw:end-shape="id783" draw:end-glue-point="18" svg:d="m140398 86066v-3126h1084v-3128">
          <text:p/>
        </draw:connector>
        <draw:connector draw:style-name="inheritance_20__28_public_29_" draw:layer="layout" svg:x1="142.333cm" svg:y1="84.939cm" svg:x2="142.226cm" svg:y2="79.812cm" draw:start-shape="id788" draw:start-glue-point="0" draw:end-shape="id783" draw:end-glue-point="6" svg:d="m142333 84939v-2563h-107v-2564">
          <text:p/>
        </draw:connector>
        <draw:connector draw:style-name="inheritance_20__28_public_29_" draw:layer="layout" svg:x1="144.394cm" svg:y1="85.757cm" svg:x2="142.957cm" svg:y2="79.812cm" draw:start-shape="id789" draw:start-glue-point="0" draw:end-shape="id783" draw:end-glue-point="16" svg:d="m144394 85757v-2972h-1437v-2973">
          <text:p/>
        </draw:connector>
        <draw:connector draw:style-name="inheritance_20__28_public_29_" draw:layer="layout" svg:x1="145.983cm" svg:y1="84.589cm" svg:x2="143.717cm" svg:y2="79.812cm" draw:start-shape="id790" draw:start-glue-point="0" draw:end-shape="id783" draw:end-glue-point="17" svg:d="m145983 84589v-2388h-2266v-2389">
          <text:p/>
        </draw:connector>
        <draw:connector draw:style-name="inheritance_20__28_public_29_" draw:layer="layout" svg:x1="150.54cm" svg:y1="85.691cm" svg:x2="146.506cm" svg:y2="79.812cm" draw:start-shape="id791" draw:start-glue-point="0" draw:end-shape="id783" draw:end-glue-point="8" svg:d="m150540 85691v-2939h-4034v-2940">
          <text:p/>
        </draw:connector>
        <draw:connector draw:style-name="inheritance_20__28_public_29_" draw:layer="layout" svg:x1="152.146cm" svg:y1="83.64cm" svg:x2="147.934cm" svg:y2="79.812cm" draw:start-shape="id792" draw:start-glue-point="0" draw:end-shape="id783" draw:end-glue-point="10" svg:d="m152146 83640v-1913h-4212v-1915">
          <text:p/>
        </draw:connector>
        <draw:connector draw:style-name="inheritance_20__28_public_29_" draw:layer="layout" svg:x1="154.059cm" svg:y1="84.684cm" svg:x2="148.633cm" svg:y2="79.812cm" draw:start-shape="id793" draw:start-glue-point="0" draw:end-shape="id783" draw:end-glue-point="11" svg:d="m154059 84684v-2435h-5426v-2437">
          <text:p/>
        </draw:connector>
        <draw:connector draw:style-name="inheritance_20__28_public_29_" draw:layer="layout" svg:x1="155.961cm" svg:y1="83.663cm" svg:x2="150.621cm" svg:y2="79.812cm" draw:start-shape="id794" draw:start-glue-point="0" draw:end-shape="id783" draw:end-glue-point="13" svg:d="m155961 83663v-1925h-5340v-1926">
          <text:p/>
        </draw:connector>
        <draw:rect draw:style-name="class" draw:text-style-name="P6" draw:id="id795"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796" draw:layer="layout" svg:width="3.518cm" svg:height="0.571cm" svg:x="142.719cm" svg:y="90.275cm">
          <text:p text:style-name="P2"><text:span text:style-name="T3">ScDoubleRefOpToken</text:span></text:p>
        </draw:rect>
        <draw:rect draw:style-name="class" draw:text-style-name="P6" draw:id="id797" draw:layer="layout" svg:width="2.711cm" svg:height="0.571cm" svg:x="144.763cm" svg:y="88.801cm">
          <text:p text:style-name="P2"><text:span text:style-name="T3">ScExternalToken</text:span></text:p>
        </draw:rect>
        <draw:rect draw:style-name="class" draw:text-style-name="P6" draw:id="id798" draw:layer="layout" svg:width="2.711cm" svg:height="0.571cm" svg:x="146.523cm" svg:y="89.895cm">
          <text:p text:style-name="P2"><text:span text:style-name="T3">ScIndexToken</text:span></text:p>
        </draw:rect>
        <draw:rect draw:style-name="class" draw:text-style-name="P6" draw:id="id799" draw:layer="layout" svg:width="2.545cm" svg:height="0.571cm" svg:x="148.424cm" svg:y="88.705cm">
          <text:p text:style-name="P2"><text:span text:style-name="T3">ScJumpToken</text:span></text:p>
        </draw:rect>
        <draw:rect draw:style-name="class" draw:text-style-name="P6" draw:id="id800" draw:layer="layout" svg:width="2.545cm" svg:height="0.571cm" svg:x="150.47cm" svg:y="89.824cm">
          <text:p text:style-name="P2"><text:span text:style-name="T3">ScMissingToken</text:span></text:p>
        </draw:rect>
        <draw:rect draw:style-name="class" draw:text-style-name="P6" draw:id="id801" draw:layer="layout" svg:width="3.377cm" svg:height="0.571cm" svg:x="152.943cm" svg:y="89.063cm">
          <text:p text:style-name="P2"><text:span text:style-name="T3">ScSingleRefOpToken</text:span></text:p>
        </draw:rect>
        <draw:rect draw:style-name="class" draw:text-style-name="P6" draw:id="id802"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795" draw:start-glue-point="0" draw:end-shape="id791" draw:end-glue-point="4" svg:d="m139306 89159v-1463h9238v-1465">
          <text:p/>
        </draw:connector>
        <draw:connector draw:style-name="inheritance_20__28_public_29_" draw:layer="layout" svg:x1="144.478cm" svg:y1="90.275cm" svg:x2="149.067cm" svg:y2="86.231cm" draw:start-shape="id796" draw:start-glue-point="0" draw:end-shape="id791" draw:end-glue-point="5" svg:d="m144478 90275v-2021h4589v-2023">
          <text:p/>
        </draw:connector>
        <draw:connector draw:style-name="inheritance_20__28_public_29_" draw:layer="layout" svg:x1="146.118cm" svg:y1="88.801cm" svg:x2="149.638cm" svg:y2="86.231cm" draw:start-shape="id797" draw:start-glue-point="0" draw:end-shape="id791" draw:end-glue-point="6" svg:d="m146118 88801v-1284h3520v-1286">
          <text:p/>
        </draw:connector>
        <draw:connector draw:style-name="inheritance_20__28_public_29_" draw:layer="layout" svg:x1="147.878cm" svg:y1="89.895cm" svg:x2="150.137cm" svg:y2="86.231cm" draw:start-shape="id798" draw:start-glue-point="0" draw:end-shape="id791" draw:end-glue-point="7" svg:d="m147878 89895v-1831h2259v-1833">
          <text:p/>
        </draw:connector>
        <draw:connector draw:style-name="inheritance_20__28_public_29_" draw:layer="layout" svg:x1="149.696cm" svg:y1="88.705cm" svg:x2="150.944cm" svg:y2="86.231cm" draw:start-shape="id799" draw:start-glue-point="0" draw:end-shape="id791" draw:end-glue-point="8" svg:d="m149696 88705v-1236h1248v-1238">
          <text:p/>
        </draw:connector>
        <draw:connector draw:style-name="inheritance_20__28_public_29_" draw:layer="layout" svg:x1="151.742cm" svg:y1="89.824cm" svg:x2="151.562cm" svg:y2="86.231cm" draw:start-shape="id800" draw:start-glue-point="0" draw:end-shape="id791" draw:end-glue-point="9" svg:d="m151742 89824v-1796h-180v-1797">
          <text:p/>
        </draw:connector>
        <draw:connector draw:style-name="inheritance_20__28_public_29_" draw:layer="layout" svg:x1="154.631cm" svg:y1="89.063cm" svg:x2="152.133cm" svg:y2="86.231cm" draw:start-shape="id801" draw:start-glue-point="0" draw:end-shape="id791" draw:end-glue-point="10" svg:d="m154631 89063v-1415h-2498v-1417">
          <text:p/>
        </draw:connector>
        <draw:connector draw:style-name="inheritance_20__28_public_29_" draw:layer="layout" svg:x1="156.82cm" svg:y1="89.919cm" svg:x2="152.632cm" svg:y2="86.231cm" draw:start-shape="id802" draw:start-glue-point="0" draw:end-shape="id791" draw:end-glue-point="11" svg:d="m156820 89919v-1843h-4188v-1845">
          <text:p/>
        </draw:connector>
        <draw:custom-shape draw:style-name="gr3" draw:id="id803"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03" draw:start-glue-point="0" draw:end-shape="id789" draw:end-glue-point="2" svg:d="m136499 87777v-699h7895v-699">
          <text:p/>
        </draw:connector>
        <draw:rect draw:style-name="class" draw:text-style-name="P6" draw:id="id804" draw:layer="layout" svg:width="2.734cm" svg:height="0.571cm" svg:x="136.251cm" svg:y="90.489cm">
          <text:p text:style-name="P2"><text:span text:style-name="T3">ScStringOpToken</text:span></text:p>
        </draw:rect>
        <draw:rect draw:style-name="class" draw:text-style-name="P6" draw:id="id805"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04" draw:start-glue-point="0" draw:end-shape="id795" draw:end-glue-point="4" svg:d="m137618 90489v-379h1201v-381">
          <text:p/>
        </draw:connector>
        <draw:connector draw:style-name="inheritance_20__28_public_29_" draw:layer="layout" svg:x1="140.733cm" svg:y1="90.559cm" svg:x2="139.768cm" svg:y2="89.729cm" draw:start-shape="id805" draw:start-glue-point="0" draw:end-shape="id795" draw:end-glue-point="5" svg:d="m140733 90559v-414h-965v-416">
          <text:p/>
        </draw:connector>
        <draw:custom-shape draw:style-name="gr1" draw:text-style-name="P1" draw:id="id806"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21" draw:start-glue-point="15" draw:end-shape="id806" draw:end-glue-point="5" svg:d="m22260 18484h641v-3035h641">
          <text:p/>
        </draw:connector>
        <draw:custom-shape draw:style-name="gr1" draw:text-style-name="P1" draw:id="id807"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07" draw:start-glue-point="5" draw:end-shape="id806" draw:end-glue-point="4" svg:d="m21960 15192h791v-363h791">
          <text:p/>
        </draw:connector>
        <draw:frame draw:style-name="gr27" draw:text-style-name="P2" draw:layer="layout" svg:width="8.008cm" svg:height="1.555cm" svg:x="108.972cm" svg:y="67.08cm">
          <draw:text-box>
            <text:p text:style-name="P2"><text:span text:style-name="T1">ScPatternAttr</text:span> stores all attributes of an individual cell or cell range, such as the cell number format, borders etc.</text:p>
          </draw:text-box>
        </draw:frame>
        <draw:custom-shape draw:style-name="gr3" draw:id="id808"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61" draw:start-glue-point="1" draw:end-shape="id808" draw:end-glue-point="3" svg:d="m88842 44944h1356v287h1357">
          <text:p/>
        </draw:connector>
        <draw:custom-shape draw:style-name="gr1" draw:text-style-name="P1" draw:id="id809"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08" draw:start-glue-point="1" draw:end-shape="id809"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10"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11"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10" draw:end-shape="id811" draw:end-glue-point="2" svg:d="m115645 54527v-738h675v-739">
          <text:p/>
        </draw:connector>
        <draw:connector draw:style-name="data_20_member_20__28_pointer_29_" draw:layer="layout" svg:x1="81.729cm" svg:y1="52.816cm" svg:x2="114.259cm" svg:y2="54.851cm" draw:start-shape="id629" draw:start-glue-point="13" draw:end-shape="id810" draw:end-glue-point="3" svg:d="m81729 52816h16265v2035h16265">
          <text:p/>
        </draw:connector>
        <draw:custom-shape draw:style-name="gr1" draw:text-style-name="P1" draw:id="id812" draw:layer="layout" svg:width="4.069cm" svg:height="0.674cm" svg:x="113.663cm" svg:y="58.806cm">
          <text:p text:style-name="P3">ScChangeActionContent</text:p>
          <draw:enhanced-geometry svg:viewBox="0 0 21600 21600" draw:type="rectangle" draw:enhanced-path="M 0 0 L 21600 0 21600 21600 0 21600 0 0 Z N"/>
        </draw:custom-shape>
        <draw:custom-shape draw:style-name="gr1" draw:text-style-name="P1" draw:id="id813" draw:layer="layout" svg:width="4.379cm" svg:height="0.674cm" svg:x="118.302cm" svg:y="55.696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14" draw:layer="layout" svg:width="3.29cm" svg:height="0.674cm" svg:x="116.41cm" svg:y="59.895cm">
          <text:p text:style-name="P3">ScChangeActionDel</text:p>
          <draw:enhanced-geometry svg:viewBox="0 0 21600 21600" draw:type="rectangle" draw:enhanced-path="M 0 0 L 21600 0 21600 21600 0 21600 0 0 Z N"/>
        </draw:custom-shape>
        <draw:custom-shape draw:style-name="gr1" draw:text-style-name="P1" draw:id="id815" draw:layer="layout" svg:width="3.29cm" svg:height="0.674cm" svg:x="118.56cm" svg:y="58.857cm">
          <text:p text:style-name="P3">ScChangeActionIns</text:p>
          <draw:enhanced-geometry svg:viewBox="0 0 21600 21600" draw:type="rectangle" draw:enhanced-path="M 0 0 L 21600 0 21600 21600 0 21600 0 0 Z N"/>
        </draw:custom-shape>
        <draw:custom-shape draw:style-name="gr1" draw:text-style-name="P1" draw:id="id816" draw:layer="layout" svg:width="3.707cm" svg:height="0.674cm" svg:x="120.349cm" svg:y="59.972cm">
          <text:p text:style-name="P3">ScChangeActionMove</text:p>
          <draw:enhanced-geometry svg:viewBox="0 0 21600 21600" draw:type="rectangle" draw:enhanced-path="M 0 0 L 21600 0 21600 21600 0 21600 0 0 Z N"/>
        </draw:custom-shape>
        <draw:custom-shape draw:style-name="gr1" draw:text-style-name="P1" draw:id="id817" draw:layer="layout" svg:width="3.629cm" svg:height="0.674cm" svg:x="122.551cm" svg:y="58.831cm">
          <text:p text:style-name="P3">ScChangeActionReject</text:p>
          <draw:enhanced-geometry svg:viewBox="0 0 21600 21600" draw:type="rectangle" draw:enhanced-path="M 0 0 L 21600 0 21600 21600 0 21600 0 0 Z N"/>
        </draw:custom-shape>
        <draw:connector draw:style-name="inheritance_20__28_public_29_" draw:layer="layout" svg:x1="115.697cm" svg:y1="58.806cm" svg:x2="119.001cm" svg:y2="56.37cm" draw:start-shape="id812" draw:start-glue-point="0" draw:end-shape="id813" draw:end-glue-point="4" svg:d="m115697 58806v-1218h3304v-1218">
          <text:p/>
        </draw:connector>
        <draw:connector draw:style-name="inheritance_20__28_public_29_" draw:layer="layout" svg:x1="118.055cm" svg:y1="59.895cm" svg:x2="119.831cm" svg:y2="56.37cm" draw:start-shape="id814" draw:start-glue-point="0" draw:end-shape="id813" draw:end-glue-point="5" svg:d="m118055 59895v-1762h1776v-1763">
          <text:p/>
        </draw:connector>
        <draw:connector draw:style-name="inheritance_20__28_public_29_" draw:layer="layout" svg:x1="120.205cm" svg:y1="58.857cm" svg:x2="120.491cm" svg:y2="56.37cm" draw:start-shape="id815" draw:start-glue-point="0" draw:end-shape="id813" draw:end-glue-point="2" svg:d="m120205 58857v-1243h286v-1244">
          <text:p/>
        </draw:connector>
        <draw:connector draw:style-name="inheritance_20__28_public_29_" draw:layer="layout" svg:x1="122.202cm" svg:y1="59.972cm" svg:x2="121.254cm" svg:y2="56.37cm" draw:start-shape="id816" draw:start-glue-point="0" draw:end-shape="id813" draw:end-glue-point="6" svg:d="m122202 59972v-1801h-948v-1801">
          <text:p/>
        </draw:connector>
        <draw:connector draw:style-name="inheritance_20__28_public_29_" draw:layer="layout" svg:x1="124.365cm" svg:y1="58.831cm" svg:x2="121.98cm" svg:y2="56.37cm" draw:start-shape="id817" draw:start-glue-point="0" draw:end-shape="id813" draw:end-glue-point="7" svg:d="m124365 58831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19"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18"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20"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18" draw:start-glue-point="0" draw:end-shape="id819" draw:end-glue-point="4" svg:d="m50291 65877v-2022h467v-2024">
          <text:p/>
        </draw:connector>
        <draw:connector draw:style-name="inheritance_20__28_public_29_" draw:layer="layout" svg:x1="52.493cm" svg:y1="64.191cm" svg:x2="51.664cm" svg:y2="61.831cm" draw:start-shape="id820" draw:start-glue-point="0" draw:end-shape="id819" draw:end-glue-point="5" svg:d="m52493 64191v-1179h-829v-1181">
          <text:p/>
        </draw:connector>
        <draw:connector draw:style-name="local_20_usage_20__2f__20_return_20_type" draw:layer="layout" svg:x1="47.404cm" svg:y1="64.165cm" svg:x2="49.021cm" svg:y2="66.188cm" draw:start-shape="id649" draw:start-glue-point="5" draw:end-shape="id818" draw:end-glue-point="3" svg:d="m47404 64165h809v2023h808">
          <text:p>HTML2Doc()</text:p>
        </draw:connector>
        <draw:connector draw:style-name="local_20_usage_20__2f__20_return_20_type" draw:layer="layout" svg:x1="47.404cm" svg:y1="62.819cm" svg:x2="51.223cm" svg:y2="64.502cm" draw:start-shape="id649" draw:start-glue-point="4" draw:end-shape="id820" draw:end-glue-point="3" svg:d="m47404 62819h1910v1683h1909">
          <text:p>RTF2Doc()</text:p>
        </draw:connector>
        <draw:custom-shape draw:style-name="gr1" draw:text-style-name="P1" draw:id="id822"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21"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21" draw:start-glue-point="0" draw:end-shape="id822" draw:end-glue-point="2" svg:d="m58273 65281v-1360h-77v-1361">
          <text:p/>
        </draw:connector>
        <draw:connector draw:style-name="data_20_member_20__28_pointer_29_" draw:layer="layout" svg:x1="52.283cm" svg:y1="61.134cm" svg:x2="57.056cm" svg:y2="61.769cm" draw:start-shape="id819" draw:start-glue-point="6" draw:end-shape="id822" draw:end-glue-point="3" svg:d="m52283 61134h2387v635h2386">
          <text:p>mpParser</text:p>
        </draw:connector>
        <draw:custom-shape draw:style-name="gr1" draw:text-style-name="P1" draw:id="id823"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24"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23" draw:start-glue-point="0" draw:end-shape="id821" draw:end-glue-point="4" svg:d="m56123 68208v-1139h1556v-1140">
          <text:p/>
        </draw:connector>
        <draw:connector draw:style-name="inheritance_20__28_public_29_" draw:layer="layout" svg:x1="60.71cm" svg:y1="68.183cm" svg:x2="58.843cm" svg:y2="65.929cm" draw:start-shape="id824" draw:start-glue-point="0" draw:end-shape="id821" draw:end-glue-point="5" svg:d="m60710 68183v-1127h-1867v-1127">
          <text:p/>
        </draw:connector>
        <draw:custom-shape draw:style-name="class_20__28_external_20_module_29_" draw:id="id825"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22" draw:start-glue-point="4" draw:end-shape="id825" draw:end-glue-point="3" svg:d="m59335 62273h1363v247h1362">
          <text:p>pEdit</text:p>
        </draw:connector>
        <draw:custom-shape draw:style-name="gr1" draw:text-style-name="P1" draw:id="id826"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26" draw:start-glue-point="0" draw:end-shape="id675" draw:end-glue-point="15" svg:d="m126073 33917v-828h-685v-827">
          <text:p/>
        </draw:connector>
        <draw:custom-shape draw:style-name="gr1" draw:text-style-name="P1" draw:id="id827"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26" draw:start-glue-point="4" draw:end-shape="id827" draw:end-glue-point="3" svg:d="m127254 34168h655v-636h654">
          <text:p/>
        </draw:connector>
        <draw:custom-shape draw:style-name="gr1" draw:text-style-name="P1" draw:id="id828"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27" draw:start-glue-point="1" draw:end-shape="id828"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33"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29"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33" draw:start-glue-point="1" draw:end-shape="id829" draw:end-glue-point="3" svg:d="m44587 38065h1401">
            <text:p/>
          </draw:connector>
          <draw:custom-shape draw:style-name="class_20__28_external_20_module_29_" draw:id="id830"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29" draw:start-glue-point="0" draw:end-shape="id830"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35" draw:start-glue-point="5" draw:end-shape="id639" draw:end-glue-point="6" svg:d="m29872 51012h4515v1479h4513">
          <text:p>GetDocShell()</text:p>
        </draw:connector>
        <draw:connector draw:style-name="data_20_member_20__28_pointer_29_" draw:layer="layout" svg:x1="29.872cm" svg:y1="42.188cm" svg:x2="26.034cm" svg:y2="32.59cm" draw:start-shape="id635" draw:start-glue-point="20" draw:end-shape="id618" draw:end-glue-point="3" svg:d="m29872 42188h502v-4966h-4841v-4632h501">
          <text:p/>
        </draw:connector>
        <draw:rect draw:style-name="class" draw:text-style-name="P6" draw:id="id620"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29" draw:start-glue-point="21" draw:end-shape="id773"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31"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71" draw:start-glue-point="0" draw:end-shape="id831"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32"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36" draw:start-glue-point="8" draw:end-shape="id832"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99.466cm" svg:y="60.349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33"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34"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33" draw:start-glue-point="0" draw:end-shape="id834" draw:end-glue-point="2" svg:d="m58358 32589v-349h337v-350">
          <text:p/>
        </draw:connector>
        <draw:connector draw:style-name="data_20_member_20__28_pointer_29_" draw:layer="layout" svg:x1="43.125cm" svg:y1="30.16cm" svg:x2="57.036cm" svg:y2="32.887cm" draw:start-shape="id636" draw:start-glue-point="11" draw:end-shape="id833" draw:end-glue-point="3" svg:d="m43125 30160h6956v2727h6955">
          <text:p/>
        </draw:connector>
        <draw:custom-shape draw:style-name="gr1" draw:text-style-name="P1" draw:id="id835"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36" draw:start-glue-point="9" draw:end-shape="id835" svg:d="m43125 29587h4913v1440h4914">
          <text:p/>
        </draw:connector>
        <draw:custom-shape draw:style-name="class_20__28_external_20_module_29_" draw:id="id836"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35" draw:start-glue-point="0" draw:end-shape="id836"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37"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19" draw:start-glue-point="0" draw:end-shape="id837" draw:end-glue-point="2" svg:d="m51222 60900v-687h385v-686">
          <text:p/>
        </draw:connector>
        <draw:custom-shape draw:style-name="gr1" draw:text-style-name="P1" draw:id="id839"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40"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38"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38" draw:start-glue-point="0" draw:end-shape="id839" draw:end-glue-point="5" svg:d="m52217 55846v-725h-2929v-726">
          <text:p/>
        </draw:connector>
        <draw:connector draw:style-name="inheritance_20__28_public_29_" draw:layer="layout" svg:x1="46.424cm" svg:y1="58.153cm" svg:x2="47.734cm" svg:y2="54.395cm" draw:start-shape="id840" draw:start-glue-point="0" draw:end-shape="id839" draw:end-glue-point="4" svg:d="m46424 58153v-1879h1310v-1879">
          <text:p/>
        </draw:connector>
        <draw:connector draw:style-name="data_20_member_20__28_multiple_29_" draw:text-style-name="P1" draw:layer="layout" svg:x1="67.265cm" svg:y1="78.482cm" svg:x2="77.804cm" svg:y2="76.165cm" draw:start-shape="id774" draw:start-glue-point="1" draw:end-shape="id771" draw:end-glue-point="5" svg:d="m67265 78482h5269v-2317h5270">
          <text:p/>
        </draw:connector>
        <draw:custom-shape draw:style-name="gr1" draw:text-style-name="P1" draw:id="id841"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41" draw:start-glue-point="0" draw:end-shape="id679" draw:end-glue-point="4" svg:d="m105453 39128v-890h1453v-890">
          <text:p/>
        </draw:connector>
        <draw:custom-shape draw:style-name="gr1" draw:text-style-name="P1" draw:id="id842"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42" draw:start-glue-point="0" draw:end-shape="id675" draw:end-glue-point="7" svg:d="m115639 37262v-2500h-1040v-2500">
          <text:p/>
        </draw:connector>
        <draw:connector draw:style-name="data_20_member_20__28_multiple_20_pointers_29_" draw:layer="layout" svg:x1="106.645cm" svg:y1="39.426cm" svg:x2="114.265cm" svg:y2="37.56cm" draw:start-shape="id841" draw:start-glue-point="1" draw:end-shape="id842" draw:end-glue-point="3" svg:d="m106645 39426h3810v-1866h3810">
          <text:p/>
        </draw:connector>
        <draw:custom-shape draw:style-name="gr1" draw:text-style-name="P1" draw:id="id843"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29" draw:start-glue-point="29" draw:end-shape="id843" draw:end-glue-point="3" svg:d="m81729 53652h3621v2109h3622">
          <text:p>GetDrawLayer()</text:p>
        </draw:connector>
        <draw:custom-shape draw:style-name="class_20__28_external_20_module_29_" draw:id="id844"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71" draw:start-glue-point="5" draw:end-shape="id844" draw:end-glue-point="3" svg:d="m52038 28947h2198v-1220h2199">
          <text:p>pDrawView</text:p>
        </draw:connector>
        <draw:custom-shape draw:style-name="class_20__28_external_20_module_29_" draw:id="id845"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43" draw:start-glue-point="0" draw:end-shape="id845" draw:end-glue-point="2" svg:d="m90217 55450v-632h760v-631">
          <text:p/>
        </draw:connector>
        <draw:custom-shape draw:style-name="class_20__28_external_20_module_29_" draw:id="id847"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46"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48"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46" draw:start-glue-point="4" draw:end-shape="id847" draw:end-glue-point="4" svg:d="m73365 21371v-2019h2801v-2019">
          <text:p/>
        </draw:connector>
        <draw:connector draw:style-name="inheritance_20__28_public_29_" draw:layer="layout" svg:x1="79.756cm" svg:y1="19.247cm" svg:x2="78.16cm" svg:y2="17.333cm" draw:start-shape="id848" draw:start-glue-point="0" draw:end-shape="id847" draw:end-glue-point="5" svg:d="m79756 19247v-957h-1596v-957">
          <text:p/>
        </draw:connector>
        <draw:custom-shape draw:style-name="gr1" draw:text-style-name="P1" draw:id="id852"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49"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50"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51"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49" draw:start-glue-point="0" draw:end-shape="id850" draw:end-glue-point="5" svg:d="m64709 13003v-2580h2023v-2579">
          <text:p/>
        </draw:connector>
        <draw:connector draw:style-name="inheritance_20__28_public_29_" draw:layer="layout" svg:x1="69.959cm" svg:y1="12.951cm" svg:x2="67.974cm" svg:y2="7.844cm" draw:start-shape="id851" draw:start-glue-point="0" draw:end-shape="id850" draw:end-glue-point="6" svg:d="m69959 12951v-2553h-1985v-2554">
          <text:p/>
        </draw:connector>
        <draw:connector draw:style-name="inheritance_20__28_public_29_" draw:layer="layout" svg:x1="65.368cm" svg:y1="16.712cm" svg:x2="64.709cm" svg:y2="13.702cm" draw:start-shape="id852" draw:start-glue-point="0" draw:end-shape="id849" draw:end-glue-point="2" svg:d="m65368 16712v-1505h-659v-1505">
          <text:p/>
        </draw:connector>
        <draw:connector draw:style-name="inheritance_20__28_public_29_" draw:layer="layout" svg:x1="72.071cm" svg:y1="21.371cm" svg:x2="70.826cm" svg:y2="13.651cm" draw:start-shape="id846" draw:start-glue-point="5" draw:end-shape="id851" draw:end-glue-point="5" svg:d="m72071 21371v-3860h-1245v-3860">
          <text:p/>
        </draw:connector>
        <draw:custom-shape draw:style-name="gr28" draw:id="id853"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53" draw:start-glue-point="0" draw:end-shape="id851" draw:end-glue-point="4" svg:d="m68109 15286v-818h904v-817">
          <text:p/>
        </draw:connector>
        <draw:custom-shape draw:style-name="gr1" draw:text-style-name="P1" draw:id="id854"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54" draw:start-glue-point="0" draw:end-shape="id850" draw:end-glue-point="7" svg:d="m73328 14015v-3085h-4176v-3086">
          <text:p/>
        </draw:connector>
        <draw:custom-shape draw:style-name="gr1" draw:text-style-name="P1" draw:id="id855"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56"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55" draw:start-glue-point="0" draw:end-shape="id850" draw:end-glue-point="8" svg:d="m76960 12926v-3281h-6565v-1801">
          <text:p/>
        </draw:connector>
        <draw:connector draw:style-name="inheritance_20__28_public_29_" draw:layer="layout" draw:line-skew="-1.275cm" svg:x1="83.747cm" svg:y1="12.589cm" svg:x2="71.462cm" svg:y2="7.845cm" draw:start-shape="id856" draw:start-glue-point="0" draw:end-shape="id850" draw:end-glue-point="2" svg:d="m83747 12589v-3647h-12285v-1097">
          <text:p/>
        </draw:connector>
        <draw:custom-shape draw:style-name="gr1" draw:text-style-name="P1" draw:id="id857"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57" draw:start-glue-point="0" draw:end-shape="id850" draw:end-glue-point="4" svg:d="m61327 9271v-713h4416v-714">
          <text:p/>
        </draw:connector>
        <draw:custom-shape draw:style-name="gr1" draw:text-style-name="P1" draw:id="id858"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58" draw:start-glue-point="8" draw:end-shape="id857" draw:end-glue-point="4" svg:d="m60187 16233v-3131h18v-3131">
          <text:p/>
        </draw:connector>
        <draw:connector draw:style-name="data_20_member_20__28_pointer_29_" draw:layer="layout" svg:x1="67.571cm" svg:y1="20.48cm" svg:x2="71.33cm" svg:y2="21.674cm" draw:start-shape="id852" draw:start-glue-point="4" draw:end-shape="id846" draw:end-glue-point="3" svg:d="m67571 20480h1879v1194h1880">
          <text:p/>
        </draw:connector>
        <draw:connector draw:style-name="data_20_member_20__28_pointer_29_" draw:layer="layout" svg:x1="61.219cm" svg:y1="17.502cm" svg:x2="63.165cm" svg:y2="18.903cm" draw:start-shape="id858" draw:start-glue-point="6" draw:end-shape="id852" draw:end-glue-point="3" svg:d="m61219 17502h973v1401h973">
          <text:p/>
        </draw:connector>
        <draw:custom-shape draw:style-name="gr2" draw:id="id859"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58" draw:start-glue-point="7" draw:end-shape="id859" draw:end-glue-point="2" svg:d="m58410 16233v-637h-2688v-636">
          <text:p/>
        </draw:connector>
        <draw:connector draw:style-name="local_20_usage_20__2f__20_return_20_type" draw:layer="layout" svg:x1="43.125cm" svg:y1="25.496cm" svg:x2="57.29cm" svg:y2="17.062cm" draw:start-shape="id636" draw:start-glue-point="14" draw:end-shape="id858" svg:d="m43125 25496h7082v-8434h7083">
          <text:p>CreateAccessible()</text:p>
        </draw:connector>
        <draw:connector draw:style-name="data_20_member_20__28_multiple_20_pointers_29_" draw:layer="layout" svg:x1="79.31cm" svg:y1="13.276cm" svg:x2="81.454cm" svg:y2="12.939cm" draw:start-shape="id855" draw:start-glue-point="1" draw:end-shape="id856" draw:end-glue-point="3" svg:d="m79310 13276h1072v-337h1072">
          <text:p/>
        </draw:connector>
      </draw:page>
      <draw:page draw:name="sc (chart2)" draw:style-name="dp1" draw:master-page-name="Default">
        <office:forms form:automatic-focus="false" form:apply-design-mode="false"/>
        <draw:custom-shape draw:style-name="gr1" draw:text-style-name="P1" draw:id="id860"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61"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60" draw:start-glue-point="4" draw:end-shape="id861" draw:end-glue-point="2" svg:d="m26015 47026v-1012h-151v-1011">
          <text:p/>
        </draw:connector>
        <draw:custom-shape draw:style-name="gr1" draw:text-style-name="P1" draw:id="id862"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63"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62" draw:start-glue-point="4" draw:end-shape="id863" draw:end-glue-point="2" svg:d="m21693 57794v-1917h-2465v-1917">
          <text:p/>
        </draw:connector>
        <draw:custom-shape draw:style-name="uno_20_service" draw:id="id864"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62" draw:start-glue-point="5" draw:end-shape="id864" svg:d="m23375 57794v-1179h714v-1179">
          <text:p/>
        </draw:connector>
        <draw:custom-shape draw:style-name="uno_20_service" draw:id="id865"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60" draw:start-glue-point="5" draw:end-shape="id865" draw:end-glue-point="2" svg:d="m27802 47026v-505h1894v-506">
          <text:p/>
        </draw:connector>
        <draw:custom-shape draw:style-name="gr1" draw:text-style-name="P1" draw:id="id866"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67"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66" draw:start-glue-point="5" draw:end-shape="id867" draw:end-glue-point="2" svg:d="m31704 57328v-907h3007v-908">
          <text:p/>
        </draw:connector>
        <draw:custom-shape draw:style-name="gr1" draw:text-style-name="P1" draw:id="id868"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69"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68" draw:start-glue-point="5" draw:end-shape="id869" draw:end-glue-point="2" svg:d="m48553 57093v-1336h1025v-1335">
          <text:p/>
        </draw:connector>
        <draw:custom-shape draw:style-name="gr1" draw:text-style-name="P1" draw:id="id870"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71"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70" draw:start-glue-point="5" draw:end-shape="id871" draw:end-glue-point="2" svg:d="m47737 62705v-816h492v-816">
          <text:p/>
        </draw:connector>
        <draw:custom-shape draw:style-name="gr2" draw:text-style-name="P2" draw:id="id872"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68" draw:start-glue-point="4" draw:end-shape="id872" svg:d="m46201 57093v-1963h-3105v-1962">
          <text:p/>
        </draw:connector>
        <draw:custom-shape draw:style-name="gr2" draw:id="id873"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66" draw:start-glue-point="1" draw:end-shape="id873" draw:end-glue-point="3" svg:d="m32690 57678h890v-393h890">
          <text:p/>
        </draw:connector>
        <draw:connector draw:style-name="uno_20_implementation" draw:layer="layout" svg:x1="42.038cm" svg:y1="57.285cm" svg:x2="44.769cm" svg:y2="57.776cm" draw:start-shape="id873" draw:start-glue-point="1" draw:end-shape="id868" draw:end-glue-point="3" svg:d="m42038 57285h1366v491h1365">
          <text:p/>
        </draw:connector>
        <draw:custom-shape draw:style-name="gr2" draw:id="id874"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75"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68" draw:start-glue-point="6" draw:end-shape="id874" draw:end-glue-point="3" svg:d="m49849 57429h1222v-493h1222">
          <text:p text:style-name="P2">m_aData</text:p>
        </draw:connector>
        <draw:connector draw:style-name="data_20_member_20__28_pointer_29_" draw:text-style-name="P2" draw:layer="layout" svg:x1="49.849cm" svg:y1="58.123cm" svg:x2="52.34cm" svg:y2="58.04cm" draw:start-shape="id868" draw:start-glue-point="7" draw:end-shape="id875" draw:end-glue-point="3" svg:d="m49849 58123h1246v-83h1245">
          <text:p text:style-name="P2">m_aLabel</text:p>
        </draw:connector>
        <draw:connector draw:style-name="local_20_usage_20__2f__20_return_20_type" draw:text-style-name="P2" draw:layer="layout" svg:x1="24.336cm" svg:y1="58.101cm" svg:x2="28.828cm" svg:y2="57.678cm" draw:start-shape="id862" draw:start-glue-point="6" draw:end-shape="id866" draw:end-glue-point="3" svg:d="m24336 58101h2246v-423h2246">
          <text:p text:style-name="P2">createDataSource()</text:p>
        </draw:connector>
        <draw:frame draw:style-name="gr29"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76"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66" draw:start-glue-point="4" draw:end-shape="id876"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78"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880" draw:layer="layout" svg:width="3.579cm" svg:height="0.754cm" svg:x="52.117cm" svg:y="15.328cm">
          <text:p text:style-name="P2"><text:span text:style-name="T3">SfxModelessDialog</text:span></text:p>
        </draw:rect>
        <draw:rect draw:style-name="class" draw:text-style-name="P6" draw:id="id877" draw:layer="layout" svg:width="2.87cm" svg:height="0.551cm" svg:x="47.876cm" svg:y="26.943cm">
          <text:p text:style-name="P2"><text:span text:style-name="T3">ScSimpleRefDlg</text:span></text:p>
        </draw:rect>
        <draw:rect draw:style-name="class" draw:text-style-name="P6" draw:id="id879"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77" draw:start-glue-point="0" draw:end-shape="id878" draw:end-glue-point="13" svg:d="m49311 26943v-4534h-390v-4535">
          <text:p/>
        </draw:connector>
        <draw:connector draw:style-name="inheritance_20__28_public_29_" draw:layer="layout" svg:x1="47.681cm" svg:y1="22.593cm" svg:x2="48.155cm" svg:y2="17.874cm" draw:start-shape="id879" draw:start-glue-point="0" draw:end-shape="id878" draw:end-glue-point="7" svg:d="m47681 22593v-2359h474v-2360">
          <text:p/>
        </draw:connector>
        <draw:connector draw:style-name="inheritance_20__28_public_29_" draw:layer="layout" svg:x1="53.105cm" svg:y1="17.168cm" svg:x2="53.906cm" svg:y2="16.082cm" draw:start-shape="id878" draw:start-glue-point="0" draw:end-shape="id880" draw:end-glue-point="2" svg:d="m53105 17168v-543h801v-543">
          <text:p/>
        </draw:connector>
        <draw:custom-shape draw:style-name="gr3" draw:id="id881"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881" draw:end-shape="id878" draw:end-glue-point="2" svg:d="m55284 33285v-10299h-2179v-5111">
          <text:p/>
        </draw:connector>
        <draw:rect draw:style-name="class" draw:text-style-name="P6" draw:id="id882"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882" draw:start-glue-point="0" draw:end-shape="id878"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883"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883" draw:end-shape="id878"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884"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884" draw:start-glue-point="0" draw:end-shape="id878" draw:end-glue-point="11" svg:d="m45750 18967v-546h1700v-547">
          <text:p/>
        </draw:connector>
        <draw:custom-shape draw:style-name="gr3" draw:id="id885"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885" draw:start-glue-point="0" draw:end-shape="id878" draw:end-glue-point="10" svg:d="m61806 20297v-1211h-2968v-1212">
          <text:p/>
        </draw:connector>
        <draw:custom-shape draw:style-name="gr3" draw:id="id886"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887"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886" draw:start-glue-point="0" draw:end-shape="id887" draw:end-glue-point="4" svg:d="m65562 18442v-468h919v-468">
          <text:p/>
        </draw:connector>
        <draw:connector draw:style-name="data_20_member_20__28_pointer_29_" draw:layer="layout" svg:x1="63.031cm" svg:y1="20.569cm" svg:x2="64.435cm" svg:y2="18.792cm" draw:start-shape="id885" draw:start-glue-point="4" draw:end-shape="id886"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888"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885" draw:start-glue-point="9" draw:end-shape="id888" svg:d="m63031 22796h650v389h649">
          <text:p/>
        </draw:connector>
        <draw:custom-shape draw:style-name="gr1" draw:text-style-name="P1" draw:id="id889"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885" draw:start-glue-point="5" draw:end-shape="id889" draw:end-glue-point="3" svg:d="m63031 20983h1880v-1192h1879">
          <text:p/>
        </draw:connector>
        <draw:connector draw:style-name="inheritance_20__28_public_29_" draw:layer="layout" svg:x1="67.943cm" svg:y1="19.454cm" svg:x2="67.282cm" svg:y2="17.506cm" draw:start-shape="id889" draw:start-glue-point="0" draw:end-shape="id887" draw:end-glue-point="5" svg:d="m67943 19454v-973h-661v-975">
          <text:p/>
        </draw:connector>
        <draw:custom-shape draw:style-name="gr1" draw:text-style-name="P1" draw:id="id890"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889" draw:start-glue-point="1" draw:end-shape="id890" draw:end-glue-point="3" svg:d="m69097 19791h609v-39h609">
          <text:p/>
        </draw:connector>
        <draw:custom-shape draw:style-name="class_20__28_external_20_module_29_" draw:id="id891"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890" draw:start-glue-point="0" draw:end-shape="id891" draw:end-glue-point="2" svg:d="m71637 19428v-441h39v-440">
          <text:p/>
        </draw:connector>
        <draw:custom-shape draw:style-name="gr1" draw:text-style-name="P3" draw:id="id892"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885" draw:start-glue-point="6" draw:end-shape="id892" svg:d="m63031 21320h2373v-481h2372">
          <text:p/>
        </draw:connector>
        <draw:custom-shape draw:style-name="gr1" draw:text-style-name="P1" draw:id="id893"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885" draw:start-glue-point="1" draw:end-shape="id893" draw:end-glue-point="3" svg:d="m63033 21715h2229v900h2231">
          <text:p/>
        </draw:connector>
        <draw:custom-shape draw:style-name="gr1" draw:text-style-name="P1" draw:id="id894"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895"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894" draw:start-glue-point="0" draw:end-shape="id895" draw:end-glue-point="2" svg:d="m71925 21941v-272h12v-272">
          <text:p/>
        </draw:connector>
        <draw:connector draw:style-name="data_20_member_20__28_multiple_29_" draw:layer="layout" svg:x1="69.72cm" svg:y1="22.253cm" svg:x2="71.147cm" svg:y2="22.252cm" draw:start-shape="id893" draw:start-glue-point="4" draw:end-shape="id894" draw:end-glue-point="3" svg:d="m69720 22253h714v-1h713">
          <text:p/>
        </draw:connector>
        <draw:custom-shape draw:style-name="gr1" draw:text-style-name="P1" draw:id="id896"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893" draw:start-glue-point="5" draw:end-shape="id896" draw:end-glue-point="3" svg:d="m69720 23003h726v208h726">
          <text:p/>
        </draw:connector>
        <draw:custom-shape draw:style-name="gr3" draw:id="id897"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882" draw:start-glue-point="1" draw:end-shape="id897" draw:end-glue-point="4" svg:d="m65423 28151h1371v377h1370">
          <text:p/>
        </draw:connector>
        <draw:custom-shape draw:style-name="gr1" draw:text-style-name="P1" draw:id="id898"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898" draw:start-glue-point="0" draw:end-shape="id878"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899"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899" draw:start-glue-point="0" draw:end-shape="id878"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883" draw:start-glue-point="1" draw:end-shape="id897" draw:end-glue-point="5" svg:d="m63455 30315h3736v-1075h973">
          <text:p/>
        </draw:connector>
        <draw:custom-shape draw:style-name="gr1" draw:text-style-name="P1" draw:id="id900"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00" draw:start-glue-point="0" draw:end-shape="id878" draw:end-glue-point="12" svg:d="m52677 23764v-2945h-460v-2945">
          <text:p/>
        </draw:connector>
        <draw:custom-shape draw:style-name="gr1" draw:text-style-name="P1" draw:id="id901"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01" draw:start-glue-point="0" draw:end-shape="id878" draw:end-glue-point="14" svg:d="m51129 19823v-974h-647v-975">
          <text:p/>
        </draw:connector>
        <draw:rect draw:style-name="class_20__28_external_20_module_29_" draw:id="id903" draw:layer="layout" svg:width="3.788cm" svg:height="0.639cm" svg:x="87.72cm" svg:y="24.537cm">
          <draw:glue-point draw:id="4" svg:x="3.73cm" svg:y="5.007cm"/>
          <text:p text:style-name="P2"><text:span text:style-name="T3">SfxTabDialog</text:span></text:p>
        </draw:rect>
        <draw:rect draw:style-name="class" draw:text-style-name="P6" draw:id="id902"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02" draw:start-glue-point="0" draw:end-shape="id903" draw:end-glue-point="2" svg:d="m89384 27547v-1185h230v-1186">
          <text:p/>
        </draw:connector>
        <draw:custom-shape draw:style-name="gr1" draw:text-style-name="P1" draw:id="id916"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04"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04" draw:start-glue-point="0" draw:end-shape="id903" draw:end-glue-point="4" svg:d="m91218 29322v-2073h-192v-2074">
          <text:p/>
        </draw:connector>
        <draw:custom-shape draw:style-name="class_20__28_external_20_module_29_" draw:id="id907"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08"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09"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10"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11"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12"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13"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05"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06"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05" draw:start-glue-point="0" draw:end-shape="id906" draw:end-glue-point="2" svg:d="m97012 35623v-674h3991v-674">
          <text:p/>
        </draw:connector>
        <draw:connector draw:style-name="data_20_member_20__28_pointer_29_" draw:layer="layout" draw:line-skew="-1.016cm" svg:x1="92.253cm" svg:y1="29.637cm" svg:x2="95.147cm" svg:y2="27.161cm" draw:start-shape="id904" draw:start-glue-point="4" draw:end-shape="id907" draw:end-glue-point="3" svg:d="m92253 29637h431v-2476h2463">
          <text:p/>
        </draw:connector>
        <draw:connector draw:style-name="data_20_member_20__28_pointer_29_" draw:layer="layout" draw:line-skew="-0.627cm" svg:x1="92.253cm" svg:y1="30.025cm" svg:x2="95.147cm" svg:y2="28.267cm" draw:start-shape="id904" draw:start-glue-point="5" draw:end-shape="id908" draw:end-glue-point="3" svg:d="m92253 30025h820v-1758h2074">
          <text:p/>
        </draw:connector>
        <draw:connector draw:style-name="data_20_member_20__28_pointer_29_" draw:layer="layout" draw:line-skew="-0.29cm" svg:x1="92.253cm" svg:y1="30.388cm" svg:x2="95.147cm" svg:y2="29.373cm" draw:start-shape="id904" draw:start-glue-point="6" draw:end-shape="id909" draw:end-glue-point="3" svg:d="m92253 30388h1157v-1015h1737">
          <text:p/>
        </draw:connector>
        <draw:connector draw:style-name="data_20_member_20__28_pointer_29_" draw:layer="layout" draw:line-skew="0.228cm" svg:x1="92.253cm" svg:y1="30.855cm" svg:x2="95.147cm" svg:y2="30.478cm" draw:start-shape="id904" draw:start-glue-point="11" draw:end-shape="id910" draw:end-glue-point="3" svg:d="m92253 30855h1675v-377h1219">
          <text:p/>
        </draw:connector>
        <draw:connector draw:style-name="data_20_member_20__28_pointer_29_" draw:layer="layout" svg:x1="92.253cm" svg:y1="31.786cm" svg:x2="95.147cm" svg:y2="31.584cm" draw:start-shape="id904" draw:start-glue-point="7" draw:end-shape="id911" draw:end-glue-point="3" svg:d="m92253 31786h1447v-202h1447">
          <text:p/>
        </draw:connector>
        <draw:connector draw:style-name="data_20_member_20__28_pointer_29_" draw:layer="layout" svg:x1="92.253cm" svg:y1="32.175cm" svg:x2="95.147cm" svg:y2="32.69cm" draw:start-shape="id904" draw:start-glue-point="8" draw:end-shape="id912" draw:end-glue-point="3" svg:d="m92253 32175h1447v515h1447">
          <text:p/>
        </draw:connector>
        <draw:connector draw:style-name="data_20_member_20__28_pointer_29_" draw:layer="layout" draw:line-skew="-0.472cm" svg:x1="92.253cm" svg:y1="32.641cm" svg:x2="95.147cm" svg:y2="33.796cm" draw:start-shape="id904" draw:start-glue-point="9" draw:end-shape="id913" draw:end-glue-point="3" svg:d="m92253 32641h975v1155h1919">
          <text:p/>
        </draw:connector>
        <draw:connector draw:style-name="data_20_member_20__28_pointer_29_" draw:layer="layout" svg:x1="92.253cm" svg:y1="33.056cm" svg:x2="95.146cm" svg:y2="35.973cm" draw:start-shape="id904" draw:start-glue-point="10" draw:end-shape="id905"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14"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15"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14" draw:start-glue-point="0" draw:end-shape="id915" draw:end-glue-point="2" svg:d="m83834 25802v-609h-843v-610">
          <text:p/>
        </draw:connector>
        <draw:connector draw:style-name="local_20_usage_20__2f__20_return_20_type" draw:layer="layout" svg:x1="80.887cm" svg:y1="26.211cm" svg:x2="81.851cm" svg:y2="26.139cm" draw:start-shape="id916" draw:start-glue-point="1" draw:end-shape="id914" draw:end-glue-point="3" svg:d="m80887 26211h482v-72h482">
          <text:p/>
        </draw:connector>
        <draw:connector draw:style-name="data_20_member_20__28_pointer_29_" draw:layer="layout" svg:x1="85.817cm" svg:y1="26.139cm" svg:x2="87.72cm" svg:y2="24.856cm" draw:start-shape="id914" draw:start-glue-point="1" draw:end-shape="id903" draw:end-glue-point="3" svg:d="m85817 26139h952v-1283h951">
          <text:p/>
        </draw:connector>
        <draw:custom-shape draw:style-name="gr1" draw:text-style-name="P1" draw:id="id917"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17" draw:start-glue-point="0" draw:end-shape="id916"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19" draw:layer="layout" svg:width="2.328cm" svg:height="0.53cm" svg:x="33.331cm" svg:y="21.991cm">
          <draw:glue-point draw:id="4" svg:x="-2.585cm" svg:y="5cm"/>
          <draw:glue-point draw:id="5" svg:x="2.414cm" svg:y="5cm"/>
          <text:p text:style-name="P2"><text:span text:style-name="T3">Window</text:span></text:p>
        </draw:rect>
        <draw:custom-shape draw:style-name="gr3" draw:id="id918"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18" draw:start-glue-point="0" draw:end-shape="id919" draw:end-glue-point="5" svg:d="m35930 24080v-780h-874v-779">
          <text:p/>
        </draw:connector>
        <draw:custom-shape draw:style-name="gr1" draw:text-style-name="P1" draw:id="id920"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21"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20" draw:start-glue-point="0" draw:end-shape="id921"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22"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23"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22" draw:start-glue-point="0" draw:end-shape="id923" draw:end-glue-point="4" svg:d="m44585 35556v-1206h-699v-1206">
          <text:p/>
        </draw:connector>
        <draw:custom-shape draw:style-name="gr1" draw:text-style-name="P1" draw:id="id924"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24" draw:start-glue-point="0" draw:end-shape="id923" draw:end-glue-point="5" svg:d="m46793 34394v-625h-2010v-625">
          <text:p/>
        </draw:connector>
        <draw:custom-shape draw:style-name="gr1" draw:text-style-name="P1" draw:id="id925"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26"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27"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25" draw:start-glue-point="4" draw:end-shape="id926" draw:end-glue-point="2" svg:d="m69877 34342v-557h-948v-557">
          <text:p/>
        </draw:connector>
        <draw:connector draw:style-name="inheritance_20__28_public_29_" draw:layer="layout" svg:x1="70.937cm" svg:y1="34.342cm" svg:x2="72.17cm" svg:y2="33.305cm" draw:start-shape="id925" draw:start-glue-point="5" draw:end-shape="id927"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28"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29"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28" draw:start-glue-point="4" draw:end-shape="id929" draw:end-glue-point="2" svg:d="m29962 42327v-1115h2502v-1114">
          <text:p/>
        </draw:connector>
        <draw:custom-shape draw:style-name="gr1" draw:text-style-name="P1" draw:id="id931"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30"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30" draw:start-glue-point="0" draw:end-shape="id931" draw:end-glue-point="2" svg:d="m34240 43932v-634h234v-635">
          <text:p/>
        </draw:connector>
        <draw:connector draw:style-name="local_20_usage_20__2f__20_return_20_type" draw:layer="layout" svg:x1="30.689cm" svg:y1="42.677cm" svg:x2="32.349cm" svg:y2="42.339cm" draw:start-shape="id928" draw:start-glue-point="1" draw:end-shape="id931" draw:end-glue-point="3" svg:d="m30689 42677h830v-338h830">
          <text:p/>
        </draw:connector>
        <draw:custom-shape draw:style-name="gr1" draw:text-style-name="P1" draw:id="id936"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32"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33"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32" draw:start-glue-point="0" draw:end-shape="id933" draw:end-glue-point="2" svg:d="m42080 40072v-518h247v-518">
          <text:p/>
        </draw:connector>
        <draw:custom-shape draw:style-name="gr1" draw:text-style-name="P1" draw:id="id934"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35"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34" draw:start-glue-point="0" draw:end-shape="id932" draw:end-glue-point="2" svg:d="m43597 43053v-1179h-1517v-1180">
          <text:p/>
        </draw:connector>
        <draw:connector draw:style-name="inheritance_20__28_public_29_" draw:layer="layout" svg:x1="45.138cm" svg:y1="41.939cm" svg:x2="42.637cm" svg:y2="40.694cm" draw:start-shape="id935" draw:start-glue-point="0" draw:end-shape="id932" draw:end-glue-point="5" svg:d="m45138 41939v-622h-2501v-623">
          <text:p/>
        </draw:connector>
        <draw:connector draw:style-name="inheritance_20__28_public_29_" draw:layer="layout" svg:x1="40.02cm" svg:y1="42.717cm" svg:x2="41.498cm" svg:y2="40.694cm" draw:start-shape="id936" draw:start-glue-point="0" draw:end-shape="id932" draw:end-glue-point="4" svg:d="m40020 42717v-1011h1478v-1012">
          <text:p/>
        </draw:connector>
        <draw:custom-shape draw:style-name="gr5" draw:id="id937"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36" draw:start-glue-point="6" draw:end-shape="id935" draw:end-glue-point="3" svg:d="m41340 43054h559v-804h2215">
          <text:p/>
        </draw:connector>
        <draw:connector draw:style-name="data_20_member" draw:layer="layout" svg:x1="41.34cm" svg:y1="43.573cm" svg:x2="42.639cm" svg:y2="43.364cm" draw:start-shape="id936" draw:start-glue-point="4" draw:end-shape="id934" draw:end-glue-point="3" svg:d="m41340 43573h650v-209h649">
          <text:p/>
        </draw:connector>
        <draw:connector draw:style-name="data_20_member" draw:layer="layout" svg:x1="41.342cm" svg:y1="43.896cm" svg:x2="43.985cm" svg:y2="44.336cm" draw:start-shape="id936" draw:start-glue-point="1" draw:end-shape="id937" draw:end-glue-point="3" svg:d="m41342 43896h1321v440h1322">
          <text:p/>
        </draw:connector>
        <draw:custom-shape draw:style-name="gr5" draw:id="id938"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36" draw:start-glue-point="7" draw:end-shape="id938" draw:end-glue-point="3" svg:d="m41340 44271h1051v1140h1050">
          <text:p/>
        </draw:connector>
        <draw:connector draw:style-name="data_20_member" draw:text-style-name="P1" draw:layer="layout" svg:x1="35.873cm" svg:y1="44.168cm" svg:x2="38.699cm" svg:y2="43.896cm" draw:start-shape="id930" draw:start-glue-point="4" draw:end-shape="id936"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39" draw:start-glue-point="0" draw:end-shape="id940" draw:end-glue-point="4" svg:d="m63606 49796v-14872h-29943v-14874">
          <text:p/>
        </draw:connector>
        <draw:connector draw:style-name="inheritance_20__28_public_29_" draw:layer="layout" draw:line-skew="-1.109cm" svg:x1="51.142cm" svg:y1="54.264cm" svg:x2="51.603cm" svg:y2="50.194cm" draw:start-shape="id941" draw:start-glue-point="0" draw:end-shape="id942" draw:end-glue-point="12" svg:d="m51142 54264v-3144h461v-926">
          <text:p/>
        </draw:connector>
        <draw:connector draw:style-name="inheritance_20__28_public_29_" draw:layer="layout" svg:x1="19.627cm" svg:y1="73.045cm" svg:x2="27.922cm" svg:y2="48.487cm" draw:start-shape="id943" draw:start-glue-point="0" draw:end-shape="id944" draw:end-glue-point="2" svg:d="m19627 73045v-12279h8295v-12279">
          <text:p/>
        </draw:connector>
        <draw:connector draw:style-name="inheritance_20__28_public_29_" draw:layer="layout" svg:x1="27.681cm" svg:y1="67.51cm" svg:x2="27.277cm" svg:y2="65.379cm" draw:start-shape="id945" draw:start-glue-point="0" draw:end-shape="id946" draw:end-glue-point="7" svg:d="m27681 67510v-1065h-404v-1066">
          <text:p/>
        </draw:connector>
        <draw:connector draw:style-name="inheritance_20__28_public_29_" draw:layer="layout" svg:x1="16.322cm" svg:y1="73.87cm" svg:x2="26.131cm" svg:y2="65.379cm" draw:start-shape="id947" draw:start-glue-point="0" draw:end-shape="id946" draw:end-glue-point="6" svg:d="m16322 73870v-4245h9809v-4246">
          <text:p/>
        </draw:connector>
        <draw:connector draw:style-name="inheritance_20__28_public_29_" draw:layer="layout" svg:x1="30.26cm" svg:y1="70.236cm" svg:x2="28.424cm" svg:y2="65.379cm" draw:start-shape="id948" draw:start-glue-point="0" draw:end-shape="id946" draw:end-glue-point="8" svg:d="m30260 70236v-2428h-1836v-2429">
          <text:p/>
        </draw:connector>
        <draw:connector draw:style-name="inheritance_20__28_public_29_" draw:layer="layout" svg:x1="31.825cm" svg:y1="69.35cm" svg:x2="29.436cm" svg:y2="65.381cm" draw:start-shape="id949" draw:start-glue-point="0" draw:end-shape="id946" draw:end-glue-point="2" svg:d="m31825 69350v-1985h-2389v-1984">
          <text:p/>
        </draw:connector>
        <draw:connector draw:style-name="inheritance_20__28_public_29_" draw:layer="layout" svg:x1="33.281cm" svg:y1="68.476cm" svg:x2="30.561cm" svg:y2="65.379cm" draw:start-shape="id950" draw:start-glue-point="0" draw:end-shape="id946" draw:end-glue-point="9" svg:d="m33281 68476v-1548h-2720v-1549">
          <text:p/>
        </draw:connector>
        <draw:connector draw:style-name="inheritance_20__28_public_29_" draw:layer="layout" svg:x1="35.227cm" svg:y1="67.641cm" svg:x2="31.647cm" svg:y2="65.379cm" draw:start-shape="id951" draw:start-glue-point="0" draw:end-shape="id946" draw:end-glue-point="10" svg:d="m35227 67641v-1131h-3580v-1131">
          <text:p/>
        </draw:connector>
        <draw:connector draw:style-name="inheritance_20__28_public_29_" draw:layer="layout" svg:x1="35.543cm" svg:y1="66.676cm" svg:x2="32.577cm" svg:y2="65.379cm" draw:start-shape="id952" draw:start-glue-point="0" draw:end-shape="id946" draw:end-glue-point="11" svg:d="m35543 66676v-648h-2966v-649">
          <text:p/>
        </draw:connector>
        <draw:connector draw:style-name="inheritance_20__28_public_29_" draw:layer="layout" svg:x1="48.66cm" svg:y1="77.771cm" svg:x2="48.299cm" svg:y2="66.615cm" draw:start-shape="id953" draw:start-glue-point="5" draw:end-shape="id954" draw:end-glue-point="12" svg:d="m48660 77771v-5578h-361v-5578">
          <text:p/>
        </draw:connector>
        <draw:connector draw:style-name="inheritance_20__28_public_29_" draw:layer="layout" svg:x1="40.786cm" svg:y1="76.115cm" svg:x2="47.247cm" svg:y2="66.615cm" draw:start-shape="id955" draw:start-glue-point="4" draw:end-shape="id954" draw:end-glue-point="5" svg:d="m40786 76115v-4750h6461v-4750">
          <text:p/>
        </draw:connector>
        <draw:connector draw:style-name="data_20_member_20__28_pointer_29_" draw:layer="layout" svg:x1="145.352cm" svg:y1="64.957cm" svg:x2="89.097cm" svg:y2="71.009cm" draw:start-shape="id956" draw:start-glue-point="1" draw:end-shape="id957" draw:end-glue-point="16" svg:d="m145352 64957h500v2220h-57255v3832h500">
          <text:p/>
        </draw:connector>
        <draw:connector draw:style-name="inheritance_20__28_public_29_" draw:layer="layout" svg:x1="143.765cm" svg:y1="64.666cm" svg:x2="80.47cm" svg:y2="6.658cm" draw:start-shape="id956" draw:start-glue-point="0" draw:end-shape="id958" draw:end-glue-point="5" svg:d="m143765 64666v-29004h-63295v-29004">
          <text:p/>
        </draw:connector>
        <draw:connector draw:style-name="inheritance_20__28_public_29__20_2" draw:layer="layout" svg:x1="96.258cm" svg:y1="76.677cm" svg:x2="101.035cm" svg:y2="73.712cm" draw:start-shape="id959" draw:start-glue-point="0" draw:end-shape="id960" draw:end-glue-point="6" svg:d="m96258 76677v-1482h4777v-1483">
          <text:p/>
        </draw:connector>
        <draw:connector draw:style-name="inheritance_20__28_public_29_" draw:layer="layout" svg:x1="106.203cm" svg:y1="77.563cm" svg:x2="104.681cm" svg:y2="61.299cm" draw:start-shape="id961" draw:start-glue-point="4" draw:end-shape="id962" draw:end-glue-point="6" svg:d="m106203 77563v-8132h-1522v-8132">
          <text:p/>
        </draw:connector>
        <draw:connector draw:style-name="inheritance_20__28_public_29_" draw:layer="layout" draw:line-skew="3.938cm" svg:x1="50.996cm" svg:y1="31.526cm" svg:x2="52.989cm" svg:y2="19.399cm" draw:start-shape="id963" draw:start-glue-point="5" draw:end-shape="id964" draw:end-glue-point="6" svg:d="m50996 31526v-2126h1993v-10001">
          <text:p/>
        </draw:connector>
        <draw:custom-shape draw:style-name="gr15" draw:text-style-name="P6" draw:id="id965"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64"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66"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64" draw:start-glue-point="0" draw:end-shape="id965" draw:end-glue-point="4" svg:d="m56884 18751v-3079h16645v-3079">
          <text:p/>
        </draw:connector>
        <draw:connector draw:style-name="inheritance_20__28_public_29_" draw:layer="layout" svg:x1="110.398cm" svg:y1="18.99cm" svg:x2="74.282cm" svg:y2="12.593cm" draw:start-shape="id966" draw:start-glue-point="0" draw:end-shape="id965" draw:end-glue-point="5" svg:d="m110398 18990v-3198h-36116v-3199">
          <text:p/>
        </draw:connector>
        <draw:rect draw:style-name="class" draw:text-style-name="P6" draw:id="id967"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70" draw:layer="layout" svg:width="3.761cm" svg:height="0.56cm" svg:x="76.176cm" svg:y="41.128cm">
          <text:p text:style-name="P2"><text:span text:style-name="T3">XclImpTabViewSettings</text:span></text:p>
        </draw:rect>
        <draw:rect draw:style-name="class" draw:text-style-name="P6" draw:id="id968"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69"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67" draw:start-glue-point="5" draw:end-shape="id968" draw:end-glue-point="4" svg:d="m159074 40936v-598h556v-598">
          <text:p/>
        </draw:connector>
        <draw:connector draw:style-name="inheritance_20__28_public_29_" draw:layer="layout" svg:x1="161.33cm" svg:y1="41.223cm" svg:x2="160.482cm" svg:y2="39.74cm" draw:start-shape="id969" draw:start-glue-point="0" draw:end-shape="id968" draw:end-glue-point="5" svg:d="m161330 41223v-741h-848v-742">
          <text:p/>
        </draw:connector>
        <draw:connector draw:style-name="inheritance_20__28_public_29_" draw:layer="layout" svg:x1="158.126cm" svg:y1="40.936cm" svg:x2="126.36cm" svg:y2="19.908cm" draw:start-shape="id967" draw:start-glue-point="4" draw:end-shape="id966" draw:end-glue-point="5" svg:d="m158126 40936v-10514h-31766v-10514">
          <text:p/>
        </draw:connector>
        <draw:connector draw:style-name="inheritance_20__28_public_29_" draw:layer="layout" draw:line-skew="0.506cm" svg:x1="78.056cm" svg:y1="41.128cm" svg:x2="91.907cm" svg:y2="19.908cm" draw:start-shape="id970" draw:start-glue-point="0" draw:end-shape="id966" draw:end-glue-point="9" svg:d="m78056 41128v-10104h13851v-11116">
          <text:p/>
        </draw:connector>
        <draw:rect draw:style-name="class" draw:text-style-name="P6" draw:id="id971"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71" draw:start-glue-point="0" draw:end-shape="id967" draw:end-glue-point="2" svg:d="m158735 42614v-559h-87v-560">
          <text:p/>
        </draw:connector>
        <draw:custom-shape draw:style-name="gr5" draw:text-style-name="P6" draw:id="id973"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72"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74"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72" draw:start-glue-point="0" draw:end-shape="id973" draw:end-glue-point="5" svg:d="m69164 31367v-13951h487v-13951">
          <text:p/>
        </draw:connector>
        <draw:connector draw:style-name="inheritance_20__28_public_29_" draw:layer="layout" svg:x1="25.279cm" svg:y1="10.674cm" svg:x2="68.232cm" svg:y2="3.465cm" draw:start-shape="id974" draw:start-glue-point="0" draw:end-shape="id973" draw:end-glue-point="4" svg:d="m25279 10674v-3604h42953v-3605">
          <text:p/>
        </draw:connector>
        <draw:rect draw:style-name="class" draw:text-style-name="P6" draw:id="id975"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70" draw:start-glue-point="3" draw:end-shape="id975" draw:end-glue-point="1" svg:d="m76176 41408h-3718v-377h-3719">
          <text:p/>
        </draw:connector>
        <draw:rect draw:style-name="class" draw:text-style-name="P6" draw:id="id976" draw:layer="layout" svg:width="3.761cm" svg:height="0.62cm" svg:x="102.128cm" svg:y="28.554cm">
          <text:p text:style-name="P2"><text:span text:style-name="T3">XclImpDocViewSettings</text:span></text:p>
        </draw:rect>
        <draw:rect draw:style-name="class" draw:text-style-name="P6" draw:id="id977"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76" draw:start-glue-point="3" draw:end-shape="id977" draw:end-glue-point="3" svg:d="m102128 28864h-501v1314h950">
          <text:p/>
        </draw:connector>
        <draw:connector draw:style-name="inheritance_20__28_public_29_" draw:layer="layout" draw:line-skew="-0.489cm" svg:x1="104.008cm" svg:y1="28.554cm" svg:x2="104.423cm" svg:y2="19.908cm" draw:start-shape="id976" draw:start-glue-point="0" draw:end-shape="id966" draw:end-glue-point="12" svg:d="m104008 28554v-4812h415v-3834">
          <text:p/>
        </draw:connector>
        <draw:rect draw:style-name="class" draw:text-style-name="P6" draw:id="id978"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78" draw:start-glue-point="0" draw:end-shape="id966" draw:end-glue-point="11" svg:d="m99509 28927v-4509h312v-4510">
          <text:p/>
        </draw:connector>
        <draw:custom-shape draw:style-name="gr15" draw:text-style-name="P6" draw:id="id979"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979" draw:start-glue-point="0" draw:end-shape="id966" draw:end-glue-point="25" svg:d="m113336 29841v-4967h-4587v-4966">
          <text:p/>
        </draw:connector>
        <draw:connector draw:style-name="data_20_member_20__28_pointer_29_" draw:layer="layout" svg:x1="111.903cm" svg:y1="30.173cm" svg:x2="110.422cm" svg:y2="30.155cm" draw:start-shape="id979" draw:start-glue-point="3" draw:end-shape="id980" draw:end-glue-point="1" svg:d="m111903 30173h-741v-18h-740">
          <text:p/>
        </draw:connector>
        <draw:connector draw:style-name="inheritance_20__28_public_29_" draw:layer="layout" draw:line-skew="-1.561cm" svg:x1="96.348cm" svg:y1="32.413cm" svg:x2="97.491cm" svg:y2="19.908cm" draw:start-shape="id981" draw:start-glue-point="0" draw:end-shape="id966" draw:end-glue-point="10" svg:d="m96348 32413v-7814h1143v-4691">
          <text:p/>
        </draw:connector>
        <draw:custom-shape draw:style-name="gr1" draw:text-style-name="P1" draw:id="id982"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982" draw:start-glue-point="4" draw:end-shape="id966" draw:end-glue-point="17" svg:d="m144698 28473v-4282h-17169v-4283">
          <text:p/>
        </draw:connector>
        <draw:custom-shape draw:style-name="gr1" draw:text-style-name="P1" draw:id="id983"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983" draw:start-glue-point="0" draw:end-shape="id982" draw:end-glue-point="2" svg:d="m144871 31155v-1066h362v-1066">
          <text:p/>
        </draw:connector>
        <draw:custom-shape draw:style-name="gr1" draw:text-style-name="P1" draw:id="id984"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982" draw:start-glue-point="5" draw:end-shape="id984" draw:end-glue-point="2" svg:d="m145717 28473v-3132h762v-3132">
          <text:p/>
        </draw:connector>
        <draw:custom-shape draw:style-name="gr1" draw:text-style-name="P1" draw:id="id985"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984" draw:start-glue-point="0" draw:end-shape="id985"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986" draw:layer="layout" svg:width="2.073cm" svg:height="0.544cm" svg:x="151.792cm" svg:y="13.229cm">
          <text:p text:style-name="P2">TokenPool</text:p>
        </draw:rect>
        <draw:connector draw:style-name="data_20_member" draw:layer="layout" svg:x1="149.201cm" svg:y1="13.988cm" svg:x2="151.792cm" svg:y2="13.501cm" draw:start-shape="id985" draw:start-glue-point="6" draw:end-shape="id986" draw:end-glue-point="3" svg:d="m149201 13988h1296v-487h1295">
          <text:p/>
        </draw:connector>
        <draw:custom-shape draw:style-name="gr1" draw:text-style-name="P1" draw:id="id987"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987" draw:start-glue-point="0" draw:end-shape="id964" draw:end-glue-point="4" svg:d="m46853 26071v-2634h4735v-4038">
          <text:p/>
        </draw:connector>
        <draw:custom-shape draw:style-name="gr1" draw:text-style-name="P1" draw:id="id940"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988"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988" draw:start-glue-point="5" draw:end-shape="id964" draw:end-glue-point="5" svg:d="m51499 26082v-1363h747v-5320">
          <text:p/>
        </draw:connector>
        <draw:connector draw:style-name="inheritance_20__28_public_29_" draw:layer="layout" svg:x1="50.619cm" svg:y1="26.082cm" svg:x2="46.148cm" svg:y2="20.05cm" draw:start-shape="id988" draw:start-glue-point="4" draw:end-shape="id940" draw:end-glue-point="9" svg:d="m50619 26082v-3015h-4471v-3017">
          <text:p/>
        </draw:connector>
        <draw:connector draw:style-name="inheritance_20__28_public_29_" draw:layer="layout" svg:x1="36.256cm" svg:y1="21.987cm" svg:x2="35.605cm" svg:y2="20.05cm" draw:start-shape="id989" draw:start-glue-point="0" draw:end-shape="id940" draw:end-glue-point="5" svg:d="m36256 21987v-968h-651v-969">
          <text:p/>
        </draw:connector>
        <draw:custom-shape draw:style-name="gr1" draw:text-style-name="P1" draw:id="id993"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42"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42" draw:start-glue-point="0" draw:end-shape="id940" draw:end-glue-point="6" svg:d="m45862 49520v-10266h-8130v-19204">
          <text:p/>
        </draw:connector>
        <draw:custom-shape draw:style-name="gr1" draw:text-style-name="P1" draw:id="id954"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54" draw:start-glue-point="0" draw:end-shape="id942" draw:end-glue-point="19" svg:d="m52476 65941v-7873h-3979v-7874">
          <text:p/>
        </draw:connector>
        <draw:custom-shape draw:style-name="gr1" draw:text-style-name="P1" draw:id="id990"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41"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990" draw:start-glue-point="0" draw:end-shape="id942" draw:end-glue-point="13" svg:d="m50282 52140v-973h-209v-973">
          <text:p/>
        </draw:connector>
        <draw:custom-shape draw:style-name="gr1" draw:text-style-name="P1" draw:id="id991"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991" draw:end-shape="id940" draw:end-glue-point="13" svg:d="m46753 32962v-1774h-8212v-11138">
          <text:p/>
        </draw:connector>
        <draw:connector draw:style-name="data_20_member" draw:layer="layout" draw:line-skew="3.095cm" svg:x1="48.736cm" svg:y1="33.35cm" svg:x2="65.714cm" svg:y2="41.031cm" draw:start-shape="id991" draw:start-glue-point="1" draw:end-shape="id975" draw:end-glue-point="3" svg:d="m48736 33350h11584v7681h5394">
          <text:p/>
        </draw:connector>
        <draw:custom-shape draw:style-name="gr1" draw:text-style-name="P1" draw:id="id963"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63" draw:start-glue-point="4" draw:end-shape="id940" draw:end-glue-point="10" svg:d="m49319 31526v-1710h-6378v-9766">
          <text:p/>
        </draw:connector>
        <draw:custom-shape draw:style-name="gr1" draw:text-style-name="P1" draw:id="id1020"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992"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992" draw:start-glue-point="0" draw:end-shape="id993" draw:end-glue-point="2" svg:d="m63607 25869v-608h118v-607">
          <text:p/>
        </draw:connector>
        <draw:connector draw:style-name="inheritance_20__28_public_29_" draw:layer="layout" svg:x1="63.253cm" svg:y1="24.074cm" svg:x2="62.242cm" svg:y2="19.399cm" draw:start-shape="id993" draw:start-glue-point="4" draw:end-shape="id964" draw:end-glue-point="17" svg:d="m63253 24074v-2337h-1011v-2338">
          <text:p/>
        </draw:connector>
        <draw:connector draw:style-name="inheritance_20__28_public_29_" draw:layer="layout" svg:x1="115.185cm" svg:y1="44.487cm" svg:x2="125.167cm" svg:y2="19.908cm" draw:start-shape="id994" draw:start-glue-point="6" draw:end-shape="id966" draw:end-glue-point="16" svg:d="m115185 44487v-12289h9982v-12290">
          <text:p/>
        </draw:connector>
        <draw:custom-shape draw:style-name="gr1" draw:text-style-name="P1" draw:id="id996"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997"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995" draw:start-glue-point="0" draw:end-shape="id994" draw:end-glue-point="4" svg:d="m80401 62837v-8738h34699v-8738">
          <text:p/>
        </draw:connector>
        <draw:connector draw:style-name="inheritance_20__28_public_29_" draw:layer="layout" draw:line-skew="1.472cm" svg:x1="119.416cm" svg:y1="50.196cm" svg:x2="115.905cm" svg:y2="45.361cm" draw:start-shape="id996" draw:start-glue-point="0" draw:end-shape="id994" draw:end-glue-point="2" svg:d="m119416 50196v-945h-3511v-3890">
          <text:p/>
        </draw:connector>
        <draw:connector draw:style-name="inheritance_20__28_public_29_" draw:layer="layout" svg:x1="119.682cm" svg:y1="47.243cm" svg:x2="116.739cm" svg:y2="45.361cm" draw:start-shape="id997" draw:start-glue-point="0" draw:end-shape="id994" draw:end-glue-point="5" svg:d="m119682 47243v-941h-2943v-941">
          <text:p/>
        </draw:connector>
        <draw:custom-shape draw:style-name="gr1" draw:text-style-name="P1" draw:id="id998"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999"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998" draw:start-glue-point="0" draw:end-shape="id996" draw:end-glue-point="4" svg:d="m117802 52868v-939h980v-939">
          <text:p/>
        </draw:connector>
        <draw:connector draw:style-name="inheritance_20__28_public_29_" draw:layer="layout" svg:x1="121.89cm" svg:y1="52.921cm" svg:x2="120.05cm" svg:y2="50.99cm" draw:start-shape="id999" draw:start-glue-point="0" draw:end-shape="id996" draw:end-glue-point="5" svg:d="m121890 52921v-965h-1840v-966">
          <text:p/>
        </draw:connector>
        <draw:custom-shape draw:style-name="gr1" draw:text-style-name="P1" draw:id="id962"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00"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57" draw:start-glue-point="4" draw:end-shape="id962" draw:end-glue-point="4" svg:d="m89773 69107v-3904h12845v-3904">
          <text:p/>
        </draw:connector>
        <draw:connector draw:style-name="inheritance_20__28_public_29_" draw:layer="layout" svg:x1="90.936cm" svg:y1="69.107cm" svg:x2="119.089cm" svg:y2="65.216cm" draw:start-shape="id957" draw:start-glue-point="5" draw:end-shape="id1000" draw:end-glue-point="4" svg:d="m90936 69107v-1946h28153v-1945">
          <text:p/>
        </draw:connector>
        <draw:connector draw:style-name="inheritance_20__28_public_29_" draw:layer="layout" svg:x1="125.57cm" svg:y1="64.502cm" svg:x2="123.749cm" svg:y2="19.908cm" draw:start-shape="id1000" draw:start-glue-point="0" draw:end-shape="id966" draw:end-glue-point="15" svg:d="m125570 64502v-22297h-1821v-22297">
          <text:p/>
        </draw:connector>
        <draw:custom-shape draw:style-name="gr1" draw:text-style-name="P1" draw:id="id1004"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61"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59"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06"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01" draw:start-glue-point="4" draw:end-shape="id962" draw:end-glue-point="5" svg:d="m101544 71399v-4408h2105v-5692">
          <text:p/>
        </draw:connector>
        <draw:connector draw:style-name="inheritance_20__28_public_29_" draw:layer="layout" svg:x1="106.502cm" svg:y1="75.075cm" svg:x2="108.886cm" svg:y2="61.299cm" draw:start-shape="id1002" draw:start-glue-point="4" draw:end-shape="id962" draw:end-glue-point="9" svg:d="m106502 75075v-6887h2384v-6889">
          <text:p/>
        </draw:connector>
        <draw:connector draw:style-name="inheritance_20__28_public_29_" draw:layer="layout" draw:line-skew="-0.609cm" svg:x1="94.539cm" svg:y1="79.534cm" svg:x2="105.714cm" svg:y2="61.299cm" draw:start-shape="id1003" draw:start-glue-point="4" draw:end-shape="id962" draw:end-glue-point="7" svg:d="m94539 79534v-9726h11175v-8509">
          <text:p/>
        </draw:connector>
        <draw:connector draw:style-name="inheritance_20__28_public_29_" draw:layer="layout" svg:x1="95.71cm" svg:y1="76.677cm" svg:x2="106.772cm" svg:y2="61.299cm" draw:start-shape="id959" draw:start-glue-point="4" draw:end-shape="id962" draw:end-glue-point="8" svg:d="m95710 76677v-7689h11062v-7689">
          <text:p/>
        </draw:connector>
        <draw:connector draw:style-name="inheritance_20__28_public_29_" draw:layer="layout" draw:line-skew="2.117cm" svg:x1="110.808cm" svg:y1="74.141cm" svg:x2="107.908cm" svg:y2="61.301cm" draw:start-shape="id1004" draw:start-glue-point="0" draw:end-shape="id962" draw:end-glue-point="2" svg:d="m110808 74141v-4304h-2900v-8536">
          <text:p/>
        </draw:connector>
        <draw:connector draw:style-name="inheritance_20__28_public_29_" draw:layer="layout" svg:x1="114.733cm" svg:y1="63.365cm" svg:x2="113.014cm" svg:y2="61.299cm" draw:start-shape="id1005" draw:start-glue-point="0" draw:end-shape="id962" draw:end-glue-point="13" svg:d="m114733 63365v-1033h-1719v-1033">
          <text:p/>
        </draw:connector>
        <draw:connector draw:style-name="inheritance_20__28_public_29_" draw:layer="layout" draw:line-skew="1.415cm" svg:x1="114.87cm" svg:y1="72.405cm" svg:x2="110.871cm" svg:y2="61.299cm" draw:start-shape="id1006" draw:start-glue-point="0" draw:end-shape="id962" draw:end-glue-point="11" svg:d="m114870 72405v-4138h-3999v-6968">
          <text:p/>
        </draw:connector>
        <draw:custom-shape draw:style-name="gr1" draw:text-style-name="P1" draw:id="id1007"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07" draw:start-glue-point="0" draw:end-shape="id1000" draw:end-glue-point="8" svg:d="m131835 77408v-6096h-7794v-6096">
          <text:p/>
        </draw:connector>
        <draw:connector draw:style-name="inheritance_20__28_public_29_" draw:layer="layout" svg:x1="102.841cm" svg:y1="71.399cm" svg:x2="120.436cm" svg:y2="65.216cm" draw:start-shape="id1001" draw:start-glue-point="5" draw:end-shape="id1000" draw:end-glue-point="5" svg:d="m102841 71399v-3092h17595v-3091">
          <text:p/>
        </draw:connector>
        <draw:connector draw:style-name="inheritance_20__28_public_29_" draw:layer="layout" svg:x1="96.949cm" svg:y1="73.886cm" svg:x2="122.198cm" svg:y2="65.216cm" draw:start-shape="id1008" draw:start-glue-point="5" draw:end-shape="id1000" draw:end-glue-point="19" svg:d="m96949 73886v-4335h25249v-4335">
          <text:p/>
        </draw:connector>
        <draw:custom-shape draw:style-name="gr1" draw:text-style-name="P1" draw:id="id1009"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09" draw:start-glue-point="5" draw:end-shape="id1000" draw:end-glue-point="7" svg:d="m100184 74385v-4585h22583v-4584">
          <text:p/>
        </draw:connector>
        <draw:custom-shape draw:style-name="gr1" draw:text-style-name="P1" draw:id="id1010"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10" draw:start-glue-point="0" draw:end-shape="id1000" draw:end-glue-point="18" svg:d="m133725 76087v-3201h-10388v-7670">
          <text:p/>
        </draw:connector>
        <draw:custom-shape draw:style-name="gr1" draw:text-style-name="P1" draw:id="id1011"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11" draw:start-glue-point="0" draw:end-shape="id1000" draw:end-glue-point="17" svg:d="m135737 74921v-4853h-10919v-4852">
          <text:p/>
        </draw:connector>
        <draw:custom-shape draw:style-name="gr1" draw:text-style-name="P1" draw:id="id1012"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12" draw:start-glue-point="0" draw:end-shape="id1000" draw:end-glue-point="9" svg:d="m137563 76060v-5422h-11001v-5422">
          <text:p/>
        </draw:connector>
        <draw:custom-shape draw:style-name="gr1" draw:text-style-name="P1" draw:id="id1013"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13" draw:start-glue-point="0" draw:end-shape="id1000" draw:end-glue-point="10" svg:d="m139481 74921v-4853h-11227v-4852">
          <text:p/>
        </draw:connector>
        <draw:custom-shape draw:style-name="gr1" draw:text-style-name="P1" draw:id="id1014"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14" draw:start-glue-point="0" draw:end-shape="id1000" draw:end-glue-point="12" svg:d="m141307 76059v-5422h-11279v-5421">
          <text:p/>
        </draw:connector>
        <draw:custom-shape draw:style-name="gr1" draw:text-style-name="P1" draw:id="id1132"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34"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15"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15" draw:start-glue-point="0" draw:end-shape="id1005" draw:end-glue-point="6" svg:d="m112962 77476v-7829h309v-5548">
          <text:p/>
        </draw:connector>
        <draw:custom-shape draw:style-name="gr1" draw:text-style-name="P1" draw:id="id1017"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16"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18"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16" draw:start-glue-point="0" draw:end-shape="id1017" draw:end-glue-point="4" svg:d="m99775 14032v-570h1259v-570">
          <text:p/>
        </draw:connector>
        <draw:connector draw:style-name="inheritance_20__28_public_29_" draw:layer="layout" svg:x1="103.85cm" svg:y1="14.007cm" svg:x2="102.434cm" svg:y2="12.892cm" draw:start-shape="id1018" draw:start-glue-point="0" draw:end-shape="id1017"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19"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19" draw:start-glue-point="0" draw:end-shape="id966" draw:end-glue-point="4" svg:d="m129639 22483v-1287h-945v-1288">
          <text:p/>
        </draw:connector>
        <draw:custom-shape draw:style-name="gr1" draw:text-style-name="P1" draw:id="id1021"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993" draw:start-glue-point="5" draw:end-shape="id1020" draw:end-glue-point="4" svg:d="m64165 24074v-1735h346v-1736">
          <text:p/>
        </draw:connector>
        <draw:connector draw:style-name="inheritance_20__28_public_29_" draw:layer="layout" svg:x1="66.445cm" svg:y1="23.225cm" svg:x2="65.424cm" svg:y2="20.603cm" draw:start-shape="id1021" draw:start-glue-point="0" draw:end-shape="id1020" draw:end-glue-point="5" svg:d="m66445 23225v-1311h-1021v-1311">
          <text:p/>
        </draw:connector>
        <draw:custom-shape draw:style-name="gr1" draw:text-style-name="P1" draw:id="id989" draw:layer="layout" svg:width="2.98cm" svg:height="0.803cm" svg:x="34.766cm" svg:y="21.987cm">
          <text:p text:style-name="P3">XclExpWebQuery</text:p>
          <draw:enhanced-geometry svg:viewBox="0 0 21600 21600" draw:type="rectangle" draw:enhanced-path="M 0 0 L 21600 0 21600 21600 0 21600 0 0 Z N"/>
        </draw:custom-shape>
        <draw:connector draw:style-name="gr26" draw:text-style-name="P1" draw:layer="layout" svg:x1="48.212cm" svg:y1="26.602cm" svg:x2="50.049cm" svg:y2="26.38cm" draw:start-shape="id987" draw:start-glue-point="4" draw:end-shape="id988" draw:end-glue-point="3" svg:d="m48212 26602h919v-222h918">
          <text:p/>
        </draw:connector>
        <draw:custom-shape draw:style-name="typedef" draw:id="id1022"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6" draw:text-style-name="P1" draw:layer="layout" svg:x1="48.212cm" svg:y1="27.185cm" svg:x2="50.204cm" svg:y2="27.408cm" draw:start-shape="id987" draw:start-glue-point="6" draw:end-shape="id1022" draw:end-glue-point="3" svg:d="m48212 27185h997v223h995">
          <text:p/>
        </draw:connector>
        <draw:custom-shape draw:style-name="typedef" draw:id="id1023"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6" draw:text-style-name="P1" draw:layer="layout" svg:x1="48.214cm" svg:y1="27.735cm" svg:x2="49.896cm" svg:y2="28.281cm" draw:start-shape="id987" draw:start-glue-point="1" draw:end-shape="id1023" draw:end-glue-point="3" svg:d="m48214 27735h840v546h842">
          <text:p/>
        </draw:connector>
        <draw:custom-shape draw:style-name="gr1" draw:text-style-name="P1" draw:id="id1024"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24" draw:start-glue-point="0" draw:end-shape="id940" draw:end-glue-point="11" svg:d="m31983 38193v-9071h691v-9072">
          <text:p/>
        </draw:connector>
        <draw:custom-shape draw:style-name="gr1" draw:text-style-name="P1" draw:id="id944"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25"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44" draw:start-glue-point="0" draw:end-shape="id1024" draw:end-glue-point="4" svg:d="m27922 47825v-4485h3057v-4485">
          <text:p/>
        </draw:connector>
        <draw:connector draw:style-name="inheritance_20__28_public_29_" draw:layer="layout" svg:x1="34.179cm" svg:y1="40.523cm" svg:x2="32.988cm" svg:y2="38.855cm" draw:start-shape="id1025" draw:start-glue-point="0" draw:end-shape="id1024" draw:end-glue-point="5" svg:d="m34179 40523v-834h-1191v-834">
          <text:p/>
        </draw:connector>
        <draw:custom-shape draw:style-name="gr1" draw:text-style-name="P1" draw:id="id1026"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26" draw:start-glue-point="0" draw:end-shape="id942" draw:end-glue-point="7" svg:d="m37847 54085v-1264h-2007v-2627">
          <text:p/>
        </draw:connector>
        <draw:custom-shape draw:style-name="gr1" draw:text-style-name="P1" draw:id="id1027"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29"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28"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27" draw:start-glue-point="0" draw:end-shape="id1026" draw:end-glue-point="4" svg:d="m35371 55722v-526h1754v-526">
          <text:p/>
        </draw:connector>
        <draw:connector draw:style-name="inheritance_20__28_public_29_" draw:layer="layout" svg:x1="39.434cm" svg:y1="55.709cm" svg:x2="38.604cm" svg:y2="54.67cm" draw:start-shape="id1028" draw:start-glue-point="0" draw:end-shape="id1026" draw:end-glue-point="5" svg:d="m39434 55709v-519h-830v-520">
          <text:p/>
        </draw:connector>
        <draw:connector draw:style-name="inheritance_20__28_public_29_" draw:layer="layout" svg:x1="37.518cm" svg:y1="56.601cm" svg:x2="37.847cm" svg:y2="54.671cm" draw:start-shape="id1029" draw:start-glue-point="0" draw:end-shape="id1026" draw:end-glue-point="2" svg:d="m37518 56601v-965h329v-965">
          <text:p/>
        </draw:connector>
        <draw:connector draw:style-name="data_20_member" draw:layer="layout" svg:x1="62.839cm" svg:y1="19.075cm" svg:x2="23.941cm" svg:y2="15.864cm" draw:start-shape="id964" draw:start-glue-point="1" draw:end-shape="id974"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30"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30" draw:start-glue-point="0" draw:end-shape="id954" draw:end-glue-point="6" svg:d="m50052 69271v-1328h-846v-1328">
          <text:p/>
        </draw:connector>
        <draw:custom-shape draw:style-name="gr3" draw:id="id1031"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31" draw:start-glue-point="0" draw:end-shape="id954" draw:end-glue-point="7" svg:d="m51609 70613v-2192h-729v-1806">
          <text:p/>
        </draw:connector>
        <draw:custom-shape draw:style-name="gr3" draw:id="id1032"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32" draw:start-glue-point="0" draw:end-shape="id954" draw:end-glue-point="2" svg:d="m53645 74878v-6212h-1169v-2051">
          <text:p/>
        </draw:connector>
        <draw:custom-shape draw:style-name="gr3" draw:id="id1033"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33" draw:start-glue-point="0" draw:end-shape="id1032" draw:end-glue-point="2" svg:d="m53712 76705v-597h-67v-595">
          <text:p/>
        </draw:connector>
        <draw:custom-shape draw:style-name="gr3" draw:id="id1036"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34"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35"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34" draw:start-glue-point="0" draw:end-shape="id1033" draw:end-glue-point="4" svg:d="m51697 78516v-589h1422v-589">
          <text:p/>
        </draw:connector>
        <draw:connector draw:style-name="inheritance_20__28_public_29_" draw:layer="layout" svg:x1="53.804cm" svg:y1="78.516cm" svg:x2="53.712cm" svg:y2="77.34cm" draw:start-shape="id1035" draw:start-glue-point="0" draw:end-shape="id1033" draw:end-glue-point="2" svg:d="m53804 78516v-589h-92v-587">
          <text:p/>
        </draw:connector>
        <draw:connector draw:style-name="inheritance_20__28_public_29_" draw:layer="layout" svg:x1="56.238cm" svg:y1="78.516cm" svg:x2="54.304cm" svg:y2="77.338cm" draw:start-shape="id1036" draw:start-glue-point="0" draw:end-shape="id1033"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37" draw:layer="layout" svg:width="2.063cm" svg:height="0.689cm" svg:x="76.907cm" svg:y="11.591cm">
          <text:p text:style-name="P2">SfxMedium</text:p>
          <draw:enhanced-geometry svg:viewBox="0 0 21600 21600" draw:type="rectangle" draw:enhanced-path="M 0 0 L 21600 0 21600 21600 0 21600 0 0 Z N"/>
        </draw:custom-shape>
        <draw:connector draw:style-name="gr30" draw:text-style-name="P3" draw:layer="layout" svg:x1="74.802cm" svg:y1="11.358cm" svg:x2="76.907cm" svg:y2="11.935cm" draw:start-shape="id965" draw:start-glue-point="6" draw:end-shape="id1037"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38"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38" draw:start-glue-point="0" draw:end-shape="id954" draw:end-glue-point="9" svg:d="m59429 70568v-943h-3772v-3010">
          <text:p/>
        </draw:connector>
        <draw:custom-shape draw:style-name="gr1" draw:text-style-name="P1" draw:id="id1039"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39" draw:start-glue-point="0" draw:end-shape="id954" draw:end-glue-point="8" svg:d="m57144 71552v-1357h-3113v-3580">
          <text:p/>
        </draw:connector>
        <draw:custom-shape draw:style-name="gr1" draw:text-style-name="P1" draw:id="id1040"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40" draw:start-glue-point="0" draw:end-shape="id1039" draw:end-glue-point="5" svg:d="m58818 73718v-745h-723v-746">
          <text:p/>
        </draw:connector>
        <draw:custom-shape draw:style-name="gr1" draw:text-style-name="P1" draw:id="id1041"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41" draw:start-glue-point="0" draw:end-shape="id1039" draw:end-glue-point="4" svg:d="m55499 73769v-771h717v-771">
          <text:p/>
        </draw:connector>
        <draw:custom-shape draw:style-name="gr1" draw:text-style-name="P1" draw:id="id1042"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42" draw:start-glue-point="0" draw:end-shape="id942" draw:end-glue-point="5" svg:d="m37948 51198v-502h17690v-502">
          <text:p/>
        </draw:connector>
        <draw:custom-shape draw:style-name="gr1" draw:text-style-name="P1" draw:id="id1045"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43" draw:start-glue-point="4" draw:end-shape="id1044" draw:end-glue-point="3" svg:d="m81825 53483h492v-217h491">
          <text:p/>
        </draw:connector>
        <draw:connector draw:style-name="data_20_member_20__28_multiple_20_pointers_29_" draw:layer="layout" svg:x1="81.825cm" svg:y1="54.26cm" svg:x2="83.602cm" svg:y2="54.944cm" draw:start-shape="id1043" draw:start-glue-point="5" draw:end-shape="id1045" draw:end-glue-point="3" svg:d="m81825 54260h889v684h888">
          <text:p/>
        </draw:connector>
        <draw:custom-shape draw:style-name="gr3" draw:id="id1046"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46" draw:start-glue-point="0" draw:end-shape="id966" draw:end-glue-point="18" svg:d="m116243 23886v-1989h-9v-1989">
          <text:p/>
        </draw:connector>
        <draw:g>
          <draw:custom-shape draw:style-name="gr3" draw:id="id994"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47"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994" draw:start-glue-point="7" draw:end-shape="id1047" draw:end-glue-point="2" svg:d="m116603 44487v-201h12v-201">
            <text:p/>
          </draw:connector>
        </draw:g>
        <draw:custom-shape draw:style-name="gr1" draw:text-style-name="P1" draw:id="id995"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48"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995" draw:start-glue-point="5" draw:end-shape="id1048" draw:end-glue-point="3" svg:d="m81749 65342h1614v2724h1613">
          <text:p>mxChart</text:p>
        </draw:connector>
        <draw:custom-shape draw:style-name="gr5" draw:id="id1049"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995" draw:start-glue-point="1" draw:end-shape="id1049" draw:end-glue-point="3" svg:d="m81751 64421h537v-255h539">
          <text:p/>
        </draw:connector>
        <draw:custom-shape draw:style-name="gr5" draw:id="id1050"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995" draw:start-glue-point="4" draw:end-shape="id1050" draw:end-glue-point="3" svg:d="m81749 63571h475v-284h475">
          <text:p/>
        </draw:connector>
        <draw:custom-shape draw:style-name="gr1" draw:text-style-name="P1" draw:id="id1051"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51" draw:start-glue-point="4" draw:end-shape="id995" draw:end-glue-point="3" svg:d="m77423 57517h815v6904h814">
          <text:p/>
        </draw:connector>
        <draw:connector draw:style-name="data_20_member_20__28_pointer_29_" draw:layer="layout" svg:x1="70.502cm" svg:y1="37.953cm" svg:x2="73.906cm" svg:y2="58.239cm" draw:start-shape="id972" draw:start-glue-point="13" draw:end-shape="id1051" draw:end-glue-point="3" svg:d="m70502 37953h1702v20286h1702">
          <text:p/>
        </draw:connector>
        <draw:connector draw:style-name="data_20_member_20__28_pointer_29_" draw:layer="layout" svg:x1="70.502cm" svg:y1="37.344cm" svg:x2="78.68cm" svg:y2="53.843cm" draw:start-shape="id972" draw:start-glue-point="12" draw:end-shape="id1043" draw:end-glue-point="3" svg:d="m70502 37344h4089v16499h4089">
          <text:p/>
        </draw:connector>
        <draw:custom-shape draw:style-name="gr1" draw:text-style-name="P1" draw:id="id1044"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57"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48" draw:start-glue-point="1" draw:end-shape="id957" draw:end-glue-point="17" svg:d="m87304 68066h897v7415h896">
          <text:p>mxChartData</text:p>
        </draw:connector>
        <draw:connector draw:style-name="data_20_member_20__28_multiple_20_pointers_29_" draw:layer="layout" draw:line-skew="0.304cm" svg:x1="91.681cm" svg:y1="71.042cm" svg:x2="100.789cm" svg:y2="71.963cm" draw:start-shape="id957" draw:start-glue-point="7" draw:end-shape="id1001" draw:end-glue-point="3" svg:d="m91681 71042h4858v921h4250">
          <text:p>mxPrimAxesSet<text:line-break/>mxSecnAxesSet</text:p>
        </draw:connector>
        <draw:custom-shape draw:style-name="gr15" draw:text-style-name="P6" draw:id="id980"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981"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57" draw:start-glue-point="12" draw:end-shape="id1052" draw:end-glue-point="3" svg:d="m91681 69540h1052v-1157h1051">
          <text:p/>
        </draw:connector>
        <draw:connector draw:style-name="data_20_member_20__28_multiple_20_pointers_29_" draw:layer="layout" svg:x1="91.681cm" svg:y1="76.534cm" svg:x2="93.841cm" svg:y2="80.562cm" draw:start-shape="id957" draw:start-glue-point="11" draw:end-shape="id1003" draw:end-glue-point="3" svg:d="m91681 76534h1080v4028h1080">
          <text:p/>
        </draw:connector>
        <draw:connector draw:style-name="data_20_member_20__28_multiple_29_" draw:layer="layout" svg:x1="91.681cm" svg:y1="71.623cm" svg:x2="94.596cm" svg:y2="74.173cm" draw:start-shape="id957" draw:start-glue-point="14" draw:end-shape="id1008" draw:end-glue-point="3" svg:d="m91681 71623h1457v2550h1458">
          <text:p/>
        </draw:connector>
        <draw:custom-shape draw:style-name="gr1" draw:text-style-name="P1" draw:id="id1005"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08" draw:start-glue-point="4" draw:end-shape="id1005" draw:end-glue-point="7" svg:d="m95461 73886v-4893h18573v-4894">
          <text:p/>
        </draw:connector>
        <draw:custom-shape draw:style-name="gr5" draw:id="id1052"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57" draw:start-glue-point="15" draw:end-shape="id1009" draw:end-glue-point="3" svg:d="m91681 72649h3283v2037h3282">
          <text:p/>
        </draw:connector>
        <draw:connector draw:style-name="inheritance_20__28_public_29__20_3" draw:layer="layout" svg:x1="98.959cm" svg:y1="74.385cm" svg:x2="114.733cm" svg:y2="64.1cm" draw:start-shape="id1009" draw:start-glue-point="4" draw:end-shape="id1005" draw:end-glue-point="2" svg:d="m98959 74385v-5143h15774v-5142">
          <text:p/>
        </draw:connector>
        <draw:custom-shape draw:style-name="gr5" draw:id="id1053"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57" draw:start-glue-point="6" draw:end-shape="id1053" draw:end-glue-point="3" svg:d="m91681 70004h1449v257h1448">
          <text:p>maProps</text:p>
        </draw:connector>
        <draw:connector draw:style-name="data_20_member_20__28_multiple_29_" draw:layer="layout" svg:x1="91.681cm" svg:y1="75.498cm" svg:x2="95.108cm" svg:y2="77.002cm" draw:start-shape="id957" draw:start-glue-point="10" draw:end-shape="id959" draw:end-glue-point="3" svg:d="m91681 75498h1714v1504h1713">
          <text:p/>
        </draw:connector>
        <draw:custom-shape draw:style-name="gr1" draw:text-style-name="P1" draw:id="id960"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59" draw:start-glue-point="5" draw:end-shape="id1000" draw:end-glue-point="6" svg:d="m96744 76677v-5731h24893v-5730">
          <text:p/>
        </draw:connector>
        <draw:custom-shape draw:style-name="gr1" draw:text-style-name="P1" draw:id="id1008"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03"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02" draw:start-glue-point="0" draw:end-shape="id960" draw:end-glue-point="9" svg:d="m107101 75075v-681h-3614v-682">
          <text:p/>
        </draw:connector>
        <draw:connector draw:style-name="inheritance_20__28_public_29_" draw:layer="layout" svg:x1="107.633cm" svg:y1="75.075cm" svg:x2="121.059cm" svg:y2="65.216cm" draw:start-shape="id1002" draw:start-glue-point="5" draw:end-shape="id1000" draw:end-glue-point="21" svg:d="m107633 75075v-4929h13426v-4930">
          <text:p/>
        </draw:connector>
        <draw:connector draw:style-name="inheritance_20__28_public_29_" draw:layer="layout" svg:x1="107.394cm" svg:y1="77.563cm" svg:x2="125.57cm" svg:y2="65.216cm" draw:start-shape="id961" draw:start-glue-point="5" draw:end-shape="id1000" draw:end-glue-point="2" svg:d="m107394 77563v-6174h18176v-6173">
          <text:p/>
        </draw:connector>
        <draw:connector draw:style-name="data_20_member_20__28_pointer_29_" draw:layer="layout" svg:x1="91.681cm" svg:y1="74.397cm" svg:x2="105.511cm" svg:y2="77.986cm" draw:start-shape="id957" draw:start-glue-point="9" draw:end-shape="id961" draw:end-glue-point="3" svg:d="m91681 74397h6915v3589h6915">
          <text:p/>
        </draw:connector>
        <draw:custom-shape draw:style-name="gr1" draw:text-style-name="P1" draw:id="id1001"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58"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54"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56"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54" draw:end-shape="id958" draw:end-glue-point="4" svg:d="m81036 13920v-3631h-1728v-3631">
          <text:p/>
        </draw:connector>
        <draw:connector draw:style-name="data_20_member_20__28_pointer_29_" draw:layer="layout" svg:x1="132.966cm" svg:y1="64.859cm" svg:x2="142.178cm" svg:y2="64.957cm" draw:start-shape="id1000" draw:start-glue-point="1" draw:end-shape="id956" draw:end-glue-point="3" svg:d="m132966 64859h4606v98h4606">
          <text:p/>
        </draw:connector>
        <draw:custom-shape draw:style-name="gr1" draw:text-style-name="P1" draw:id="id1055"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58" draw:start-glue-point="1" draw:end-shape="id1055" draw:end-glue-point="3" svg:d="m81213 6367h1070v477h1071">
          <text:p/>
        </draw:connector>
        <draw:custom-shape draw:style-name="gr1" draw:text-style-name="P1" draw:id="id1056"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57"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56" draw:start-glue-point="4" draw:end-shape="id1057" draw:end-glue-point="2" svg:d="m37263 78352v-393h-765v-393">
          <text:p/>
        </draw:connector>
        <draw:custom-shape draw:style-name="gr3" draw:id="id1058"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58" draw:start-glue-point="0" draw:end-shape="id954" draw:end-glue-point="13" svg:d="m41458 67975v-680h4045v-680">
          <text:p/>
        </draw:connector>
        <draw:connector draw:style-name="inheritance_20__28_public_29_" draw:layer="layout" svg:x1="38.114cm" svg:y1="78.352cm" svg:x2="41.458cm" svg:y2="68.61cm" draw:start-shape="id1056" draw:start-glue-point="5" draw:end-shape="id1058" draw:end-glue-point="2" svg:d="m38114 78352v-4872h3344v-4870">
          <text:p/>
        </draw:connector>
        <draw:custom-shape draw:style-name="gr1" draw:text-style-name="P1" draw:id="id955"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59"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55" draw:start-glue-point="5" draw:end-shape="id1059" draw:end-glue-point="4" svg:d="m41842 76115v-1315h1010v-1315">
          <text:p/>
        </draw:connector>
        <draw:custom-shape draw:style-name="gr1" draw:text-style-name="P1" draw:id="id1060"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59" draw:start-glue-point="1" draw:end-shape="id1060" draw:end-glue-point="3" svg:d="m45336 73142h446v381h446">
          <text:p/>
        </draw:connector>
        <draw:custom-shape draw:style-name="gr1" draw:text-style-name="P1" draw:id="id953"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53" draw:start-glue-point="4" draw:end-shape="id1059" draw:end-glue-point="5" svg:d="m47356 77771v-3283h-3051v-1003">
          <text:p/>
        </draw:connector>
        <draw:connector draw:style-name="data_20_member_20__28_multiple_20_pointers_29_" draw:layer="layout" svg:x1="38.684cm" svg:y1="78.695cm" svg:x2="39.965cm" svg:y2="77.312cm" draw:start-shape="id1056" draw:start-glue-point="1" draw:end-shape="id955" draw:end-glue-point="7" svg:d="m38684 78695h640v-1383h641">
          <text:p/>
        </draw:connector>
        <draw:custom-shape draw:style-name="gr1" draw:text-style-name="P1" draw:id="id1061"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60" draw:start-glue-point="1" draw:end-shape="id1061" draw:end-glue-point="3" svg:d="m48264 73523h573v251h573">
          <text:p/>
        </draw:connector>
        <draw:custom-shape draw:style-name="class_20__28_external_20_module_29_" draw:id="id1062"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61" draw:start-glue-point="0" draw:end-shape="id1062" draw:end-glue-point="2" svg:d="m50428 73484v-265h38v-264">
          <text:p/>
        </draw:connector>
        <draw:custom-shape draw:style-name="gr1" draw:text-style-name="P1" draw:id="id946"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46" draw:start-glue-point="0" draw:end-shape="id942" draw:end-glue-point="20" svg:d="m29436 64298v-13047h5618v-1057">
          <text:p/>
        </draw:connector>
        <draw:connector draw:style-name="data_20_member_20__28_multiple_20_pointers_29_" draw:layer="layout" svg:x1="33.523cm" svg:y1="65.163cm" svg:x2="39.965cm" svg:y2="76.54cm" draw:start-shape="id946" draw:start-glue-point="5" draw:end-shape="id955" draw:end-glue-point="6" svg:d="m33523 65163h3223v11377h3219">
          <text:p/>
        </draw:connector>
        <draw:custom-shape draw:style-name="gr1" draw:text-style-name="P1" draw:id="id1063"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46" draw:start-glue-point="4" draw:end-shape="id1063" draw:end-glue-point="3" svg:d="m33527 64481h4614v5118h4614">
          <text:p/>
        </draw:connector>
        <draw:connector draw:style-name="inheritance_20__28_public_29_" draw:layer="layout" svg:x1="43.516cm" svg:y1="69.275cm" svg:x2="46.304cm" svg:y2="66.615cm" draw:start-shape="id1063" draw:start-glue-point="0" draw:end-shape="id954" draw:end-glue-point="4" svg:d="m43516 69275v-1330h2788v-1330">
          <text:p/>
        </draw:connector>
        <draw:custom-shape draw:style-name="gr1" draw:text-style-name="P1" draw:id="id947"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48"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51"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45"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49"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50"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52"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43"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47" draw:start-glue-point="1" draw:end-shape="id943"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1" draw:text-style-name="P1" draw:layer="layout" svg:x1="130.764cm" svg:y1="19.449cm" svg:x2="67.826cm" svg:y2="34.921cm" draw:start-shape="id966" draw:start-glue-point="1" draw:end-shape="id972"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64"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65"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64" draw:start-glue-point="0" draw:end-shape="id985" draw:end-glue-point="2" svg:d="m151272 24486v-4423h-3406v-4424">
          <text:p/>
        </draw:connector>
        <draw:connector draw:style-name="inheritance_20__28_public_29_" draw:layer="layout" svg:x1="154.731cm" svg:y1="22.595cm" svg:x2="148.545cm" svg:y2="15.639cm" draw:start-shape="id1065" draw:start-glue-point="0" draw:end-shape="id985" draw:end-glue-point="5" svg:d="m154731 22595v-3478h-6186v-3478">
          <text:p/>
        </draw:connector>
        <draw:custom-shape draw:style-name="gr1" draw:text-style-name="P1" draw:id="id1066"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66" draw:start-glue-point="0" draw:end-shape="id983" draw:end-glue-point="2" svg:d="m144780 33415v-790h91v-789">
          <text:p/>
        </draw:connector>
        <draw:rect draw:style-name="class" draw:id="id1067" draw:layer="layout" svg:width="2.073cm" svg:height="0.544cm" svg:x="151.966cm" svg:y="14.168cm">
          <text:p text:style-name="P2">TokenStack</text:p>
        </draw:rect>
        <draw:connector draw:style-name="data_20_member" draw:layer="layout" svg:x1="149.201cm" svg:y1="14.58cm" svg:x2="151.966cm" svg:y2="14.44cm" draw:start-shape="id985" draw:start-glue-point="1" draw:end-shape="id1067" draw:end-glue-point="3" svg:d="m149201 14580h1383v-140h1382">
          <text:p/>
        </draw:connector>
        <draw:connector draw:style-name="inheritance_20__28_public_29_" draw:layer="layout" svg:x1="56.786cm" svg:y1="51.52cm" svg:x2="56.594cm" svg:y2="50.194cm" draw:start-shape="id1068" draw:start-glue-point="4" draw:end-shape="id942" draw:end-glue-point="4" svg:d="m56786 51520v-663h-192v-663">
          <text:p/>
        </draw:connector>
        <draw:connector draw:style-name="inheritance_20__28_public_29_" draw:layer="layout" draw:line-skew="12.135cm" svg:x1="58.429cm" svg:y1="51.52cm" svg:x2="53.731cm" svg:y2="19.399cm" draw:start-shape="id1068" draw:start-glue-point="5" draw:end-shape="id964" draw:end-glue-point="7" svg:d="m58429 51520v-3926h-4698v-28195">
          <text:p/>
        </draw:connector>
        <draw:custom-shape draw:style-name="gr1" draw:text-style-name="P1" draw:id="id1070"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69" draw:start-glue-point="0" draw:end-shape="id1068" draw:end-glue-point="7" svg:d="m61555 53238v-536h-3085v-537">
          <text:p/>
        </draw:connector>
        <draw:connector draw:style-name="inheritance_20__28_public_29_" draw:layer="layout" svg:x1="61.722cm" svg:y1="56.682cm" svg:x2="56.814cm" svg:y2="52.165cm" draw:start-shape="id1070" draw:start-glue-point="0" draw:end-shape="id1068" draw:end-glue-point="6" svg:d="m61722 56682v-2258h-4908v-2259">
          <text:p/>
        </draw:connector>
        <draw:connector draw:style-name="inheritance_20__28_public_29_" draw:layer="layout" draw:line-skew="4.151cm" svg:x1="56.208cm" svg:y1="45.387cm" svg:x2="41.895cm" svg:y2="20.05cm" draw:start-shape="id1071" draw:start-glue-point="4" draw:end-shape="id940" draw:end-glue-point="7" svg:d="m56208 45387v-8517h-14313v-16820">
          <text:p/>
        </draw:connector>
        <draw:connector draw:style-name="inheritance_20__28_public_29_" draw:layer="layout" svg:x1="57.709cm" svg:y1="45.387cm" svg:x2="54.502cm" svg:y2="19.399cm" draw:start-shape="id1071" draw:start-glue-point="5" draw:end-shape="id964" draw:end-glue-point="8" svg:d="m57709 45387v-12994h-3207v-12994">
          <text:p/>
        </draw:connector>
        <draw:connector draw:style-name="data_20_member_20__28_multiple_29_" draw:layer="layout" svg:x1="58.67cm" svg:y1="46.268cm" svg:x2="60.361cm" svg:y2="57.005cm" draw:start-shape="id1071" draw:start-glue-point="7" draw:end-shape="id1070" draw:end-glue-point="3" svg:d="m58670 46268h846v10737h845">
          <text:p/>
        </draw:connector>
        <draw:connector draw:style-name="data_20_member_20__28_multiple_29_" draw:layer="layout" svg:x1="58.67cm" svg:y1="45.622cm" svg:x2="60.742cm" svg:y2="44.648cm" draw:start-shape="id1071" draw:start-glue-point="6" draw:end-shape="id1072" draw:end-glue-point="3" svg:d="m58670 45622h1036v-974h1036">
          <text:p/>
        </draw:connector>
        <draw:connector draw:style-name="inheritance_20__28_public_29_" draw:layer="layout" svg:x1="54.041cm" svg:y1="38.053cm" svg:x2="61.614cm" svg:y2="19.399cm" draw:start-shape="id1073" draw:start-glue-point="0" draw:end-shape="id964" draw:end-glue-point="16" svg:d="m54041 38053v-9327h7573v-9327">
          <text:p/>
        </draw:connector>
        <draw:connector draw:style-name="inheritance_20__28_public_29_" draw:layer="layout" svg:x1="62.673cm" svg:y1="38.416cm" svg:x2="54.935cm" svg:y2="38.753cm" draw:start-shape="id1074" draw:start-glue-point="0" draw:end-shape="id1073" draw:end-glue-point="5" svg:d="m62673 38416v-500h-4316v1337h-3422v-500">
          <text:p/>
        </draw:connector>
        <draw:connector draw:style-name="inheritance_20__28_public_29_" draw:layer="layout" svg:x1="51.244cm" svg:y1="42.046cm" svg:x2="53.201cm" svg:y2="38.753cm" draw:start-shape="id1075" draw:start-glue-point="0" draw:end-shape="id1073" draw:end-glue-point="4" svg:d="m51244 42046v-1647h1957v-1646">
          <text:p/>
        </draw:connector>
        <draw:connector draw:style-name="data_20_member" draw:layer="layout" svg:x1="53.251cm" svg:y1="42.823cm" svg:x2="55.172cm" svg:y2="45.957cm" draw:start-shape="id1075" draw:start-glue-point="4" draw:end-shape="id1071" draw:end-glue-point="3" svg:d="m53251 42823h961v3134h960">
          <text:p/>
        </draw:connector>
        <draw:connector draw:style-name="data_20_member_20__28_multiple_29_" draw:layer="layout" svg:x1="53.251cm" svg:y1="42.255cm" svg:x2="57.969cm" svg:y2="42.369cm" draw:start-shape="id1075" draw:start-glue-point="5" draw:end-shape="id1076" draw:end-glue-point="3" svg:d="m53251 42255h2360v114h2358">
          <text:p/>
        </draw:connector>
        <draw:custom-shape draw:style-name="gr1" draw:text-style-name="P1" draw:id="id1071"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72"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75"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73"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74"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76"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77"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77" draw:start-glue-point="6" draw:end-shape="id940" draw:end-glue-point="8" svg:d="m47370 37861v-3472h-3164v-14339">
          <text:p/>
        </draw:connector>
        <draw:connector draw:style-name="data_20_member_20__28_pointer_29_" draw:text-style-name="P2" draw:layer="layout" svg:x1="49.728cm" svg:y1="38.451cm" svg:x2="52.033cm" svg:y2="38.403cm" draw:start-shape="id1077" draw:start-glue-point="1" draw:end-shape="id1073" draw:end-glue-point="3" svg:d="m49728 38451h1152v-48h1153">
          <text:p text:style-name="P2">mxImpl</text:p>
        </draw:connector>
        <draw:custom-shape draw:style-name="gr1" draw:text-style-name="P1" draw:id="id1079"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78"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78" draw:start-glue-point="1" draw:end-shape="id1079" draw:end-glue-point="3" svg:d="m38154 12990h970v-3135h970">
          <text:p/>
        </draw:connector>
        <draw:custom-shape draw:style-name="gr1" draw:text-style-name="P1" draw:id="id1080"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080" draw:start-glue-point="1" draw:end-shape="id1078" draw:end-glue-point="3" svg:d="m32839 11396h766v1594h765">
          <text:p text:style-name="P2">mxImpl</text:p>
        </draw:connector>
        <draw:connector draw:style-name="data_20_member_20__28_pointer_29_" draw:layer="layout" svg:x1="26.617cm" svg:y1="11.258cm" svg:x2="29.003cm" svg:y2="11.396cm" draw:start-shape="id974" draw:start-glue-point="6" draw:end-shape="id1080"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081"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079" draw:start-glue-point="4" draw:end-shape="id1081" draw:end-glue-point="3" svg:d="m43099 9132h1700v142h1698">
          <text:p/>
        </draw:connector>
        <draw:custom-shape draw:style-name="gr1" draw:text-style-name="P1" draw:id="id1083"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082"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079" draw:start-glue-point="7" draw:end-shape="id1082" draw:end-glue-point="3" svg:d="m43099 10582h1791v-103h1789">
          <text:p/>
        </draw:connector>
        <draw:connector draw:style-name="data_20_member_20__28_multiple_29_" draw:layer="layout" svg:x1="49.269cm" svg:y1="10.479cm" svg:x2="50.979cm" svg:y2="10.453cm" draw:start-shape="id1082" draw:start-glue-point="1" draw:end-shape="id1083" draw:end-glue-point="3" svg:d="m49269 10479h855v-26h855">
          <text:p/>
        </draw:connector>
        <draw:connector draw:style-name="inheritance_20__28_private_29_" draw:layer="layout" svg:x1="36.262cm" svg:y1="12.653cm" svg:x2="41.597cm" svg:y2="10.894cm" draw:start-shape="id1078" draw:start-glue-point="0" draw:end-shape="id1079" draw:end-glue-point="2" svg:d="m36262 12653v-879h5335v-880">
          <text:p/>
        </draw:connector>
        <draw:custom-shape draw:style-name="gr1" draw:text-style-name="P1" draw:id="id1084"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084" draw:start-glue-point="0" draw:end-shape="id942" draw:end-glue-point="16" svg:d="m42103 52700v-1253h-310v-1253">
          <text:p/>
        </draw:connector>
        <draw:custom-shape draw:style-name="gr1" draw:text-style-name="P3" draw:id="id1085"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086"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085" draw:start-glue-point="0" draw:end-shape="id1084" draw:end-glue-point="4" svg:d="m41158 57443v-2073h363v-2074">
          <text:p/>
        </draw:connector>
        <draw:connector draw:style-name="inheritance_20__28_public_29_" draw:layer="layout" svg:x1="45.434cm" svg:y1="54.437cm" svg:x2="42.789cm" svg:y2="53.296cm" draw:start-shape="id1086" draw:start-glue-point="0" draw:end-shape="id1084" draw:end-glue-point="5" svg:d="m45434 54437v-570h-2645v-571">
          <text:p/>
        </draw:connector>
        <draw:custom-shape draw:style-name="gr1" draw:text-style-name="P1" draw:id="id1087"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088"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087" draw:start-glue-point="0" draw:end-shape="id1086" draw:end-glue-point="4" svg:d="m45227 57521v-1244h-517v-1244">
          <text:p/>
        </draw:connector>
        <draw:connector draw:style-name="inheritance_20__28_public_29_" draw:layer="layout" svg:x1="46.835cm" svg:y1="56.563cm" svg:x2="46.211cm" svg:y2="55.033cm" draw:start-shape="id1088" draw:start-glue-point="0" draw:end-shape="id1086" draw:end-glue-point="5" svg:d="m46835 56563v-765h-624v-765">
          <text:p/>
        </draw:connector>
        <draw:custom-shape draw:style-name="gr1" draw:text-style-name="P1" draw:id="id1089"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090"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091"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092"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093"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089" draw:start-glue-point="0" draw:end-shape="id1085" draw:end-glue-point="4" svg:d="m38216 59544v-752h1776v-753">
          <text:p/>
        </draw:connector>
        <draw:connector draw:style-name="inheritance_20__28_public_29_" draw:layer="layout" svg:x1="39.966cm" svg:y1="60.426cm" svg:x2="40.692cm" svg:y2="58.039cm" draw:start-shape="id1090" draw:start-glue-point="0" draw:end-shape="id1085" draw:end-glue-point="5" svg:d="m39966 60426v-1193h726v-1194">
          <text:p/>
        </draw:connector>
        <draw:connector draw:style-name="inheritance_20__28_public_29_" draw:layer="layout" svg:x1="41.623cm" svg:y1="62.111cm" svg:x2="41.158cm" svg:y2="58.039cm" draw:start-shape="id1091" draw:start-glue-point="0" draw:end-shape="id1085" draw:end-glue-point="2" svg:d="m41623 62111v-2036h-465v-2036">
          <text:p/>
        </draw:connector>
        <draw:connector draw:style-name="inheritance_20__28_public_29_" draw:layer="layout" svg:x1="43.385cm" svg:y1="60.4cm" svg:x2="41.804cm" svg:y2="58.039cm" draw:start-shape="id1092" draw:start-glue-point="0" draw:end-shape="id1085" draw:end-glue-point="6" svg:d="m43385 60400v-1180h-1581v-1181">
          <text:p/>
        </draw:connector>
        <draw:connector draw:style-name="inheritance_20__28_public_29_" draw:layer="layout" svg:x1="45.239cm" svg:y1="59.621cm" svg:x2="42.426cm" svg:y2="58.039cm" draw:start-shape="id1093" draw:start-glue-point="0" draw:end-shape="id1085" draw:end-glue-point="7" svg:d="m45239 59621v-791h-2813v-791">
          <text:p/>
        </draw:connector>
        <draw:custom-shape draw:style-name="gr3" draw:id="id1094"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091" draw:start-glue-point="5" draw:end-shape="id1094" draw:end-glue-point="3" svg:d="m43204 62996h1102v98h1102">
          <text:p/>
        </draw:connector>
        <draw:custom-shape draw:style-name="class_20__28_other_20_page_29_" draw:id="id1095"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091" draw:start-glue-point="4" draw:end-shape="id1095"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ustom-shape draw:style-name="gr1" draw:text-style-name="P1" draw:id="id1096" draw:layer="layout" svg:width="3.499cm" svg:height="0.595cm" svg:x="31.542cm" svg:y="23.673cm">
          <text:p text:style-name="P3">XclExpTabInfo</text:p>
          <draw:enhanced-geometry svg:viewBox="0 0 21600 21600" draw:type="rectangle" draw:enhanced-path="M 0 0 L 21600 0 21600 21600 0 21600 0 0 Z N"/>
        </draw:custom-shape>
        <draw:connector draw:style-name="inheritance_20__28_protected_29_" draw:layer="layout" svg:x1="33.291cm" svg:y1="23.673cm" svg:x2="55.302cm" svg:y2="19.399cm" draw:start-shape="id1096" draw:start-glue-point="0" draw:end-shape="id964" draw:end-glue-point="9" svg:d="m33291 23673v-2137h22011v-2137">
          <text:p/>
        </draw:connector>
        <draw:connector draw:style-name="data_20_member_20__28_pointer_29_" draw:layer="layout" svg:x1="26.617cm" svg:y1="12.076cm" svg:x2="31.542cm" svg:y2="23.97cm" draw:start-shape="id974" draw:start-glue-point="4" draw:end-shape="id1096" draw:end-glue-point="3" svg:d="m26617 12076h2462v11894h2463">
          <text:p/>
        </draw:connector>
        <draw:connector draw:style-name="data_20_member_20__28_pointer_29_" draw:layer="layout" svg:x1="26.617cm" svg:y1="13.366cm" svg:x2="46.463cm" svg:y2="38.451cm" draw:start-shape="id974" draw:start-glue-point="5" draw:end-shape="id1077"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097"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70" draw:start-glue-point="1" draw:end-shape="id1097" draw:end-glue-point="3" svg:d="m63083 57005h557v49h558">
          <text:p/>
        </draw:connector>
        <draw:connector draw:style-name="inheritance_20__28_public_29_" draw:layer="layout" svg:x1="65.26cm" svg:y1="56.769cm" svg:x2="53.177cm" svg:y2="50.194cm" draw:start-shape="id1097" draw:start-glue-point="0" draw:end-shape="id942" draw:end-glue-point="11" svg:d="m65260 56769v-3287h-12083v-3288">
          <text:p/>
        </draw:connector>
        <draw:custom-shape draw:style-name="gr1" draw:text-style-name="P1" draw:id="id1068"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69"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098"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098" draw:start-glue-point="0" draw:end-shape="id942" draw:end-glue-point="6" svg:d="m69461 56770v-3288h-14890v-3288">
          <text:p/>
        </draw:connector>
        <draw:custom-shape draw:style-name="gr1" draw:text-style-name="P1" draw:id="id1099"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01"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00"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099" draw:start-glue-point="0" draw:end-shape="id1098" draw:end-glue-point="4" svg:d="m67958 58610v-635h1010v-635">
          <text:p/>
        </draw:connector>
        <draw:connector draw:style-name="inheritance_20__28_public_29_" draw:layer="layout" svg:x1="71.418cm" svg:y1="58.636cm" svg:x2="69.952cm" svg:y2="57.34cm" draw:start-shape="id1100" draw:start-glue-point="0" draw:end-shape="id1098" draw:end-glue-point="5" svg:d="m71418 58636v-648h-1466v-648">
          <text:p/>
        </draw:connector>
        <draw:connector draw:style-name="inheritance_20__28_public_29_" draw:layer="layout" svg:x1="69.682cm" svg:y1="59.596cm" svg:x2="69.461cm" svg:y2="57.34cm" draw:start-shape="id1101" draw:start-glue-point="0" draw:end-shape="id1098" draw:end-glue-point="2" svg:d="m69682 59596v-1128h-221v-1128">
          <text:p/>
        </draw:connector>
        <draw:connector draw:style-name="data_20_member_20__28_multiple_29_" draw:layer="layout" svg:x1="66.323cm" svg:y1="57.054cm" svg:x2="68.399cm" svg:y2="57.055cm" draw:start-shape="id1097" draw:start-glue-point="1" draw:end-shape="id1098"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39" draw:start-glue-point="4" draw:end-shape="id964" draw:end-glue-point="10" svg:d="m64500 49796v-17475h-8455v-12922">
          <text:p/>
        </draw:connector>
        <draw:connector draw:style-name="inheritance_20__28_public_29_" draw:layer="layout" svg:x1="68.576cm" svg:y1="51.799cm" svg:x2="55.638cm" svg:y2="50.194cm" draw:start-shape="id1102" draw:start-glue-point="0" draw:end-shape="id942" draw:end-glue-point="5" svg:d="m68576 51799v-803h-12938v-802">
          <text:p/>
        </draw:connector>
        <draw:custom-shape draw:style-name="gr1" draw:text-style-name="P1" draw:id="id939"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02"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2" draw:text-style-name="P1" draw:layer="layout" svg:x1="65.396cm" svg:y1="50.17cm" svg:x2="66.83cm" svg:y2="52.11cm" draw:start-shape="id939" draw:start-glue-point="1" draw:end-shape="id1102" draw:end-glue-point="3" svg:d="m65396 50170h716v1940h718">
          <text:p/>
        </draw:connector>
        <draw:custom-shape draw:style-name="gr1" draw:text-style-name="P1" draw:id="id1103"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04"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03" draw:start-glue-point="0" draw:end-shape="id1102" draw:end-glue-point="4" svg:d="m66656 54203v-891h1076v-892">
          <text:p/>
        </draw:connector>
        <draw:connector draw:style-name="inheritance_20__28_public_29_" draw:layer="layout" svg:x1="70.277cm" svg:y1="54.216cm" svg:x2="68.576cm" svg:y2="52.422cm" draw:start-shape="id1104" draw:start-glue-point="0" draw:end-shape="id1102" draw:end-glue-point="2" svg:d="m70277 54216v-898h-1701v-896">
          <text:p/>
        </draw:connector>
        <draw:connector draw:style-name="data_20_member_20__28_pointer_29_" draw:layer="layout" svg:x1="59.651cm" svg:y1="51.843cm" svg:x2="61.817cm" svg:y2="50.17cm" draw:start-shape="id1068" draw:start-glue-point="1" draw:end-shape="id939" draw:end-glue-point="3" svg:d="m59651 51843h1082v-1673h1084">
          <text:p/>
        </draw:connector>
        <draw:custom-shape draw:style-name="gr1" draw:text-style-name="P3" draw:id="id1105"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43" draw:start-glue-point="5" draw:end-shape="id1105" draw:end-glue-point="3" svg:d="m20698 75065h629v737h630">
          <text:p/>
        </draw:connector>
        <draw:custom-shape draw:style-name="gr1" draw:text-style-name="P1" draw:id="id1106"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43" draw:start-glue-point="4" draw:end-shape="id1106" draw:end-glue-point="3" svg:d="m20698 73465h1056v-787h1057">
          <text:p/>
        </draw:connector>
        <draw:custom-shape draw:style-name="gr1" draw:text-style-name="P1" draw:id="id1107"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05" draw:start-glue-point="5" draw:end-shape="id1107" draw:end-glue-point="3" svg:d="m24468 75148h1371v-180h1370">
          <text:p/>
        </draw:connector>
        <draw:custom-shape draw:style-name="gr1" draw:text-style-name="P1" draw:id="id1108"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09"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07" draw:start-glue-point="4" draw:end-shape="id1108" draw:end-glue-point="3" svg:d="m29562 74426h571v-1115h571">
          <text:p/>
        </draw:connector>
        <draw:connector draw:style-name="data_20_member_20__28_pointer_29_" draw:layer="layout" svg:x1="29.562cm" svg:y1="74.743cm" svg:x2="31.485cm" svg:y2="74.182cm" draw:start-shape="id1107" draw:start-glue-point="5" draw:end-shape="id1109" svg:d="m29562 74743h962v-561h961">
          <text:p/>
        </draw:connector>
        <draw:custom-shape draw:style-name="gr1" draw:text-style-name="P1" draw:id="id1110"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44" draw:start-glue-point="4" draw:end-shape="id1110" draw:end-glue-point="3" svg:d="m85322 52987h878v-53h877">
          <text:p/>
        </draw:connector>
        <draw:custom-shape draw:style-name="gr1" draw:text-style-name="P1" draw:id="id1111"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44" draw:start-glue-point="5" draw:end-shape="id1111" draw:end-glue-point="3" svg:d="m85322 53581h579v442h580">
          <text:p/>
        </draw:connector>
        <draw:custom-shape draw:style-name="gr1" draw:text-style-name="P1" draw:id="id1112"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43"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11" draw:start-glue-point="1" draw:end-shape="id1112" draw:end-glue-point="3" svg:d="m89566 54023h466v38h467">
          <text:p/>
        </draw:connector>
        <draw:custom-shape draw:style-name="gr5" draw:id="id1114"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13"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15"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13" draw:start-glue-point="4" draw:end-shape="id1114" draw:end-glue-point="3" svg:d="m74653 75035h804v-791h1502">
          <text:p text:style-name="P2">pOldData</text:p>
        </draw:connector>
        <draw:connector draw:style-name="data_20_member_20__28_pointer_29_" draw:text-style-name="P2" draw:layer="layout" svg:x1="74.653cm" svg:y1="75.527cm" svg:x2="76.959cm" svg:y2="75.202cm" draw:start-shape="id1113" draw:start-glue-point="5" draw:end-shape="id1115" draw:end-glue-point="3" svg:d="m74653 75527h1153v-325h1153">
          <text:p text:style-name="P2">pNewData</text:p>
        </draw:connector>
        <draw:custom-shape draw:style-name="gr1" draw:text-style-name="P1" draw:id="id1116"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16" draw:start-glue-point="0" draw:end-shape="id954" draw:end-glue-point="11" svg:d="m70569 70936v-2160h-11948v-2161">
          <text:p/>
        </draw:connector>
        <draw:connector draw:style-name="inheritance_20__28_public_29_" draw:layer="layout" svg:x1="72.787cm" svg:y1="74.671cm" svg:x2="73.814cm" svg:y2="71.506cm" draw:start-shape="id1113" draw:end-shape="id1116" draw:end-glue-point="7" svg:d="m72787 74671v-1583h1027v-1582">
          <text:p/>
        </draw:connector>
        <draw:custom-shape draw:style-name="gr1" draw:text-style-name="P1" draw:id="id1118"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17"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19"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17" draw:start-glue-point="0" draw:end-shape="id1116" draw:end-glue-point="4" svg:d="m66519 73281v-888h843v-887">
          <text:p/>
        </draw:connector>
        <draw:connector draw:style-name="inheritance_20__28_public_29_" draw:layer="layout" svg:x1="68.32cm" svg:y1="74.628cm" svg:x2="69.176cm" svg:y2="71.506cm" draw:start-shape="id1118" draw:start-glue-point="0" draw:end-shape="id1116" draw:end-glue-point="5" svg:d="m68320 74628v-1561h856v-1561">
          <text:p/>
        </draw:connector>
        <draw:connector draw:style-name="inheritance_20__28_public_29_" draw:layer="layout" svg:x1="70.524cm" svg:y1="73.411cm" svg:x2="72.233cm" svg:y2="71.506cm" draw:start-shape="id1119" draw:start-glue-point="0" draw:end-shape="id1116" draw:end-glue-point="6" svg:d="m70524 73411v-953h1709v-952">
          <text:p/>
        </draw:connector>
        <draw:custom-shape draw:style-name="gr1" draw:text-style-name="P1" draw:id="id1120"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20" draw:start-glue-point="1" draw:end-shape="id1116" draw:end-glue-point="3" svg:d="m66661 68886h499v1174h-1705v1161h501">
          <text:p/>
        </draw:connector>
        <draw:custom-shape draw:style-name="gr1" draw:text-style-name="P1" draw:id="id1121"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21" draw:start-glue-point="7" draw:end-shape="id1120" draw:end-glue-point="3" svg:d="m60801 64855h948v4031h947">
          <text:p/>
        </draw:connector>
        <draw:connector draw:style-name="data_20_member_20__28_pointer_29_" draw:layer="layout" svg:x1="48.212cm" svg:y1="28.865cm" svg:x2="57.33cm" svg:y2="64.13cm" draw:start-shape="id987" draw:start-glue-point="7" draw:end-shape="id1121"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23"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22" draw:layer="layout" svg:width="2.385cm" svg:height="0.699cm" svg:x="74.334cm" svg:y="18.775cm">
          <text:p>XclImpPCItem</text:p>
          <draw:enhanced-geometry svg:viewBox="0 0 21600 21600" draw:type="rectangle" draw:enhanced-path="M 0 0 L 21600 0 21600 21600 0 21600 0 0 Z N"/>
        </draw:custom-shape>
        <draw:custom-shape draw:style-name="gr3" draw:id="id1124"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22" draw:start-glue-point="0" draw:end-shape="id1123" draw:end-glue-point="4" svg:d="m75526 18775v-740h-1350v-741">
          <text:p/>
        </draw:connector>
        <draw:connector draw:style-name="inheritance_20__28_public_29_" draw:layer="layout" svg:x1="71.69cm" svg:y1="18.827cm" svg:x2="72.96cm" svg:y2="17.294cm" draw:start-shape="id1124" draw:start-glue-point="0" draw:end-shape="id1123" draw:end-glue-point="5" svg:d="m71690 18827v-766h1270v-767">
          <text:p/>
        </draw:connector>
        <draw:custom-shape draw:style-name="gr1" draw:text-style-name="P1" draw:id="id1126"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25"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27"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25" draw:start-glue-point="0" draw:end-shape="id1126" draw:end-glue-point="4" svg:d="m95508 40173v-9676h-21383v-9678">
          <text:p/>
        </draw:connector>
        <draw:connector draw:style-name="inheritance_20__28_public_29_" draw:layer="layout" svg:x1="72.364cm" svg:y1="22.014cm" svg:x2="72.857cm" svg:y2="20.819cm" draw:start-shape="id1127" draw:start-glue-point="0" draw:end-shape="id1126" draw:end-glue-point="5" svg:d="m72364 22014v-597h493v-598">
          <text:p/>
        </draw:connector>
        <draw:custom-shape draw:style-name="gr1" draw:text-style-name="P1" draw:id="id1128"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28" draw:start-glue-point="4" draw:end-shape="id1125" draw:end-glue-point="3" svg:d="m91929 42074h1181v-964h1180">
          <text:p>maFields</text:p>
        </draw:connector>
        <draw:custom-shape draw:style-name="gr5" draw:id="id1129"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28" draw:start-glue-point="5" draw:end-shape="id1129" svg:d="m91929 43394h1246v81h1245">
          <text:p>maPCInfo</text:p>
        </draw:connector>
        <draw:custom-shape draw:style-name="gr1" draw:text-style-name="P1" draw:id="id1130"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30" draw:start-glue-point="4" draw:end-shape="id1128" draw:end-glue-point="6" svg:d="m85426 45539h1801v-2299h1801">
          <text:p>mxPCache</text:p>
        </draw:connector>
        <draw:custom-shape draw:style-name="gr1" draw:text-style-name="P1" draw:id="id1131"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31" draw:start-glue-point="5" draw:end-shape="id1130" draw:end-glue-point="3" svg:d="m81071 44785h701v1303h702">
          <text:p/>
        </draw:connector>
        <draw:connector draw:style-name="data_20_member_20__28_multiple_20_pointers_29_" draw:layer="layout" svg:x1="81.071cm" svg:y1="44.148cm" svg:x2="89.028cm" svg:y2="42.101cm" draw:start-shape="id1131" draw:start-glue-point="4" draw:end-shape="id1128"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72" draw:start-glue-point="11" draw:end-shape="id1131" draw:end-glue-point="3" svg:d="m70502 36789h3199v7669h3198">
          <text:p/>
        </draw:connector>
        <draw:connector draw:style-name="data_20_member" draw:text-style-name="P1" draw:layer="layout" svg:x1="116.497cm" svg:y1="72.737cm" svg:x2="118.22cm" svg:y2="74.217cm" draw:start-shape="id1006" draw:start-glue-point="6" draw:end-shape="id1132" draw:end-glue-point="3" svg:d="m116497 72737h861v1480h862">
          <text:p/>
        </draw:connector>
        <draw:custom-shape draw:style-name="gr5" draw:id="id1133"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32" draw:start-glue-point="6" draw:end-shape="id1133"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01" draw:start-glue-point="7" draw:end-shape="id1006"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02" draw:start-glue-point="6" draw:end-shape="id1134" draw:end-glue-point="3" svg:d="m108356 75914h3325v596h3323">
          <text:p>mxValueRange</text:p>
        </draw:connector>
        <draw:custom-shape draw:style-name="gr1" draw:text-style-name="P1" draw:id="id1002"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01" draw:start-glue-point="6" draw:end-shape="id1002" draw:end-glue-point="3" svg:d="m103673 72267h1086v3362h1086">
          <text:p>mxXAxis</text:p>
          <text:p>mxYAxis</text:p>
          <text:p>mxZAxis</text:p>
        </draw:connector>
        <draw:custom-shape draw:style-name="gr1" draw:text-style-name="P3" draw:id="id1136"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35"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35" draw:start-glue-point="4" draw:end-shape="id1136" draw:end-glue-point="3" svg:d="m41181 84549h2024v-525h2022">
          <text:p>maType</text:p>
        </draw:connector>
        <draw:custom-shape draw:style-name="gr1" draw:text-style-name="P3" draw:id="id1137"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35" draw:start-glue-point="0" draw:end-shape="id1137" draw:end-glue-point="6" svg:d="m39536 83570v-519h-1255v-520">
          <text:p/>
        </draw:connector>
        <draw:custom-shape draw:style-name="gr1" draw:text-style-name="P1" draw:id="id1138"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05" draw:start-glue-point="4" draw:end-shape="id1138" svg:d="m24468 76512h1788v3770h1787">
          <text:p>mxPrimAxesSet</text:p>
          <text:p>mxSecnAxesSet</text:p>
        </draw:connector>
        <draw:connector draw:style-name="data_20_member_20__28_multiple_29_" draw:layer="layout" svg:x1="31.1cm" svg:y1="80.888cm" svg:x2="37.89cm" svg:y2="84.204cm" draw:start-shape="id1138" draw:start-glue-point="7" draw:end-shape="id1135"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39"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32" draw:start-glue-point="7" draw:end-shape="id1139" draw:end-glue-point="3" svg:d="m120647 74471h1298v576h1297">
          <text:p>maTypeInfo</text:p>
        </draw:connector>
        <draw:custom-shape draw:style-name="gr5" draw:id="id1141"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40"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40" draw:start-glue-point="1" draw:end-shape="id1141" draw:end-glue-point="3" svg:d="m81876 20177h1542v-260h1542">
          <text:p>maVisName</text:p>
        </draw:connector>
        <draw:custom-shape draw:style-name="gr5" draw:id="id1142"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43"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44"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42" draw:start-glue-point="0" draw:end-shape="id1140" draw:end-glue-point="4" svg:d="m77950 21592v-558h1568v-560">
          <text:p/>
        </draw:connector>
        <draw:connector draw:style-name="inheritance_20__28_public_29_" draw:layer="layout" svg:x1="80.102cm" svg:y1="23.12cm" svg:x2="80.282cm" svg:y2="20.476cm" draw:start-shape="id1143" draw:start-glue-point="0" draw:end-shape="id1140" draw:end-glue-point="2" svg:d="m80102 23120v-1323h180v-1321">
          <text:p/>
        </draw:connector>
        <draw:connector draw:style-name="inheritance_20__28_public_29_" draw:layer="layout" svg:x1="82.485cm" svg:y1="24.441cm" svg:x2="81.123cm" svg:y2="20.474cm" draw:start-shape="id1144" draw:start-glue-point="0" draw:end-shape="id1140"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45" draw:start-glue-point="4" draw:end-shape="id1143" draw:end-glue-point="5" svg:d="m84468 37326h501v-6795h-6600v-6687h501">
          <text:p/>
        </draw:connector>
        <draw:custom-shape draw:style-name="gr1" draw:text-style-name="P1" draw:id="id1146"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46" draw:start-glue-point="4" draw:end-shape="id1144" draw:end-glue-point="5" svg:d="m89418 38490h501v-6662h-9089v-6610h502">
          <text:p/>
        </draw:connector>
        <draw:custom-shape draw:style-name="gr1" draw:text-style-name="P1" draw:id="id1145"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45" draw:start-glue-point="7" draw:end-shape="id1146" draw:end-glue-point="3" svg:d="m84468 38588h1322v70h1322">
          <text:p>maItems</text:p>
        </draw:connector>
        <draw:connector draw:style-name="data_20_member_20__28_multiple_29_" draw:layer="layout" svg:x1="84.468cm" svg:y1="37.7cm" svg:x2="76.434cm" svg:y2="22.393cm" draw:start-shape="id1145" draw:start-glue-point="5" draw:end-shape="id1142" draw:end-glue-point="5" svg:d="m84468 37700h501v-7920h-9036v-7387h501">
          <text:p/>
        </draw:connector>
        <draw:connector draw:style-name="data_20_member_20__28_multiple_20_pointers_29_" draw:layer="layout" svg:x1="85.426cm" svg:y1="45.285cm" svg:x2="82.032cm" svg:y2="37.947cm" draw:start-shape="id1130" draw:start-glue-point="6" draw:end-shape="id1145" draw:end-glue-point="3" svg:d="m85426 45285h500v-3315h-4394v-4023h500">
          <text:p>maFields</text:p>
        </draw:connector>
        <draw:custom-shape draw:style-name="gr5" draw:id="id1147"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45" draw:start-glue-point="6" draw:end-shape="id1147" draw:end-glue-point="3" svg:d="m84468 38214h1581v-1047h621">
          <text:p/>
        </draw:connector>
        <draw:custom-shape draw:style-name="gr5" draw:id="id1148"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25" draw:start-glue-point="4" draw:end-shape="id1148" draw:end-glue-point="3" svg:d="m96726 40489h1413v-276h1413">
          <text:p>maFieldInfo</text:p>
        </draw:connector>
        <draw:custom-shape draw:style-name="gr1" draw:text-style-name="P1" draw:id="id1149"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03" draw:start-glue-point="6" draw:end-shape="id1149" draw:end-glue-point="3" svg:d="m96510 81279h1078v1693h1077">
          <text:p/>
        </draw:connector>
        <draw:custom-shape draw:style-name="gr5" draw:id="id1150"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03" draw:start-glue-point="7" draw:end-shape="id1150" draw:end-glue-point="3" svg:d="m96510 79898h1205v-72h1203">
          <text:p/>
        </draw:connector>
        <draw:custom-shape draw:style-name="gr1" draw:text-style-name="P1" draw:id="id1151"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03" draw:start-glue-point="8" draw:end-shape="id1151" draw:end-glue-point="3" svg:d="m96510 80912h1501v663h1501">
          <text:p/>
        </draw:connector>
        <draw:custom-shape draw:style-name="gr1" draw:text-style-name="P1" draw:id="id1152"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53"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72" draw:start-glue-point="10" draw:end-shape="id1152" draw:end-glue-point="3" svg:d="m70502 36154h5022v13432h9507">
          <text:p>GetFormulaCompiler()</text:p>
        </draw:connector>
        <draw:connector draw:style-name="data_20_member_20__28_pointer_29_" draw:layer="layout" svg:x1="88.785cm" svg:y1="49.586cm" svg:x2="90.985cm" svg:y2="49.205cm" draw:start-shape="id1152" draw:start-glue-point="1" draw:end-shape="id1153" draw:end-glue-point="3" svg:d="m88785 49586h1100v-381h1100">
          <text:p>mxImpl</text:p>
        </draw:connector>
        <draw:custom-shape draw:style-name="gr1" draw:text-style-name="P1" draw:id="id1154"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53" draw:start-glue-point="1" draw:end-shape="id1154" draw:end-glue-point="5" svg:d="m94766 49205h1241v389h1242">
          <text:p/>
        </draw:connector>
        <draw:custom-shape draw:style-name="gr1" draw:text-style-name="P1" draw:id="id1157"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55"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56"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55" draw:start-glue-point="1" draw:end-shape="id1156" draw:end-glue-point="3" svg:d="m91647 7349h842v-623h843">
          <text:p/>
        </draw:connector>
        <draw:connector draw:style-name="inheritance_20__28_public_29_" draw:layer="layout" svg:x1="91.685cm" svg:y1="9.797cm" svg:x2="91.024cm" svg:y2="7.673cm" draw:start-shape="id1157" draw:start-glue-point="0" draw:end-shape="id1155" draw:end-glue-point="7" svg:d="m91685 9797v-1062h-661v-1062">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58"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59"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61"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67"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71"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04"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182"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174"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23"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28"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188"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01"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184"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176"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180"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22"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178"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190"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192"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189"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194"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60"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68"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69"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197"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10"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62"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18"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63"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66"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72"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26"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27"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185"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58" draw:start-glue-point="7" draw:end-shape="id1159" draw:end-glue-point="3" svg:d="m17896 18874h1994v-1552h1994">
          <text:p text:style-name="P2">GetSaveData()</text:p>
        </draw:connector>
        <draw:connector draw:style-name="data_20_member_20__28_pointer_29_" draw:layer="layout" svg:x1="17.896cm" svg:y1="22.675cm" svg:x2="22.68cm" svg:y2="23.327cm" draw:start-shape="id1158" draw:start-glue-point="5" draw:end-shape="id1160" draw:end-glue-point="3" svg:d="m17896 22675h2392v652h2392">
          <text:p>pOutput</text:p>
        </draw:connector>
        <draw:connector draw:style-name="data_20_member_20__28_pointer_29_" draw:text-style-name="P2" draw:layer="layout" svg:x1="24.607cm" svg:y1="18.349cm" svg:x2="30.27cm" svg:y2="19.113cm" draw:start-shape="id1159" draw:start-glue-point="4" draw:end-shape="id1161"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61" draw:start-glue-point="4" draw:end-shape="id1162" draw:end-glue-point="3" svg:d="m34421 18768h1160v-422h1160">
          <text:p/>
        </draw:connector>
        <draw:connector draw:style-name="data_20_member_20__28_multiple_29_" draw:layer="layout" svg:x1="34.421cm" svg:y1="19.466cm" svg:x2="36.535cm" svg:y2="20.386cm" draw:start-shape="id1161" draw:start-glue-point="5" draw:end-shape="id1163" draw:end-glue-point="3" svg:d="m34421 19466h1058v920h1056">
          <text:p/>
        </draw:connector>
        <draw:custom-shape draw:style-name="gr5" draw:id="id1164"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58" draw:start-glue-point="1" draw:end-shape="id1164" draw:end-glue-point="3" svg:d="m17896 21273h1841v-438h1840">
          <text:p text:style-name="P2">GetSheetDesc()</text:p>
        </draw:connector>
        <draw:custom-shape draw:style-name="gr5" draw:id="id1165"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58" draw:start-glue-point="8" draw:end-shape="id1165" draw:end-glue-point="3" svg:d="m17896 21967h2398v113h2397">
          <text:p text:style-name="P2">GetImportSourceDesc()</text:p>
        </draw:connector>
        <draw:connector draw:style-name="data_20_member_20__28_pointer_29_" draw:text-style-name="P2" draw:layer="layout" svg:x1="17.896cm" svg:y1="19.808cm" svg:x2="22.854cm" svg:y2="19.732cm" draw:start-shape="id1158" draw:start-glue-point="4" draw:end-shape="id1166"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67" draw:start-glue-point="1" draw:end-shape="id1168" draw:end-glue-point="3" svg:d="m67054 30028h2376v1210h2378">
          <text:p/>
        </draw:connector>
        <draw:connector draw:style-name="data_20_member_20__28_pointer_29_" draw:layer="layout" svg:x1="67.052cm" svg:y1="30.52cm" svg:x2="70.995cm" svg:y2="32.224cm" draw:start-shape="id1167" draw:start-glue-point="4" draw:end-shape="id1169" draw:end-glue-point="3" svg:d="m67052 30520h1972v1704h1971">
          <text:p/>
        </draw:connector>
        <draw:custom-shape draw:style-name="gr1" draw:text-style-name="P1" draw:id="id1170"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67" draw:start-glue-point="5" draw:end-shape="id1170" draw:end-glue-point="3" svg:d="m67052 29506h1740v-473h1738">
          <text:p/>
        </draw:connector>
        <draw:connector draw:style-name="data_20_member_20__28_multiple_20_pointers_29_" draw:layer="layout" svg:x1="73.572cm" svg:y1="29.033cm" svg:x2="74.715cm" svg:y2="29.041cm" draw:start-shape="id1170" draw:start-glue-point="1" draw:end-shape="id1171"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72" draw:start-glue-point="0" draw:end-shape="id1173" draw:end-glue-point="2" svg:d="m25552 36209v-377h-61v-378">
          <text:p/>
        </draw:connector>
        <draw:frame draw:style-name="gr33" draw:id="id1173"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174" draw:start-glue-point="0" draw:end-shape="id1175" svg:d="m23025 54629v-657h1924v-657">
          <text:p/>
        </draw:connector>
        <draw:frame draw:style-name="gr34" draw:id="id1177"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176" draw:start-glue-point="0" draw:end-shape="id1177" draw:end-glue-point="2" svg:d="m38231 60148v-1551h539v-1555">
          <text:p/>
        </draw:connector>
        <draw:frame draw:style-name="gr34" draw:id="id1179"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178" draw:start-glue-point="0" draw:end-shape="id1179" svg:d="m55040 64028v-759h-504v-758">
          <text:p/>
        </draw:connector>
        <draw:frame draw:style-name="gr35" draw:id="id1181"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180" draw:start-glue-point="0" draw:end-shape="id1181" draw:end-glue-point="2" svg:d="m45826 63496v-1352h-79v-1353">
          <text:p/>
        </draw:connector>
        <draw:frame draw:style-name="gr33" draw:id="id1183"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182" draw:start-glue-point="0" draw:end-shape="id1183" draw:end-glue-point="2" svg:d="m31849 57223v-960h981v-960">
          <text:p/>
        </draw:connector>
        <draw:frame draw:style-name="gr36" draw:text-style-name="P2" draw:layer="layout" svg:width="5.662cm" svg:height="1.572cm" svg:x="110.748cm" svg:y="28.536cm">
          <draw:text-box>
            <text:p/>
          </draw:text-box>
        </draw:frame>
        <draw:connector draw:style-name="inheritance_20__28_public_29_" draw:layer="layout" svg:x1="61.258cm" svg:y1="43.816cm" svg:x2="66.407cm" svg:y2="40.016cm" draw:start-shape="id1184" draw:start-glue-point="0" draw:end-shape="id1185" draw:end-glue-point="4" svg:d="m61258 43816v-1899h5149v-1901">
          <text:p/>
        </draw:connector>
        <draw:custom-shape draw:style-name="gr1" draw:text-style-name="P1" draw:id="id1186"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187"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186" draw:start-glue-point="0" draw:end-shape="id1185" draw:end-glue-point="2" svg:d="m67238 42174v-1078h-37v-1078">
          <text:p/>
        </draw:connector>
        <draw:connector draw:style-name="inheritance_20__28_public_29_" draw:layer="layout" svg:x1="70.915cm" svg:y1="42.148cm" svg:x2="67.86cm" svg:y2="40.016cm" draw:start-shape="id1187" draw:start-glue-point="0" draw:end-shape="id1185" draw:end-glue-point="5" svg:d="m70915 42148v-1065h-3055v-1067">
          <text:p/>
        </draw:connector>
        <draw:connector draw:style-name="data_20_member_20__28_multiple_29_" draw:layer="layout" svg:x1="63.043cm" svg:y1="44.319cm" svg:x2="66.219cm" svg:y2="45.502cm" draw:start-shape="id1184" draw:start-glue-point="4" draw:end-shape="id1188" draw:end-glue-point="3" svg:d="m63043 44319h1588v1183h1588">
          <text:p/>
        </draw:connector>
        <draw:connector draw:style-name="data_20_member_20__28_multiple_20_pointers_29_" draw:layer="layout" svg:x1="63.043cm" svg:y1="45.376cm" svg:x2="64.608cm" svg:y2="47.644cm" draw:start-shape="id1184" draw:start-glue-point="5" draw:end-shape="id1189" draw:end-glue-point="3" svg:d="m63043 45376h782v2268h783">
          <text:p/>
        </draw:connector>
        <draw:frame draw:style-name="gr35" draw:id="id1191"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190" draw:start-glue-point="0" draw:end-shape="id1191" draw:end-glue-point="2" svg:d="m81274 56512v-473h60v-472">
          <text:p/>
        </draw:connector>
        <draw:frame draw:style-name="gr34" draw:id="id1193"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192" draw:start-glue-point="0" draw:end-shape="id1193" draw:end-glue-point="2" svg:d="m74513 56276v-547h57v-546">
          <text:p/>
        </draw:connector>
        <draw:connector draw:style-name="data_20_member_20__28_multiple_20_pointers_29_" draw:layer="layout" svg:x1="25.099cm" svg:y1="23.327cm" svg:x2="26.509cm" svg:y2="24.718cm" draw:start-shape="id1160" draw:start-glue-point="1" draw:end-shape="id1194"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195"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196"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195" draw:start-glue-point="0" draw:end-shape="id1196" draw:end-glue-point="2" svg:d="m74630 17991v-1032h-92v-1031">
          <text:p/>
        </draw:connector>
        <draw:connector draw:style-name="data_20_member_20__28_pointer_29_" draw:text-style-name="P2" draw:layer="layout" draw:line-skew="-2.189cm" svg:x1="26.822cm" svg:y1="42.053cm" svg:x2="65.68cm" svg:y2="39.332cm" draw:start-shape="id1172" draw:start-glue-point="5" draw:end-shape="id1185" draw:end-glue-point="3" svg:d="m26822 42053h17240v-2721h21618">
          <text:p text:style-name="P2">pData</text:p>
        </draw:connector>
        <draw:connector draw:style-name="data_20_member_20__28_pointer_29_" draw:text-style-name="P2" draw:layer="layout" svg:x1="17.896cm" svg:y1="23.635cm" svg:x2="24.282cm" svg:y2="40.459cm" draw:start-shape="id1158" draw:start-glue-point="6" draw:end-shape="id1172" draw:end-glue-point="3" svg:d="m17896 23635h3193v16824h3193">
          <text:p text:style-name="P2">GetSource()</text:p>
        </draw:connector>
        <draw:connector draw:style-name="data_20_member_20__28_multiple_20_pointers_29_" draw:layer="layout" svg:x1="24.388cm" svg:y1="54.959cm" svg:x2="30.487cm" svg:y2="57.553cm" draw:start-shape="id1174" draw:start-glue-point="1" draw:end-shape="id1182"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192" draw:start-glue-point="1" draw:end-shape="id1190" draw:end-glue-point="3" svg:d="m75744 56606h2183v236h2183">
          <text:p/>
        </draw:connector>
        <draw:connector draw:style-name="data_20_member_20__28_pointer_29_" draw:text-style-name="P4" draw:layer="layout" draw:line-skew="3.729cm" svg:x1="26.822cm" svg:y1="40.459cm" svg:x2="50.731cm" svg:y2="32.807cm" draw:start-shape="id1172" draw:start-glue-point="1" draw:end-shape="id1197" draw:end-glue-point="3" svg:d="m26822 40459h15684v-7652h8225">
          <text:p text:style-name="P4">pColResRoot<text:line-break/>pRowResRoot</text:p>
        </draw:connector>
        <draw:custom-shape draw:style-name="gr1" draw:text-style-name="P3" draw:id="id1198"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178" draw:start-glue-point="1" draw:end-shape="id1198" draw:end-glue-point="13" svg:d="m56032 64358h3053v-3555h3054">
          <text:p/>
        </draw:connector>
        <draw:frame draw:style-name="gr33" draw:id="id1199"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198" draw:start-glue-point="0" draw:end-shape="id1199" draw:end-glue-point="2" svg:d="m63130 55753v-960h984v-960">
          <text:p/>
        </draw:connector>
        <draw:connector draw:style-name="data_20_member_20__28_pointer_29_" draw:layer="layout" svg:x1="64.12cm" svg:y1="56.361cm" svg:x2="73.283cm" svg:y2="56.606cm" draw:start-shape="id1198" draw:start-glue-point="4" draw:end-shape="id1192" draw:end-glue-point="3" svg:d="m64120 56361h4582v245h4581">
          <text:p>GetMembersObject()</text:p>
        </draw:connector>
        <draw:connector draw:style-name="data_20_member_20__28_pointer_29_" draw:layer="layout" svg:x1="47.228cm" svg:y1="63.827cm" svg:x2="54.049cm" svg:y2="64.358cm" draw:start-shape="id1180" draw:start-glue-point="1" draw:end-shape="id1178" draw:end-glue-point="3" svg:d="m47228 63827h3410v531h3411">
          <text:p>GetLevelsObject()</text:p>
        </draw:connector>
        <draw:connector draw:style-name="data_20_member_20__28_multiple_20_pointers_29_" draw:layer="layout" svg:x1="39.633cm" svg:y1="60.479cm" svg:x2="44.424cm" svg:y2="63.827cm" draw:start-shape="id1176" draw:start-glue-point="1" draw:end-shape="id1180" draw:end-glue-point="3" svg:d="m39633 60479h2396v3348h2395">
          <text:p/>
        </draw:connector>
        <draw:connector draw:style-name="data_20_member_20__28_pointer_29_" draw:layer="layout" svg:x1="33.212cm" svg:y1="57.553cm" svg:x2="36.829cm" svg:y2="60.479cm" draw:start-shape="id1182" draw:start-glue-point="1" draw:end-shape="id1176" draw:end-glue-point="3" svg:d="m33212 57553h1808v2926h1809">
          <text:p>GetHierarchiesObject()</text:p>
        </draw:connector>
        <draw:custom-shape draw:style-name="gr1" draw:text-style-name="P1" draw:id="id1200"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197" draw:start-glue-point="5" draw:end-shape="id1200" draw:end-glue-point="4" svg:d="m54203 33259h1686v968h1685">
          <text:p text:style-name="P2">pChildDimension</text:p>
        </draw:connector>
        <draw:connector draw:style-name="data_20_member_20__28_pointer_29_" draw:layer="layout" svg:x1="59.473cm" svg:y1="44.834cm" svg:x2="65.68cm" svg:y2="39.656cm" draw:start-shape="id1184" draw:start-glue-point="3" draw:end-shape="id1185" draw:end-glue-point="6" svg:d="m59473 44834h-500v-5178h6707">
          <text:p/>
        </draw:connector>
        <draw:custom-shape draw:style-name="gr5" draw:id="id1202" draw:layer="layout" svg:width="2.777cm" svg:height="0.688cm" svg:x="77.149cm" svg:y="44.251cm">
          <text:p>ScDPItemData</text:p>
          <draw:enhanced-geometry svg:viewBox="0 0 21600 21600" draw:type="rectangle" draw:enhanced-path="M 0 0 L 21600 0 21600 21600 0 21600 0 0 Z N"/>
        </draw:custom-shape>
        <draw:custom-shape draw:style-name="gr5" draw:id="id1203" draw:layer="layout" svg:width="2.777cm" svg:height="0.688cm" svg:x="77.149cm" svg:y="45.654cm">
          <text:p>ScDPItemData</text:p>
          <draw:enhanced-geometry svg:viewBox="0 0 21600 21600" draw:type="rectangle" draw:enhanced-path="M 0 0 L 21600 0 21600 21600 0 21600 0 0 Z N"/>
        </draw:custom-shape>
        <draw:connector draw:style-name="gr26" draw:text-style-name="P1" draw:layer="layout" svg:x1="75.679cm" svg:y1="44.935cm" svg:x2="77.149cm" svg:y2="44.595cm" draw:start-shape="id1201" draw:start-glue-point="4" draw:end-shape="id1202" draw:end-glue-point="3" svg:d="m75679 44935h735v-340h735">
          <text:p/>
        </draw:connector>
        <draw:connector draw:style-name="gr37" draw:text-style-name="P1" draw:layer="layout" svg:x1="75.679cm" svg:y1="45.316cm" svg:x2="77.149cm" svg:y2="45.998cm" draw:start-shape="id1201" draw:start-glue-point="5" draw:end-shape="id1203" draw:end-glue-point="3" svg:d="m75679 45316h735v682h735">
          <text:p/>
        </draw:connector>
        <draw:connector draw:style-name="gr37" draw:text-style-name="P1" draw:layer="layout" svg:x1="69.682cm" svg:y1="45.125cm" svg:x2="72.904cm" svg:y2="45.132cm" draw:start-shape="id1188" draw:start-glue-point="4" draw:end-shape="id1201"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8"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188" draw:start-glue-point="5" draw:end-shape="id1204" draw:end-glue-point="3" svg:d="m69682 45811h800v740h799">
          <text:p/>
        </draw:connector>
        <draw:custom-shape draw:style-name="gr1" draw:text-style-name="P1" draw:id="id1205"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189" draw:start-glue-point="1" draw:end-shape="id1205"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39"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06"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72" draw:start-glue-point="6" draw:end-shape="id1206" draw:end-glue-point="3" svg:d="m26822 39241h11744v-9341h12525">
          <text:p text:style-name="P2">pResData</text:p>
        </draw:connector>
        <draw:custom-shape draw:style-name="gr1" draw:text-style-name="P3" draw:id="id1207"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197" draw:start-glue-point="1" draw:end-shape="id1207" draw:end-glue-point="3" svg:d="m54203 32807h1611v-1266h1611">
          <text:p text:style-name="P2">pDataRoot</text:p>
        </draw:connector>
        <draw:connector draw:style-name="data_20_member_20__28_pointer_29_" draw:layer="layout" svg:x1="60.467cm" svg:y1="31.541cm" svg:x2="63.695cm" svg:y2="30.561cm" draw:start-shape="id1207" draw:start-glue-point="1" draw:end-shape="id1167" draw:end-glue-point="7" svg:d="m60467 31541h1614v-980h1614">
          <text:p/>
        </draw:connector>
        <draw:custom-shape draw:style-name="gr1" draw:text-style-name="P1" draw:id="id1208"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6" draw:text-style-name="P1" draw:layer="layout" svg:x1="60.467cm" svg:y1="31.858cm" svg:x2="62.367cm" svg:y2="32.269cm" draw:start-shape="id1207" draw:start-glue-point="5" draw:end-shape="id1208" draw:end-glue-point="3" svg:d="m60467 31858h950v411h950">
          <text:p/>
        </draw:connector>
        <draw:custom-shape draw:style-name="gr1" draw:text-style-name="P1" draw:id="id1209"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00" draw:start-glue-point="1" draw:end-shape="id1209" draw:end-glue-point="3" svg:d="m61046 33936h1489v964h1489">
          <text:p text:style-name="P2">maMemberArray</text:p>
        </draw:connector>
        <draw:connector draw:style-name="data_20_member_20__28_pointer_29_" draw:layer="layout" svg:x1="54.203cm" svg:y1="32.388cm" svg:x2="53.93cm" svg:y2="30.852cm" draw:start-shape="id1197" draw:start-glue-point="4" draw:end-shape="id1206" draw:end-glue-point="7" svg:d="m54203 32388h500v-1536h-773">
          <text:p/>
        </draw:connector>
        <draw:connector draw:style-name="data_20_member_20__28_pointer_29_" draw:layer="layout" draw:line-skew="0.958cm" svg:x1="57.574cm" svg:y1="33.646cm" svg:x2="53.93cm" svg:y2="30.35cm" draw:start-shape="id1200" draw:start-glue-point="5" draw:end-shape="id1206" draw:end-glue-point="6" svg:d="m57574 33646h-863v-3296h-2781">
          <text:p/>
        </draw:connector>
        <draw:connector draw:style-name="data_20_member_20__28_pointer_29_" draw:layer="layout" svg:x1="60.467cm" svg:y1="31.225cm" svg:x2="53.932cm" svg:y2="29.9cm" draw:start-shape="id1207" draw:start-glue-point="4" draw:end-shape="id1206" draw:end-glue-point="1" svg:d="m60467 31225h500v-1325h-7035">
          <text:p/>
        </draw:connector>
        <draw:connector draw:style-name="data_20_member_20__28_pointer_29_" draw:layer="layout" svg:x1="63.695cm" svg:y1="29.531cm" svg:x2="53.93cm" svg:y2="29.558cm" draw:start-shape="id1167" draw:start-glue-point="6" draw:end-shape="id1206" draw:end-glue-point="5" svg:d="m63695 29531h-4882v27h-4883">
          <text:p/>
        </draw:connector>
        <draw:connector draw:style-name="data_20_member_20__28_pointer_29_" draw:layer="layout" svg:x1="26.822cm" svg:y1="44.209cm" svg:x2="21.663cm" svg:y2="54.959cm" draw:start-shape="id1172" draw:start-glue-point="10" draw:end-shape="id1174"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11"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10" draw:start-glue-point="1" draw:end-shape="id1211" draw:end-glue-point="3" svg:d="m30806 13481h1639v-684h1639">
          <text:p>pLayoutInfo</text:p>
        </draw:connector>
        <draw:custom-shape draw:style-name="gr5" draw:id="id1212"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10" draw:start-glue-point="8" draw:end-shape="id1212" draw:end-glue-point="3" svg:d="m30806 13969h1639v-167h1639">
          <text:p>pAutoShowInfo</text:p>
        </draw:connector>
        <draw:custom-shape draw:style-name="gr5" draw:id="id1213"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13" draw:end-glue-point="3" svg:d="m30946 14566h1319v241h1819">
          <text:p>pSortInfo</text:p>
        </draw:connector>
        <draw:custom-shape draw:style-name="gr5" draw:id="id1214"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14" svg:d="m30817 15318h1383v494h1884">
          <text:p>pReferenceValue</text:p>
        </draw:connector>
        <draw:custom-shape draw:style-name="gr5" draw:id="id1215"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16"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17"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198" draw:start-glue-point="5" draw:end-shape="id1215" draw:end-glue-point="3" svg:d="m64120 57063h2826v755h2825">
          <text:p/>
        </draw:connector>
        <draw:connector draw:style-name="data_20_member" draw:layer="layout" svg:x1="64.12cm" svg:y1="57.765cm" svg:x2="69.771cm" svg:y2="58.823cm" draw:start-shape="id1198" draw:start-glue-point="6" draw:end-shape="id1216" draw:end-glue-point="3" svg:d="m64120 57765h2826v1058h2825">
          <text:p>GetAutoShow()</text:p>
        </draw:connector>
        <draw:connector draw:style-name="data_20_member" draw:layer="layout" svg:x1="64.12cm" svg:y1="58.469cm" svg:x2="69.771cm" svg:y2="59.828cm" draw:start-shape="id1198" draw:start-glue-point="7" draw:end-shape="id1217" svg:d="m64120 58469h2826v1359h2825">
          <text:p>GetSortInfo()</text:p>
        </draw:connector>
        <draw:connector draw:style-name="data_20_member_20__28_multiple_20_pointers_29_" draw:layer="layout" svg:x1="24.607cm" svg:y1="16.329cm" svg:x2="27.438cm" svg:y2="13.481cm" draw:start-shape="id1159" draw:start-glue-point="5" draw:end-shape="id1210" svg:d="m24607 16329h1416v-2848h1415">
          <text:p>aDimList</text:p>
        </draw:connector>
        <draw:connector draw:style-name="data_20_member_20__28_multiple_20_pointers_29_" draw:layer="layout" svg:x1="30.806cm" svg:y1="11.664cm" svg:x2="34.294cm" svg:y2="10.974cm" draw:start-shape="id1210" draw:start-glue-point="9" draw:end-shape="id1218"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72" draw:start-glue-point="4" draw:end-shape="id1198" draw:end-glue-point="12" svg:d="m26822 43563h17550v13717h17767">
          <text:p>aColLevelList</text:p>
          <text:p>aRowLevelList</text:p>
        </draw:connector>
        <draw:frame draw:style-name="gr34" draw:id="id1175" draw:layer="layout" svg:width="6.307cm" svg:height="0.964cm" svg:x="21.796cm" svg:y="52.351cm">
          <draw:text-box>
            <text:p text:style-name="P2">com.sun.star.container.XNameAccess</text:p>
            <text:p text:style-name="P2">com.sun.star.lang.XServiceInfo</text:p>
          </draw:text-box>
        </draw:frame>
        <draw:custom-shape draw:style-name="gr5" draw:id="id1219"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72" draw:start-glue-point="9" draw:end-shape="id1219" draw:end-glue-point="3" svg:d="m26822 42842h3332v-51h3333">
          <text:p>pColResults</text:p>
          <text:p>pRowResults</text:p>
        </draw:connector>
        <draw:custom-shape draw:style-name="gr1" draw:text-style-name="P1" draw:id="id1220"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62" draw:start-glue-point="4" draw:end-shape="id1220" draw:end-glue-point="3" svg:d="m40990 18092h1626v-480h1626">
          <text:p/>
        </draw:connector>
        <draw:custom-shape draw:style-name="gr5" draw:id="id1221"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62" draw:start-glue-point="5" draw:end-shape="id1221" draw:end-glue-point="4" svg:d="m40990 18687h2559v183h2559">
          <text:p/>
        </draw:connector>
        <draw:connector draw:style-name="data_20_member" draw:layer="layout" draw:line-skew="-0.578cm" svg:x1="41.537cm" svg:y1="19.975cm" svg:x2="46.108cm" svg:y2="19.335cm" draw:start-shape="id1163" draw:start-glue-point="4" draw:end-shape="id1221" draw:end-glue-point="3" svg:d="m41537 19975h1707v-640h2864">
          <text:p>GetInfo()</text:p>
        </draw:connector>
        <draw:connector draw:style-name="data_20_member" draw:layer="layout" draw:line-skew="0.329cm" svg:x1="41.537cm" svg:y1="20.829cm" svg:x2="46.108cm" svg:y2="19.749cm" draw:start-shape="id1163" draw:start-glue-point="5" draw:end-shape="id1221" draw:end-glue-point="5" svg:d="m41537 20829h2614v-1080h1957">
          <text:p>GetDateInfo()</text:p>
        </draw:connector>
        <draw:connector draw:style-name="data_20_member_20__28_multiple_29_" draw:text-style-name="P1" draw:layer="layout" svg:x1="92.904cm" svg:y1="36.348cm" svg:x2="96.316cm" svg:y2="35.449cm" draw:start-shape="id1222" draw:start-glue-point="4" draw:end-shape="id1223"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0" draw:id="id1224"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22" draw:start-glue-point="0" draw:end-shape="id1224" draw:end-glue-point="2" svg:d="m91305 35528v-619h226v-619">
          <text:p/>
        </draw:connector>
        <draw:custom-shape draw:style-name="class_20__28_external_20_module_29_" draw:id="id1225"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23" draw:start-glue-point="0" draw:end-shape="id1225" draw:end-glue-point="2" svg:d="m97916 35157v-809h263v-809">
          <text:p/>
        </draw:connector>
        <draw:connector draw:style-name="local_20_usage_20__2f__20_return_20_type" draw:layer="layout" svg:x1="92.904cm" svg:y1="38.269cm" svg:x2="95.673cm" svg:y2="40.999cm" draw:start-shape="id1222" draw:start-glue-point="6" draw:end-shape="id1226" draw:end-glue-point="3" svg:d="m92904 38269h1385v2730h1384">
          <text:p>NotifyDoubleClick()</text:p>
        </draw:connector>
        <draw:connector draw:style-name="local_20_usage_20__2f__20_return_20_type" draw:layer="layout" svg:x1="98.715cm" svg:y1="40.999cm" svg:x2="102.697cm" svg:y2="40.74cm" draw:start-shape="id1226" draw:start-glue-point="1" draw:end-shape="id1227" draw:end-glue-point="3" svg:d="m98715 40999h1991v-259h1991">
          <text:p/>
        </draw:connector>
        <draw:connector draw:style-name="data_20_member_20__28_multiple_29_" draw:text-style-name="P1" draw:layer="layout" svg:x1="92.904cm" svg:y1="37.897cm" svg:x2="97.929cm" svg:y2="38.46cm" draw:start-shape="id1222" draw:start-glue-point="5" draw:end-shape="id1228" draw:end-glue-point="3" svg:d="m92904 37897h2513v563h2512">
          <text:p/>
        </draw:connector>
        <draw:custom-shape draw:style-name="typedef" draw:id="id1229"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30"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29" draw:start-glue-point="1" draw:end-shape="id1230" draw:end-glue-point="3" svg:d="m109063 43737h843v350h843">
          <text:p/>
        </draw:connector>
        <draw:connector draw:style-name="data_20_member" draw:text-style-name="P1" draw:layer="layout" svg:x1="106.006cm" svg:y1="41.157cm" svg:x2="106.264cm" svg:y2="43.415cm" draw:start-shape="id1227" draw:start-glue-point="4" draw:end-shape="id1229" draw:end-glue-point="4" svg:d="m106006 41157h502v1103h-746v1155h502">
          <text:p/>
        </draw:connector>
        <draw:connector draw:style-name="data_20_member" draw:text-style-name="P1" draw:layer="layout" draw:line-skew="-2.729cm" svg:x1="98.715cm" svg:y1="41.391cm" svg:x2="106.264cm" svg:y2="44.112cm" draw:start-shape="id1226" draw:start-glue-point="5" draw:end-shape="id1229" draw:end-glue-point="5" svg:d="m98715 41391h1045v2721h6504">
          <text:p/>
        </draw:connector>
      </draw:page>
      <draw:page draw:name="sc (uno)" draw:style-name="dp1" draw:master-page-name="Default">
        <office:forms form:automatic-focus="false" form:apply-design-mode="false"/>
        <draw:custom-shape draw:style-name="gr3" draw:id="id1231"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32"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31" draw:start-glue-point="0" draw:end-shape="id1232" draw:end-glue-point="2" svg:d="m74099 21868v-1011h1232v-1010">
          <text:p/>
        </draw:connector>
        <draw:custom-shape draw:style-name="gr3" draw:id="id1233"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34"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33" draw:start-glue-point="0" draw:end-shape="id1234" draw:end-glue-point="2" svg:d="m64829 23042v-1045h635v-1046">
          <text:p/>
        </draw:connector>
        <draw:custom-shape draw:style-name="gr1" draw:text-style-name="P1" draw:id="id1235"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36"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37"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35" draw:start-glue-point="4" draw:end-shape="id1236" draw:end-glue-point="2" svg:d="m82228 56909v-1193h-2904v-1194">
          <text:p/>
        </draw:connector>
        <draw:connector draw:style-name="inheritance_20__28_public_29_" draw:layer="layout" svg:x1="82.876cm" svg:y1="56.909cm" svg:x2="83.758cm" svg:y2="54.704cm" draw:start-shape="id1235" draw:start-glue-point="0" draw:end-shape="id1237" draw:end-glue-point="2" svg:d="m82876 56909v-1102h882v-1103">
          <text:p/>
        </draw:connector>
        <draw:custom-shape draw:style-name="gr2" draw:id="id1238"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35" draw:start-glue-point="5" draw:end-shape="id1238" svg:d="m83609 56909v-1672h5422v-1672">
          <text:p/>
        </draw:connector>
        <draw:custom-shape draw:style-name="class_20__28_external_20_module_29_" draw:id="id1239"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36" draw:start-glue-point="4" draw:end-shape="id1239" draw:end-glue-point="2" svg:d="m78654 53900v-608h-2310v-608">
          <text:p/>
        </draw:connector>
        <draw:custom-shape draw:style-name="gr2" draw:id="id1240"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36" draw:start-glue-point="5" draw:end-shape="id1240" draw:end-glue-point="2" svg:d="m79948 53900v-971h975v-971">
          <text:p/>
        </draw:connector>
        <draw:custom-shape draw:style-name="gr1" draw:text-style-name="P1" draw:id="id1271"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72"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73"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274"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41"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42"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41" draw:start-glue-point="0" draw:end-shape="id1242" draw:end-glue-point="2" svg:d="m43855 32196v-415h855v-414">
          <text:p/>
        </draw:connector>
        <draw:custom-shape draw:style-name="gr3" draw:id="id1243"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44"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43" draw:start-glue-point="0" draw:end-shape="id1244" draw:end-glue-point="2" svg:d="m38309 34322v-687h-104v-687">
          <text:p/>
        </draw:connector>
        <draw:connector draw:style-name="inheritance_20__28_public_29_" draw:layer="layout" svg:x1="57.214cm" svg:y1="33.944cm" svg:x2="56.688cm" svg:y2="30.445cm" draw:start-shape="id1245" draw:start-glue-point="4" draw:end-shape="id1246" draw:end-glue-point="2" svg:d="m57214 33944v-1750h-526v-1749">
          <text:p/>
        </draw:connector>
        <draw:custom-shape draw:style-name="gr1" draw:text-style-name="P1" draw:id="id1248"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47"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49"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50"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47" draw:start-glue-point="0" draw:end-shape="id1248" draw:end-glue-point="2" svg:d="m48527 40112v-900h21v-900">
          <text:p/>
        </draw:connector>
        <draw:connector draw:style-name="inheritance_20__28_public_29_" draw:layer="layout" draw:line-skew="-3.29cm" svg:x1="45.274cm" svg:y1="47.743cm" svg:x2="47.693cm" svg:y2="38.312cm" draw:start-shape="id1249" draw:start-glue-point="0" draw:end-shape="id1248" draw:end-glue-point="4" svg:d="m45274 47743v-8005h2419v-1426">
          <text:p/>
        </draw:connector>
        <draw:connector draw:style-name="inheritance_20__28_public_29_" draw:layer="layout" svg:x1="54.561cm" svg:y1="40.178cm" svg:x2="49.428cm" svg:y2="38.312cm" draw:start-shape="id1250" draw:start-glue-point="0" draw:end-shape="id1248" draw:end-glue-point="5" svg:d="m54561 40178v-933h-5133v-933">
          <text:p/>
        </draw:connector>
        <draw:custom-shape draw:style-name="gr1" draw:text-style-name="P1" draw:id="id1263"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52"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51"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53"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51" draw:start-glue-point="0" draw:end-shape="id1252" draw:end-glue-point="4" svg:d="m63891 28309v-572h1906v-572">
          <text:p/>
        </draw:connector>
        <draw:connector draw:style-name="inheritance_20__28_public_29_" draw:layer="layout" svg:x1="68.389cm" svg:y1="28.284cm" svg:x2="67.091cm" svg:y2="27.165cm" draw:start-shape="id1253" draw:start-glue-point="0" draw:end-shape="id1252" draw:end-glue-point="5" svg:d="m68389 28284v-559h-1298v-560">
          <text:p/>
        </draw:connector>
        <draw:custom-shape draw:style-name="gr1" draw:text-style-name="P1" draw:id="id1255"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56"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58"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57"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54" draw:start-glue-point="0" draw:end-shape="id1251" draw:end-glue-point="2" svg:d="m63528 31727v-1321h363v-1320">
          <text:p/>
        </draw:connector>
        <draw:connector draw:style-name="inheritance_20__28_public_29_" draw:layer="layout" svg:x1="54.592cm" svg:y1="34.442cm" svg:x2="62.272cm" svg:y2="29.084cm" draw:start-shape="id1255" draw:start-glue-point="5" draw:end-shape="id1251" draw:end-glue-point="4" svg:d="m54592 34442v-2678h7680v-2680">
          <text:p/>
        </draw:connector>
        <draw:connector draw:style-name="inheritance_20__28_public_29_" draw:layer="layout" draw:line-skew="-1.049cm" svg:x1="62.153cm" svg:y1="33.464cm" svg:x2="63.205cm" svg:y2="29.084cm" draw:start-shape="id1256" draw:start-glue-point="0" draw:end-shape="id1251" draw:end-glue-point="5" svg:d="m62153 33464v-3238h1052v-1142">
          <text:p/>
        </draw:connector>
        <draw:connector draw:style-name="inheritance_20__28_public_29_" draw:layer="layout" draw:line-skew="-1.569cm" svg:x1="70.178cm" svg:y1="40.413cm" svg:x2="64.706cm" svg:y2="29.084cm" draw:start-shape="id1257" draw:start-glue-point="4" draw:end-shape="id1251" draw:end-glue-point="6" svg:d="m70178 40413v-7233h-5472v-4096">
          <text:p/>
        </draw:connector>
        <draw:connector draw:style-name="inheritance_20__28_public_29_" draw:layer="layout" svg:x1="67.455cm" svg:y1="31.288cm" svg:x2="65.432cm" svg:y2="29.084cm" draw:start-shape="id1258" draw:start-glue-point="0" draw:end-shape="id1251"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60"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59"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55" draw:start-glue-point="4" draw:end-shape="id1259" svg:d="m53687 34442v-1163h-2743v-1163">
          <text:p/>
        </draw:connector>
        <draw:custom-shape draw:style-name="gr2" draw:id="id1261"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60" draw:start-glue-point="0" draw:end-shape="id1261" draw:end-glue-point="2" svg:d="m64514 46347v-855h548v-855">
          <text:p/>
        </draw:connector>
        <draw:custom-shape draw:style-name="gr2" draw:id="id1262"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57" draw:start-glue-point="5" draw:end-shape="id1262" draw:end-glue-point="2" svg:d="m71342 40413v-674h3526v-674">
          <text:p/>
        </draw:connector>
        <draw:custom-shape draw:style-name="gr2" draw:id="id1264"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63" draw:start-glue-point="0" draw:end-shape="id1264" draw:end-glue-point="2" svg:d="m60609 40852v-842h-4v-841">
          <text:p/>
        </draw:connector>
        <draw:custom-shape draw:style-name="gr2" draw:text-style-name="P10" draw:id="id1265"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48" draw:start-glue-point="0" draw:end-shape="id1265" draw:end-glue-point="2" svg:d="m48548 37352v-543h162v-543">
          <text:p/>
        </draw:connector>
        <draw:custom-shape draw:style-name="gr1" draw:text-style-name="P1" draw:id="id1267"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66"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68"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66" draw:start-glue-point="0" draw:end-shape="id1267" draw:end-glue-point="4" svg:d="m48087 50671v-1207h1889v-1206">
          <text:p/>
        </draw:connector>
        <draw:connector draw:style-name="inheritance_20__28_public_29_" draw:layer="layout" svg:x1="52.828cm" svg:y1="50.648cm" svg:x2="51.838cm" svg:y2="48.258cm" draw:start-shape="id1268" draw:start-glue-point="0" draw:end-shape="id1267" draw:end-glue-point="5" svg:d="m52828 50648v-1195h-990v-1195">
          <text:p/>
        </draw:connector>
        <draw:custom-shape draw:style-name="gr2" draw:id="id1269"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67" draw:start-glue-point="0" draw:end-shape="id1269" draw:end-glue-point="2" svg:d="m50893 47624v-921h1890v-920">
          <text:p/>
        </draw:connector>
        <draw:connector draw:style-name="data_20_member_20__28_pointer_29_" draw:layer="layout" svg:x1="47.374cm" svg:y1="48.087cm" svg:x2="48.793cm" svg:y2="47.941cm" draw:start-shape="id1249" draw:start-glue-point="1" draw:end-shape="id1267" draw:end-glue-point="3" svg:d="m47374 48087h710v-146h709">
          <text:p/>
        </draw:connector>
        <draw:connector draw:style-name="local_20_usage_20__2f__20_return_20_type" draw:layer="layout" svg:x1="58.782cm" svg:y1="41.383cm" svg:x2="56.453cm" svg:y2="40.644cm" draw:start-shape="id1263" draw:start-glue-point="3" draw:end-shape="id1250" draw:end-glue-point="1" svg:d="m58782 41383h-1165v-739h-1164">
          <text:p/>
        </draw:connector>
        <draw:custom-shape draw:style-name="gr1" draw:text-style-name="P1" draw:id="id1245"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54"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55" draw:start-glue-point="1" draw:end-shape="id1245" draw:end-glue-point="3" svg:d="m55087 34831h758v-583h760">
          <text:p/>
        </draw:connector>
        <draw:custom-shape draw:style-name="class_20__28_external_20_module_29_" draw:id="id1270"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45" draw:start-glue-point="5" draw:end-shape="id1270" draw:end-glue-point="2" svg:d="m58350 33944v-531h534v-530">
          <text:p/>
        </draw:connector>
        <draw:custom-shape draw:style-name="gr40" draw:id="id1246"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71" draw:start-glue-point="4" draw:end-shape="id1272" draw:end-glue-point="2" svg:d="m61681 68830v-915h-2337v-915">
          <text:p/>
        </draw:connector>
        <draw:connector draw:style-name="inheritance_20__28_public_29_" draw:layer="layout" svg:x1="62.212cm" svg:y1="68.83cm" svg:x2="61.39cm" svg:y2="66.032cm" draw:start-shape="id1271" draw:start-glue-point="0" draw:end-shape="id1273" draw:end-glue-point="2" svg:d="m62212 68830v-1399h-822v-1399">
          <text:p/>
        </draw:connector>
        <draw:connector draw:style-name="inheritance_20__28_public_29_" draw:layer="layout" svg:x1="62.744cm" svg:y1="68.83cm" svg:x2="67.974cm" svg:y2="66.992cm" draw:start-shape="id1271" draw:start-glue-point="5" draw:end-shape="id1274" draw:end-glue-point="2" svg:d="m62744 68830v-919h5230v-919">
          <text:p/>
        </draw:connector>
        <draw:custom-shape draw:style-name="gr1" draw:text-style-name="P1" draw:id="id1275"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276"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275" draw:start-glue-point="5" draw:end-shape="id1276" svg:d="m55542 56321v-895h1089v-894">
          <text:p/>
        </draw:connector>
        <draw:rect draw:style-name="class_20__28_other_20_page_29_" draw:id="id1278"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277"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277" draw:start-glue-point="1" draw:end-shape="id1278" draw:end-glue-point="6" svg:d="m24677 33885h1781v4537h1780">
          <text:p/>
        </draw:connector>
        <draw:custom-shape draw:style-name="gr2" draw:id="id1279"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277" draw:start-glue-point="0" draw:end-shape="id1279" draw:end-glue-point="2" svg:d="m23341 33479v-1188h70v-1187">
          <text:p/>
        </draw:connector>
      </draw:page>
      <draw:page draw:name="sc (xml)" draw:style-name="dp1" draw:master-page-name="Default">
        <office:forms form:automatic-focus="false" form:apply-design-mode="false"/>
        <draw:custom-shape draw:style-name="gr1" draw:text-style-name="P1" draw:id="id1280"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281"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280" draw:start-glue-point="4" draw:end-shape="id1281" svg:d="m56878 32476v-2640h-256v-2641">
          <text:p/>
        </draw:connector>
        <draw:custom-shape draw:style-name="uno_20_service" draw:id="id1282"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280" draw:start-glue-point="5" draw:end-shape="id1282"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283"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12"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280" draw:start-glue-point="6" draw:end-shape="id1283" svg:d="m58665 33437h3117v-755h3117">
          <text:p>GetTables()</text:p>
        </draw:connector>
        <draw:custom-shape draw:style-name="gr1" draw:text-style-name="P1" draw:id="id1284"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285"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284" draw:start-glue-point="0" draw:end-shape="id1285" draw:end-glue-point="4" svg:d="m50967 70191v-7539h-6v-11852">
          <text:p/>
        </draw:connector>
        <draw:custom-shape draw:style-name="gr1" draw:text-style-name="P1" draw:id="id1286"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287"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288"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289"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290"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286" draw:start-glue-point="0" draw:end-shape="id1285" draw:end-glue-point="5" svg:d="m53042 71343v-8224h625v-12319">
          <text:p/>
        </draw:connector>
        <draw:connector draw:style-name="inheritance_20__28_public_29_" draw:layer="layout" draw:line-skew="2.395cm" svg:x1="55.466cm" svg:y1="70.335cm" svg:x2="56.543cm" svg:y2="50.8cm" draw:start-shape="id1287" draw:start-glue-point="0" draw:end-shape="id1285" draw:end-glue-point="6" svg:d="m55466 70335v-7372h1077v-12163">
          <text:p/>
        </draw:connector>
        <draw:connector draw:style-name="inheritance_20__28_public_29_" draw:layer="layout" draw:line-skew="1.957cm" svg:x1="58.093cm" svg:y1="71.367cm" svg:x2="59.425cm" svg:y2="50.8cm" draw:start-shape="id1288" draw:start-glue-point="0" draw:end-shape="id1285" draw:end-glue-point="7" svg:d="m58093 71367v-8326h1332v-12241">
          <text:p/>
        </draw:connector>
        <draw:connector draw:style-name="inheritance_20__28_public_29_" draw:layer="layout" draw:line-skew="1.817cm" svg:x1="60.685cm" svg:y1="70.455cm" svg:x2="62.21cm" svg:y2="50.8cm" draw:start-shape="id1289" draw:start-glue-point="0" draw:end-shape="id1285" draw:end-glue-point="8" svg:d="m60685 70455v-8010h1525v-11645">
          <text:p/>
        </draw:connector>
        <draw:connector draw:style-name="inheritance_20__28_public_29_" draw:layer="layout" draw:line-skew="0.984cm" svg:x1="63.205cm" svg:y1="71.343cm" svg:x2="64.643cm" svg:y2="50.8cm" draw:start-shape="id1290" draw:start-glue-point="0" draw:end-shape="id1285" draw:end-glue-point="9" svg:d="m63205 71343v-9287h1438v-11256">
          <text:p/>
        </draw:connector>
        <draw:custom-shape draw:style-name="gr1" draw:text-style-name="P1" draw:id="id1291"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283" draw:start-glue-point="4" draw:end-shape="id1291" draw:end-glue-point="3" svg:d="m67776 32245h1724v-404h1723">
          <text:p/>
        </draw:connector>
        <draw:custom-shape draw:style-name="gr1" draw:text-style-name="P1" draw:id="id1292"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292" draw:start-glue-point="0" draw:end-shape="id1285" draw:end-glue-point="10" svg:d="m65596 70520v-9860h1747v-9860">
          <text:p/>
        </draw:connector>
        <draw:custom-shape draw:style-name="gr1" draw:text-style-name="P1" draw:id="id1293"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293" draw:start-glue-point="0" draw:end-shape="id1285" draw:end-glue-point="11" svg:d="m67877 71322v-10261h2184v-10261">
          <text:p/>
        </draw:connector>
        <draw:custom-shape draw:style-name="gr1" draw:text-style-name="P1" draw:id="id1294"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295"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294" draw:start-glue-point="0" draw:end-shape="id1295" draw:end-glue-point="2" svg:d="m70044 28873v-959h-39v-958">
          <text:p/>
        </draw:connector>
        <draw:connector draw:style-name="data_20_member_20__28_pointer_29_" draw:layer="layout" svg:x1="57.893cm" svg:y1="26.928cm" svg:x2="68.061cm" svg:y2="26.657cm" draw:start-shape="id1281" draw:start-glue-point="4" draw:end-shape="id1295" draw:end-glue-point="3" svg:d="m57893 26928h5084v-271h5084">
          <text:p>GetAutoStylePool()</text:p>
        </draw:connector>
        <draw:custom-shape draw:style-name="class_20__28_external_20_module_29_" draw:id="id1296"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00"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297"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298"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299"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280" draw:start-glue-point="11" draw:end-shape="id1296" svg:d="m58665 34275h3234v105h3233">
          <text:p>xCellStylesPropertySetMapper</text:p>
        </draw:connector>
        <draw:connector draw:style-name="data_20_member_20__28_pointer_29_" draw:layer="layout" svg:x1="58.665cm" svg:y1="35.192cm" svg:x2="65.132cm" svg:y2="35.262cm" draw:start-shape="id1280" draw:start-glue-point="10" draw:end-shape="id1297" draw:end-glue-point="3" svg:d="m58665 35192h3234v70h3233">
          <text:p>xColumnStylesPropertySetMapper</text:p>
        </draw:connector>
        <draw:connector draw:style-name="data_20_member_20__28_pointer_29_" draw:layer="layout" svg:x1="58.665cm" svg:y1="36.176cm" svg:x2="65.132cm" svg:y2="36.143cm" draw:start-shape="id1280" draw:start-glue-point="12" draw:end-shape="id1298" draw:end-glue-point="3" svg:d="m58665 36176h3234v-33h3233">
          <text:p>xRowStylesPropertySetMapper</text:p>
        </draw:connector>
        <draw:connector draw:style-name="data_20_member_20__28_pointer_29_" draw:layer="layout" svg:x1="58.665cm" svg:y1="37.193cm" svg:x2="65.132cm" svg:y2="37.025cm" draw:start-shape="id1280" draw:start-glue-point="14" draw:end-shape="id1299" draw:end-glue-point="3" svg:d="m58665 37193h3234v-168h3233">
          <text:p>xTableStylesPropertySetMapper</text:p>
        </draw:connector>
        <draw:connector draw:style-name="data_20_member_20__28_pointer_29_" draw:layer="layout" svg:x1="58.665cm" svg:y1="38.293cm" svg:x2="67.076cm" svg:y2="40.444cm" draw:start-shape="id1280" draw:start-glue-point="1" draw:end-shape="id1300" svg:d="m58665 38293h4205v2151h4206">
          <text:p>xCellStylesExportPropertySetMapper</text:p>
        </draw:connector>
        <draw:custom-shape draw:style-name="class_20__28_external_20_module_29_" draw:id="id1301"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02"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03"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280" draw:start-glue-point="9" draw:end-shape="id1301" draw:end-glue-point="3" svg:d="m58665 39235h4205v2038h4206">
          <text:p>xColumnStylesExportPropertySetMapper</text:p>
        </draw:connector>
        <draw:connector draw:style-name="data_20_member_20__28_pointer_29_" draw:layer="layout" svg:x1="58.665cm" svg:y1="40.355cm" svg:x2="67.076cm" svg:y2="42.103cm" draw:start-shape="id1280" draw:start-glue-point="8" draw:end-shape="id1302" draw:end-glue-point="3" svg:d="m58665 40355h4205v1748h4206">
          <text:p>xRowStylesExportPropertySetMapper</text:p>
        </draw:connector>
        <draw:connector draw:style-name="data_20_member_20__28_pointer_29_" draw:layer="layout" svg:x1="58.665cm" svg:y1="41.364cm" svg:x2="67.076cm" svg:y2="42.932cm" draw:start-shape="id1280" draw:start-glue-point="15" draw:end-shape="id1303" draw:end-glue-point="3" svg:d="m58665 41364h4205v1568h4206">
          <text:p>xTableStylesExportPropertySetMapper</text:p>
        </draw:connector>
        <draw:custom-shape draw:style-name="class_20__28_external_20_module_29_" draw:id="id1305"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04"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04" draw:start-glue-point="0" draw:end-shape="id1305"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08" draw:layer="layout" svg:width="3.901cm" svg:height="2.019cm" svg:x="40.99cm" svg:y="30.50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06" draw:layer="layout" svg:width="2.721cm" svg:height="3.914cm" svg:x="33.176cm" svg:y="30.247cm">
          <draw:glue-point draw:id="4" svg:x="4.998cm" svg:y="-3.942cm"/>
          <text:p text:style-name="P1">ScXMLImport</text:p>
          <draw:enhanced-geometry svg:viewBox="0 0 21600 21600" draw:type="rectangle" draw:enhanced-path="M 0 0 L 21600 0 21600 21600 0 21600 0 0 Z N"/>
        </draw:custom-shape>
        <draw:custom-shape draw:style-name="class_20__28_external_20_module_29_" draw:id="id1307" draw:layer="layout" svg:width="2.463cm" svg:height="1.037cm" svg:x="34.938cm" svg:y="26.436cm">
          <text:p>SvXMLImport</text:p>
          <draw:enhanced-geometry svg:viewBox="0 0 21600 21600" draw:type="rectangle" draw:enhanced-path="M 0 0 L 21600 0 21600 21600 0 21600 0 0 Z N"/>
        </draw:custom-shape>
        <draw:connector draw:style-name="inheritance_20__28_public_29_" draw:layer="layout" svg:x1="34.536cm" svg:y1="30.247cm" svg:x2="36.169cm" svg:y2="27.473cm" draw:start-shape="id1306" draw:start-glue-point="0" draw:end-shape="id1307" draw:end-glue-point="2" svg:d="m34536 30247v-1387h1633v-1387">
          <text:p/>
        </draw:connector>
        <draw:connector draw:style-name="data_20_member_20__28_pointer_29_" draw:layer="layout" svg:x1="35.895cm" svg:y1="30.662cm" svg:x2="40.99cm" svg:y2="31.517cm" draw:start-shape="id1306" draw:start-glue-point="4" draw:end-shape="id1308" svg:d="m35895 30662h2548v855h2547">
          <text:p>GetStylesImportHelper()</text:p>
        </draw:connector>
        <draw:custom-shape draw:style-name="gr5" draw:id="id1309" draw:layer="layout" svg:width="1.943cm" svg:height="0.622cm" svg:x="47.534cm" svg:y="30.325cm">
          <text:p>ScMyStyle</text:p>
          <draw:enhanced-geometry svg:viewBox="0 0 21600 21600" draw:type="rectangle" draw:enhanced-path="M 0 0 L 21600 0 21600 21600 0 21600 0 0 Z N"/>
        </draw:custom-shape>
        <draw:connector draw:style-name="data_20_member_20__28_multiple_29_" draw:layer="layout" svg:x1="44.889cm" svg:y1="30.87cm" svg:x2="47.534cm" svg:y2="30.636cm" draw:start-shape="id1308" draw:start-glue-point="4" draw:end-shape="id1309" draw:end-glue-point="3" svg:d="m44889 30870h1323v-234h1322">
          <text:p>aCellStyles</text:p>
        </draw:connector>
        <draw:custom-shape draw:style-name="gr1" draw:text-style-name="P1" draw:id="id1310" draw:layer="layout" svg:width="5.184cm" svg:height="0.544cm" svg:x="37.426cm" svg:y="37.529cm">
          <text:p text:style-name="P1">ScXMLCellImportPropertyMapper</text:p>
          <draw:enhanced-geometry svg:viewBox="0 0 21600 21600" draw:type="rectangle" draw:enhanced-path="M 0 0 L 21600 0 21600 21600 0 21600 0 0 Z N"/>
        </draw:custom-shape>
        <draw:custom-shape draw:style-name="class_20__28_external_20_module_29_" draw:id="id1311" draw:layer="layout" svg:width="4.717cm" svg:height="0.57cm" svg:x="37.944cm" svg:y="35.482cm">
          <text:p>SvXMLImportPropertyMapper</text:p>
          <draw:enhanced-geometry svg:viewBox="0 0 21600 21600" draw:type="rectangle" draw:enhanced-path="M 0 0 L 21600 0 21600 21600 0 21600 0 0 Z N"/>
        </draw:custom-shape>
        <draw:connector draw:style-name="inheritance_20__28_public_29_" draw:layer="layout" svg:x1="40.018cm" svg:y1="37.529cm" svg:x2="40.302cm" svg:y2="36.052cm" draw:start-shape="id1310" draw:start-glue-point="0" draw:end-shape="id1311" draw:end-glue-point="2" svg:d="m40018 37529v-738h284v-739">
          <text:p/>
        </draw:connector>
        <draw:custom-shape draw:style-name="gr40" draw:id="id1313"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12" draw:start-glue-point="4" draw:end-shape="id1313" draw:end-glue-point="3" svg:d="m75730 33270h1194v-249h1195">
          <text:p/>
        </draw:connector>
        <draw:custom-shape draw:style-name="gr5" draw:id="id1314"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12" draw:start-glue-point="5" draw:end-shape="id1314" draw:end-glue-point="3" svg:d="m75730 33587h1324v600h1324">
          <text:p/>
        </draw:connector>
        <draw:connector draw:style-name="class" draw:layer="layout" svg:x1="67.776cm" svg:y1="33.045cm" svg:x2="72.106cm" svg:y2="33.81cm" draw:start-shape="id1283" draw:start-glue-point="5" draw:end-shape="id1312"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15"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15" draw:start-glue-point="0" draw:end-shape="id1285" draw:end-glue-point="14" svg:d="m107371 63346v-10005h816v-2541">
          <text:p/>
        </draw:connector>
        <draw:custom-shape draw:style-name="gr1" draw:text-style-name="P1" draw:id="id1316"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16" draw:start-glue-point="0" draw:end-shape="id1285" draw:end-glue-point="15" svg:d="m100671 61741v-8231h5101v-2710">
          <text:p/>
        </draw:connector>
        <draw:connector draw:style-name="local_20_usage_20__2f__20_return_20_type" draw:layer="layout" svg:x1="103.288cm" svg:y1="62.052cm" svg:x2="104.87cm" svg:y2="63.786cm" draw:start-shape="id1316" draw:start-glue-point="1" draw:end-shape="id1315" draw:end-glue-point="3" svg:d="m103288 62052h791v1734h791">
          <text:p/>
        </draw:connector>
        <draw:custom-shape draw:style-name="gr1" draw:text-style-name="P1" draw:id="id1317"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17" draw:start-glue-point="4" draw:end-shape="id1316" draw:end-glue-point="3" svg:d="m96396 62467h829v-415h829">
          <text:p/>
        </draw:connector>
        <draw:custom-shape draw:style-name="gr1" draw:text-style-name="P1" draw:id="id1318"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18" draw:start-glue-point="5" draw:end-shape="id1317" draw:end-glue-point="3" svg:d="m89294 62816h1231v440h1231">
          <text:p/>
        </draw:connector>
        <draw:custom-shape draw:style-name="gr1" draw:text-style-name="P1" draw:id="id1319"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19" draw:start-glue-point="4" draw:end-shape="id1318" draw:end-glue-point="3" svg:d="m82656 62724h1077v-571h1077">
          <text:p/>
        </draw:connector>
        <draw:custom-shape draw:style-name="gr1" draw:text-style-name="P1" draw:id="id1320"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20" draw:start-glue-point="1" draw:end-shape="id1319" draw:end-glue-point="3" svg:d="m75214 63267h1350v599h1351">
          <text:p/>
        </draw:connector>
        <draw:custom-shape draw:style-name="gr1" draw:text-style-name="P1" draw:id="id1321"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21" draw:start-glue-point="0" draw:end-shape="id1285" draw:end-glue-point="17" svg:d="m48244 56843v-3021h1516v-3022">
          <text:p/>
        </draw:connector>
        <draw:connector draw:style-name="local_20_usage_20__2f__20_return_20_type" draw:layer="layout" svg:x1="49.929cm" svg:y1="64.117cm" svg:x2="70.445cm" svg:y2="63.267cm" draw:start-shape="id1321" draw:start-glue-point="4" draw:end-shape="id1320" draw:end-glue-point="3" svg:d="m49929 64117h10258v-850h10258">
          <text:p/>
        </draw:connector>
        <draw:connector draw:style-name="data_20_member_20__28_pointer_29_" draw:layer="layout" draw:line-skew="0cm 1.029cm" svg:x1="109.872cm" svg:y1="64.033cm" svg:x2="84.81cm" svg:y2="62.813cm" draw:start-shape="id1315" draw:start-glue-point="4" draw:end-shape="id1318"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0" draw:id="id1322"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18" draw:start-glue-point="4" draw:end-shape="id1322" draw:end-glue-point="3" svg:d="m89293 61764h1502v-1179h1501">
          <text:p/>
        </draw:connector>
        <draw:custom-shape draw:style-name="gr40" draw:id="id1323"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15" draw:start-glue-point="5" draw:end-shape="id1323" draw:end-glue-point="3" svg:d="m109872 63548h581v-229h582">
          <text:p/>
        </draw:connector>
        <draw:connector draw:style-name="data_20_member_20__28_pointer_29_" draw:layer="layout" draw:line-skew="0cm -0.407cm" svg:x1="89.293cm" svg:y1="61.246cm" svg:x2="77.915cm" svg:y2="62.672cm" draw:start-shape="id1318" draw:start-glue-point="7" draw:end-shape="id1319" draw:end-glue-point="10" svg:d="m89293 61246h501v-1219h-12380v2645h501">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24"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25"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27"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28"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26"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24" draw:start-glue-point="4" draw:end-shape="id1325" draw:end-glue-point="3" svg:d="m52180 36956h1260v-8764h1260">
          <text:p text:style-name="P2">GetMedium()</text:p>
        </draw:connector>
        <draw:connector draw:style-name="data_20_member_20__28_pointer_29_" draw:layer="layout" svg:x1="52.18cm" svg:y1="37.999cm" svg:x2="55.617cm" svg:y2="34.708cm" draw:start-shape="id1324" draw:start-glue-point="1" draw:end-shape="id1326" draw:end-glue-point="3" svg:d="m52180 37999h1719v-3291h1718">
          <text:p/>
        </draw:connector>
        <draw:connector draw:style-name="inheritance_20__28_public_29_" draw:layer="layout" svg:x1="50.913cm" svg:y1="35.971cm" svg:x2="48.993cm" svg:y2="32.66cm" draw:start-shape="id1324" draw:start-glue-point="0" draw:end-shape="id1327" draw:end-glue-point="8" svg:d="m50913 35971v-1655h-1920v-1656">
          <text:p/>
        </draw:connector>
        <draw:connector draw:style-name="inheritance_20__28_public_29_" draw:layer="layout" svg:x1="47.512cm" svg:y1="31.611cm" svg:x2="49.636cm" svg:y2="27.441cm" draw:start-shape="id1327" draw:start-glue-point="0" draw:end-shape="id1328"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30"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29"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29" draw:start-glue-point="1" draw:end-shape="id1330" draw:end-glue-point="3" svg:d="m30119 34338h689v-1110h689">
          <text:p/>
        </draw:connector>
        <draw:custom-shape draw:style-name="gr3" draw:id="id1331"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31" draw:start-glue-point="0" draw:end-shape="id1327" draw:end-glue-point="4" svg:d="m32218 35734v-1537h14200v-1537">
          <text:p/>
        </draw:connector>
        <draw:connector draw:style-name="data_20_member_20__28_pointer_29_" draw:layer="layout" svg:x1="30.119cm" svg:y1="35.152cm" svg:x2="31.284cm" svg:y2="36.045cm" draw:start-shape="id1329" draw:start-glue-point="4" draw:end-shape="id1331" svg:d="m30119 35152h582v893h583">
          <text:p/>
        </draw:connector>
        <draw:custom-shape draw:style-name="class_20__28_external_20_module_29_" draw:id="id1332"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25" draw:start-glue-point="11" draw:end-shape="id1332" draw:end-glue-point="3" svg:d="m57431 30070h1567v-6h1565">
          <text:p text:style-name="P2">GetItemSet()</text:p>
        </draw:connector>
        <draw:custom-shape draw:style-name="gr1" draw:text-style-name="P1" draw:id="id1333"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34"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33" draw:start-glue-point="4" draw:end-shape="id1334" draw:end-glue-point="3" svg:d="m61631 45196h1090v931h1089">
          <text:p/>
        </draw:connector>
        <draw:custom-shape draw:style-name="class_20__28_external_20_module_29_" draw:id="id1351"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35"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35" draw:start-glue-point="0" draw:end-shape="id1327" draw:end-glue-point="2" svg:d="m44262 41676v-1392h3250v-7622">
          <text:p/>
        </draw:connector>
        <draw:custom-shape draw:style-name="gr1" draw:text-style-name="P1" draw:id="id1336"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35" draw:start-glue-point="4" draw:end-shape="id1336" draw:end-glue-point="5" svg:d="m43681 41676v-503h-1488v-503">
          <text:p/>
        </draw:connector>
        <draw:custom-shape draw:style-name="gr1" draw:text-style-name="P1" draw:id="id1337"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38"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37" draw:start-glue-point="0" draw:end-shape="id1336" draw:end-glue-point="4" svg:d="m38415 42709v-1020h2279v-1019">
          <text:p/>
        </draw:connector>
        <draw:connector draw:style-name="inheritance_20__28_public_29_" draw:layer="layout" svg:x1="41.458cm" svg:y1="42.708cm" svg:x2="41.444cm" svg:y2="40.67cm" draw:start-shape="id1338" draw:start-glue-point="0" draw:end-shape="id1336" draw:end-glue-point="2" svg:d="m41458 42708v-1019h-14v-1019">
          <text:p/>
        </draw:connector>
        <draw:custom-shape draw:style-name="gr1" draw:text-style-name="P1" draw:id="id1339"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42"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355"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43"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40"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39" draw:start-glue-point="4" draw:end-shape="id1340" draw:end-glue-point="2" svg:d="m37886 47506v-737h-859v-737">
          <text:p/>
        </draw:connector>
        <draw:custom-shape draw:style-name="gr2" draw:id="id1341"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39" draw:start-glue-point="5" draw:end-shape="id1341" draw:end-glue-point="2" svg:d="m39181 47506v-782h2752v-782">
          <text:p/>
        </draw:connector>
        <draw:connector draw:style-name="data_20_member_20__28_pointer_29_" draw:layer="layout" svg:x1="40.064cm" svg:y1="47.842cm" svg:x2="41.617cm" svg:y2="47.893cm" draw:start-shape="id1339" draw:start-glue-point="1" draw:end-shape="id1342" draw:end-glue-point="3" svg:d="m40064 47842h776v51h777">
          <text:p/>
        </draw:connector>
        <draw:connector draw:style-name="data_20_member_20__28_pointer_29_" draw:layer="layout" svg:x1="45.955cm" svg:y1="47.893cm" svg:x2="48.424cm" svg:y2="47.138cm" draw:start-shape="id1342" draw:start-glue-point="1" draw:end-shape="id1343" draw:end-glue-point="3" svg:d="m45955 47893h1234v-755h1235">
          <text:p/>
        </draw:connector>
        <draw:custom-shape draw:style-name="gr1" draw:text-style-name="P1" draw:id="id1344"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43" draw:start-glue-point="1" draw:end-shape="id1344" draw:end-glue-point="3" svg:d="m50779 47138h846v324h847">
          <text:p/>
        </draw:connector>
        <draw:custom-shape draw:style-name="gr1" draw:text-style-name="P1" draw:id="id1345"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44" draw:start-glue-point="4" draw:end-shape="id1345" draw:end-glue-point="1" svg:d="m55723 46405h501v-2926h-6242">
          <text:p/>
        </draw:connector>
        <draw:connector draw:style-name="inheritance_20__28_public_29_" draw:layer="layout" svg:x1="48.738cm" svg:y1="43.175cm" svg:x2="48.516cm" svg:y2="32.66cm" draw:start-shape="id1345" draw:start-glue-point="0" draw:end-shape="id1327" draw:end-glue-point="5" svg:d="m48738 43175v-5257h-222v-5258">
          <text:p/>
        </draw:connector>
        <draw:custom-shape draw:style-name="gr1" draw:text-style-name="P1" draw:id="id1346"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46" draw:start-glue-point="0" draw:end-shape="id1345" draw:end-glue-point="2" svg:d="m49945 44869v-543h-1207v-543">
          <text:p/>
        </draw:connector>
        <draw:custom-shape draw:style-name="gr1" draw:text-style-name="P1" draw:id="id1348"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47"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24" draw:start-glue-point="6" draw:end-shape="id1347" draw:end-glue-point="3" svg:d="m52180 39661h1759v2149h1759">
          <text:p text:style-name="P2">ExecFile_Impl()</text:p>
        </draw:connector>
        <draw:connector draw:style-name="local_20_usage_20__2f__20_return_20_type" draw:text-style-name="P2" draw:layer="layout" svg:x1="58.581cm" svg:y1="41.81cm" svg:x2="61.932cm" svg:y2="42.713cm" draw:start-shape="id1347" draw:start-glue-point="1" draw:end-shape="id1348"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49"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50"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49" draw:start-glue-point="1" draw:end-shape="id1350" draw:end-glue-point="3" svg:d="m75641 41402h883v599h883">
          <text:p text:style-name="P2">mpImp</text:p>
        </draw:connector>
        <draw:custom-shape draw:style-name="class_20__28_external_20_module_29_" draw:id="id1352"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25" draw:start-glue-point="4" draw:end-shape="id1351" draw:end-glue-point="3" svg:d="m57431 26288h1043v-3693h1041">
          <text:p/>
        </draw:connector>
        <draw:connector draw:style-name="data_20_member_20__28_pointer_29_" draw:layer="layout" svg:x1="57.431cm" svg:y1="26.728cm" svg:x2="59.426cm" svg:y2="23.641cm" draw:start-shape="id1325" draw:start-glue-point="5" draw:end-shape="id1352" draw:end-glue-point="3" svg:d="m57431 26728h998v-3087h997">
          <text:p/>
        </draw:connector>
        <draw:custom-shape draw:style-name="class_20__28_external_20_module_29_" draw:id="id1353"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6" draw:text-style-name="P1" draw:layer="layout" svg:x1="57.431cm" svg:y1="27.247cm" svg:x2="61.096cm" svg:y2="24.594cm" draw:start-shape="id1325" draw:start-glue-point="6" draw:end-shape="id1353" draw:end-glue-point="3" svg:d="m57431 27247h1833v-2653h1832">
          <text:p/>
        </draw:connector>
        <draw:custom-shape draw:style-name="gr3" draw:id="id1354"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25" draw:start-glue-point="1" draw:end-shape="id1354"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356"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355" draw:start-glue-point="1" draw:end-shape="id1356"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357"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31" draw:start-glue-point="1" draw:end-shape="id1357" draw:end-glue-point="3" svg:d="m33153 36045h390v125h390">
          <text:p/>
        </draw:connector>
        <draw:custom-shape draw:style-name="gr1" draw:text-style-name="P1" draw:id="id1358"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357" draw:start-glue-point="1" draw:end-shape="id1358" draw:end-glue-point="3" svg:d="m36493 36170h531v1295h531">
          <text:p/>
        </draw:connector>
        <draw:custom-shape draw:style-name="gr1" draw:text-style-name="P1" draw:id="id1359"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358" draw:start-glue-point="4" draw:end-shape="id1359" svg:d="m39499 36209h842v-105h843">
          <text:p/>
        </draw:connector>
        <draw:custom-shape draw:style-name="gr3" draw:id="id1362"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360"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361"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360" draw:start-glue-point="0" draw:end-shape="id1361" draw:end-glue-point="2" svg:d="m31310 52743v-699h155v-700">
          <text:p/>
        </draw:connector>
        <draw:connector draw:style-name="data_20_member_20__28_pointer_29_" draw:layer="layout" svg:x1="33.513cm" svg:y1="53.067cm" svg:x2="34.963cm" svg:y2="53.197cm" draw:start-shape="id1360" draw:start-glue-point="1" draw:end-shape="id1362" draw:end-glue-point="3" svg:d="m33513 53067h725v130h725">
          <text:p/>
        </draw:connector>
        <draw:custom-shape draw:style-name="gr1" draw:text-style-name="P1" draw:id="id1363"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363" draw:start-glue-point="1" draw:end-shape="id1360" draw:end-glue-point="3" svg:d="m26565 53663h1271v-596h1271">
          <text:p text:style-name="P2">aEntriesBox</text:p>
        </draw:connector>
        <draw:custom-shape draw:style-name="gr1" draw:text-style-name="P1" draw:id="id1364"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363" draw:start-glue-point="0" draw:end-shape="id1364" draw:end-glue-point="2" svg:d="m24401 53365v-699h-77v-700">
          <text:p/>
        </draw:connector>
        <draw:custom-shape draw:style-name="gr1" draw:text-style-name="P1" draw:id="id1365"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366"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365" draw:start-glue-point="0" draw:end-shape="id1366" draw:end-glue-point="2" svg:d="m74878 28641v-1465h466v-1465">
          <text:p/>
        </draw:connector>
        <draw:custom-shape draw:style-name="gr2" draw:id="id1367"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50" draw:start-glue-point="0" draw:end-shape="id1367" draw:end-glue-point="2" svg:d="m79185 40133v-1067h2168v-1067">
          <text:p/>
        </draw:connector>
        <draw:connector draw:style-name="local_20_usage_20__2f__20_return_20_type" draw:text-style-name="P2" draw:layer="layout" svg:x1="64.631cm" svg:y1="42.713cm" svg:x2="72.545cm" svg:y2="40.898cm" draw:start-shape="id1348" draw:start-glue-point="1" draw:end-shape="id1349" draw:end-glue-point="6" svg:d="m64631 42713h3957v-1815h3957">
          <text:p text:style-name="P2">OutputFileDialog()</text:p>
        </draw:connector>
        <draw:custom-shape draw:style-name="gr2" draw:id="id1368"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50" draw:start-glue-point="4" draw:end-shape="id1368" draw:end-glue-point="3" svg:d="m80963 40646h1437v-13h1436">
          <text:p text:style-name="P2">mxFileDlg</text:p>
        </draw:connector>
        <draw:custom-shape draw:style-name="gr1" draw:text-style-name="P1" draw:id="id1369"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24" draw:start-glue-point="5" draw:end-shape="id1369" svg:d="m52180 39134h2212v-1265h2212">
          <text:p text:style-name="P2">pImp</text:p>
        </draw:connector>
        <draw:custom-shape draw:style-name="gr2" draw:id="id1370"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54" draw:start-glue-point="4" draw:end-shape="id1370" draw:end-glue-point="3" svg:d="m64294 27168h1069v-1120h1067">
          <text:p/>
        </draw:connector>
        <draw:custom-shape draw:style-name="gr1" draw:text-style-name="P1" draw:id="id1371"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372"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371" draw:start-glue-point="0" draw:end-shape="id1372" draw:end-glue-point="2" svg:d="m39476 57045v-847h111v-848">
          <text:p/>
        </draw:connector>
        <draw:custom-shape draw:style-name="gr1" draw:text-style-name="P1" draw:id="id1374"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373"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373" draw:start-glue-point="0" draw:end-shape="id1374" draw:end-glue-point="4" svg:d="m27550 60235v-1445h1385v-1445">
          <text:p/>
        </draw:connector>
        <draw:custom-shape draw:style-name="gr1" draw:text-style-name="P1" draw:id="id1375"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375" draw:start-glue-point="4" draw:end-shape="id1373" draw:end-glue-point="3" svg:d="m23051 60112h1421v422h1421">
          <text:p/>
        </draw:connector>
        <draw:custom-shape draw:style-name="gr3" draw:id="id1380"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381"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382"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376"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377"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376" draw:start-glue-point="0" draw:end-shape="id1377" draw:end-glue-point="2" svg:d="m58408 58472v-959h-65v-959">
          <text:p/>
        </draw:connector>
        <draw:custom-shape draw:style-name="gr1" draw:text-style-name="P1" draw:id="id1383"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378"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379"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378" draw:start-glue-point="0" draw:end-shape="id1379" draw:end-glue-point="2" svg:d="m64316 58913v-596h92v-597">
          <text:p/>
        </draw:connector>
        <draw:connector draw:style-name="data_20_member_20__28_pointer_29_" draw:layer="layout" svg:x1="66.221cm" svg:y1="59.276cm" svg:x2="68.334cm" svg:y2="58.542cm" draw:start-shape="id1378" draw:start-glue-point="4" draw:end-shape="id1380" draw:end-glue-point="3" svg:d="m66221 59276h1056v-734h1057">
          <text:p/>
        </draw:connector>
        <draw:connector draw:style-name="data_20_member_20__28_pointer_29_" draw:layer="layout" svg:x1="66.221cm" svg:y1="59.743cm" svg:x2="68.334cm" svg:y2="59.797cm" draw:start-shape="id1378" draw:start-glue-point="5" draw:end-shape="id1381" draw:end-glue-point="3" svg:d="m66221 59743h1057v54h1056">
          <text:p/>
        </draw:connector>
        <draw:connector draw:style-name="data_20_member_20__28_pointer_29_" draw:layer="layout" svg:x1="66.221cm" svg:y1="60.57cm" svg:x2="68.334cm" svg:y2="61.052cm" draw:start-shape="id1378" draw:start-glue-point="6" draw:end-shape="id1382" draw:end-glue-point="3" svg:d="m66221 60570h1056v482h1057">
          <text:p/>
        </draw:connector>
        <draw:connector draw:style-name="data_20_member_20__28_pointer_29_" draw:layer="layout" draw:line-skew="-0.382cm" svg:x1="66.221cm" svg:y1="61.09cm" svg:x2="68.334cm" svg:y2="62.54cm" draw:start-shape="id1378" draw:start-glue-point="7" draw:end-shape="id1383"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384"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385"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384" draw:start-glue-point="0" draw:end-shape="id1385" draw:end-glue-point="2" svg:d="m20631 42092v-778h324v-777">
          <text:p/>
        </draw:connector>
      </draw:page>
      <draw:page draw:name="sot" draw:style-name="dp1" draw:master-page-name="Default">
        <office:forms form:automatic-focus="false" form:apply-design-mode="false"/>
        <draw:custom-shape draw:style-name="gr1" draw:text-style-name="P1" draw:id="id1386"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387"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388"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386" draw:start-glue-point="0" draw:end-shape="id1387" draw:end-glue-point="5" svg:d="m17970 39027v-4128h-30v-4129">
          <text:p/>
        </draw:connector>
        <draw:connector draw:style-name="inheritance_20__28_public_29_" draw:layer="layout" svg:x1="21.639cm" svg:y1="35.64cm" svg:x2="20.513cm" svg:y2="30.77cm" draw:start-shape="id1388" draw:start-glue-point="0" draw:end-shape="id1387" draw:end-glue-point="8" svg:d="m21639 35640v-2435h-1126v-2435">
          <text:p/>
        </draw:connector>
        <draw:custom-shape draw:style-name="class_20__28_external_20_module_29_" draw:id="id1389"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387" draw:start-glue-point="0" draw:end-shape="id1389"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390"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387" draw:start-glue-point="1" draw:end-shape="id1390" draw:end-glue-point="3" svg:d="m21590 30441h1178v-179h1178">
          <text:p/>
        </draw:connector>
        <draw:custom-shape draw:style-name="gr1" draw:text-style-name="P1" draw:id="id1393"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394"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391"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392"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391" draw:start-glue-point="0" draw:end-shape="id1392" draw:end-glue-point="2" svg:d="m22291 41364v-342h1v-341">
          <text:p/>
        </draw:connector>
        <draw:connector draw:style-name="inheritance_20__28_public_29_" draw:layer="layout" svg:x1="17.887cm" svg:y1="49.826cm" svg:x2="21.785cm" svg:y2="42.023cm" draw:start-shape="id1393" draw:start-glue-point="4" draw:end-shape="id1391" draw:end-glue-point="4" svg:d="m17887 49826v-3901h3898v-3902">
          <text:p/>
        </draw:connector>
        <draw:connector draw:style-name="inheritance_20__28_public_29_" draw:layer="layout" svg:x1="23.945cm" svg:y1="44.032cm" svg:x2="22.797cm" svg:y2="42.023cm" draw:start-shape="id1394" draw:start-glue-point="0" draw:end-shape="id1391" draw:end-glue-point="5" svg:d="m23945 44032v-1004h-1148v-1005">
          <text:p/>
        </draw:connector>
        <draw:custom-shape draw:style-name="gr1" draw:text-style-name="P1" draw:id="id1395"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393" draw:start-glue-point="5" draw:end-shape="id1395" draw:end-glue-point="5" svg:d="m18701 49826v-797h1100v-798">
          <text:p/>
        </draw:connector>
        <draw:connector draw:style-name="data_20_member_20__28_pointer_29_" draw:layer="layout" svg:x1="19.028cm" svg:y1="41.539cm" svg:x2="21.255cm" svg:y2="41.694cm" draw:start-shape="id1386" draw:start-glue-point="7" draw:end-shape="id1391" draw:end-glue-point="3" svg:d="m19028 41539h1114v155h1113">
          <text:p/>
        </draw:connector>
        <draw:custom-shape draw:style-name="gr1" draw:text-style-name="P1" draw:id="id1396"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396" draw:start-glue-point="0" draw:end-shape="id1395" draw:end-glue-point="4" svg:d="m21264 50597v-1182h-76v-1184">
          <text:p/>
        </draw:connector>
        <draw:custom-shape draw:style-name="gr1" draw:text-style-name="P1" draw:id="id1397"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398"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397" draw:start-glue-point="0" draw:end-shape="id1398" draw:end-glue-point="2" svg:d="m25106 47316v-664h-599v-663">
          <text:p/>
        </draw:connector>
        <draw:custom-shape draw:style-name="class_20__28_external_20_module_29_" draw:id="id1399"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386" draw:start-glue-point="4" draw:end-shape="id1399" draw:end-glue-point="3" svg:d="m19028 39512h1058v-388h1058">
          <text:p/>
        </draw:connector>
        <draw:custom-shape draw:style-name="gr1" draw:text-style-name="P1" draw:id="id1401"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03"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02"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04"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00"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00" draw:start-glue-point="0" draw:end-shape="id1401" draw:end-glue-point="2" svg:d="m33860 48389v-991h231v-989">
          <text:p/>
        </draw:connector>
        <draw:connector draw:style-name="inheritance_20__28_public_29_" draw:layer="layout" svg:x1="31.733cm" svg:y1="45.792cm" svg:x2="33.6cm" svg:y2="42.349cm" draw:start-shape="id1402" draw:start-glue-point="0" draw:end-shape="id1403" draw:end-glue-point="4" svg:d="m31733 45792v-1721h1867v-1722">
          <text:p/>
        </draw:connector>
        <draw:connector draw:style-name="inheritance_20__28_public_29_" draw:layer="layout" svg:x1="34.091cm" svg:y1="45.792cm" svg:x2="34.12cm" svg:y2="42.351cm" draw:start-shape="id1401" draw:start-glue-point="0" draw:end-shape="id1403" draw:end-glue-point="2" svg:d="m34091 45792v-1721h29v-1720">
          <text:p/>
        </draw:connector>
        <draw:connector draw:style-name="inheritance_20__28_public_29_" draw:layer="layout" svg:x1="36.473cm" svg:y1="45.814cm" svg:x2="34.569cm" svg:y2="42.349cm" draw:start-shape="id1404" draw:start-glue-point="0" draw:end-shape="id1403" draw:end-glue-point="5" svg:d="m36473 45814v-1732h-1904v-1733">
          <text:p/>
        </draw:connector>
        <draw:custom-shape draw:style-name="gr1" draw:text-style-name="P1" draw:id="id1406"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395" draw:start-glue-point="1" draw:end-shape="id1397" draw:end-glue-point="3" svg:d="m21918 47468h1258v769h1258">
          <text:p/>
        </draw:connector>
        <draw:frame draw:style-name="gr41" draw:text-style-name="P2" draw:layer="layout" svg:width="2.884cm" svg:height="0.714cm" svg:x="25.162cm" svg:y="46.224cm">
          <draw:text-box>
            <text:p text:style-name="P2">I/O subsystem</text:p>
          </draw:text-box>
        </draw:frame>
        <draw:custom-shape draw:style-name="gr1" draw:text-style-name="P1" draw:id="id1405"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395" draw:start-glue-point="6" draw:end-shape="id1405" draw:end-glue-point="3" svg:d="m21918 47941h1199v3375h1199">
          <text:p/>
        </draw:connector>
        <draw:connector draw:style-name="data_20_member_20__28_pointer_29_" draw:layer="layout" svg:x1="35.137cm" svg:y1="41.469cm" svg:x2="37.589cm" svg:y2="41.493cm" draw:start-shape="id1403" draw:start-glue-point="1" draw:end-shape="id1406"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07"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03" draw:start-glue-point="6" draw:end-shape="id1407" draw:end-glue-point="3" svg:d="m35137 42015h1045v677h1045">
          <text:p/>
        </draw:connector>
        <draw:connector draw:style-name="data_20_member_20__28_pointer_29_" draw:layer="layout" svg:x1="25.777cm" svg:y1="48.709cm" svg:x2="32.923cm" svg:y2="48.697cm" draw:start-shape="id1397" draw:start-glue-point="4" draw:end-shape="id1400" draw:end-glue-point="3" svg:d="m25777 48709h3574v-12h3572">
          <text:p/>
        </draw:connector>
        <draw:custom-shape draw:style-name="gr1" draw:text-style-name="P1" draw:id="id1408"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397" draw:start-glue-point="5" draw:end-shape="id1408"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09"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10"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09" draw:start-glue-point="0" draw:end-shape="id1410"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11"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12"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13"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11" draw:start-glue-point="4" draw:end-shape="id1412" draw:end-glue-point="4" svg:d="m22832 13945h2542v-1270h2541">
          <text:p/>
        </draw:connector>
        <draw:connector draw:style-name="data_20_member_20__28_pointer_29_" draw:layer="layout" draw:line-skew="0.363cm" svg:x1="27.915cm" svg:y1="12.998cm" svg:x2="22.834cm" svg:y2="14.255cm" draw:start-shape="id1412" draw:start-glue-point="3" draw:end-shape="id1411" draw:end-glue-point="1" svg:d="m27915 12998h-2178v1257h-2903">
          <text:p/>
        </draw:connector>
        <draw:connector draw:style-name="data_20_member_20__28_pointer_29_" draw:layer="layout" svg:x1="27.915cm" svg:y1="13.274cm" svg:x2="25.553cm" svg:y2="15.526cm" draw:start-shape="id1412" draw:start-glue-point="5" draw:end-shape="id1413" draw:end-glue-point="4" svg:d="m27915 13274h-1181v2252h-1181">
          <text:p/>
        </draw:connector>
        <draw:connector draw:style-name="data_20_member_20__28_pointer_29_" draw:layer="layout" draw:line-skew="0.299cm" svg:x1="25.555cm" svg:y1="15.849cm" svg:x2="27.915cm" svg:y2="13.548cm" draw:start-shape="id1413" draw:start-glue-point="1" draw:end-shape="id1412"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53"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15"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14"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16"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14" draw:start-glue-point="0" draw:end-shape="id1415" draw:end-glue-point="2" svg:d="m30759 24965v-970h2v-970">
          <text:p/>
        </draw:connector>
        <draw:connector draw:style-name="data_20_member_20__28_pointer_29_" draw:text-style-name="P2" draw:layer="layout" svg:x1="31.843cm" svg:y1="22.005cm" svg:x2="35.16cm" svg:y2="19.957cm" draw:start-shape="id1415" draw:start-glue-point="1" draw:end-shape="id1416" draw:end-glue-point="3" svg:d="m31843 22005h1658v-2048h1659">
          <text:p text:style-name="P2">GetPool()</text:p>
        </draw:connector>
        <draw:custom-shape draw:style-name="gr1" draw:text-style-name="P1" draw:id="id1418"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17"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15" draw:start-glue-point="5" draw:end-shape="id1417" draw:end-glue-point="3" svg:d="m31842 22334h873v361h871">
          <text:p/>
        </draw:connector>
        <draw:connector draw:style-name="typedef" draw:layer="layout" svg:x1="36.022cm" svg:y1="22.695cm" svg:x2="42.138cm" svg:y2="22cm" draw:start-shape="id1417" draw:start-glue-point="1" draw:end-shape="id1418" draw:end-glue-point="3" svg:d="m36022 22695h3058v-695h3058">
          <text:p/>
        </draw:connector>
        <draw:custom-shape draw:style-name="gr42"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19"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16" draw:start-glue-point="4" draw:end-shape="id1419" draw:end-glue-point="3" svg:d="m37437 19104h1099v-1h1099">
          <text:p/>
        </draw:connector>
        <draw:custom-shape draw:style-name="gr3" draw:id="id1420"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6" draw:text-style-name="P1" draw:layer="layout" svg:x1="27.674cm" svg:y1="20.549cm" svg:x2="29.679cm" svg:y2="22.005cm" draw:start-shape="id1420" draw:start-glue-point="5" draw:end-shape="id1415" draw:end-glue-point="3" svg:d="m27674 20549h1003v1456h1002">
          <text:p/>
        </draw:connector>
        <draw:custom-shape draw:style-name="gr3" draw:id="id1424"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21"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22"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21" draw:start-glue-point="0" draw:end-shape="id1422" draw:end-glue-point="2" svg:d="m30674 36286v-493h-25v-493">
          <text:p/>
        </draw:connector>
        <draw:custom-shape draw:style-name="gr5" draw:id="id1423"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22" draw:start-glue-point="1" draw:end-shape="id1423" draw:end-glue-point="3" svg:d="m32373 34963h2228">
          <text:p text:style-name="P2">vector</text:p>
        </draw:connector>
        <draw:connector draw:style-name="data_20_member_20__28_pointer_29_" draw:layer="layout" svg:x1="26.54cm" svg:y1="36.675cm" svg:x2="28.951cm" svg:y2="36.701cm" draw:start-shape="id1424" draw:start-glue-point="4" draw:end-shape="id1421" draw:end-glue-point="3" svg:d="m26540 36675h1205v26h1206">
          <text:p/>
        </draw:connector>
        <draw:custom-shape draw:style-name="gr2" draw:id="id1425"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23" draw:start-glue-point="0" draw:end-shape="id1425" draw:end-glue-point="2" svg:d="m35844 34652v-505h53v-505">
          <text:p/>
        </draw:connector>
        <draw:custom-shape draw:style-name="gr3" draw:id="id1426"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27"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26" draw:start-glue-point="0" draw:end-shape="id1427" svg:d="m32735 43077v-1568h816v-1569">
          <text:p/>
        </draw:connector>
        <draw:custom-shape draw:style-name="gr43" draw:text-style-name="P2" draw:id="id1428"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29"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6" draw:text-style-name="P1" draw:layer="layout" svg:x1="5.822cm" svg:y1="37.454cm" svg:x2="8.619cm" svg:y2="39.145cm" draw:start-shape="id1428" draw:start-glue-point="1" draw:end-shape="id1429" draw:end-glue-point="5" svg:d="m5822 37454h1398v1691h1399">
          <text:p/>
        </draw:connector>
        <draw:custom-shape draw:style-name="class_20__28_external_20_module_29_" draw:id="id1430"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29" draw:start-glue-point="0" draw:end-shape="id1430" draw:end-glue-point="2" svg:d="m10525 39016v-598h309v-597">
          <text:p/>
        </draw:connector>
        <draw:custom-shape draw:style-name="gr3" draw:id="id1431"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29" draw:start-glue-point="1" draw:end-shape="id1431"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32"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33"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32" draw:start-glue-point="0" draw:end-shape="id1433" draw:end-glue-point="2" svg:d="m42029 26167v-688h-53v-688">
          <text:p/>
        </draw:connector>
        <draw:connector draw:style-name="inheritance_20__28_public_29_" draw:layer="layout" svg:x1="41.976cm" svg:y1="24.183cm" svg:x2="42.837cm" svg:y2="22.303cm" draw:start-shape="id1433" draw:start-glue-point="0" draw:end-shape="id1418" draw:end-glue-point="4" svg:d="m41976 24183v-939h861v-941">
          <text:p/>
        </draw:connector>
        <draw:custom-shape draw:style-name="gr1" draw:text-style-name="P1" draw:id="id1434"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34" draw:start-glue-point="0" draw:end-shape="id1418" draw:end-glue-point="5" svg:d="m45970 23971v-834h-1760v-834">
          <text:p/>
        </draw:connector>
        <draw:custom-shape draw:style-name="class_20__28_external_20_module_29_" draw:text-style-name="P2" draw:id="id1435"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35" draw:start-glue-point="0" draw:end-shape="id1418"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36"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37"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36" draw:start-glue-point="0" draw:end-shape="id1437" svg:d="m8033 52303v-1218h286v-1218">
          <text:p/>
        </draw:connector>
        <draw:rect draw:style-name="class" draw:id="id1438" draw:layer="layout" svg:width="1.67cm" svg:height="0.723cm" svg:x="5.158cm" svg:y="72.796cm">
          <text:p text:style-name="P2">TabBar</text:p>
        </draw:rect>
        <draw:rect draw:style-name="class_20__28_external_20_module_29_" draw:id="id1439" draw:layer="layout" svg:width="2.268cm" svg:height="0.673cm" svg:x="5.482cm" svg:y="70.578cm">
          <text:p text:style-name="P2">Window</text:p>
        </draw:rect>
        <draw:connector draw:style-name="inheritance_20__28_public_29_" draw:layer="layout" svg:x1="5.993cm" svg:y1="72.796cm" svg:x2="6.616cm" svg:y2="71.251cm" draw:start-shape="id1438" draw:start-glue-point="0" draw:end-shape="id1439"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40"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4" draw:text-style-name="P2" draw:id="id1441"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5" draw:text-style-name="P2" draw:id="id1442"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40" draw:start-glue-point="0" draw:end-shape="id1441" draw:end-glue-point="4" svg:d="m38086 12879v-1122h1062v-1123">
          <text:p/>
        </draw:connector>
        <draw:connector draw:style-name="inheritance_20__28_public_29_" draw:layer="layout" svg:x1="42.292cm" svg:y1="12.913cm" svg:x2="40.878cm" svg:y2="10.634cm" draw:start-shape="id1442" draw:start-glue-point="0" draw:end-shape="id1441" draw:end-glue-point="5" svg:d="m42292 12913v-1139h-1414v-1140">
          <text:p/>
        </draw:connector>
        <draw:custom-shape draw:style-name="gr46" draw:id="id1443" draw:layer="layout" svg:width="1.826cm" svg:height="0.607cm" svg:x="34.237cm" svg:y="7.712cm">
          <text:p text:style-name="P2">Control</text:p>
          <draw:enhanced-geometry svg:viewBox="0 0 21600 21600" draw:type="rectangle" draw:enhanced-path="M 0 0 L 21600 0 21600 21600 0 21600 0 0 Z N"/>
        </draw:custom-shape>
        <draw:custom-shape draw:style-name="gr47" draw:text-style-name="P2" draw:id="id1444"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7" draw:text-style-name="P2" draw:id="id1445"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48" draw:text-style-name="P2" draw:id="id1446"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41" draw:start-glue-point="6" draw:end-shape="id1443" draw:end-glue-point="2" svg:d="m38695 10029v-856h-3545v-854">
          <text:p/>
        </draw:connector>
        <draw:connector draw:style-name="inheritance_20__28_public_29_" draw:layer="layout" svg:x1="39.309cm" svg:y1="10.029cm" svg:x2="36.539cm" svg:y2="7.127cm" draw:start-shape="id1441" draw:start-glue-point="7" draw:end-shape="id1444" draw:end-glue-point="2" svg:d="m39309 10029v-1452h-2770v-1450">
          <text:p/>
        </draw:connector>
        <draw:connector draw:style-name="inheritance_20__28_public_29_" draw:layer="layout" svg:x1="39.978cm" svg:y1="10.029cm" svg:x2="38.047cm" svg:y2="6.123cm" draw:start-shape="id1441" draw:start-glue-point="0" draw:end-shape="id1445" draw:end-glue-point="2" svg:d="m39978 10029v-1954h-1931v-1952">
          <text:p/>
        </draw:connector>
        <draw:connector draw:style-name="inheritance_20__28_public_29_" draw:layer="layout" svg:x1="40.475cm" svg:y1="10.029cm" svg:x2="40.022cm" svg:y2="7.128cm" draw:start-shape="id1441" draw:start-glue-point="8" draw:end-shape="id1446" draw:end-glue-point="2" svg:d="m40475 10029v-1451h-453v-1450">
          <text:p/>
        </draw:connector>
        <draw:custom-shape draw:style-name="gr46" draw:id="id1447"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41" draw:start-glue-point="9" draw:end-shape="id1447"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49"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48"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50"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48" draw:start-glue-point="0" draw:end-shape="id1449" draw:end-glue-point="4" svg:d="m54701 10056v-1166h1646v-1167">
          <text:p/>
        </draw:connector>
        <draw:connector draw:style-name="inheritance_20__28_public_29_" draw:layer="layout" svg:x1="58.769cm" svg:y1="9.979cm" svg:x2="57.356cm" svg:y2="7.723cm" draw:start-shape="id1450" draw:start-glue-point="0" draw:end-shape="id1449" draw:end-glue-point="5" svg:d="m58769 9979v-1128h-1413v-1128">
          <text:p/>
        </draw:connector>
        <draw:custom-shape draw:style-name="class_20__28_external_20_module_29_" draw:id="id1451"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51" draw:start-glue-point="0" draw:end-shape="id1448" draw:end-glue-point="2" svg:d="m53313 12104v-739h1388v-739">
          <text:p/>
        </draw:connector>
        <draw:custom-shape draw:style-name="gr1" draw:text-style-name="P1" draw:id="id1452"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28" draw:start-glue-point="6" draw:end-shape="id1452" draw:end-glue-point="3" svg:d="m5820 36882h1445v-1673h1443">
          <text:p>pStringScanner</text:p>
        </draw:connector>
        <draw:custom-shape draw:style-name="gr2" draw:id="id1454"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53" draw:start-glue-point="0" draw:end-shape="id1454" draw:end-glue-point="2" svg:d="m5960 19145v-1785h-25v-1784">
          <text:p/>
        </draw:connector>
        <draw:custom-shape draw:style-name="gr1" draw:text-style-name="P1" draw:id="id1455"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456"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455" draw:start-glue-point="5" draw:end-shape="id1456" draw:end-glue-point="3" svg:d="m19594 67903h4199v924h4199">
          <text:p>mpImpl</text:p>
        </draw:connector>
        <draw:custom-shape draw:style-name="gr2" draw:id="id1457"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458"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455" draw:start-glue-point="4" draw:end-shape="id1457" draw:end-glue-point="3" svg:d="m19594 66693h2242v-3385h3669">
          <text:p>GetTransferable()</text:p>
        </draw:connector>
        <draw:connector draw:style-name="data_20_member_20__28_pointer_29_" draw:layer="layout" svg:x1="19.594cm" svg:y1="67.008cm" svg:x2="24.884cm" svg:y2="66.028cm" draw:start-shape="id1455" draw:start-glue-point="7" draw:end-shape="id1458" draw:end-glue-point="3" svg:d="m19594 67008h2645v-980h2645">
          <text:p/>
        </draw:connector>
        <draw:custom-shape draw:style-name="gr5" draw:id="id1459"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455" draw:start-glue-point="6" draw:end-shape="id1459" draw:end-glue-point="3" svg:d="m19594 67524h6247v-486h6248">
          <text:p/>
        </draw:connector>
        <draw:custom-shape draw:style-name="gr5" draw:id="id1460"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459" draw:start-glue-point="0" draw:end-shape="id1460" draw:end-glue-point="2" svg:d="m33514 66689v-661h2331v-661">
          <text:p/>
        </draw:connector>
        <draw:custom-shape draw:style-name="gr1" draw:text-style-name="P1" draw:id="id1461"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456" draw:start-glue-point="1" draw:end-shape="id1461" draw:end-glue-point="3" svg:d="m32605 68827h1296v64h1296">
          <text:p/>
        </draw:connector>
        <draw:custom-shape draw:style-name="gr2" draw:id="id1462"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461" draw:start-glue-point="0" draw:end-shape="id1462" draw:end-glue-point="2" svg:d="m37594 68528v-634h2825v-635">
          <text:p/>
        </draw:connector>
        <draw:custom-shape draw:style-name="gr2" draw:id="id1463"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461" draw:start-glue-point="1" draw:end-shape="id1463" draw:end-glue-point="3" svg:d="m39991 68891h947v1h948">
          <text:p/>
        </draw:connector>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464"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465"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464" draw:start-glue-point="0" draw:end-shape="id1465"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467"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466"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466" draw:start-glue-point="0" draw:end-shape="id1467" draw:end-glue-point="2" svg:d="m10346 39906v-772h418v-771">
          <text:p/>
        </draw:connector>
        <draw:custom-shape draw:style-name="gr1" draw:text-style-name="P1" draw:id="id1469"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468" draw:layer="layout" svg:width="2.592cm" svg:height="0.959cm" svg:x="33.617cm" svg:y="41.903cm">
          <text:p text:style-name="P3">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468" draw:start-glue-point="1" draw:end-shape="id1469" draw:end-glue-point="3" svg:d="m36209 42382h952v-2615h953">
          <text:p/>
        </draw:connector>
        <draw:frame draw:style-name="annotation" draw:layer="layout" svg:width="5.39cm" svg:height="1.378cm" svg:x="36.128cm" svg:y="43.465cm">
          <draw:text-box>
            <text:p text:style-name="P2"><text:span text:style-name="T2">ImpEditEngine</text:span> has the <text:span text:style-name="T2">Paint</text:span> method that draws string while in cell input mode.</text:p>
          </draw:text-box>
        </draw:frame>
        <draw:custom-shape draw:style-name="gr3" draw:id="id1470"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471"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470" draw:start-glue-point="1" draw:end-shape="id1471" draw:end-glue-point="3" svg:d="m23807 44739h1946v-679h1945">
          <text:p/>
        </draw:connector>
        <draw:custom-shape draw:style-name="gr3" draw:id="id1500"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472" draw:layer="layout" svg:width="4.005cm" svg:height="0.81cm" svg:x="60.212cm" svg:y="66.754cm">
          <text:p text:style-name="P3">SvxSelectionModeControl</text:p>
          <draw:enhanced-geometry svg:viewBox="0 0 21600 21600" draw:type="rectangle" draw:enhanced-path="M 0 0 L 21600 0 21600 21600 0 21600 0 0 Z N"/>
        </draw:custom-shape>
        <draw:custom-shape draw:style-name="class_20__28_external_20_module_29_" draw:id="id1473" draw:layer="layout" svg:width="10.298cm" svg:height="0.81cm" svg:x="67.12cm" svg:y="61.71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62.214cm" svg:y1="66.754cm" svg:x2="67.596cm" svg:y2="62.529cm" draw:start-shape="id1472" draw:start-glue-point="0" draw:end-shape="id1473" draw:end-glue-point="4" svg:d="m62214 6675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475"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474"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476"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474" draw:start-glue-point="0" draw:end-shape="id1475" draw:end-glue-point="4" svg:d="m64413 11306v-544h1892v-543">
          <text:p/>
        </draw:connector>
        <draw:connector draw:style-name="inheritance_20__28_public_29_" draw:layer="layout" svg:x1="68.964cm" svg:y1="11.279cm" svg:x2="67.441cm" svg:y2="10.219cm" draw:start-shape="id1476" draw:start-glue-point="0" draw:end-shape="id1475"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478"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477"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477" draw:start-glue-point="1" draw:end-shape="id1478" draw:end-glue-point="3" svg:d="m69143 17083h1145v761h1145">
          <text:p/>
        </draw:connector>
        <draw:custom-shape draw:style-name="class_20__28_external_20_module_29_" draw:id="id1479"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477" draw:start-glue-point="0" draw:end-shape="id1479" svg:d="m67403 16759v-816h-2760v-816">
          <text:p/>
        </draw:connector>
        <draw:custom-shape draw:style-name="gr1" draw:text-style-name="P1" draw:id="id1480"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480" draw:start-glue-point="1" draw:end-shape="id1478" draw:end-glue-point="5" svg:d="m65183 18307h3125v203h3125">
          <text:p/>
        </draw:connector>
        <draw:connector draw:style-name="inheritance_20__28_public_29_" draw:layer="layout" svg:x1="62.987cm" svg:y1="18.007cm" svg:x2="63.576cm" svg:y2="15.127cm" draw:start-shape="id1480" draw:start-glue-point="0" draw:end-shape="id1479"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481"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483"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482"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481" draw:start-glue-point="4" draw:end-shape="id1482" draw:end-glue-point="2" svg:d="m5781 4925v-920h375v-920">
          <text:p/>
        </draw:connector>
        <draw:custom-shape draw:style-name="gr2" draw:id="id1484"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483" draw:start-glue-point="4" draw:end-shape="id1484" svg:d="m15449 5236v-597h802v-596">
          <text:p/>
        </draw:connector>
        <draw:custom-shape draw:style-name="gr3" draw:id="id1485"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486"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485" draw:start-glue-point="0" draw:end-shape="id1486" draw:end-glue-point="2" svg:d="m51181 6805v-641h271v-642">
          <text:p/>
        </draw:connector>
        <draw:custom-shape draw:style-name="gr1" draw:text-style-name="P1" draw:id="id1487" draw:layer="layout" svg:width="3.9cm" svg:height="1.23cm" svg:x="33.485cm" svg:y="15.263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488" draw:layer="layout" svg:width="5.857cm" svg:height="0.596cm" svg:x="32.349cm" svg:y="11.76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5.435cm" svg:y1="15.263cm" svg:x2="32.842cm" svg:y2="12.356cm" draw:start-shape="id1487" draw:start-glue-point="0" draw:end-shape="id1488" draw:end-glue-point="4" svg:d="m35435 15263v-1453h-2593v-1454">
          <text:p/>
        </draw:connector>
        <draw:custom-shape draw:style-name="gr1" draw:text-style-name="P1" draw:id="id1489" draw:layer="layout" svg:width="4.069cm" svg:height="0.621cm" svg:x="44.657cm" svg:y="8.379cm">
          <text:p text:style-name="P3">OfaACorrCheckListBox</text:p>
          <draw:enhanced-geometry svg:viewBox="0 0 21600 21600" draw:type="rectangle" draw:enhanced-path="M 0 0 L 21600 0 21600 21600 0 21600 0 0 Z N"/>
        </draw:custom-shape>
        <draw:custom-shape draw:style-name="gr1" draw:text-style-name="P1" draw:id="id1490" draw:layer="layout" svg:width="3.136cm" svg:height="0.57cm" svg:x="45.15cm" svg:y="6.384cm">
          <text:p text:style-name="P3">SvxSimpleTable</text:p>
          <draw:enhanced-geometry svg:viewBox="0 0 21600 21600" draw:type="rectangle" draw:enhanced-path="M 0 0 L 21600 0 21600 21600 0 21600 0 0 Z N"/>
        </draw:custom-shape>
        <draw:connector draw:style-name="inheritance_20__28_public_29_" draw:layer="layout" svg:x1="46.691cm" svg:y1="8.379cm" svg:x2="46.718cm" svg:y2="6.954cm" draw:start-shape="id1489" draw:start-glue-point="0" draw:end-shape="id1490" draw:end-glue-point="2" svg:d="m46691 8379v-713h27v-712">
          <text:p/>
        </draw:connector>
        <draw:custom-shape draw:style-name="gr1" draw:text-style-name="P1" draw:id="id1491"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492"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493"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495"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491" draw:start-glue-point="1" draw:end-shape="id1492" draw:end-glue-point="3" svg:d="m15985 12947h726v-335h726">
          <text:p/>
        </draw:connector>
        <draw:custom-shape draw:style-name="class_20__28_external_20_module_29_" draw:id="id1494"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493" draw:start-glue-point="0" draw:end-shape="id1494" draw:end-glue-point="4" svg:d="m4678 12724v-1684h-815v-1684">
          <text:p/>
        </draw:connector>
        <draw:connector draw:style-name="inheritance_20__28_public_29_" draw:layer="layout" svg:x1="6.856cm" svg:y1="11.689cm" svg:x2="4.872cm" svg:y2="9.356cm" draw:start-shape="id1495" draw:start-glue-point="0" draw:end-shape="id1494" draw:end-glue-point="5" svg:d="m6856 11689v-1166h-1984v-1167">
          <text:p/>
        </draw:connector>
        <draw:connector draw:style-name="data_20_member_20__28_reference_29_" draw:layer="layout" svg:x1="8.632cm" svg:y1="12.013cm" svg:x2="12.901cm" svg:y2="12.597cm" draw:start-shape="id1495" draw:start-glue-point="1" draw:end-shape="id1491" draw:end-glue-point="4" svg:d="m8632 12013h2134v584h2135">
          <text:p/>
        </draw:connector>
        <draw:connector draw:style-name="data_20_member_20__28_reference_29_" draw:layer="layout" svg:x1="6.454cm" svg:y1="13.048cm" svg:x2="12.901cm" svg:y2="13.295cm" draw:start-shape="id1493" draw:start-glue-point="1" draw:end-shape="id1491" draw:end-glue-point="5" svg:d="m6454 13048h3223v247h3224">
          <text:p/>
        </draw:connector>
        <draw:custom-shape draw:style-name="gr1" draw:text-style-name="P1" draw:id="id1496"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497"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496" draw:start-glue-point="0" draw:end-shape="id1497" draw:end-glue-point="2" svg:d="m23598 11689v-518h53v-519">
          <text:p/>
        </draw:connector>
        <draw:custom-shape draw:style-name="gr1" draw:text-style-name="P1" draw:id="id1498" draw:layer="layout" svg:width="3.317cm" svg:height="0.596cm" svg:x="41.103cm" svg:y="15.78cm">
          <text:p text:style-name="P3">SvxCheckListBox</text:p>
          <draw:enhanced-geometry svg:viewBox="0 0 21600 21600" draw:type="rectangle" draw:enhanced-path="M 0 0 L 21600 0 21600 21600 0 21600 0 0 Z N"/>
        </draw:custom-shape>
        <draw:connector draw:style-name="data_20_member" draw:layer="layout" svg:x1="37.385cm" svg:y1="15.561cm" svg:x2="41.103cm" svg:y2="16.078cm" draw:start-shape="id1487" draw:start-glue-point="4" draw:end-shape="id1498" draw:end-glue-point="3" svg:d="m37385 15561h1859v517h1859">
          <text:p/>
        </draw:connector>
        <draw:custom-shape draw:style-name="gr1" draw:text-style-name="P1" draw:id="id1499"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499" draw:start-glue-point="1" draw:end-shape="id1500" draw:end-glue-point="3" svg:d="m48400 43492h985v-74h986">
          <text:p/>
        </draw:connector>
        <draw:custom-shape draw:style-name="gr1" draw:text-style-name="P1" draw:id="id1502"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00" draw:start-glue-point="1" draw:end-shape="id1501" draw:end-glue-point="7" svg:d="m51917 43418h1497v-6292h1496">
          <text:p/>
        </draw:connector>
        <draw:custom-shape draw:style-name="class_20__28_external_20_module_29_" draw:id="id1503"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02" draw:start-glue-point="0" draw:end-shape="id1503" draw:end-glue-point="2" svg:d="m24070 40336v-1037h328v-1036">
          <text:p/>
        </draw:connector>
        <draw:custom-shape draw:style-name="gr1" draw:text-style-name="P1" draw:id="id1506"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04"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05"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04" draw:start-glue-point="0" draw:end-shape="id1505" draw:end-glue-point="2" svg:d="m16860 51060v-596h-817v-597">
          <text:p/>
        </draw:connector>
        <draw:connector draw:style-name="data_20_member" draw:layer="layout" svg:x1="6.506cm" svg:y1="51.838cm" svg:x2="14.851cm" svg:y2="51.41cm" draw:start-shape="id1506" draw:start-glue-point="4" draw:end-shape="id1504" draw:end-glue-point="3" svg:d="m6506 51838h4173v-428h4172">
          <text:p/>
        </draw:connector>
        <draw:custom-shape draw:style-name="gr1" draw:text-style-name="P1" draw:id="id1507"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08"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06" draw:start-glue-point="5" draw:end-shape="id1507" draw:end-glue-point="3" svg:d="m6506 52278h7853v2009h1944">
          <text:p/>
        </draw:connector>
        <draw:connector draw:style-name="data_20_member_20__28_pointer_29_" draw:layer="layout" draw:line-skew="2.824cm" svg:x1="6.506cm" svg:y1="52.795cm" svg:x2="14.283cm" svg:y2="56.644cm" draw:start-shape="id1506" draw:start-glue-point="1" draw:end-shape="id1508" draw:end-glue-point="3" svg:d="m6506 52795h6712v3849h1065">
          <text:p/>
        </draw:connector>
        <draw:custom-shape draw:style-name="class_20__28_external_20_module_29_" draw:id="id1509"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07" draw:start-glue-point="1" draw:end-shape="id1509" draw:end-glue-point="4" svg:d="m19517 54287h1153v-375h1153">
          <text:p/>
        </draw:connector>
        <draw:custom-shape draw:style-name="class_20__28_external_20_module_29_" draw:id="id1510"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07" draw:start-glue-point="0" draw:end-shape="id1510" draw:end-glue-point="2" svg:d="m17910 53989v-635h-79v-636">
          <text:p/>
        </draw:connector>
        <draw:connector draw:style-name="data_20_member_20__28_pointer_29_" draw:layer="layout" svg:x1="18.09cm" svg:y1="56.322cm" svg:x2="21.823cm" svg:y2="54.635cm" draw:start-shape="id1508" draw:start-glue-point="4" draw:end-shape="id1509" draw:end-glue-point="5" svg:d="m18090 56322h1867v-1687h1866">
          <text:p/>
        </draw:connector>
        <draw:custom-shape draw:style-name="class_20__28_external_20_module_29_" draw:id="id1511"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08" draw:start-glue-point="5" draw:end-shape="id1511" draw:end-glue-point="4" svg:d="m18090 57019h4975v-1060h4973">
          <text:p/>
        </draw:connector>
        <draw:custom-shape draw:style-name="gr1" draw:text-style-name="P1" draw:id="id1512"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13"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12" draw:start-glue-point="0" draw:end-shape="id1513" draw:end-glue-point="2" svg:d="m7763 66948v-649h169v-647">
          <text:p/>
        </draw:connector>
        <draw:custom-shape draw:style-name="class_20__28_external_20_module_29_" draw:id="id1514"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12" draw:start-glue-point="5" draw:end-shape="id1514" draw:end-glue-point="3" svg:d="m9822 67985h1012v26h1011">
          <text:p/>
        </draw:connector>
        <draw:custom-shape draw:style-name="class_20__28_external_20_module_29_" draw:id="id1515"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14" draw:start-glue-point="0" draw:end-shape="id1515" draw:end-glue-point="2" svg:d="m13581 67596v-298h-51v-298">
          <text:p/>
        </draw:connector>
        <draw:connector draw:style-name="local_20_usage_20__2f__20_return_20_type" draw:layer="layout" svg:x1="9.822cm" svg:y1="67.389cm" svg:x2="11.95cm" svg:y2="66.611cm" draw:start-shape="id1512" draw:start-glue-point="4" draw:end-shape="id1515" draw:end-glue-point="3" svg:d="m9822 67389h1065v-778h1063">
          <text:p/>
        </draw:connector>
        <draw:custom-shape draw:style-name="class_20__28_external_20_module_29_" draw:id="id1516"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06" draw:start-glue-point="0" draw:end-shape="id1516" draw:end-glue-point="2" svg:d="m4251 51448v-765h1827v-764">
          <text:p/>
        </draw:connector>
        <draw:custom-shape draw:style-name="gr1" draw:text-style-name="P1" draw:id="id1517"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06" draw:start-glue-point="6" draw:end-shape="id1517" draw:end-glue-point="3" svg:d="m6506 53313h1814v1362h1814">
          <text:p text:style-name="P2">aEntryList</text:p>
        </draw:connector>
        <draw:connector draw:style-name="gr26" draw:text-style-name="P1" draw:layer="layout" svg:x1="25.219cm" svg:y1="54.312cm" svg:x2="28.038cm" svg:y2="55.22cm" draw:start-shape="id1509" draw:start-glue-point="1" draw:end-shape="id1511"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28"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29"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20"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18"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19"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18" draw:start-glue-point="0" draw:end-shape="id1519" draw:end-glue-point="2" svg:d="m72764 38285v-768h-2615v-767">
          <text:p/>
        </draw:connector>
        <draw:connector draw:style-name="data_20_member_20__28_multiple_20_pointers_29_" draw:layer="layout" svg:x1="54.584cm" svg:y1="47.507cm" svg:x2="68.455cm" svg:y2="38.988cm" draw:start-shape="id1520" draw:start-glue-point="1" draw:end-shape="id1518" draw:end-glue-point="4" svg:d="m54584 47507h6935v-8519h6936">
          <text:p/>
        </draw:connector>
        <draw:custom-shape draw:style-name="gr1" draw:text-style-name="P1" draw:id="id1521"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21" draw:start-glue-point="1" draw:end-shape="id1520" draw:end-glue-point="3" svg:d="m49450 47389h966v118h967">
          <text:p/>
        </draw:connector>
        <draw:custom-shape draw:style-name="gr1" draw:text-style-name="P3" draw:id="id1522"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21" draw:start-glue-point="0" draw:end-shape="id1522" draw:end-glue-point="2" svg:d="m47889 47085v-411h92v-410">
          <text:p/>
        </draw:connector>
        <draw:custom-shape draw:style-name="class_20__28_external_20_module_29_" draw:id="id1523"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22" draw:start-glue-point="0" draw:end-shape="id1523" draw:end-glue-point="2" svg:d="m47981 45682v-370h-25v-370">
          <text:p/>
        </draw:connector>
        <draw:connector draw:style-name="local_20_usage_20__2f__20_return_20_type" draw:text-style-name="P2" draw:layer="layout" svg:x1="40.781cm" svg:y1="42.623cm" svg:x2="46.328cm" svg:y2="47.389cm" draw:start-shape="id1469" draw:start-glue-point="8" draw:end-shape="id1521" draw:end-glue-point="3" svg:d="m40781 42623h2774v4766h2773">
          <text:p text:style-name="P2">CreateAttribUndo()</text:p>
        </draw:connector>
        <draw:custom-shape draw:style-name="gr1" draw:text-style-name="P1" draw:id="id1524"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469" draw:start-glue-point="7" draw:end-shape="id1524" draw:end-glue-point="3" svg:d="m40781 37358h2605v-556h2605">
          <text:p text:style-name="P2">GetParaPortions()</text:p>
        </draw:connector>
        <draw:custom-shape draw:style-name="gr1" draw:text-style-name="P1" draw:id="id1525"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24" draw:start-glue-point="1" draw:end-shape="id1525" draw:end-glue-point="3" svg:d="m48822 36802h661v-3043h662">
          <text:p/>
        </draw:connector>
        <draw:custom-shape draw:style-name="gr1" draw:text-style-name="P1" draw:id="id1526"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27"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25" draw:start-glue-point="4" draw:end-shape="id1526" draw:end-glue-point="3" svg:d="m52315 31988h979v-424h979">
          <text:p/>
        </draw:connector>
        <draw:connector draw:style-name="data_20_member" draw:layer="layout" svg:x1="52.315cm" svg:y1="32.544cm" svg:x2="57.607cm" svg:y2="32.583cm" draw:start-shape="id1525" draw:start-glue-point="5" draw:end-shape="id1527" draw:end-glue-point="3" svg:d="m52315 32544h2646v39h2646">
          <text:p/>
        </draw:connector>
        <draw:custom-shape draw:style-name="gr1" draw:text-style-name="P1" draw:id="id1501"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25" draw:start-glue-point="9" draw:end-shape="id1501" draw:end-glue-point="6" svg:d="m52315 35452h1298v1047h1297">
          <text:p text:style-name="P2">GetNode()</text:p>
        </draw:connector>
        <draw:connector draw:style-name="data_20_member_20__28_multiple_20_pointers_29_" draw:layer="layout" svg:x1="52.315cm" svg:y1="33.759cm" svg:x2="61.787cm" svg:y2="34.25cm" draw:start-shape="id1525" draw:start-glue-point="1" draw:end-shape="id1528" draw:end-glue-point="3" svg:d="m52315 33759h4736v491h4736">
          <text:p/>
        </draw:connector>
        <draw:connector draw:style-name="data_20_member_20__28_multiple_20_pointers_29_" draw:layer="layout" svg:x1="52.315cm" svg:y1="34.315cm" svg:x2="57.315cm" svg:y2="34.978cm" draw:start-shape="id1525" draw:start-glue-point="7" draw:end-shape="id1529" draw:end-glue-point="3" svg:d="m52315 34315h2500v663h2500">
          <text:p/>
        </draw:connector>
        <draw:custom-shape draw:style-name="gr1" draw:text-style-name="P1" draw:id="id1530"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27" draw:start-glue-point="1" draw:end-shape="id1530" draw:end-glue-point="3" svg:d="m60094 32583h701v-106h701">
          <text:p/>
        </draw:connector>
        <draw:custom-shape draw:style-name="gr1" draw:text-style-name="P1" draw:id="id1531"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26" draw:start-glue-point="1" draw:end-shape="id1531" draw:end-glue-point="3" svg:d="m56707 31564h820v-265h820">
          <text:p/>
        </draw:connector>
        <draw:custom-shape draw:style-name="gr5" draw:id="id1532"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30" draw:start-glue-point="1" draw:end-shape="id1532" draw:end-glue-point="3" svg:d="m63640 32477h793v-133h793">
          <text:p/>
        </draw:connector>
        <draw:custom-shape draw:style-name="gr1" draw:text-style-name="P1" draw:id="id1533"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01" draw:start-glue-point="4" draw:end-shape="id1533" draw:end-glue-point="3" svg:d="m57450 36592h1123v-331h1123">
          <text:p/>
        </draw:connector>
        <draw:custom-shape draw:style-name="gr1" draw:text-style-name="P1" draw:id="id1534"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01" draw:start-glue-point="5" draw:end-shape="id1534" draw:end-glue-point="3" svg:d="m57450 37119h1640v940h1640">
          <text:p text:style-name="P2">GetCharAttribs()</text:p>
        </draw:connector>
        <draw:connector draw:style-name="data_20_member_20__28_multiple_20_pointers_29_" draw:layer="layout" svg:x1="63.11cm" svg:y1="38.283cm" svg:x2="68.455cm" svg:y2="38.508cm" draw:start-shape="id1534" draw:start-glue-point="4" draw:end-shape="id1518" draw:end-glue-point="5" svg:d="m63110 38283h2673v225h2672">
          <text:p/>
        </draw:connector>
        <draw:custom-shape draw:style-name="gr1" draw:text-style-name="P1" draw:id="id1535"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34" draw:start-glue-point="5" draw:end-shape="id1535" draw:end-glue-point="3" svg:d="m63110 37756h1535v-622h1534">
          <text:p text:style-name="P2">GetDefFont()</text:p>
        </draw:connector>
        <draw:custom-shape draw:style-name="class_20__28_external_20_module_29_" draw:id="id1536"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35" draw:start-glue-point="0" draw:end-shape="id1536" draw:end-glue-point="2" svg:d="m67026 36857v-570h278v-568">
          <text:p/>
        </draw:connector>
        <draw:custom-shape draw:style-name="gr1" draw:text-style-name="P1" draw:id="id1538"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37"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37" draw:start-glue-point="0" draw:end-shape="id1538" draw:end-glue-point="2" svg:d="m64763 45164v-1085">
          <text:p/>
        </draw:connector>
        <draw:custom-shape draw:style-name="gr1" draw:text-style-name="P1" draw:id="id1539"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39" draw:start-glue-point="0" draw:end-shape="id1518" draw:end-glue-point="6" svg:d="m69149 41514v-1151h14v-1152">
          <text:p/>
        </draw:connector>
        <draw:connector draw:style-name="data_20_member_20__28_pointer_29_" draw:layer="layout" svg:x1="30.108cm" svg:y1="44.06cm" svg:x2="33.617cm" svg:y2="42.382cm" draw:start-shape="id1471" draw:start-glue-point="1" draw:end-shape="id1468" draw:end-glue-point="3" svg:d="m30108 44060h1755v-1678h1754">
          <text:p/>
        </draw:connector>
        <draw:connector draw:style-name="inheritance_20__28_public_29_" draw:layer="layout" svg:x1="28.903cm" svg:y1="43.581cm" svg:x2="29.66cm" svg:y2="39.079cm" draw:start-shape="id1471" draw:start-glue-point="0" draw:end-shape="id1540"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40"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41"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37" draw:start-glue-point="4" draw:end-shape="id1541" draw:end-glue-point="3" svg:d="m66020 45536h1173v-1126h1174">
          <text:p/>
        </draw:connector>
        <draw:custom-shape draw:style-name="gr1" draw:text-style-name="P1" draw:id="id1542"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37" draw:start-glue-point="5" draw:end-shape="id1542" draw:end-glue-point="3" svg:d="m66020 46407h1042v27h1041">
          <text:p/>
        </draw:connector>
        <draw:custom-shape draw:style-name="gr5" draw:id="id1543"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42" draw:start-glue-point="1" draw:end-shape="id1543" draw:end-glue-point="3" svg:d="m71251 46434h742v-26h742">
          <text:p/>
        </draw:connector>
        <draw:custom-shape draw:style-name="gr1" draw:text-style-name="P1" draw:id="id1544"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41" draw:start-glue-point="4" draw:end-shape="id1544" draw:end-glue-point="3" svg:d="m70614 43710h729v-411h729">
          <text:p/>
        </draw:connector>
        <draw:custom-shape draw:style-name="gr1" draw:text-style-name="P1" draw:id="id1545"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44" draw:start-glue-point="1" draw:end-shape="id1545"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46"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469" draw:start-glue-point="11" draw:end-shape="id1546" draw:end-glue-point="3" svg:d="m40781 39185h1385v449h1384">
          <text:p text:style-name="P2">GetEditDoc()</text:p>
        </draw:connector>
        <draw:connector draw:style-name="data_20_member_20__28_multiple_20_pointers_29_" draw:layer="layout" svg:x1="45.215cm" svg:y1="39.902cm" svg:x2="54.91cm" svg:y2="36.83cm" draw:start-shape="id1546" draw:start-glue-point="5" draw:end-shape="id1501" draw:end-glue-point="3" svg:d="m45215 39902h4848v-3072h4847">
          <text:p/>
        </draw:connector>
        <draw:custom-shape draw:style-name="class_20__28_external_20_module_29_" draw:id="id1547"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46" draw:start-glue-point="4" draw:end-shape="id1547" draw:end-glue-point="3" svg:d="m45215 39369h1086v-1163h1086">
          <text:p text:style-name="P2">GetDefFont()</text:p>
        </draw:connector>
        <draw:custom-shape draw:style-name="gr1" draw:text-style-name="P1" draw:id="id1548"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549"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550"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48" draw:start-glue-point="4" draw:end-shape="id1549" draw:end-glue-point="2" svg:d="m7145 19447v-1152h-1179v-1150">
          <text:p/>
        </draw:connector>
        <draw:connector draw:style-name="inheritance_20__28_public_29_" draw:layer="layout" svg:x1="8.122cm" svg:y1="19.447cm" svg:x2="10.835cm" svg:y2="17.622cm" draw:start-shape="id1548" draw:start-glue-point="5" draw:end-shape="id1550"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551"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552"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551" draw:start-glue-point="0" draw:end-shape="id1552"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45.305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554"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553"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553" draw:start-glue-point="0" draw:end-shape="id1554"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555"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554" draw:end-shape="id1555" draw:end-glue-point="5" svg:d="m146636 52718v-4266h4101v-4267">
          <text:p/>
        </draw:connector>
        <draw:custom-shape draw:style-name="gr1" draw:text-style-name="P1" draw:id="id1556"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557"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558"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556" draw:start-glue-point="0" draw:end-shape="id1557" draw:end-glue-point="2" svg:d="m91840 56041v-490h54v-491">
          <text:p/>
        </draw:connector>
        <draw:connector draw:style-name="inheritance_20__28_public_29_" draw:layer="layout" svg:x1="91.894cm" svg:y1="54.372cm" svg:x2="92.145cm" svg:y2="53.236cm" draw:start-shape="id1557" draw:start-glue-point="0" draw:end-shape="id1558" draw:end-glue-point="2" svg:d="m91894 54372v-568h251v-568">
          <text:p/>
        </draw:connector>
        <draw:custom-shape draw:style-name="gr1" draw:text-style-name="P1" draw:id="id1559"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558" draw:start-glue-point="0" draw:end-shape="id1559" draw:end-glue-point="2" svg:d="m92145 52548v-780h410v-781">
          <text:p/>
        </draw:connector>
        <draw:custom-shape draw:style-name="gr1" draw:text-style-name="P1" draw:id="id1560"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559" draw:start-glue-point="0" draw:end-shape="id1560" draw:end-glue-point="2" svg:d="m92555 50299v-740h767v-741">
          <text:p/>
        </draw:connector>
        <draw:custom-shape draw:style-name="gr1" draw:text-style-name="P1" draw:id="id1561"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560" draw:start-glue-point="0" draw:end-shape="id1561" draw:end-glue-point="2" svg:d="m93322 48130v-597h219v-597">
          <text:p/>
        </draw:connector>
        <draw:custom-shape draw:style-name="gr1" draw:text-style-name="P1" draw:id="id1562"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561" draw:start-glue-point="0" draw:end-shape="id1562" draw:end-glue-point="2" svg:d="m93541 46248v-453h107v-454">
          <text:p/>
        </draw:connector>
        <draw:custom-shape draw:style-name="gr1" draw:text-style-name="P1" draw:id="id1563"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562" draw:start-glue-point="0" draw:end-shape="id1563" draw:end-glue-point="2" svg:d="m93648 44653v-550h1183v-550">
          <text:p/>
        </draw:connector>
        <draw:custom-shape draw:style-name="gr1" draw:text-style-name="P1" draw:id="id1564"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563" draw:start-glue-point="0" draw:end-shape="id1564" draw:end-glue-point="2" svg:d="m94831 42865v-449h1v-450">
          <text:p/>
        </draw:connector>
        <draw:custom-shape draw:style-name="gr1" draw:text-style-name="P1" draw:id="id1565"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564" draw:start-glue-point="4" draw:end-shape="id1565" draw:end-glue-point="2" svg:d="m94250 41278v-675h-782v-675">
          <text:p/>
        </draw:connector>
        <draw:custom-shape draw:style-name="gr1" draw:text-style-name="P1" draw:id="id1566"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564" draw:start-glue-point="5" draw:end-shape="id1566" draw:end-glue-point="2" svg:d="m95518 41278v-701h2382v-702">
          <text:p/>
        </draw:connector>
        <draw:custom-shape draw:style-name="gr1" draw:text-style-name="P1" draw:id="id1567"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565" draw:start-glue-point="0" draw:end-shape="id1567" draw:end-glue-point="2" svg:d="m93468 39240v-503h-766v-503">
          <text:p/>
        </draw:connector>
        <draw:custom-shape draw:style-name="gr1" draw:text-style-name="P1" draw:id="id1568"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569"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567" draw:start-glue-point="0" draw:end-shape="id1568" draw:end-glue-point="2" svg:d="m92702 37546v-455h-1v-456">
          <text:p/>
        </draw:connector>
        <draw:connector draw:style-name="inheritance_20__28_public_29_" draw:layer="layout" svg:x1="92.701cm" svg:y1="35.947cm" svg:x2="92.463cm" svg:y2="34.927cm" draw:start-shape="id1568" draw:start-glue-point="0" draw:end-shape="id1569" draw:end-glue-point="2" svg:d="m92701 35947v-510h-238v-510">
          <text:p/>
        </draw:connector>
        <draw:custom-shape draw:style-name="class_20__28_external_20_module_29_" draw:id="id1570"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571"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572"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569" draw:start-glue-point="4" draw:end-shape="id1570" draw:end-glue-point="2" svg:d="m91858 34239v-625h-2914v-625">
          <text:p/>
        </draw:connector>
        <draw:connector draw:style-name="inheritance_20__28_public_29_" draw:layer="layout" svg:x1="92.463cm" svg:y1="34.239cm" svg:x2="92.49cm" svg:y2="33.042cm" draw:start-shape="id1569" draw:start-glue-point="0" draw:end-shape="id1571" svg:d="m92463 34239v-598h27v-599">
          <text:p/>
        </draw:connector>
        <draw:connector draw:style-name="inheritance_20__28_public_29_" draw:layer="layout" svg:x1="93.113cm" svg:y1="34.239cm" svg:x2="96.326cm" svg:y2="33.042cm" draw:start-shape="id1569" draw:start-glue-point="5" draw:end-shape="id1572" svg:d="m93113 34239v-598h3213v-599">
          <text:p/>
        </draw:connector>
        <draw:custom-shape draw:style-name="gr3" draw:id="id1573"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573" draw:start-glue-point="1" draw:end-shape="id1554" draw:end-glue-point="10" svg:d="m141630 51331h1365v1699h1366">
          <text:p/>
        </draw:connector>
        <draw:custom-shape draw:style-name="gr1" draw:text-style-name="P1" draw:id="id1574"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575"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574" draw:start-glue-point="6" draw:end-shape="id1575" draw:end-glue-point="3" svg:d="m136855 57205h9642v-1606h9641">
          <text:p/>
        </draw:connector>
        <draw:custom-shape draw:style-name="class_20__28_external_20_module_29_" draw:id="id1576"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574" draw:start-glue-point="7" draw:end-shape="id1576" draw:end-glue-point="3" svg:d="m136855 57946h11450v-1011h8018">
          <text:p/>
        </draw:connector>
        <draw:custom-shape draw:style-name="gr1" draw:text-style-name="P1" draw:id="id1577"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574" draw:start-glue-point="0" draw:end-shape="id1577" draw:end-glue-point="4" svg:d="m135335 54745v-5888h-1129v-5887">
          <text:p/>
        </draw:connector>
        <draw:custom-shape draw:style-name="gr3" draw:id="id1578"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579"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578" draw:start-glue-point="0" draw:end-shape="id1579" draw:end-glue-point="2" svg:d="m35679 56594v-794h-132v-793">
          <text:p/>
        </draw:connector>
        <draw:custom-shape draw:style-name="class_20__28_external_20_module_29_" draw:id="id1580" draw:layer="layout" svg:width="2.778cm" svg:height="0.596cm" svg:x="41.011cm" svg:y="13.573cm">
          <text:p text:style-name="P2">SvTreeListBox</text:p>
          <draw:enhanced-geometry svg:viewBox="0 0 21600 21600" draw:type="rectangle" draw:enhanced-path="M 0 0 L 21600 0 21600 21600 0 21600 0 0 Z N"/>
        </draw:custom-shape>
        <draw:connector draw:style-name="inheritance_20__28_public_29_" draw:layer="layout" svg:x1="42.761cm" svg:y1="15.78cm" svg:x2="42.4cm" svg:y2="14.169cm" draw:start-shape="id1498" draw:start-glue-point="0" draw:end-shape="id1580" draw:end-glue-point="2" svg:d="m42761 15780v-805h-361v-806">
          <text:p/>
        </draw:connector>
        <draw:custom-shape draw:style-name="gr1" draw:text-style-name="P1" draw:id="id1581"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582"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581" draw:start-glue-point="0" draw:end-shape="id1582" draw:end-glue-point="2" svg:d="m42831 54948v-493h-66v-493">
          <text:p/>
        </draw:connector>
        <draw:custom-shape draw:style-name="class_20__28_external_20_module_29_" draw:id="id1583"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582" draw:start-glue-point="0" draw:end-shape="id1583" draw:end-glue-point="2" svg:d="m42765 53366v-506h336v-506">
          <text:p/>
        </draw:connector>
        <draw:custom-shape draw:style-name="class_20__28_external_20_module_29_" draw:id="id1584"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583" draw:start-glue-point="0" draw:end-shape="id1584" draw:end-glue-point="2" svg:d="m43101 51758v-453h221v-453">
          <text:p/>
        </draw:connector>
        <draw:custom-shape draw:style-name="gr1" draw:text-style-name="P1" draw:id="id1585"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586"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585" draw:start-glue-point="0" draw:end-shape="id1586" draw:end-glue-point="2" svg:d="m34121 21901v-1076h1555v-1075">
          <text:p/>
        </draw:connector>
        <draw:custom-shape draw:style-name="gr1" draw:text-style-name="P1" draw:id="id1587"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585" draw:start-glue-point="4" draw:end-shape="id1587" draw:end-glue-point="3" svg:d="m35948 22187h1465v-144h1464">
          <text:p>aTreeLB</text:p>
        </draw:connector>
        <draw:custom-shape draw:style-name="class_20__28_external_20_module_29_" draw:id="id1588"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587" draw:start-glue-point="0" draw:end-shape="id1588" draw:end-glue-point="2" svg:d="m40847 21719v-764h249v-765">
          <text:p/>
        </draw:connector>
        <draw:frame draw:style-name="annotation" draw:layer="layout" svg:width="11.509cm" svg:height="4.22cm" svg:x="24.492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draw:text-box>
        </draw:frame>
        <draw:custom-shape draw:style-name="gr1" draw:text-style-name="P1" draw:id="id1589"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590"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589" draw:start-glue-point="0" draw:end-shape="id1590" draw:end-glue-point="2" svg:d="m39499 25581v-635h285v-635">
          <text:p/>
        </draw:connector>
        <draw:custom-shape draw:style-name="class_20__28_external_20_module_29_" draw:id="id1591"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589" draw:start-glue-point="1" draw:end-shape="id1591" draw:end-glue-point="3" svg:d="m41054 25944h998v-129h998">
          <text:p/>
        </draw:connector>
        <draw:custom-shape draw:style-name="gr1" draw:text-style-name="P1" draw:id="id1592" draw:layer="layout" svg:width="2.084cm" svg:height="3.241cm" svg:x="111.147cm" svg:y="75.526cm">
          <draw:glue-point draw:id="4" svg:x="5cm" svg:y="-3.529cm"/>
          <draw:glue-point draw:id="5" svg:x="5cm" svg:y="3.444cm"/>
          <draw:glue-point draw:id="6" svg:x="5cm" svg:y="1.699cm"/>
          <draw:glue-point draw:id="7" svg:x="5cm" svg:y="-1.603cm"/>
          <draw:glue-point draw:id="8" svg:x="-5cm" svg:y="3.812cm"/>
          <draw:glue-point draw:id="9" svg:x="-5cm" svg:y="1.886cm"/>
          <text:p text:style-name="P1">SdrObject</text:p>
          <draw:enhanced-geometry svg:viewBox="0 0 21600 21600" draw:type="rectangle" draw:enhanced-path="M 0 0 L 21600 0 21600 21600 0 21600 0 0 Z N"/>
        </draw:custom-shape>
        <draw:custom-shape draw:style-name="gr1" draw:text-style-name="P1" draw:id="id1593" draw:layer="layout" svg:width="2.099cm" svg:height="0.752cm" svg:x="119.289cm" svg:y="69.732cm">
          <text:p text:style-name="P1">ObjectUser</text:p>
          <draw:enhanced-geometry svg:viewBox="0 0 21600 21600" draw:type="rectangle" draw:enhanced-path="M 0 0 L 21600 0 21600 21600 0 21600 0 0 Z N"/>
        </draw:custom-shape>
        <draw:connector draw:style-name="data_20_member_20__28_multiple_20_pointers_29_" draw:layer="layout" svg:x1="113.231cm" svg:y1="76.003cm" svg:x2="119.289cm" svg:y2="70.108cm" draw:start-shape="id1592" draw:start-glue-point="4" draw:end-shape="id1593" draw:end-glue-point="3" svg:d="m113231 76003h3029v-5895h3029">
          <text:p/>
        </draw:connector>
        <draw:custom-shape draw:style-name="gr1" draw:text-style-name="P1" draw:id="id1594" draw:layer="layout" svg:width="2.696cm" svg:height="0.57cm" svg:x="118.127cm" svg:y="76.485cm">
          <text:p text:style-name="P1">SdrObjPlusData</text:p>
          <draw:enhanced-geometry svg:viewBox="0 0 21600 21600" draw:type="rectangle" draw:enhanced-path="M 0 0 L 21600 0 21600 21600 0 21600 0 0 Z N"/>
        </draw:custom-shape>
        <draw:connector draw:style-name="data_20_member_20__28_pointer_29_" draw:layer="layout" svg:x1="113.231cm" svg:y1="77.696cm" svg:x2="118.127cm" svg:y2="76.77cm" draw:start-shape="id1592" draw:start-glue-point="6" draw:end-shape="id1594" draw:end-glue-point="3" svg:d="m113231 77696h2448v-926h2448">
          <text:p/>
        </draw:connector>
        <draw:frame draw:style-name="annotation" draw:layer="layout" svg:width="10.781cm" svg:height="3.108cm" svg:x="116.185cm" svg:y="77.395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595" draw:layer="layout" svg:width="2.073cm" svg:height="1.245cm" svg:x="104.209cm" svg:y="77.702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113.231cm" svg:y1="78.262cm" svg:x2="104.209cm" svg:y2="78.324cm" draw:start-shape="id1592" draw:start-glue-point="5" draw:end-shape="id1595" draw:end-glue-point="3" svg:d="m113231 78262h501v1185h-10025v-1123h502">
          <text:p>GetObjList()</text:p>
        </draw:connector>
        <draw:connector draw:style-name="gr49" draw:layer="layout" draw:line-skew="1.392cm" svg:x1="106.28cm" svg:y1="78.661cm" svg:x2="111.147cm" svg:y2="78.381cm" draw:start-shape="id1595" draw:start-glue-point="4" draw:end-shape="id1592" draw:end-glue-point="8" svg:d="m106280 78661h3826v-280h1041">
          <text:p>maList</text:p>
        </draw:connector>
        <draw:connector draw:style-name="gr9" draw:layer="layout" draw:line-skew="-1.77cm" svg:x1="106.28cm" svg:y1="78.066cm" svg:x2="111.147cm" svg:y2="77.757cm" draw:start-shape="id1595" draw:start-glue-point="5" draw:end-shape="id1592" draw:end-glue-point="9" svg:d="m106280 78066h664v-309h4203">
          <text:p>GetOwnerObj()</text:p>
        </draw:connector>
        <draw:custom-shape draw:style-name="gr3" draw:id="id1596"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597"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596" draw:start-glue-point="0" draw:end-shape="id1597" draw:end-glue-point="4" svg:d="m101275 12051v-712h741v-712">
          <text:p/>
        </draw:connector>
        <draw:custom-shape draw:style-name="gr1" draw:text-style-name="P1" draw:id="id1598"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598" draw:start-glue-point="1" draw:end-shape="id1596" draw:end-glue-point="4" svg:d="m95043 11651h2176v776h2177">
          <text:p/>
        </draw:connector>
        <draw:custom-shape draw:style-name="gr1" draw:text-style-name="P1" draw:id="id1599"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599" draw:start-glue-point="1" draw:end-shape="id1596" draw:end-glue-point="6" svg:d="m95095 12843h2151v204h2150">
          <text:p/>
        </draw:connector>
        <draw:custom-shape draw:style-name="gr1" draw:text-style-name="P1" draw:id="id1600"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00" draw:start-glue-point="1" draw:end-shape="id1596" draw:end-glue-point="3" svg:d="m95276 14035h2060v-441h2060">
          <text:p/>
        </draw:connector>
        <draw:custom-shape draw:style-name="gr1" draw:text-style-name="P1" draw:id="id1601"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01" draw:start-glue-point="1" draw:end-shape="id1596" draw:end-glue-point="7" svg:d="m95432 15162h2592v-1060h1372">
          <text:p/>
        </draw:connector>
        <draw:custom-shape draw:style-name="gr1" draw:text-style-name="P1" draw:id="id1602"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02" draw:start-glue-point="1" draw:end-shape="id1596"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03"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569" draw:start-glue-point="1" draw:end-shape="id1603" draw:end-glue-point="3" svg:d="m93587 34583h2001v394h2001">
          <text:p>GetSdrPageView()</text:p>
        </draw:connector>
        <draw:custom-shape draw:style-name="gr1" draw:text-style-name="P1" draw:id="id1613"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05"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04"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06"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04" draw:start-glue-point="0" draw:end-shape="id1605" draw:end-glue-point="4" svg:d="m123492 29574v-492h2033v-493">
          <text:p/>
        </draw:connector>
        <draw:connector draw:style-name="inheritance_20__28_public_29_" draw:layer="layout" svg:x1="126.553cm" svg:y1="30.455cm" svg:x2="127.949cm" svg:y2="28.589cm" draw:start-shape="id1606" draw:start-glue-point="0" draw:end-shape="id1605" draw:end-glue-point="5" svg:d="m126553 30455v-933h1396v-933">
          <text:p/>
        </draw:connector>
        <draw:custom-shape draw:style-name="gr1" draw:text-style-name="P1" draw:id="id1609"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07" draw:layer="layout" svg:width="2.126cm" svg:height="0.674cm" svg:x="105.065cm" svg:y="82.939cm">
          <text:p text:style-name="P1">SdrPage</text:p>
          <draw:enhanced-geometry svg:viewBox="0 0 21600 21600" draw:type="rectangle" draw:enhanced-path="M 0 0 L 21600 0 21600 21600 0 21600 0 0 Z N"/>
        </draw:custom-shape>
        <draw:connector draw:style-name="inheritance_20__28_public_29_" draw:layer="layout" svg:x1="106.128cm" svg:y1="82.939cm" svg:x2="105.245cm" svg:y2="78.947cm" draw:start-shape="id1607" draw:start-glue-point="0" draw:end-shape="id1595" draw:end-glue-point="2" svg:d="m106128 82939v-1996h-883v-1996">
          <text:p/>
        </draw:connector>
        <draw:custom-shape draw:style-name="gr1" draw:text-style-name="P1" draw:id="id1608"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08" draw:start-glue-point="0" draw:end-shape="id1605" draw:end-glue-point="9" svg:d="m130758 31440v-1425h-2152v-1426">
          <text:p/>
        </draw:connector>
        <draw:custom-shape draw:style-name="gr3" draw:id="id1610"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09" draw:start-glue-point="4" draw:end-shape="id1610" draw:end-glue-point="3" svg:d="m136062 28512h11294v63h11293">
          <text:p>GetProcessLayers()</text:p>
        </draw:connector>
        <draw:custom-shape draw:style-name="gr3" draw:id="id1611"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11" draw:start-glue-point="0" draw:end-shape="id1577" draw:end-glue-point="5" svg:d="m136616 44371v-700h-1245v-701">
          <text:p/>
        </draw:connector>
        <draw:custom-shape draw:style-name="gr1" draw:text-style-name="P1" draw:id="id1612"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12" draw:start-glue-point="1" draw:end-shape="id1555" draw:end-glue-point="7" svg:d="m145709 44126h1790v-175h1789">
          <text:p>GetFirst()</text:p>
        </draw:connector>
        <draw:connector draw:style-name="gr9" draw:layer="layout" draw:line-skew="0cm -0.178cm" svg:x1="151.162cm" svg:y1="43.786cm" svg:x2="149.288cm" svg:y2="43.59cm" draw:start-shape="id1555" draw:start-glue-point="1" draw:end-shape="id1555"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17"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574" draw:start-glue-point="1" draw:end-shape="id1554"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14"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13" draw:start-glue-point="4" draw:end-shape="id1614" draw:end-glue-point="3" svg:d="m106670 38457h1323v6678h1323">
          <text:p>GetPaintWindow()</text:p>
        </draw:connector>
        <draw:connector draw:style-name="gr25" draw:layer="layout" draw:line-skew="-8.254cm" svg:x1="112.296cm" svg:y1="45.867cm" svg:x2="133.814cm" svg:y2="56.61cm" draw:start-shape="id1614" draw:start-glue-point="4" draw:end-shape="id1574" draw:end-glue-point="3" svg:d="m112296 45867h2505v10743h19013">
          <text:p>GetOverlayManager()</text:p>
        </draw:connector>
        <draw:connector draw:style-name="data_20_member_20__28_multiple_20_pointers_29_" draw:layer="layout" svg:x1="100.181cm" svg:y1="34.977cm" svg:x2="103.69cm" svg:y2="37.975cm" draw:start-shape="id1603" draw:start-glue-point="1" draw:end-shape="id1613" draw:end-glue-point="3" svg:d="m100181 34977h1755v2998h1754">
          <text:p>FindPageWindow()</text:p>
        </draw:connector>
        <draw:custom-shape draw:style-name="gr1" draw:text-style-name="P1" draw:id="id1615"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15" draw:start-glue-point="0" draw:end-shape="id1574" draw:end-glue-point="2" svg:d="m135994 60895v-1210h-659v-1209">
          <text:p/>
        </draw:connector>
        <draw:custom-shape draw:style-name="gr1" draw:text-style-name="P1" draw:id="id1616"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16" draw:start-glue-point="0" draw:end-shape="id1555" draw:end-glue-point="4" svg:d="m146203 45685v-750h3688v-750">
          <text:p/>
        </draw:connector>
        <draw:connector draw:style-name="data_20_member_20__28_pointer_29_" draw:layer="layout" svg:x1="128.488cm" svg:y1="42.782cm" svg:x2="144.488cm" svg:y2="45.973cm" draw:start-shape="id1617" draw:start-glue-point="4" draw:end-shape="id1616" draw:end-glue-point="3" svg:d="m128488 42782h8000v3191h8000">
          <text:p/>
        </draw:connector>
        <draw:custom-shape draw:style-name="gr1" draw:text-style-name="P1" draw:id="id1618"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18" draw:start-glue-point="1" draw:end-shape="id1617" draw:end-glue-point="3" svg:d="m121163 41582h2004v757h2005">
          <text:p/>
        </draw:connector>
        <draw:connector draw:style-name="data_20_member_20__28_pointer_29_" draw:layer="layout" svg:x1="106.67cm" svg:y1="37.438cm" svg:x2="118.152cm" svg:y2="41.582cm" draw:start-shape="id1613" draw:start-glue-point="5" draw:end-shape="id1618" svg:d="m106670 37438h5741v4144h5741">
          <text:p/>
        </draw:connector>
        <draw:custom-shape draw:style-name="gr1" draw:text-style-name="P1" draw:id="id1619"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19" draw:start-glue-point="0" draw:end-shape="id1618" svg:d="m120454 44166v-1047h-797v-1046">
          <text:p/>
        </draw:connector>
        <draw:custom-shape draw:style-name="gr1" draw:text-style-name="P1" draw:id="id1620"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20" draw:start-glue-point="0" draw:end-shape="id1554" draw:end-glue-point="9" svg:d="m151180 58861v-2515h-2745v-2514">
          <text:p/>
        </draw:connector>
        <draw:custom-shape draw:style-name="gr1" draw:text-style-name="P1" draw:id="id1621"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21" draw:start-glue-point="0" draw:end-shape="id1620" draw:end-glue-point="4" svg:d="m148955 62054v-1204h394v-1205">
          <text:p/>
        </draw:connector>
        <draw:custom-shape draw:style-name="gr1" draw:text-style-name="P1" draw:id="id1622" draw:layer="layout" svg:width="4.005cm" svg:height="0.81cm" svg:x="63.104cm" svg:y="67.95cm">
          <text:p text:style-name="P3">SvxModifyControl</text:p>
          <draw:enhanced-geometry svg:viewBox="0 0 21600 21600" draw:type="rectangle" draw:enhanced-path="M 0 0 L 21600 0 21600 21600 0 21600 0 0 Z N"/>
        </draw:custom-shape>
        <draw:connector draw:style-name="inheritance_20__28_public_29_" draw:layer="layout" svg:x1="65.106cm" svg:y1="67.95cm" svg:x2="68.4cm" svg:y2="62.529cm" draw:start-shape="id1622" draw:start-glue-point="0" draw:end-shape="id1473" draw:end-glue-point="5" svg:d="m65106 67950v-2710h3294v-2711">
          <text:p/>
        </draw:connector>
        <draw:custom-shape draw:style-name="gr1" draw:text-style-name="P1" draw:id="id1623" draw:layer="layout" svg:width="4.005cm" svg:height="0.81cm" svg:x="65.731cm" svg:y="66.767cm">
          <text:p text:style-name="P3">SvxZoomSliderControl</text:p>
          <draw:enhanced-geometry svg:viewBox="0 0 21600 21600" draw:type="rectangle" draw:enhanced-path="M 0 0 L 21600 0 21600 21600 0 21600 0 0 Z N"/>
        </draw:custom-shape>
        <draw:connector draw:style-name="inheritance_20__28_public_29_" draw:layer="layout" svg:x1="67.733cm" svg:y1="66.767cm" svg:x2="69.203cm" svg:y2="62.529cm" draw:start-shape="id1623" draw:start-glue-point="0" draw:end-shape="id1473" draw:end-glue-point="6" svg:d="m67733 66767v-2119h1470v-2119">
          <text:p/>
        </draw:connector>
        <draw:custom-shape draw:style-name="gr1" draw:text-style-name="P1" draw:id="id1625" draw:layer="layout" svg:width="4.353cm" svg:height="0.81cm" svg:x="71.277cm" svg:y="66.819cm">
          <text:p text:style-name="P3">SvxInsertStatusBarControl</text:p>
          <draw:enhanced-geometry svg:viewBox="0 0 21600 21600" draw:type="rectangle" draw:enhanced-path="M 0 0 L 21600 0 21600 21600 0 21600 0 0 Z N"/>
        </draw:custom-shape>
        <draw:custom-shape draw:style-name="gr1" draw:text-style-name="P1" draw:id="id1626" draw:layer="layout" svg:width="4.508cm" svg:height="0.81cm" svg:x="73.973cm" svg:y="65.678cm">
          <text:p text:style-name="P3">SvxPosSizeStatusBarControl</text:p>
          <draw:enhanced-geometry svg:viewBox="0 0 21600 21600" draw:type="rectangle" draw:enhanced-path="M 0 0 L 21600 0 21600 21600 0 21600 0 0 Z N"/>
        </draw:custom-shape>
        <draw:custom-shape draw:style-name="gr1" draw:text-style-name="P1" draw:id="id1624" draw:layer="layout" svg:width="4.005cm" svg:height="0.81cm" svg:x="68.92cm" svg:y="65.652cm">
          <text:p text:style-name="P3">SvxZoomStatusBarControl</text:p>
          <draw:enhanced-geometry svg:viewBox="0 0 21600 21600" draw:type="rectangle" draw:enhanced-path="M 0 0 L 21600 0 21600 21600 0 21600 0 0 Z N"/>
        </draw:custom-shape>
        <draw:connector draw:style-name="inheritance_20__28_public_29_" draw:layer="layout" svg:x1="70.922cm" svg:y1="65.652cm" svg:x2="69.929cm" svg:y2="62.529cm" draw:start-shape="id1624" draw:start-glue-point="0" draw:end-shape="id1473" draw:end-glue-point="7" svg:d="m70922 65652v-1561h-993v-1562">
          <text:p/>
        </draw:connector>
        <draw:connector draw:style-name="inheritance_20__28_public_29_" draw:layer="layout" svg:x1="73.453cm" svg:y1="66.819cm" svg:x2="70.81cm" svg:y2="62.529cm" draw:start-shape="id1625" draw:start-glue-point="0" draw:end-shape="id1473" draw:end-glue-point="8" svg:d="m73453 66819v-2145h-2643v-2145">
          <text:p/>
        </draw:connector>
        <draw:connector draw:style-name="inheritance_20__28_public_29_" draw:layer="layout" svg:x1="76.227cm" svg:y1="65.678cm" svg:x2="71.614cm" svg:y2="62.529cm" draw:start-shape="id1626" draw:start-glue-point="0" draw:end-shape="id1473" draw:end-glue-point="9" svg:d="m76227 65678v-1574h-4613v-1575">
          <text:p/>
        </draw:connector>
        <draw:custom-shape draw:style-name="gr1" draw:text-style-name="P1" draw:id="id1628" draw:layer="layout" svg:width="4.302cm" svg:height="0.7cm" svg:x="46.031cm" svg:y="75.08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27" draw:layer="layout" svg:width="3.24cm" svg:height="0.699cm" svg:x="43.439cm" svg:y="77.627cm">
          <text:p>ScAccessibleCell</text:p>
          <draw:enhanced-geometry svg:viewBox="0 0 21600 21600" draw:type="rectangle" draw:enhanced-path="M 0 0 L 21600 0 21600 21600 0 21600 0 0 Z N"/>
        </draw:custom-shape>
        <draw:custom-shape draw:style-name="class_20__28_external_20_module_29_" draw:id="id1629" draw:layer="layout" svg:width="3.498cm" svg:height="0.699cm" svg:x="49.039cm" svg:y="77.654cm">
          <text:p>ScAccessibleCsvCell</text:p>
          <draw:enhanced-geometry svg:viewBox="0 0 21600 21600" draw:type="rectangle" draw:enhanced-path="M 0 0 L 21600 0 21600 21600 0 21600 0 0 Z N"/>
        </draw:custom-shape>
        <draw:connector draw:style-name="inheritance_20__28_public_29_" draw:layer="layout" svg:x1="45.059cm" svg:y1="77.627cm" svg:x2="47.198cm" svg:y2="75.786cm" draw:start-shape="id1627" draw:start-glue-point="0" draw:end-shape="id1628" draw:end-glue-point="4" svg:d="m45059 77627v-921h2139v-920">
          <text:p/>
        </draw:connector>
        <draw:connector draw:style-name="inheritance_20__28_public_29_" draw:layer="layout" svg:x1="50.788cm" svg:y1="77.654cm" svg:x2="49.192cm" svg:y2="75.786cm" draw:start-shape="id1629" draw:start-glue-point="0" draw:end-shape="id1628" draw:end-glue-point="5" svg:d="m50788 77654v-934h-1596v-934">
          <text:p/>
        </draw:connector>
        <draw:custom-shape draw:style-name="gr2" draw:id="id1630" draw:layer="layout" svg:width="7.931cm" svg:height="1.089cm" svg:x="49.115cm" svg:y="72.07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48.182cm" svg:y1="75.086cm" svg:x2="53.08cm" svg:y2="73.168cm" draw:start-shape="id1628" draw:start-glue-point="0" draw:end-shape="id1630" draw:end-glue-point="2" svg:d="m48182 75086v-959h4898v-959">
          <text:p/>
        </draw:connector>
        <draw:custom-shape draw:style-name="gr1" draw:text-style-name="P1" draw:id="id1631" draw:layer="layout" svg:width="5.132cm" svg:height="1.01cm" svg:x="53.573cm" svg:y="74.87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50.333cm" svg:y1="75.436cm" svg:x2="53.573cm" svg:y2="75.384cm" draw:start-shape="id1628" draw:start-glue-point="1" draw:end-shape="id1631" draw:end-glue-point="3" svg:d="m50333 75436h1620v-52h1620">
          <text:p>mpImpl</text:p>
        </draw:connector>
        <draw:custom-shape draw:style-name="gr1" draw:text-style-name="P1" draw:id="id1632" draw:layer="layout" svg:width="4.588cm" svg:height="0.726cm" svg:x="62.723cm" svg:y="74.17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58.705cm" svg:y1="75.113cm" svg:x2="62.723cm" svg:y2="74.54cm" draw:start-shape="id1631" draw:start-glue-point="4" draw:end-shape="id1632" draw:end-glue-point="3" svg:d="m58705 75113h2009v-573h2009">
          <text:p>mpTextParagraph</text:p>
          <text:p>mxParagraph</text:p>
        </draw:connector>
        <draw:custom-shape draw:style-name="class_20__28_external_20_module_29_" draw:id="id1633" draw:layer="layout" svg:width="4.147cm" svg:height="0.752cm" svg:x="59.819cm" svg:y="71.613cm">
          <text:p>OCommonAccessibleText</text:p>
          <draw:enhanced-geometry svg:viewBox="0 0 21600 21600" draw:type="rectangle" draw:enhanced-path="M 0 0 L 21600 0 21600 21600 0 21600 0 0 Z N"/>
        </draw:custom-shape>
        <draw:connector draw:style-name="inheritance_20__28_public_29_" draw:layer="layout" svg:x1="64.02cm" svg:y1="74.177cm" svg:x2="61.892cm" svg:y2="72.365cm" draw:start-shape="id1632" draw:start-glue-point="4" draw:end-shape="id1633" draw:end-glue-point="2" svg:d="m64020 74177v-906h-2128v-906">
          <text:p/>
        </draw:connector>
        <draw:custom-shape draw:style-name="namespace" draw:layer="layout" svg:width="6.557cm" svg:height="1.84cm" svg:x="58.498cm" svg:y="71.069cm">
          <text:p>comphelper</text:p>
          <draw:enhanced-geometry svg:viewBox="0 0 21600 21600" draw:type="rectangle" draw:enhanced-path="M 0 0 L 21600 0 21600 21600 0 21600 0 0 Z N"/>
        </draw:custom-shape>
        <draw:custom-shape draw:style-name="gr1" draw:text-style-name="P1" draw:id="id1635" draw:layer="layout" svg:width="5.806cm" svg:height="0.648cm" svg:x="80.787cm" svg:y="69.82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34" draw:layer="layout" svg:width="4.381cm" svg:height="0.726cm" svg:x="77.78cm" svg:y="74.541cm">
          <text:p text:style-name="P1">SvxAccessibleTextAdapter</text:p>
          <draw:enhanced-geometry svg:viewBox="0 0 21600 21600" draw:type="rectangle" draw:enhanced-path="M 0 0 L 21600 0 21600 21600 0 21600 0 0 Z N"/>
        </draw:custom-shape>
        <draw:connector draw:style-name="inheritance_20__28_public_29_" draw:layer="layout" svg:x1="79.97cm" svg:y1="74.541cm" svg:x2="81.488cm" svg:y2="70.472cm" draw:start-shape="id1634" draw:start-glue-point="0" draw:end-shape="id1635" draw:end-glue-point="4" svg:d="m79970 74541v-2034h1518v-2035">
          <text:p/>
        </draw:connector>
        <draw:custom-shape draw:style-name="gr1" draw:text-style-name="P1" draw:id="id1636" draw:layer="layout" svg:width="4.458cm" svg:height="0.7cm" svg:x="82.914cm" svg:y="73.73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86.255cm" svg:y1="73.738cm" svg:x2="82.447cm" svg:y2="70.472cm" draw:start-shape="id1636" draw:start-glue-point="5" draw:end-shape="id1635" draw:end-glue-point="5" svg:d="m86255 73738v-1633h-3808v-1633">
          <text:p/>
        </draw:connector>
        <draw:custom-shape draw:style-name="gr1" draw:text-style-name="P1" draw:id="id1637" draw:layer="layout" svg:width="3.785cm" svg:height="0.675cm" svg:x="75.292cm" svg:y="69.59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84.054cm" svg:y1="73.738cm" svg:x2="78.506cm" svg:y2="70.266cm" draw:start-shape="id1636" draw:start-glue-point="4" draw:end-shape="id1637" draw:end-glue-point="5" svg:d="m84054 73738v-1736h-5548v-1736">
          <text:p/>
        </draw:connector>
        <draw:custom-shape draw:style-name="gr1" draw:text-style-name="P1" draw:id="id1638" draw:layer="layout" svg:width="4.147cm" svg:height="1.425cm" svg:x="70.63cm" svg:y="74.07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72.703cm" svg:y1="74.075cm" svg:x2="75.864cm" svg:y2="70.267cm" draw:start-shape="id1638" draw:start-glue-point="0" draw:end-shape="id1637" draw:end-glue-point="4" svg:d="m72703 74075v-2722h3161v-1086">
          <text:p/>
        </draw:connector>
        <draw:connector draw:style-name="inheritance_20__28_public_29_" draw:layer="layout" svg:x1="74.776cm" svg:y1="75.182cm" svg:x2="77.78cm" svg:y2="74.904cm" draw:start-shape="id1638" draw:start-glue-point="5" draw:end-shape="id1634" draw:end-glue-point="3" svg:d="m74776 75182h1502v-278h1502">
          <text:p/>
        </draw:connector>
        <draw:connector draw:style-name="data_20_member_20__28_pointer_29_" draw:layer="layout" svg:x1="67.311cm" svg:y1="74.54cm" svg:x2="70.63cm" svg:y2="74.412cm" draw:start-shape="id1632" draw:start-glue-point="1" draw:end-shape="id1638" draw:end-glue-point="6" svg:d="m67311 74540h1659v-128h1660">
          <text:p/>
        </draw:connector>
        <draw:connector draw:style-name="data_20_member" draw:layer="layout" svg:x1="58.705cm" svg:y1="75.628cm" svg:x2="70.63cm" svg:y2="75.136cm" draw:start-shape="id1631" draw:start-glue-point="5" draw:end-shape="id1638" draw:end-glue-point="7" svg:d="m58705 75628h5962v-492h5963">
          <text:p>GetEditSource()</text:p>
        </draw:connector>
        <draw:connector draw:style-name="data_20_member_20__28_pointer_29_" draw:layer="layout" svg:x1="74.776cm" svg:y1="74.393cm" svg:x2="75.292cm" svg:y2="69.929cm" draw:start-shape="id1638" draw:start-glue-point="4" draw:end-shape="id1637" draw:end-glue-point="3" svg:d="m74776 7439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39"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39" draw:start-glue-point="0" draw:end-shape="id1554" draw:end-glue-point="8" svg:d="m145717 60361v-3265h2136v-3264">
          <text:p/>
        </draw:connector>
      </draw:page>
      <draw:page draw:name="sw" draw:style-name="dp1" draw:master-page-name="Default">
        <office:forms form:automatic-focus="false" form:apply-design-mode="false"/>
        <draw:custom-shape draw:style-name="gr3" draw:id="id1640"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641"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642"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643"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644"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645"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640" draw:start-glue-point="0" draw:end-shape="id1641" draw:end-glue-point="2" svg:d="m45983 30429v-920h-594v-919">
          <text:p/>
        </draw:connector>
        <draw:connector draw:style-name="inheritance_20__28_public_29_" draw:layer="layout" svg:x1="42.303cm" svg:y1="32.866cm" svg:x2="44.521cm" svg:y2="31.438cm" draw:start-shape="id1642" draw:start-glue-point="0" draw:end-shape="id1640" draw:end-glue-point="4" svg:d="m42303 32866v-714h2218v-714">
          <text:p/>
        </draw:connector>
        <draw:connector draw:style-name="inheritance_20__28_public_29_" draw:layer="layout" svg:x1="45.881cm" svg:y1="32.866cm" svg:x2="45.376cm" svg:y2="31.438cm" draw:start-shape="id1643" draw:start-glue-point="0" draw:end-shape="id1640" draw:end-glue-point="5" svg:d="m45881 32866v-714h-505v-714">
          <text:p/>
        </draw:connector>
        <draw:connector draw:style-name="inheritance_20__28_public_29_" draw:layer="layout" svg:x1="49.405cm" svg:y1="32.892cm" svg:x2="46.618cm" svg:y2="31.438cm" draw:start-shape="id1644" draw:start-glue-point="0" draw:end-shape="id1640" draw:end-glue-point="6" svg:d="m49405 32892v-727h-2787v-727">
          <text:p/>
        </draw:connector>
        <draw:connector draw:style-name="inheritance_20__28_public_29_" draw:layer="layout" draw:line-skew="-0.13cm" svg:x1="53.008cm" svg:y1="32.893cm" svg:x2="47.473cm" svg:y2="31.438cm" draw:start-shape="id1645" draw:start-glue-point="0" draw:end-shape="id1640"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647"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646"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646" draw:start-glue-point="0" draw:end-shape="id1647" draw:end-glue-point="2" svg:d="m61142 38247v-591h-81v-590">
          <text:p/>
        </draw:connector>
        <draw:custom-shape draw:style-name="gr1" draw:text-style-name="P1" draw:id="id1649"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648"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648" draw:start-glue-point="4" draw:end-shape="id1646" draw:end-glue-point="2" svg:d="m62138 40070v-531h-996v-529">
          <text:p/>
        </draw:connector>
        <draw:connector draw:style-name="inheritance_20__28_public_29_" draw:layer="layout" svg:x1="63.002cm" svg:y1="40.07cm" svg:x2="63.674cm" svg:y2="38.958cm" draw:start-shape="id1648" draw:start-glue-point="5" draw:end-shape="id1649" draw:end-glue-point="4" svg:d="m63002 40070v-556h672v-556">
          <text:p/>
        </draw:connector>
        <draw:custom-shape draw:style-name="gr1" draw:text-style-name="P1" draw:id="id1650"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651"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652"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650" draw:start-glue-point="0" draw:end-shape="id1651" draw:end-glue-point="2" svg:d="m66781 48206v-707h68v-706">
          <text:p/>
        </draw:connector>
        <draw:connector draw:style-name="inheritance_20__28_public_29_" draw:layer="layout" svg:x1="66.849cm" svg:y1="45.961cm" svg:x2="66.85cm" svg:y2="45.057cm" draw:start-shape="id1651" draw:start-glue-point="0" draw:end-shape="id1652" draw:end-glue-point="2" svg:d="m66849 45961v-452h1v-452">
          <text:p/>
        </draw:connector>
        <draw:custom-shape draw:style-name="gr1" draw:text-style-name="P1" draw:id="id1653"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652" draw:start-glue-point="0" draw:end-shape="id1653" draw:end-glue-point="2" svg:d="m66850 44294v-476h-116v-474">
          <text:p/>
        </draw:connector>
        <draw:custom-shape draw:style-name="gr1" draw:text-style-name="P1" draw:id="id1654"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655"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654" draw:start-glue-point="0" draw:end-shape="id1655" draw:end-glue-point="2" svg:d="m69031 31728v-1596h-113v-1596">
          <text:p/>
        </draw:connector>
        <draw:custom-shape draw:style-name="gr1" draw:text-style-name="P1" draw:id="id1656"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656" draw:start-glue-point="1" draw:end-shape="id1654" svg:d="m65280 32151h1267v53h1268">
          <text:p/>
        </draw:connector>
        <draw:custom-shape draw:style-name="gr1" draw:text-style-name="P1" draw:id="id1657"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657" draw:start-glue-point="1" draw:end-shape="id1656"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658"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659"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658" draw:start-glue-point="0" draw:end-shape="id1659" draw:end-glue-point="2" svg:d="m57414 45824v-493h545v-491">
          <text:p/>
        </draw:connector>
        <draw:custom-shape draw:style-name="gr1" draw:text-style-name="P1" draw:id="id1660"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661"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659" draw:start-glue-point="4" draw:end-shape="id1660" draw:end-glue-point="2" svg:d="m57427 44089v-753h-2775v-753">
          <text:p/>
        </draw:connector>
        <draw:connector draw:style-name="inheritance_20__28_public_29_" draw:layer="layout" svg:x1="58.488cm" svg:y1="44.089cm" svg:x2="64.4cm" svg:y2="42.196cm" draw:start-shape="id1659" draw:start-glue-point="5" draw:end-shape="id1661" draw:end-glue-point="2" svg:d="m58488 44089v-947h5912v-946">
          <text:p/>
        </draw:connector>
        <draw:connector draw:style-name="inheritance_20__28_public_29_" draw:layer="layout" svg:x1="64.4cm" svg:y1="41.548cm" svg:x2="64.322cm" svg:y2="38.958cm" draw:start-shape="id1661" draw:start-glue-point="0" draw:end-shape="id1649" draw:end-glue-point="5" svg:d="m64400 41548v-1295h-78v-1295">
          <text:p/>
        </draw:connector>
        <draw:custom-shape draw:style-name="gr1" draw:text-style-name="P1" draw:id="id1662"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660" draw:start-glue-point="0" draw:end-shape="id1662" draw:end-glue-point="2" svg:d="m54652 41935v-349h-76v-349">
          <text:p/>
        </draw:connector>
        <draw:custom-shape draw:style-name="gr3" draw:id="id1663"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663" draw:start-glue-point="0" draw:end-shape="id1658" draw:end-glue-point="2" svg:d="m57492 48080v-753h-78v-752">
          <text:p/>
        </draw:connector>
        <draw:custom-shape draw:style-name="gr3" draw:id="id1664"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664" draw:start-glue-point="0" draw:end-shape="id1663" draw:end-glue-point="2" svg:d="m57725 49920v-545h-233v-544">
          <text:p/>
        </draw:connector>
        <draw:custom-shape draw:style-name="gr1" draw:text-style-name="P1" draw:id="id1665"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666"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667"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668"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665" draw:start-glue-point="4" draw:end-shape="id1666" draw:end-glue-point="2" svg:d="m59216 52718v-4056h2862v-4056">
          <text:p/>
        </draw:connector>
        <draw:connector draw:style-name="inheritance_20__28_public_29_" draw:layer="layout" svg:x1="59.85cm" svg:y1="52.718cm" svg:x2="62.454cm" svg:y2="49.764cm" draw:start-shape="id1665" draw:start-glue-point="0" draw:end-shape="id1667" draw:end-glue-point="2" svg:d="m59850 52718v-1477h2604v-1477">
          <text:p/>
        </draw:connector>
        <draw:connector draw:style-name="inheritance_20__28_public_29_" draw:layer="layout" svg:x1="60.432cm" svg:y1="52.718cm" svg:x2="64.295cm" svg:y2="50.852cm" draw:start-shape="id1665" draw:start-glue-point="5" draw:end-shape="id1668" draw:end-glue-point="2" svg:d="m60432 52718v-933h3863v-933">
          <text:p/>
        </draw:connector>
        <draw:custom-shape draw:style-name="gr1" draw:text-style-name="P1" draw:id="id1669"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669" draw:start-glue-point="1" draw:end-shape="id1665" draw:end-glue-point="7" svg:d="m54939 53768h1853v530h1853">
          <text:p/>
        </draw:connector>
        <draw:custom-shape draw:style-name="gr1" draw:text-style-name="P1" draw:id="id1670"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670" draw:start-glue-point="1" draw:end-shape="id1665" draw:end-glue-point="6" svg:d="m53927 50632h2359v2838h2359">
          <text:p text:style-name="P2">GetEditWin()</text:p>
        </draw:connector>
        <draw:custom-shape draw:style-name="class_20__28_external_20_module_29_" draw:id="id1671"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670" draw:start-glue-point="0" draw:end-shape="id1671" draw:end-glue-point="2" svg:d="m53072 50282v-622h181v-622">
          <text:p/>
        </draw:connector>
        <draw:custom-shape draw:style-name="gr1" draw:text-style-name="P1" draw:id="id1672"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672" draw:start-glue-point="0" draw:end-shape="id1670" draw:end-glue-point="2" svg:d="m53033 51915v-466h39v-467">
          <text:p/>
        </draw:connector>
        <draw:custom-shape draw:style-name="class_20__28_external_20_module_29_" draw:id="id1674"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673"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673" draw:start-glue-point="0" draw:end-shape="id1674" draw:end-glue-point="2" svg:d="m45335 48622v-972h3718v-971">
          <text:p/>
        </draw:connector>
        <draw:connector draw:style-name="data_20_member_20__28_reference_29_" draw:text-style-name="P2" draw:layer="layout" svg:x1="50.091cm" svg:y1="48.972cm" svg:x2="52.217cm" svg:y2="50.632cm" draw:start-shape="id1673" draw:start-glue-point="1" draw:end-shape="id1670" draw:end-glue-point="3" svg:d="m50091 48972h1063v1660h1063">
          <text:p text:style-name="P2">GetView()</text:p>
        </draw:connector>
        <draw:custom-shape draw:style-name="gr1" draw:text-style-name="P1" draw:id="id1675"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676"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677"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678"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679"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682"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680"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681"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675" draw:start-glue-point="0" draw:end-shape="id1673" draw:end-glue-point="4" svg:d="m40904 53625v-2151h640v-2152">
          <text:p/>
        </draw:connector>
        <draw:connector draw:style-name="inheritance_20__28_public_29_" draw:layer="layout" svg:x1="42.432cm" svg:y1="55.725cm" svg:x2="42.43cm" svg:y2="49.322cm" draw:start-shape="id1676" draw:start-glue-point="0" draw:end-shape="id1673" draw:end-glue-point="5" svg:d="m42432 55725v-3201h-2v-3202">
          <text:p/>
        </draw:connector>
        <draw:connector draw:style-name="inheritance_20__28_public_29_" draw:layer="layout" svg:x1="43.989cm" svg:y1="54.584cm" svg:x2="43.431cm" svg:y2="49.322cm" draw:start-shape="id1677" draw:start-glue-point="0" draw:end-shape="id1673" draw:end-glue-point="8" svg:d="m43989 54584v-2631h-558v-2631">
          <text:p/>
        </draw:connector>
        <draw:connector draw:style-name="inheritance_20__28_public_29_" draw:layer="layout" svg:x1="45.581cm" svg:y1="55.648cm" svg:x2="44.394cm" svg:y2="49.322cm" draw:start-shape="id1678" draw:start-glue-point="0" draw:end-shape="id1673" draw:end-glue-point="9" svg:d="m45581 55648v-3163h-1187v-3163">
          <text:p/>
        </draw:connector>
        <draw:connector draw:style-name="inheritance_20__28_public_29_" draw:layer="layout" svg:x1="46.982cm" svg:y1="54.688cm" svg:x2="45.335cm" svg:y2="49.322cm" draw:start-shape="id1679" draw:start-glue-point="0" draw:end-shape="id1673" draw:end-glue-point="2" svg:d="m46982 54688v-2683h-1647v-2683">
          <text:p/>
        </draw:connector>
        <draw:connector draw:style-name="inheritance_20__28_public_29_" draw:layer="layout" draw:line-skew="-0.92cm" svg:x1="48.303cm" svg:y1="55.622cm" svg:x2="46.934cm" svg:y2="49.322cm" draw:start-shape="id1680" draw:start-glue-point="0" draw:end-shape="id1673" draw:end-glue-point="6" svg:d="m48303 55622v-4070h-1369v-2230">
          <text:p/>
        </draw:connector>
        <draw:connector draw:style-name="inheritance_20__28_public_29_" draw:layer="layout" draw:line-skew="-0.648cm" svg:x1="49.559cm" svg:y1="54.352cm" svg:x2="47.934cm" svg:y2="49.322cm" draw:start-shape="id1681" draw:start-glue-point="0" draw:end-shape="id1673" draw:end-glue-point="10" svg:d="m49559 54352v-3163h-1625v-1867">
          <text:p/>
        </draw:connector>
        <draw:connector draw:style-name="inheritance_20__28_public_29_" draw:layer="layout" draw:line-skew="-1.658cm" svg:x1="50.947cm" svg:y1="55.647cm" svg:x2="49.09cm" svg:y2="49.322cm" draw:start-shape="id1682" draw:start-glue-point="0" draw:end-shape="id1673" draw:end-glue-point="7" svg:d="m50947 55647v-4820h-1857v-1505">
          <text:p/>
        </draw:connector>
        <draw:connector draw:style-name="data_20_member_20__28_pointer_29_" draw:text-style-name="P2" draw:layer="layout" draw:line-skew="1.435cm" svg:x1="55.715cm" svg:y1="42.259cm" svg:x2="61.158cm" svg:y2="44.295cm" draw:start-shape="id1660" draw:start-glue-point="1" draw:end-shape="id1666"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683" draw:start-glue-point="4" draw:end-shape="id1684" draw:end-glue-point="5" svg:d="m56892 67587v-14125h46987v-14125">
          <text:p/>
        </draw:connector>
        <draw:connector draw:style-name="inheritance_20__28_public_29_" draw:layer="layout" svg:x1="75.429cm" svg:y1="66.242cm" svg:x2="69.176cm" svg:y2="11.292cm" draw:start-shape="id1685" draw:start-glue-point="5" draw:end-shape="id1686" draw:end-glue-point="16" svg:d="m75429 66242v-27475h-6253v-27475">
          <text:p/>
        </draw:connector>
        <draw:custom-shape draw:style-name="gr1" draw:text-style-name="P1" draw:id="id1687"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688"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687" draw:start-glue-point="4" draw:end-shape="id1688" svg:d="m37219 46690v-1257h-3618v-1257">
          <text:p/>
        </draw:connector>
        <draw:custom-shape draw:style-name="gr1" draw:text-style-name="P1" draw:id="id1689"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687" draw:start-glue-point="5" draw:end-shape="id1689" draw:end-glue-point="2" svg:d="m38519 46690v-726h2897v-726">
          <text:p/>
        </draw:connector>
        <draw:custom-shape draw:style-name="uno_20_service" draw:id="id1690"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687" draw:start-glue-point="0" draw:end-shape="id1690" draw:end-glue-point="2" svg:d="m37851 46690v-2929h2759v-1167">
          <text:p/>
        </draw:connector>
        <draw:custom-shape draw:style-name="gr1" draw:text-style-name="P1" draw:id="id1694"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695"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686"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691"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686" draw:start-glue-point="4" draw:end-shape="id1691" draw:end-glue-point="5" svg:d="m71597 10644v-2082h-449v-2084">
          <text:p/>
        </draw:connector>
        <draw:custom-shape draw:style-name="gr2" draw:id="id1692"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691" draw:start-glue-point="0" draw:end-shape="id1692" draw:end-glue-point="2" svg:d="m71720 5909v-765h-375v-763">
          <text:p/>
        </draw:connector>
        <draw:custom-shape draw:style-name="gr2" draw:id="id1693"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686" draw:start-glue-point="5" draw:end-shape="id1693" draw:end-glue-point="2" svg:d="m85020 10644v-1735h10333v-1735">
          <text:p/>
        </draw:connector>
        <draw:connector draw:style-name="inheritance_20__28_public_29_" draw:layer="layout" svg:x1="82.172cm" svg:y1="29.1cm" svg:x2="82.952cm" svg:y2="26.738cm" draw:start-shape="id1694" draw:start-glue-point="5" draw:end-shape="id1695" draw:end-glue-point="4" svg:d="m82172 29100v-1181h780v-1181">
          <text:p/>
        </draw:connector>
        <draw:custom-shape draw:style-name="gr2" draw:id="id1696"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694" draw:start-glue-point="4" draw:end-shape="id1696" draw:end-glue-point="2" svg:d="m81241 29100v-700h-2035v-699">
          <text:p/>
        </draw:connector>
        <draw:connector draw:style-name="inheritance_20__28_public_29_" draw:layer="layout" svg:x1="84.533cm" svg:y1="26.093cm" svg:x2="85.313cm" svg:y2="11.292cm" draw:start-shape="id1695" draw:start-glue-point="5" draw:end-shape="id1686" draw:end-glue-point="11" svg:d="m84533 26093v-7401h780v-7400">
          <text:p/>
        </draw:connector>
        <draw:custom-shape draw:style-name="gr2" draw:id="id1697"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695" draw:start-glue-point="6" draw:end-shape="id1697" draw:end-glue-point="2" svg:d="m88237 26093v-790h129v-790">
          <text:p/>
        </draw:connector>
        <draw:custom-shape draw:style-name="gr1" draw:text-style-name="P1" draw:id="id1698"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698" draw:start-glue-point="0" draw:end-shape="id1695" draw:end-glue-point="7" svg:d="m83169 32599v-2930h508v-2931">
          <text:p/>
        </draw:connector>
        <draw:custom-shape draw:style-name="gr1" draw:text-style-name="P1" draw:id="id1699"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699" draw:start-glue-point="4" draw:end-shape="id1695" draw:end-glue-point="8" svg:d="m85077 34854v-4057h-778v-4059">
          <text:p/>
        </draw:connector>
        <draw:custom-shape draw:style-name="gr2" draw:id="id1700"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699" draw:start-glue-point="5" draw:end-shape="id1700" draw:end-glue-point="2" svg:d="m86319 34854v-661h1296v-661">
          <text:p/>
        </draw:connector>
        <draw:custom-shape draw:style-name="gr1" draw:text-style-name="P1" draw:id="id1701"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701" draw:start-glue-point="4" draw:end-shape="id1695" draw:end-glue-point="9" svg:d="m87021 31200v-1348h-2151v-3114">
          <text:p/>
        </draw:connector>
        <draw:custom-shape draw:style-name="gr2" draw:id="id1702"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701" draw:start-glue-point="5" draw:end-shape="id1702" draw:end-glue-point="2" svg:d="m88237 31200v-557h1478v-558">
          <text:p/>
        </draw:connector>
        <draw:custom-shape draw:style-name="gr1" draw:text-style-name="P1" draw:id="id1703"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684"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704"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703" draw:start-glue-point="5" draw:end-shape="id1684" draw:end-glue-point="2" svg:d="m101897 40349v-506h1061v-506">
          <text:p/>
        </draw:connector>
        <draw:connector draw:style-name="inheritance_20__28_public_29_" draw:layer="layout" svg:x1="100.499cm" svg:y1="40.349cm" svg:x2="95.107cm" svg:y2="36.098cm" draw:start-shape="id1703" draw:start-glue-point="4" draw:end-shape="id1704" draw:end-glue-point="7" svg:d="m100499 40349v-2126h-5392v-2125">
          <text:p/>
        </draw:connector>
        <draw:custom-shape draw:style-name="gr1" draw:text-style-name="P1" draw:id="id1705"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706"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705" draw:start-glue-point="5" draw:end-shape="id1703" draw:end-glue-point="6" svg:d="m100911 46491v-2761h-360v-2762">
          <text:p/>
        </draw:connector>
        <draw:connector draw:style-name="inheritance_20__28_public_29_" draw:layer="layout" svg:x1="102.157cm" svg:y1="45.246cm" svg:x2="101.974cm" svg:y2="40.968cm" draw:start-shape="id1706" draw:start-glue-point="4" draw:end-shape="id1703" draw:end-glue-point="7" svg:d="m102157 45246v-2138h-183v-2140">
          <text:p/>
        </draw:connector>
        <draw:custom-shape draw:style-name="gr2" draw:id="id1707"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684" draw:start-glue-point="0" draw:end-shape="id1707" draw:end-glue-point="2" svg:d="m102958 38715v-453h1751v-454">
          <text:p/>
        </draw:connector>
        <draw:custom-shape draw:style-name="gr2" draw:id="id1708"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705" draw:start-glue-point="4" draw:end-shape="id1708" draw:end-glue-point="2" svg:d="m100032 46491v-571h-1374v-570">
          <text:p/>
        </draw:connector>
        <draw:custom-shape draw:style-name="gr2" draw:id="id1709"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706" draw:start-glue-point="5" draw:end-shape="id1709" draw:end-glue-point="2" svg:d="m103503 45246v-1152h1219v-1151">
          <text:p/>
        </draw:connector>
        <draw:connector draw:style-name="inheritance_20__28_public_29_" draw:layer="layout" svg:x1="93.812cm" svg:y1="35.502cm" svg:x2="94.923cm" svg:y2="11.292cm" draw:start-shape="id1704" draw:start-glue-point="4" draw:end-shape="id1686" draw:end-glue-point="8" svg:d="m93812 35502v-12105h1111v-12105">
          <text:p/>
        </draw:connector>
        <draw:custom-shape draw:style-name="gr2" draw:id="id1710"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704" draw:start-glue-point="5" draw:end-shape="id1710" draw:end-glue-point="2" svg:d="m95003 35502v-869h2178v-868">
          <text:p/>
        </draw:connector>
        <draw:custom-shape draw:style-name="gr1" draw:text-style-name="P1" draw:id="id1711"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711" draw:start-glue-point="0" draw:end-shape="id1704" draw:end-glue-point="6" svg:d="m93306 39854v-1878h507v-1878">
          <text:p/>
        </draw:connector>
        <draw:custom-shape draw:style-name="gr2" draw:id="id1713"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712" draw:start-glue-point="4" draw:end-shape="id1713" svg:d="m77811 16632v-596h-1302v-596">
          <text:p/>
        </draw:connector>
        <draw:connector draw:style-name="inheritance_20__28_public_29_" draw:layer="layout" svg:x1="79.507cm" svg:y1="16.632cm" svg:x2="80.107cm" svg:y2="11.292cm" draw:start-shape="id1712" draw:start-glue-point="5" draw:end-shape="id1686" draw:end-glue-point="2" svg:d="m79507 16632v-2670h600v-2670">
          <text:p/>
        </draw:connector>
        <draw:custom-shape draw:style-name="gr1" draw:text-style-name="P1" draw:id="id1714"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715"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714" draw:start-glue-point="5" draw:end-shape="id1715" draw:end-glue-point="2" svg:d="m78623 23500v-428h1633v-429">
          <text:p/>
        </draw:connector>
        <draw:custom-shape draw:style-name="gr1" draw:text-style-name="P3" draw:id="id1716"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716" draw:start-glue-point="4" draw:end-shape="id1717" draw:end-glue-point="2" svg:d="m80724 20493v-646h-1646v-647">
          <text:p/>
        </draw:connector>
        <draw:connector draw:style-name="inheritance_20__28_public_29_" draw:layer="layout" svg:x1="81.915cm" svg:y1="20.493cm" svg:x2="82.231cm" svg:y2="11.292cm" draw:start-shape="id1716" draw:start-glue-point="5" draw:end-shape="id1686" draw:end-glue-point="12" svg:d="m81915 20493v-4600h316v-4601">
          <text:p/>
        </draw:connector>
        <draw:custom-shape draw:style-name="gr1" draw:text-style-name="P1" draw:id="id1718"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718" draw:start-glue-point="4" draw:end-shape="id1686" draw:end-glue-point="7" svg:d="m101541 15778v-2243h-2875v-2243">
          <text:p/>
        </draw:connector>
        <draw:custom-shape draw:style-name="gr2" draw:id="id1719"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718" draw:start-glue-point="5" draw:end-shape="id1719" draw:end-glue-point="2" svg:d="m102745 15778v-973h2766v-972">
          <text:p/>
        </draw:connector>
        <draw:custom-shape draw:style-name="gr1" draw:text-style-name="P1" draw:id="id1720"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717"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720" draw:start-glue-point="4" draw:end-shape="id1686" draw:end-glue-point="10" svg:d="m87874 21272v-6715h300v-3265">
          <text:p/>
        </draw:connector>
        <draw:custom-shape draw:style-name="gr2" draw:id="id1721"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720" draw:start-glue-point="5" draw:end-shape="id1721" draw:end-glue-point="2" svg:d="m88925 21272v-545h2267v-545">
          <text:p/>
        </draw:connector>
        <draw:custom-shape draw:style-name="gr1" draw:text-style-name="P1" draw:id="id1722"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722" draw:start-glue-point="4" draw:end-shape="id1718" draw:end-glue-point="6" svg:d="m98866 23631v-4665h2676v-2592">
          <text:p/>
        </draw:connector>
        <draw:custom-shape draw:style-name="gr2" draw:id="id1723"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722" draw:start-glue-point="5" draw:end-shape="id1723" draw:end-glue-point="2" svg:d="m100105 23631v-402h1377v-402">
          <text:p/>
        </draw:connector>
        <draw:custom-shape draw:style-name="gr1" draw:text-style-name="P1" draw:id="id1724"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724" draw:start-glue-point="4" draw:end-shape="id1718" draw:end-glue-point="2" svg:d="m104238 18940v-1283h-2043v-1283">
          <text:p/>
        </draw:connector>
        <draw:custom-shape draw:style-name="gr2" draw:id="id1725"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724" draw:start-glue-point="5" draw:end-shape="id1725" draw:end-glue-point="2" svg:d="m105441 18940v-894h1212v-895">
          <text:p/>
        </draw:connector>
        <draw:custom-shape draw:style-name="gr1" draw:text-style-name="P1" draw:id="id1726"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726" draw:start-glue-point="0" draw:end-shape="id1724" draw:end-glue-point="2" svg:d="m109025 21013v-738h-4134v-739">
          <text:p/>
        </draw:connector>
        <draw:custom-shape draw:style-name="gr1" draw:text-style-name="P1" draw:id="id1727"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727" draw:start-glue-point="4" draw:end-shape="id1726" draw:end-glue-point="8" svg:d="m99351 31354v-5858h5716v-3887">
          <text:p/>
        </draw:connector>
        <draw:custom-shape draw:style-name="gr2" draw:id="id1728"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727" draw:start-glue-point="5" draw:end-shape="id1728" draw:end-glue-point="2" svg:d="m101616 31354v-269h214v-269">
          <text:p/>
        </draw:connector>
        <draw:custom-shape draw:style-name="gr1" draw:text-style-name="P1" draw:id="id1729"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730"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729" draw:start-glue-point="5" draw:end-shape="id1730" draw:end-glue-point="2" svg:d="m103923 29065v-216h240v-217">
          <text:p/>
        </draw:connector>
        <draw:connector draw:style-name="inheritance_20__28_public_29_" draw:layer="layout" draw:line-skew="1.326cm" svg:x1="101.658cm" svg:y1="29.065cm" svg:x2="106.489cm" svg:y2="21.609cm" draw:start-shape="id1729" draw:start-glue-point="4" draw:end-shape="id1726" draw:end-glue-point="6" svg:d="m101658 29065v-2402h4831v-5054">
          <text:p/>
        </draw:connector>
        <draw:custom-shape draw:style-name="gr1" draw:text-style-name="P1" draw:id="id1731"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732"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731" draw:start-glue-point="5" draw:end-shape="id1732" draw:end-glue-point="2" svg:d="m109960 34328v-216h-49v-217">
          <text:p/>
        </draw:connector>
        <draw:connector draw:style-name="inheritance_20__28_public_29_" draw:layer="layout" draw:line-skew="-1.072cm" svg:x1="107.232cm" svg:y1="34.328cm" svg:x2="107.86cm" svg:y2="21.609cm" draw:start-shape="id1731" draw:start-glue-point="4" draw:end-shape="id1726" draw:end-glue-point="9" svg:d="m107232 34328v-7431h628v-5288">
          <text:p/>
        </draw:connector>
        <draw:custom-shape draw:style-name="gr1" draw:text-style-name="P1" draw:id="id1733"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734"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733" draw:start-glue-point="5" draw:end-shape="id1734" draw:end-glue-point="2" svg:d="m112006 31787v-268h-24v-268">
          <text:p/>
        </draw:connector>
        <draw:connector draw:style-name="inheritance_20__28_public_29_" draw:layer="layout" draw:line-skew="-0.696cm" svg:x1="109.278cm" svg:y1="31.787cm" svg:x2="109.025cm" svg:y2="21.609cm" draw:start-shape="id1733" draw:start-glue-point="4" draw:end-shape="id1726" draw:end-glue-point="2" svg:d="m109278 31787v-5785h-253v-4393">
          <text:p/>
        </draw:connector>
        <draw:custom-shape draw:style-name="gr1" draw:text-style-name="P1" draw:id="id1735"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736"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735" draw:start-glue-point="5" draw:end-shape="id1736" draw:end-glue-point="2" svg:d="m113770 28986v-281h114v-281">
          <text:p/>
        </draw:connector>
        <draw:connector draw:style-name="inheritance_20__28_public_29_" draw:layer="layout" draw:line-skew="-0.19cm" svg:x1="111.042cm" svg:y1="28.986cm" svg:x2="110.343cm" svg:y2="21.609cm" draw:start-shape="id1735" draw:start-glue-point="4" draw:end-shape="id1726" draw:end-glue-point="10" svg:d="m111042 28986v-3878h-699v-3499">
          <text:p/>
        </draw:connector>
        <draw:custom-shape draw:style-name="gr1" draw:text-style-name="P1" draw:id="id1737"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738"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737" draw:start-glue-point="5" draw:end-shape="id1738" draw:end-glue-point="2" svg:d="m116466 26499v-281h23v-281">
          <text:p/>
        </draw:connector>
        <draw:connector draw:style-name="inheritance_20__28_public_29_" draw:layer="layout" svg:x1="113.738cm" svg:y1="26.499cm" svg:x2="112.831cm" svg:y2="21.609cm" draw:start-shape="id1737" draw:start-glue-point="4" draw:end-shape="id1726" draw:end-glue-point="11" svg:d="m113738 26499v-2445h-907v-2445">
          <text:p/>
        </draw:connector>
        <draw:custom-shape draw:style-name="gr1" draw:text-style-name="P1" draw:id="id1739"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739" draw:start-glue-point="0" draw:end-shape="id1686"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772"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741"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740"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740" draw:start-glue-point="0" draw:end-shape="id1741" draw:end-glue-point="2" svg:d="m17705 19149v-5390h376v-5391">
          <text:p/>
        </draw:connector>
        <draw:custom-shape draw:style-name="gr1" draw:text-style-name="P1" draw:id="id1742"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743"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744"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742" draw:start-glue-point="0" draw:end-shape="id1740" draw:end-glue-point="9" svg:d="m11628 20886v-570h3979v-571">
          <text:p/>
        </draw:connector>
        <draw:connector draw:style-name="inheritance_20__28_public_29_" draw:layer="layout" svg:x1="17.874cm" svg:y1="24.8cm" svg:x2="17.705cm" svg:y2="19.745cm" draw:start-shape="id1743" draw:start-glue-point="0" draw:end-shape="id1740" draw:end-glue-point="2" svg:d="m17874 24800v-2527h-169v-2528">
          <text:p/>
        </draw:connector>
        <draw:connector draw:style-name="inheritance_20__28_public_29_" draw:layer="layout" svg:x1="21.632cm" svg:y1="23.375cm" svg:x2="18.921cm" svg:y2="19.745cm" draw:start-shape="id1744" draw:start-glue-point="0" draw:end-shape="id1740" draw:end-glue-point="5" svg:d="m21632 23375v-1815h-2711v-1815">
          <text:p/>
        </draw:connector>
        <draw:custom-shape draw:style-name="gr1" draw:text-style-name="P1" draw:id="id1745"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745" draw:start-glue-point="0" draw:end-shape="id1743" draw:end-glue-point="2" svg:d="m17899 26510v-557h-25v-557">
          <text:p/>
        </draw:connector>
        <draw:custom-shape draw:style-name="gr1" draw:text-style-name="P1" draw:id="id1799"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746"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746" draw:start-glue-point="0" draw:end-shape="id1740" draw:end-glue-point="6" svg:d="m23550 21922v-1089h-4083v-1088">
          <text:p/>
        </draw:connector>
        <draw:custom-shape draw:style-name="gr1" draw:text-style-name="P1" draw:id="id1747"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748"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749"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747" draw:start-glue-point="0" draw:end-shape="id1746" draw:end-glue-point="4" svg:d="m24224 26485v-2023h-1153v-2023">
          <text:p/>
        </draw:connector>
        <draw:connector draw:style-name="inheritance_20__28_public_29_" draw:layer="layout" svg:x1="25.637cm" svg:y1="25.059cm" svg:x2="23.55cm" svg:y2="22.441cm" draw:start-shape="id1748" draw:start-glue-point="0" draw:end-shape="id1746" draw:end-glue-point="2" svg:d="m25637 25059v-1310h-2087v-1308">
          <text:p/>
        </draw:connector>
        <draw:connector draw:style-name="inheritance_20__28_public_29_" draw:layer="layout" svg:x1="27.036cm" svg:y1="23.79cm" svg:x2="24.054cm" svg:y2="22.439cm" draw:start-shape="id1749" draw:start-glue-point="0" draw:end-shape="id1746" draw:end-glue-point="5" svg:d="m27036 23790v-675h-2982v-676">
          <text:p/>
        </draw:connector>
        <draw:custom-shape draw:style-name="gr1" draw:text-style-name="P1" draw:id="id1750"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751"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752"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754"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753"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756"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757"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755"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758"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0" draw:text-style-name="P2" draw:layer="layout" svg:width="0.052cm" svg:height="1.187cm" svg:x="34.548cm" svg:y="32.138cm">
          <draw:text-box>
            <text:p/>
          </draw:text-box>
        </draw:frame>
        <draw:custom-shape draw:style-name="gr1" draw:text-style-name="P1" draw:id="id1759"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750" draw:start-glue-point="0" draw:end-shape="id1747" draw:end-glue-point="4" svg:d="m19017 31480v-2238h2440v-2240">
          <text:p/>
        </draw:connector>
        <draw:connector draw:style-name="inheritance_20__28_public_29_" draw:layer="layout" svg:x1="20.716cm" svg:y1="32.439cm" svg:x2="21.937cm" svg:y2="27.002cm" draw:start-shape="id1751" draw:start-glue-point="0" draw:end-shape="id1747" draw:end-glue-point="5" svg:d="m20716 32439v-2718h1221v-2719">
          <text:p/>
        </draw:connector>
        <draw:connector draw:style-name="inheritance_20__28_public_29_" draw:layer="layout" svg:x1="22.084cm" svg:y1="31.503cm" svg:x2="22.369cm" svg:y2="27.002cm" draw:start-shape="id1752" draw:start-glue-point="0" draw:end-shape="id1747" draw:end-glue-point="6" svg:d="m22084 31503v-2250h285v-2251">
          <text:p/>
        </draw:connector>
        <draw:connector draw:style-name="inheritance_20__28_public_29_" draw:layer="layout" svg:x1="23.448cm" svg:y1="32.548cm" svg:x2="22.795cm" svg:y2="27.002cm" draw:start-shape="id1753" draw:start-glue-point="0" draw:end-shape="id1747" draw:end-glue-point="7" svg:d="m23448 32548v-2772h-653v-2774">
          <text:p/>
        </draw:connector>
        <draw:connector draw:style-name="inheritance_20__28_public_29_" draw:layer="layout" svg:x1="24.591cm" svg:y1="31.727cm" svg:x2="23.245cm" svg:y2="27.002cm" draw:start-shape="id1754" draw:start-glue-point="0" draw:end-shape="id1747" draw:end-glue-point="8" svg:d="m24591 31727v-2362h-1346v-2363">
          <text:p/>
        </draw:connector>
        <draw:connector draw:style-name="inheritance_20__28_public_29_" draw:layer="layout" svg:x1="26.705cm" svg:y1="31.288cm" svg:x2="23.743cm" svg:y2="27.002cm" draw:start-shape="id1755" draw:start-glue-point="0" draw:end-shape="id1747" draw:end-glue-point="9" svg:d="m26705 31288v-2142h-2962v-2144">
          <text:p/>
        </draw:connector>
        <draw:connector draw:style-name="inheritance_20__28_public_29_" draw:layer="layout" svg:x1="27.814cm" svg:y1="30.437cm" svg:x2="24.224cm" svg:y2="27.004cm" draw:start-shape="id1756" draw:start-glue-point="0" draw:end-shape="id1747" draw:end-glue-point="2" svg:d="m27814 30437v-1717h-3590v-1716">
          <text:p/>
        </draw:connector>
        <draw:connector draw:style-name="inheritance_20__28_public_29_" draw:layer="layout" svg:x1="28.895cm" svg:y1="29.453cm" svg:x2="24.629cm" svg:y2="27.002cm" draw:start-shape="id1757" draw:end-shape="id1747" draw:end-glue-point="10" svg:d="m28895 29453v-1225h-4266v-1226">
          <text:p/>
        </draw:connector>
        <draw:connector draw:style-name="inheritance_20__28_public_29_" draw:layer="layout" svg:x1="29.95cm" svg:y1="31.063cm" svg:x2="25.067cm" svg:y2="27.002cm" draw:start-shape="id1758" draw:start-glue-point="0" draw:end-shape="id1747" draw:end-glue-point="11" svg:d="m29950 31063v-2030h-4883v-2031">
          <text:p/>
        </draw:connector>
        <draw:connector draw:style-name="inheritance_20__28_public_29_" draw:layer="layout" svg:x1="31.177cm" svg:y1="29.42cm" svg:x2="25.523cm" svg:y2="27.002cm" draw:start-shape="id1759" draw:start-glue-point="0" draw:end-shape="id1747" draw:end-glue-point="12" svg:d="m31177 29420v-1208h-5654v-1210">
          <text:p/>
        </draw:connector>
        <draw:custom-shape draw:style-name="gr1" draw:text-style-name="P1" draw:id="id1760"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760" draw:start-glue-point="0" draw:end-shape="id1750" draw:end-glue-point="2" svg:d="m18634 33793v-911h383v-910">
          <text:p/>
        </draw:connector>
        <draw:custom-shape draw:style-name="gr1" draw:text-style-name="P1" draw:id="id1761"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761" draw:start-glue-point="0" draw:end-shape="id1740" draw:end-glue-point="4" svg:d="m13477 22830v-1542h2828v-1543">
          <text:p/>
        </draw:connector>
        <draw:custom-shape draw:style-name="gr1" draw:text-style-name="P1" draw:id="id1764"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763"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762"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762" draw:start-glue-point="0" draw:end-shape="id1761" draw:end-glue-point="5" svg:d="m15059 25137v-895h-1064v-894">
          <text:p/>
        </draw:connector>
        <draw:connector draw:style-name="inheritance_20__28_public_29_" draw:layer="layout" svg:x1="12.751cm" svg:y1="25.837cm" svg:x2="13.477cm" svg:y2="23.348cm" draw:start-shape="id1763" draw:start-glue-point="0" draw:end-shape="id1761" draw:end-glue-point="2" svg:d="m12751 25837v-1245h726v-1244">
          <text:p/>
        </draw:connector>
        <draw:connector draw:style-name="inheritance_20__28_public_29_" draw:layer="layout" svg:x1="11.377cm" svg:y1="24.825cm" svg:x2="12.96cm" svg:y2="23.348cm" draw:start-shape="id1764" draw:start-glue-point="0" draw:end-shape="id1761" draw:end-glue-point="4" svg:d="m11377 24825v-739h1583v-738">
          <text:p/>
        </draw:connector>
        <draw:custom-shape draw:style-name="gr1" draw:text-style-name="P1" draw:id="id1765"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766"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765" draw:start-glue-point="4" draw:end-shape="id1762" draw:end-glue-point="4" svg:d="m10418 31489v-1777h4175v-4032">
          <text:p/>
        </draw:connector>
        <draw:connector draw:style-name="inheritance_20__28_public_29_" draw:layer="layout" draw:line-skew="1.71cm" svg:x1="14.047cm" svg:y1="31.539cm" svg:x2="15.55cm" svg:y2="25.68cm" draw:start-shape="id1766" draw:start-glue-point="4" draw:end-shape="id1762" draw:end-glue-point="5" svg:d="m14047 31539v-1219h1503v-4640">
          <text:p/>
        </draw:connector>
        <draw:custom-shape draw:style-name="gr1" draw:text-style-name="P1" draw:id="id1768"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767"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769"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767" draw:start-glue-point="0" draw:end-shape="id1768" draw:end-glue-point="4" svg:d="m8177 27702v-557h740v-557">
          <text:p/>
        </draw:connector>
        <draw:connector draw:style-name="inheritance_20__28_public_29_" draw:layer="layout" svg:x1="11.378cm" svg:y1="27.702cm" svg:x2="10.211cm" svg:y2="26.588cm" draw:start-shape="id1769" draw:start-glue-point="0" draw:end-shape="id1768" draw:end-glue-point="5" svg:d="m11378 27702v-557h-1167v-557">
          <text:p/>
        </draw:connector>
        <draw:connector draw:style-name="inheritance_20__28_public_29_" draw:layer="layout" svg:x1="9.487cm" svg:y1="31.489cm" svg:x2="8.177cm" svg:y2="28.298cm" draw:start-shape="id1765" draw:start-glue-point="5" draw:end-shape="id1767" draw:end-glue-point="2" svg:d="m9487 31489v-1596h-1310v-1595">
          <text:p/>
        </draw:connector>
        <draw:connector draw:style-name="inheritance_20__28_public_29_" draw:layer="layout" draw:line-skew="-0.583cm" svg:x1="12.935cm" svg:y1="31.539cm" svg:x2="11.378cm" svg:y2="28.298cm" draw:start-shape="id1766" draw:start-glue-point="5" draw:end-shape="id1769" draw:end-glue-point="2" svg:d="m12935 31539v-2204h-1557v-1037">
          <text:p/>
        </draw:connector>
        <draw:custom-shape draw:style-name="gr1" draw:text-style-name="P1" draw:id="id1770"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770" draw:start-glue-point="0" draw:end-shape="id1740" draw:end-glue-point="8" svg:d="m16329 22208v-389h548v-2074">
          <text:p/>
        </draw:connector>
        <draw:custom-shape draw:style-name="gr1" draw:text-style-name="P1" draw:id="id1771"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771" draw:start-glue-point="4" draw:end-shape="id1772" draw:end-glue-point="2" svg:d="m10157 11762v-3396h4957v-3395">
          <text:p/>
        </draw:connector>
        <draw:connector draw:style-name="inheritance_20__28_public_29_" draw:layer="layout" svg:x1="10.86cm" svg:y1="11.762cm" svg:x2="17.518cm" svg:y2="8.368cm" draw:start-shape="id1771" draw:start-glue-point="5" draw:end-shape="id1741" draw:end-glue-point="4" svg:d="m10860 11762v-1697h6658v-1697">
          <text:p/>
        </draw:connector>
        <draw:custom-shape draw:style-name="gr1" draw:text-style-name="P1" draw:id="id1773"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773" draw:start-glue-point="0" draw:end-shape="id1740" draw:end-glue-point="7" svg:d="m19322 22492v-467h-1073v-2280">
          <text:p/>
        </draw:connector>
        <draw:custom-shape draw:style-name="gr1" draw:text-style-name="P1" draw:id="id1775"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774"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776"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774" draw:start-glue-point="0" draw:end-shape="id1775" draw:end-glue-point="4" svg:d="m42653 25830v-660h740v-661">
          <text:p/>
        </draw:connector>
        <draw:connector draw:style-name="inheritance_20__28_public_29_" draw:layer="layout" svg:x1="45.038cm" svg:y1="25.779cm" svg:x2="44.272cm" svg:y2="24.509cm" draw:start-shape="id1776" draw:start-glue-point="0" draw:end-shape="id1775" draw:end-glue-point="5" svg:d="m45038 25779v-635h-766v-635">
          <text:p/>
        </draw:connector>
        <draw:custom-shape draw:style-name="gr1" draw:text-style-name="P1" draw:id="id1777"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778"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777" draw:start-glue-point="0" draw:end-shape="id1776" draw:end-glue-point="4" svg:d="m44306 27442v-546h462v-547">
          <text:p/>
        </draw:connector>
        <draw:connector draw:style-name="inheritance_20__28_public_29_" draw:layer="layout" svg:x1="46.022cm" svg:y1="27.464cm" svg:x2="45.314cm" svg:y2="26.349cm" draw:start-shape="id1778" draw:start-glue-point="0" draw:end-shape="id1776"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781"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780"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779"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779" draw:start-glue-point="0" draw:end-shape="id1780" draw:end-glue-point="2" svg:d="m62861 66834v-1748h215v-1748">
          <text:p/>
        </draw:connector>
        <draw:connector draw:style-name="inheritance_20__28_public_29_" draw:layer="layout" draw:line-skew="-0.401cm" svg:x1="63.076cm" svg:y1="62.69cm" svg:x2="69.785cm" svg:y2="59.897cm" draw:start-shape="id1780" draw:start-glue-point="0" draw:end-shape="id1781" draw:end-glue-point="6" svg:d="m63076 62690v-1396h6709v-1397">
          <text:p/>
        </draw:connector>
        <draw:custom-shape draw:style-name="gr2" draw:id="id1782"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781" draw:start-glue-point="4" draw:end-shape="id1782" svg:d="m69798 58415v-1374h-1581v-1373">
          <text:p/>
        </draw:connector>
        <draw:custom-shape draw:style-name="gr1" draw:text-style-name="P1" draw:id="id1783"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784"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783" draw:start-glue-point="0" draw:end-shape="id1784" draw:end-glue-point="2" svg:d="m73283 54579v-609h1478v-610">
          <text:p/>
        </draw:connector>
        <draw:connector draw:style-name="inheritance_20__28_public_29_" draw:layer="layout" draw:line-skew="-0.687cm" svg:x1="70.392cm" svg:y1="58.415cm" svg:x2="73.283cm" svg:y2="55.123cm" draw:start-shape="id1781" draw:start-glue-point="0" draw:end-shape="id1783" draw:end-glue-point="2" svg:d="m70392 58415v-2333h2891v-959">
          <text:p/>
        </draw:connector>
        <draw:custom-shape draw:style-name="gr5" draw:id="id1785"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781" draw:start-glue-point="5" draw:end-shape="id1785" draw:end-glue-point="2" svg:d="m70937 58415v-622h1919v-622">
          <text:p/>
        </draw:connector>
        <draw:custom-shape draw:style-name="gr1" draw:text-style-name="P3" draw:id="id1786"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786" draw:start-glue-point="0" draw:end-shape="id1781" draw:end-glue-point="2" svg:d="m70900 62406v-891h-508v-1618">
          <text:p/>
        </draw:connector>
        <draw:custom-shape draw:style-name="gr1" draw:text-style-name="P1" draw:id="id1787"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787" draw:start-glue-point="0" draw:end-shape="id1781" draw:end-glue-point="7" svg:d="m73998 62381v-1242h-2945v-1242">
          <text:p/>
        </draw:connector>
        <draw:custom-shape draw:style-name="gr1" draw:text-style-name="P1" draw:id="id1788"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789"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685"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790"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788" draw:start-glue-point="0" draw:end-shape="id1786" draw:end-glue-point="4" svg:d="m69033 66501v-2733h1103v-714">
          <text:p/>
        </draw:connector>
        <draw:connector draw:style-name="inheritance_20__28_public_29_" draw:layer="layout" svg:x1="70.16cm" svg:y1="65.18cm" svg:x2="70.539cm" svg:y2="63.054cm" draw:start-shape="id1789" draw:start-glue-point="0" draw:end-shape="id1786" draw:end-glue-point="5" svg:d="m70160 65180v-1063h379v-1063">
          <text:p/>
        </draw:connector>
        <draw:connector draw:style-name="inheritance_20__28_public_29_" draw:layer="layout" svg:x1="74.42cm" svg:y1="66.242cm" svg:x2="71.181cm" svg:y2="63.054cm" draw:start-shape="id1685" draw:start-glue-point="4" draw:end-shape="id1786" draw:end-glue-point="6" svg:d="m74420 66242v-1594h-3239v-1594">
          <text:p/>
        </draw:connector>
        <draw:connector draw:style-name="inheritance_20__28_public_29_" draw:layer="layout" svg:x1="77.046cm" svg:y1="64.422cm" svg:x2="71.6cm" svg:y2="63.054cm" draw:start-shape="id1790" draw:start-glue-point="4" draw:end-shape="id1786" draw:end-glue-point="7" svg:d="m77046 64422v-684h-5446v-684">
          <text:p/>
        </draw:connector>
        <draw:custom-shape draw:style-name="gr5" draw:id="id1791"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792"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791" draw:start-glue-point="0" draw:end-shape="id1788" draw:end-glue-point="4" svg:d="m68307 68083v-467h500v-467">
          <text:p/>
        </draw:connector>
        <draw:connector draw:style-name="inheritance_20__28_public_29_" draw:layer="layout" svg:x1="69.72cm" svg:y1="68.082cm" svg:x2="69.258cm" svg:y2="67.149cm" draw:start-shape="id1792" draw:start-glue-point="0" draw:end-shape="id1788" draw:end-glue-point="5" svg:d="m69720 68082v-466h-462v-467">
          <text:p/>
        </draw:connector>
        <draw:custom-shape draw:style-name="gr1" draw:text-style-name="P1" draw:id="id1793"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793" draw:start-glue-point="0" draw:end-shape="id1791" draw:end-glue-point="2" svg:d="m67672 70389v-829h635v-829">
          <text:p/>
        </draw:connector>
        <draw:custom-shape draw:style-name="gr1" draw:text-style-name="P3" draw:id="id1712"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790" draw:start-glue-point="0" draw:end-shape="id1686" draw:end-glue-point="15" svg:d="m77697 64422v-26565h-6393v-26565">
          <text:p/>
        </draw:connector>
        <draw:custom-shape draw:style-name="gr2" draw:id="id1794"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790" draw:start-glue-point="5" draw:end-shape="id1794" draw:end-glue-point="2" svg:d="m78262 64422v-702h2774v-701">
          <text:p/>
        </draw:connector>
        <draw:custom-shape draw:style-name="gr1" draw:text-style-name="P1" draw:id="id1795"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772" draw:start-glue-point="1" draw:end-shape="id1795" draw:end-glue-point="3" svg:d="m16332 4659h1037v-248h1036">
          <text:p text:style-name="P2">pImpl</text:p>
        </draw:connector>
        <draw:custom-shape draw:style-name="gr1" draw:text-style-name="P1" draw:id="id1796"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741" draw:start-glue-point="1" draw:end-shape="id1796" draw:end-glue-point="3" svg:d="m19131 8070h1332v-1343h1331">
          <text:p text:style-name="P2">mpImpl</text:p>
        </draw:connector>
        <draw:custom-shape draw:style-name="gr1" draw:text-style-name="P1" draw:id="id1797"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797" draw:start-glue-point="0" draw:end-shape="id1796" draw:end-glue-point="4" svg:d="m21686 8733v-569h595v-568">
          <text:p/>
        </draw:connector>
        <draw:custom-shape draw:style-name="gr1" draw:text-style-name="P1" draw:id="id1798"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798" draw:start-glue-point="0" draw:end-shape="id1796" draw:end-glue-point="5" svg:d="m24235 8733v-569h-830v-568">
          <text:p/>
        </draw:connector>
        <draw:custom-shape draw:style-name="gr1" draw:text-style-name="P1" draw:id="id1800"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799" draw:start-glue-point="1" draw:end-shape="id1800" draw:end-glue-point="3" svg:d="m29658 22126h830v-336h830">
          <text:p text:style-name="P2">pImpl</text:p>
        </draw:connector>
        <draw:connector draw:style-name="local_20_usage_20__2f__20_return_20_type" draw:text-style-name="P2" draw:layer="layout" svg:x1="24.496cm" svg:y1="22.181cm" svg:x2="28.226cm" svg:y2="22.126cm" draw:start-shape="id1746" draw:start-glue-point="1" draw:end-shape="id1799" draw:end-glue-point="3" svg:d="m24496 22181h1865v-55h1865">
          <text:p text:style-name="P2">SetModeImage()</text:p>
        </draw:connector>
        <draw:custom-shape draw:style-name="gr2" draw:id="id1801"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800" draw:start-glue-point="1" draw:end-shape="id1801" draw:end-glue-point="3" svg:d="m33050 21790h1190v-214h1190">
          <text:p text:style-name="P2">mxGraphic</text:p>
        </draw:connector>
        <draw:custom-shape draw:style-name="gr1" draw:text-style-name="P1" draw:id="id1802"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802" draw:start-glue-point="4" draw:end-shape="id1798" draw:end-glue-point="6" svg:d="m25330 10513v-605h-555v-606">
          <text:p/>
        </draw:connector>
        <draw:custom-shape draw:style-name="gr2" draw:id="id1803"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802" draw:start-glue-point="5" draw:end-shape="id1803" draw:end-glue-point="2" svg:d="m26218 10513v-876h2526v-875">
          <text:p/>
        </draw:connector>
        <draw:custom-shape draw:style-name="gr1" draw:text-style-name="P1" draw:id="id1804"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804" draw:start-glue-point="0" draw:end-shape="id1802" draw:end-glue-point="7" svg:d="m29495 13713v-1312h-3241v-1313">
          <text:p/>
        </draw:connector>
        <draw:custom-shape draw:style-name="gr2" draw:id="id1805"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804" draw:start-glue-point="1" draw:end-shape="id1805" draw:end-glue-point="3" svg:d="m30921 14001h1645v-119h1646">
          <text:p text:style-name="P2">mxRadioButton</text:p>
        </draw:connector>
        <draw:custom-shape draw:style-name="gr1" draw:text-style-name="P1" draw:id="id1806"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806" draw:start-glue-point="0" draw:end-shape="id1802" draw:end-glue-point="6" svg:d="m23598 13660v-1286h1725v-1286">
          <text:p/>
        </draw:connector>
        <draw:custom-shape draw:style-name="gr1" draw:text-style-name="P1" draw:id="id1807"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807" draw:start-glue-point="0" draw:end-shape="id1802" draw:end-glue-point="2" svg:d="m26527 15137v-2024h-718v-2023">
          <text:p/>
        </draw:connector>
        <draw:custom-shape draw:style-name="gr2" draw:id="id1808"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807" draw:start-glue-point="1" draw:end-shape="id1808" draw:end-glue-point="3" svg:d="m27862 15425h1245v143h1245">
          <text:p text:style-name="P2">mxCheckBox</text:p>
        </draw:connector>
        <draw:custom-shape draw:style-name="gr2" draw:id="id1809"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802" draw:start-glue-point="1" draw:end-shape="id1809"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810"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811"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810" draw:start-glue-point="1" draw:end-shape="id1811" draw:end-glue-point="3" svg:d="m7439 15227h583v-143h583">
          <text:p/>
        </draw:connector>
        <draw:custom-shape draw:style-name="gr1" draw:text-style-name="P1" draw:id="id1812"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813"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814"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812" draw:start-glue-point="5" draw:end-shape="id1813" draw:end-glue-point="2" svg:d="m26144 48268v-453h2437v-453">
          <text:p/>
        </draw:connector>
        <draw:connector draw:style-name="inheritance_20__28_public_29_" draw:layer="layout" svg:x1="25.006cm" svg:y1="48.268cm" svg:x2="24.408cm" svg:y2="45.599cm" draw:start-shape="id1812" draw:start-glue-point="4" draw:end-shape="id1814" svg:d="m25006 48268v-1335h-598v-1334">
          <text:p/>
        </draw:connector>
        <draw:custom-shape draw:style-name="gr1" draw:text-style-name="P1" draw:id="id1815"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816"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815" draw:start-glue-point="0" draw:end-shape="id1816" svg:d="m87719 60748v-558h-764v-558">
          <text:p/>
        </draw:connector>
        <draw:custom-shape draw:style-name="gr1" draw:text-style-name="P1" draw:id="id1817"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815" draw:start-glue-point="4" draw:end-shape="id1817" draw:end-glue-point="7" svg:d="m88884 61624h1897v-1962h1897">
          <text:p text:style-name="P2">mpTopLevel</text:p>
        </draw:connector>
        <draw:custom-shape draw:style-name="gr2" draw:id="id1818"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815" draw:start-glue-point="7" draw:end-shape="id1818" draw:end-glue-point="5" svg:d="m88884 61995h4411v-1095h4410">
          <text:p text:style-name="P2">mxContainer</text:p>
        </draw:connector>
        <draw:connector draw:style-name="data_20_member_20__28_pointer_29_" draw:text-style-name="P2" draw:layer="layout" svg:x1="95.009cm" svg:y1="60.211cm" svg:x2="97.705cm" svg:y2="60.462cm" draw:start-shape="id1817" draw:start-glue-point="5" draw:end-shape="id1818"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819"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819" draw:start-glue-point="0" draw:end-shape="id1780"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820"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817" draw:start-glue-point="4" draw:end-shape="id1820"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821"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795" draw:start-glue-point="1" draw:end-shape="id1821" draw:end-glue-point="3" svg:d="m20841 4411h997v-110h997">
          <text:p text:style-name="P2">mxRoot</text:p>
        </draw:connector>
        <draw:rect draw:style-name="uno_20_interface" draw:id="id1822"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815" draw:end-shape="id1822" draw:end-glue-point="3" svg:d="m88886 62419h3694v-428h3694">
          <text:p text:style-name="P2">mxToolkit</text:p>
        </draw:connector>
        <draw:rect draw:style-name="class" draw:id="id1823"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815" draw:start-glue-point="9" draw:end-shape="id1823" draw:end-glue-point="5" svg:d="m88884 63754h4085v8332h4084">
          <text:p text:style-name="P2">initialize()</text:p>
        </draw:connector>
        <draw:rect draw:style-name="uno_20_interface" draw:id="id1824" draw:layer="layout" svg:width="4.51cm" svg:height="0.57cm" svg:x="95.96cm" svg:y="67.927cm">
          <text:p text:style-name="P2">com.sun.star.xml.input.XRoot</text:p>
        </draw:rect>
        <draw:connector draw:style-name="inheritance_20__28_public_29_" draw:layer="layout" svg:x1="98.31cm" svg:y1="71.062cm" svg:x2="98.215cm" svg:y2="68.497cm" draw:start-shape="id1823" draw:start-glue-point="0" draw:end-shape="id1824" draw:end-glue-point="2" svg:d="m98310 71062v-1282h-95v-1283">
          <text:p/>
        </draw:connector>
        <draw:custom-shape draw:style-name="gr3" draw:id="id1828"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827"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825"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826" draw:layer="layout" svg:width="5.132cm" svg:height="0.57cm" svg:x="102.328cm" svg:y="66.314cm">
          <text:p text:style-name="P2">com.sun.star.xml.input.XElement</text:p>
        </draw:rect>
        <draw:connector draw:style-name="inheritance_20__28_public_29_" draw:layer="layout" svg:x1="105.799cm" svg:y1="68.053cm" svg:x2="104.894cm" svg:y2="66.884cm" draw:start-shape="id1825" draw:start-glue-point="0" draw:end-shape="id1826" draw:end-glue-point="2" svg:d="m105799 68053v-585h-905v-584">
          <text:p/>
        </draw:connector>
        <draw:connector draw:style-name="inheritance_20__28_public_29_" draw:layer="layout" svg:x1="105.294cm" svg:y1="70.514cm" svg:x2="105.799cm" svg:y2="69.27cm" draw:start-shape="id1827" draw:start-glue-point="0" draw:end-shape="id1825" draw:end-glue-point="2" svg:d="m105294 70514v-622h505v-622">
          <text:p/>
        </draw:connector>
        <draw:connector draw:style-name="inheritance_20__28_public_29_" draw:layer="layout" svg:x1="105.258cm" svg:y1="72.717cm" svg:x2="105.294cm" svg:y2="71.162cm" draw:start-shape="id1828" draw:start-glue-point="0" draw:end-shape="id1827" draw:end-glue-point="2" svg:d="m105258 72717v-777h36v-778">
          <text:p/>
        </draw:connector>
        <draw:connector draw:style-name="local_20_usage_20__2f__20_return_20_type" draw:text-style-name="P2" draw:layer="layout" svg:x1="99.567cm" svg:y1="71.415cm" svg:x2="103.858cm" svg:y2="73.041cm" draw:start-shape="id1823" draw:start-glue-point="6" draw:end-shape="id1828" draw:end-glue-point="3" svg:d="m99567 71415h2146v1626h2145">
          <text:p text:style-name="P2">startRootElement()</text:p>
        </draw:connector>
        <draw:connector draw:style-name="data_20_member_20__28_pointer_29_" draw:text-style-name="P2" draw:layer="layout" svg:x1="106.938cm" svg:y1="68.975cm" svg:x2="97.053cm" svg:y2="71.39cm" draw:start-shape="id1825" draw:start-glue-point="5" draw:end-shape="id1823" draw:end-glue-point="4" svg:d="m106938 68975h501v1191h-10886v1224h500">
          <text:p text:style-name="P2">mpImport</text:p>
        </draw:connector>
        <draw:connector draw:style-name="data_20_member_20__28_pointer_29_" draw:layer="layout" svg:x1="106.577cm" svg:y1="70.838cm" svg:x2="92.678cm" svg:y2="60.258cm" draw:start-shape="id1827" draw:start-glue-point="1" draw:end-shape="id1817" draw:end-glue-point="6" svg:d="m106577 70838h500v-5345h-14900v-5235h501">
          <text:p/>
        </draw:connector>
        <draw:frame draw:style-name="gr51"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823" draw:start-glue-point="7" draw:end-shape="id1815" draw:end-glue-point="10" svg:d="m99567 72036h501v-4460h-14017v-3903h502">
          <text:p text:style-name="P2">mrRoot</text:p>
        </draw:connector>
        <draw:custom-shape draw:style-name="gr2" draw:id="id1829"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825" draw:start-glue-point="4" draw:end-shape="id1829" draw:end-glue-point="3" svg:d="m106938 68370h899v-20h897">
          <text:p/>
        </draw:connector>
        <draw:custom-shape draw:style-name="gr1" draw:text-style-name="P1" draw:id="id1683"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683" draw:start-glue-point="7" draw:end-shape="id1780" draw:end-glue-point="4" svg:d="m57585 67587v-2124h4754v-2125">
          <text:p/>
        </draw:connector>
        <draw:custom-shape draw:style-name="gr2" draw:id="id1830"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683" draw:start-glue-point="5" draw:end-shape="id1830" svg:d="m58016 67587v-636h1889v-636">
          <text:p/>
        </draw:connector>
        <draw:connector draw:style-name="inheritance_20__28_public_29_" draw:layer="layout" svg:x1="56.486cm" svg:y1="67.587cm" svg:x2="60.164cm" svg:y2="11.292cm" draw:start-shape="id1683" draw:start-glue-point="6" draw:end-shape="id1686" draw:end-glue-point="19" svg:d="m56486 67587v-28147h3678v-28148">
          <text:p/>
        </draw:connector>
        <draw:custom-shape draw:style-name="class_20__28_external_20_module_29_" draw:id="id1831"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691" draw:start-glue-point="1" draw:end-shape="id1831"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832"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832" draw:start-glue-point="0" draw:end-shape="id1691" draw:end-glue-point="4" svg:d="m73672 8527v-1024h-1438v-1025">
          <text:p/>
        </draw:connector>
        <draw:custom-shape draw:style-name="class_20__28_external_20_module_29_" draw:id="id1833"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832" draw:start-glue-point="1" draw:end-shape="id1833" draw:end-glue-point="3" svg:d="m75318 8812h817v78h818">
          <text:p/>
        </draw:connector>
        <draw:connector draw:style-name="inheritance_20__28_public_29_" draw:layer="layout" svg:x1="78.119cm" svg:y1="8.579cm" svg:x2="78.947cm" svg:y2="6.714cm" draw:start-shape="id1833" draw:start-glue-point="0" draw:end-shape="id1831" draw:end-glue-point="2" svg:d="m78119 8579v-933h828v-932">
          <text:p/>
        </draw:connector>
        <draw:custom-shape draw:style-name="gr1" draw:text-style-name="P1" draw:id="id1834"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835"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834" draw:start-glue-point="0" draw:end-shape="id1835"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815" draw:start-glue-point="6" draw:end-shape="id1836" draw:end-glue-point="4" svg:d="m88884 61165h1758v-7618h1758">
          <text:p text:style-name="P2">mxLayoutUnit</text:p>
        </draw:connector>
        <draw:rect draw:style-name="uno_20_interface" draw:id="id1836"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837"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837" draw:start-glue-point="0" draw:end-shape="id1836" draw:end-glue-point="2" svg:d="m94770 54843v-960">
          <text:p/>
        </draw:connector>
        <draw:connector draw:style-name="data_20_member_20__28_pointer_29_" draw:text-style-name="P2" draw:layer="layout" svg:x1="71.507cm" svg:y1="59.156cm" svg:x2="92.4cm" svg:y2="52.771cm" draw:start-shape="id1781" draw:start-glue-point="1" draw:end-shape="id1836" draw:end-glue-point="5" svg:d="m71507 59156h10446v-6385h10447">
          <text:p text:style-name="P2">mxLayoutUnit</text:p>
        </draw:connector>
        <draw:connector draw:style-name="data_20_member_20__28_pointer_29_" draw:layer="layout" svg:x1="23.894cm" svg:y1="6.133cm" svg:x2="13.896cm" svg:y2="4.659cm" draw:start-shape="id1796" draw:start-glue-point="6" draw:end-shape="id1772" draw:end-glue-point="3" svg:d="m23894 6133h500v-2286h-10998v812h500">
          <text:p/>
        </draw:connector>
        <draw:connector draw:style-name="data_20_member_20__28_pointer_29_" draw:layer="layout" svg:x1="23.894cm" svg:y1="6.449cm" svg:x2="17.031cm" svg:y2="8.07cm" draw:start-shape="id1796" draw:start-glue-point="7" draw:end-shape="id1741" draw:end-glue-point="3" svg:d="m23894 6449h500v2419h-7863v-798h500">
          <text:p/>
        </draw:connector>
        <draw:custom-shape draw:style-name="gr2" draw:id="id1838"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839"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796" draw:start-glue-point="8" draw:end-shape="id1838" draw:end-glue-point="3" svg:d="m23894 6973h1558v-908h1557">
          <text:p/>
        </draw:connector>
        <draw:connector draw:style-name="data_20_member_20__28_pointer_29_" draw:layer="layout" draw:line-skew="0.727cm" svg:x1="23.894cm" svg:y1="7.316cm" svg:x2="27.007cm" svg:y2="6.92cm" draw:start-shape="id1796" draw:start-glue-point="9" draw:end-shape="id1839" draw:end-glue-point="3" svg:d="m23894 7316h2284v-396h829">
          <text:p/>
        </draw:connector>
        <draw:custom-shape draw:style-name="gr3" draw:id="id1840"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840" draw:start-glue-point="0" draw:end-shape="id1686" draw:end-glue-point="6" svg:d="m59664 53185v-20946h1587v-20947">
          <text:p/>
        </draw:connector>
        <draw:custom-shape draw:style-name="gr1" draw:text-style-name="P1" draw:id="id1841"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842"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841" draw:start-glue-point="4" draw:end-shape="id1842" draw:end-glue-point="2" svg:d="m16146 45952v-1282h-25v-1283">
          <text:p/>
        </draw:connector>
        <draw:custom-shape draw:style-name="gr1" draw:text-style-name="P1" draw:id="id1843"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844"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843" draw:start-glue-point="0" draw:end-shape="id1844" svg:d="m4717 46549v-1478h1567v-1477">
          <text:p/>
        </draw:connector>
        <draw:custom-shape draw:style-name="gr2" draw:id="id1845"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843" draw:start-glue-point="1" draw:end-shape="id1845" draw:end-glue-point="3" svg:d="m5858 46873h906v130h908">
          <text:p/>
        </draw:connector>
        <draw:custom-shape draw:style-name="gr2" draw:id="id1846"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781" draw:start-glue-point="9" draw:end-shape="id1846" draw:end-glue-point="3" svg:d="m71505 59559h1181v338h1181">
          <text:p text:style-name="P2">mxParent</text:p>
        </draw:connector>
        <draw:custom-shape draw:style-name="gr1" draw:text-style-name="P1" draw:id="id1847"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848"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847" draw:start-glue-point="0" draw:end-shape="id1848" draw:end-glue-point="2" svg:d="m99721 55879v-830h-129v-829">
          <text:p/>
        </draw:connector>
        <draw:custom-shape draw:style-name="gr2" draw:id="id1849"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847" draw:start-glue-point="1" draw:end-shape="id1849" draw:end-glue-point="3" svg:d="m100953 56164h946v129h947">
          <text:p text:style-name="P2">mxContainers</text:p>
        </draw:connector>
        <draw:connector draw:style-name="local_20_usage_20__2f__20_return_20_type" draw:layer="layout" svg:x1="95.82cm" svg:y1="55.154cm" svg:x2="98.49cm" svg:y2="56.164cm" draw:start-shape="id1837" draw:start-glue-point="1" draw:end-shape="id1847" svg:d="m95820 55154h1335v1010h1335">
          <text:p/>
        </draw:connector>
        <draw:custom-shape draw:style-name="gr1" draw:text-style-name="P1" draw:id="id1850"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851"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850" draw:start-glue-point="0" draw:end-shape="id1851"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852"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850" draw:start-glue-point="4" draw:end-shape="id1852" draw:end-glue-point="4" svg:d="m118241 7040h2241v3510h2242">
          <text:p><text:span text:style-name="T10">maAccessibleFactoryAccess</text:span></text:p>
        </draw:connector>
        <draw:custom-shape draw:style-name="gr1" draw:text-style-name="P1" draw:id="id1853"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1" draw:layer="layout" svg:x1="125.757cm" svg:y1="10.893cm" svg:x2="130.033cm" svg:y2="10.605cm" draw:start-shape="id1852" draw:start-glue-point="1" draw:end-shape="id1853" draw:end-glue-point="3" svg:d="m125757 10893h2137v-288h2139">
          <text:p><text:span text:style-name="T10">getFactory()</text:span></text:p>
        </draw:connector>
        <draw:custom-shape draw:style-name="class_20__28_external_20_module_29_" draw:id="id1855"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854"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854" draw:start-glue-point="0" draw:end-shape="id1853" draw:end-glue-point="4" svg:d="m128245 12640v-842h2669v-843">
          <text:p/>
        </draw:connector>
        <draw:connector draw:style-name="inheritance_20__28_public_29_" draw:layer="layout" svg:x1="133.622cm" svg:y1="16.553cm" svg:x2="132.364cm" svg:y2="10.955cm" draw:start-shape="id1855" draw:start-glue-point="0" draw:end-shape="id1853"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857"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856"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858"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859"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860"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861"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862"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863"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856" draw:start-glue-point="0" draw:end-shape="id1857" draw:end-glue-point="4" svg:d="m134697 28580v-1619h5600v-1620">
          <text:p/>
        </draw:connector>
        <draw:connector draw:style-name="inheritance_20__28_public_29_" draw:layer="layout" svg:x1="137.239cm" svg:y1="29.902cm" svg:x2="140.945cm" svg:y2="25.341cm" draw:start-shape="id1858" draw:start-glue-point="0" draw:end-shape="id1857" draw:end-glue-point="5" svg:d="m137239 29902v-2280h3706v-2281">
          <text:p/>
        </draw:connector>
        <draw:connector draw:style-name="inheritance_20__28_public_29_" draw:layer="layout" svg:x1="139.519cm" svg:y1="28.632cm" svg:x2="141.541cm" svg:y2="25.341cm" draw:start-shape="id1859" draw:start-glue-point="0" draw:end-shape="id1857" draw:end-glue-point="6" svg:d="m139519 28632v-1645h2022v-1646">
          <text:p/>
        </draw:connector>
        <draw:connector draw:style-name="inheritance_20__28_public_29_" draw:layer="layout" svg:x1="142.565cm" svg:y1="29.85cm" svg:x2="142.137cm" svg:y2="25.341cm" draw:start-shape="id1860" draw:start-glue-point="0" draw:end-shape="id1857" draw:end-glue-point="7" svg:d="m142565 29850v-2254h-428v-2255">
          <text:p/>
        </draw:connector>
        <draw:connector draw:style-name="inheritance_20__28_public_29_" draw:layer="layout" svg:x1="145.105cm" svg:y1="28.684cm" svg:x2="142.512cm" svg:y2="25.341cm" draw:start-shape="id1861" draw:start-glue-point="0" draw:end-shape="id1857" draw:end-glue-point="2" svg:d="m145105 28684v-1671h-2593v-1672">
          <text:p/>
        </draw:connector>
        <draw:connector draw:style-name="inheritance_20__28_public_29_" draw:layer="layout" svg:x1="148.603cm" svg:y1="29.798cm" svg:x2="142.965cm" svg:y2="25.341cm" draw:start-shape="id1862" draw:start-glue-point="0" draw:end-shape="id1857" draw:end-glue-point="8" svg:d="m148603 29798v-2228h-5638v-2229">
          <text:p/>
        </draw:connector>
        <draw:connector draw:style-name="inheritance_20__28_public_29_" draw:layer="layout" svg:x1="151.48cm" svg:y1="28.737cm" svg:x2="143.587cm" svg:y2="25.341cm" draw:start-shape="id1863" draw:start-glue-point="0" draw:end-shape="id1857" draw:end-glue-point="9" svg:d="m151480 28737v-1698h-7893v-1698">
          <text:p/>
        </draw:connector>
        <draw:custom-shape draw:style-name="gr1" draw:text-style-name="P1" draw:id="id1864"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686" draw:start-glue-point="1" draw:end-shape="id1864" draw:end-glue-point="3" svg:d="m101017 10968h2559v-160h2560">
          <text:p>mpImpl</text:p>
        </draw:connector>
        <draw:connector draw:style-name="data_20_member" draw:layer="layout" svg:x1="109.452cm" svg:y1="11.61cm" svg:x2="122.724cm" svg:y2="11.247cm" draw:start-shape="id1864" draw:start-glue-point="4" draw:end-shape="id1852"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865"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866"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865" draw:start-glue-point="1" draw:end-shape="id1866" draw:end-glue-point="3" svg:d="m5927 8691h794v80h794">
          <text:p/>
        </draw:connector>
        <draw:custom-shape draw:style-name="class" draw:id="id1867" draw:layer="layout" svg:width="2.661cm" svg:height="0.607cm" svg:x="4.836cm" svg:y="14.325cm">
          <text:p>ResStringArray</text:p>
          <draw:enhanced-geometry svg:viewBox="0 0 21600 21600" draw:type="rectangle" draw:enhanced-path="M 0 0 L 21600 0 21600 21600 0 21600 0 0 Z N"/>
        </draw:custom-shape>
        <draw:custom-shape draw:style-name="gr5" draw:id="id1868"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867" draw:start-glue-point="1" draw:end-shape="id1868"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869"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870"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869" draw:start-glue-point="1" draw:end-shape="id1870"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871"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872"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871" draw:end-shape="id1872" draw:end-glue-point="2" svg:d="m17727 14255v-596h1283v-596">
          <text:p/>
        </draw:connector>
        <draw:custom-shape draw:style-name="gr1" draw:text-style-name="P1" draw:id="id1879"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877"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873"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874"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873" draw:start-glue-point="0" draw:end-shape="id1874"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875"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876"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875" draw:start-glue-point="1" draw:end-shape="id1876" draw:end-glue-point="3" svg:d="m17345 36298h1396v-1h1396">
          <text:p/>
        </draw:connector>
        <draw:custom-shape draw:style-name="gr5" draw:id="id1878"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877" draw:start-glue-point="4" draw:end-shape="id1878" draw:end-glue-point="3" svg:d="m23664 18403h1140v400h1141">
          <text:p/>
        </draw:connector>
        <draw:connector draw:style-name="data_20_member_20__28_pointer_29_" draw:layer="layout" svg:x1="28.69cm" svg:y1="18.17cm" svg:x2="30.713cm" svg:y2="19.045cm" draw:start-shape="id1878" draw:start-glue-point="4" draw:end-shape="id1879" draw:end-glue-point="3" svg:d="m28690 18170h1012v875h1011">
          <text:p/>
        </draw:connector>
        <draw:custom-shape draw:style-name="gr5" draw:id="id1880"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879" draw:start-glue-point="6" draw:end-shape="id1880" draw:end-glue-point="3" svg:d="m33562 18047h974v-824h973">
          <text:p/>
        </draw:connector>
        <draw:custom-shape draw:style-name="gr5" draw:id="id1881"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880" draw:start-glue-point="1" draw:end-shape="id1881" draw:end-glue-point="3" svg:d="m38075 17223h1062v-843h1061">
          <text:p/>
        </draw:connector>
        <draw:connector draw:style-name="data_20_member_20__28_pointer_29_" draw:layer="layout" draw:line-skew="0cm -2.54cm" svg:x1="44.294cm" svg:y1="16.38cm" svg:x2="21.694cm" svg:y2="18.751cm" draw:start-shape="id1881" draw:start-glue-point="1" draw:end-shape="id1877" draw:end-glue-point="3" svg:d="m44294 16380h500v985h-23600v1386h500">
          <text:p/>
        </draw:connector>
        <draw:custom-shape draw:style-name="gr2" draw:id="id1882"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879" draw:start-glue-point="4" draw:end-shape="id1882" draw:end-glue-point="3" svg:d="m33562 18379h2839v335h2839">
          <text:p>xConfigurationProvider</text:p>
          <text:p>GetConfigurationProvider()</text:p>
        </draw:connector>
        <draw:custom-shape draw:style-name="uno_20_service" draw:id="id1883"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882" draw:start-glue-point="1" draw:end-shape="id1883" draw:end-glue-point="3" svg:d="m45435 18714h1075v64h1076">
          <text:p/>
        </draw:connector>
        <draw:custom-shape draw:style-name="uno_20_service" draw:id="id1885"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879" draw:start-glue-point="9" draw:end-shape="id1884" svg:d="m33562 19978h1552v925h1550">
          <text:p>AcquireTree()</text:p>
        </draw:connector>
        <draw:custom-shape draw:style-name="gr2" draw:id="id1884"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884" draw:start-glue-point="1" draw:end-shape="id1885"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886"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887"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886" draw:start-glue-point="4" draw:end-shape="id1887" draw:end-glue-point="2" svg:d="m123863 43205v-505h2866v-505">
          <text:p/>
        </draw:connector>
        <draw:custom-shape draw:style-name="gr2" draw:id="id1888"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886" draw:start-glue-point="5" draw:end-shape="id1888" draw:end-glue-point="2" svg:d="m121999 43205v-764h-2826v-764">
          <text:p/>
        </draw:connector>
        <draw:custom-shape draw:style-name="gr1" draw:text-style-name="P1" draw:id="id1889"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886" draw:start-glue-point="6" draw:end-shape="id1889" draw:end-glue-point="3" svg:d="m124823 44112h1127v364h1128">
          <text:p>m_pImpl</text:p>
        </draw:connector>
        <draw:custom-shape draw:style-name="gr1" draw:text-style-name="P1" draw:id="id1890"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891"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890" draw:start-glue-point="0" draw:end-shape="id1891" draw:end-glue-point="4" svg:d="m133959 44269v-1555h1077v-1555">
          <text:p/>
        </draw:connector>
        <draw:custom-shape draw:style-name="gr1" draw:text-style-name="P1" draw:id="id1892"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892" draw:start-glue-point="0" draw:end-shape="id1891"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893"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894"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895" draw:layer="layout" svg:width="3.355cm" svg:height="0.7cm" svg:x="55.661cm" svg:y="5.284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893" draw:start-glue-point="0" draw:end-shape="id1894" draw:end-glue-point="2" svg:d="m41952 21642v-1303h-220v-3685">
          <text:p/>
        </draw:connector>
        <draw:connector draw:style-name="inheritance_20__28_public_29_" draw:layer="layout" svg:x1="41.732cm" svg:y1="8.981cm" svg:x2="56.584cm" svg:y2="5.984cm" draw:start-shape="id1894" draw:start-glue-point="0" draw:end-shape="id1895" draw:end-glue-point="4" svg:d="m41732 8981v-1499h14852v-1498">
          <text:p/>
        </draw:connector>
        <draw:custom-shape draw:style-name="gr1" draw:text-style-name="P3" draw:id="id1896"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896" draw:start-glue-point="0" draw:end-shape="id1894" draw:end-glue-point="5" svg:d="m46373 20103v-1725h-4032v-1729">
          <text:p/>
        </draw:connector>
        <draw:custom-shape draw:style-name="gr1" draw:text-style-name="P1" draw:id="id1897"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897" draw:start-glue-point="0" draw:end-shape="id1893" draw:end-glue-point="5" svg:d="m39424 49127v-12746h705v-12749">
          <text:p/>
        </draw:connector>
        <draw:custom-shape draw:style-name="gr1" draw:text-style-name="P1" draw:id="id1898"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898" draw:start-glue-point="0" draw:end-shape="id1897" draw:end-glue-point="2" svg:d="m42119 53907v-1279h-2695v-2803">
          <text:p/>
        </draw:connector>
        <draw:custom-shape draw:style-name="gr1" draw:text-style-name="P1" draw:id="id1899"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899" draw:start-glue-point="0" draw:end-shape="id1897" draw:end-glue-point="6" svg:d="m44269 53907v-2041h-3530v-2041">
          <text:p/>
        </draw:connector>
        <draw:custom-shape draw:style-name="gr1" draw:text-style-name="P1" draw:id="id1900"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900" draw:start-glue-point="0" draw:end-shape="id1899" draw:end-glue-point="2" svg:d="m45682 58884v-2139h-1413v-2140">
          <text:p/>
        </draw:connector>
        <draw:custom-shape draw:style-name="gr1" draw:text-style-name="P1" draw:id="id1901"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902"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901" draw:start-glue-point="0" draw:end-shape="id1899" draw:end-glue-point="4" svg:d="m38690 58910v-2152h5023v-2153">
          <text:p/>
        </draw:connector>
        <draw:connector draw:style-name="inheritance_20__28_public_29_" draw:layer="layout" draw:line-skew="-0.865cm" svg:x1="48.002cm" svg:y1="58.884cm" svg:x2="44.774cm" svg:y2="54.605cm" draw:start-shape="id1902" draw:start-glue-point="0" draw:end-shape="id1899" draw:end-glue-point="5" svg:d="m48002 58884v-3004h-3228v-1275">
          <text:p/>
        </draw:connector>
        <draw:custom-shape draw:style-name="gr1" draw:text-style-name="P1" draw:id="id1903"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904"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903" draw:start-glue-point="1" draw:end-shape="id1904" draw:end-glue-point="3" svg:d="m96807 14059h542v187h543">
          <text:p/>
        </draw:connector>
        <draw:custom-shape draw:style-name="gr5" draw:id="id1905"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904" draw:start-glue-point="0" draw:end-shape="id1905" draw:end-glue-point="2" svg:d="m98897 13889v-557h79v-555">
          <text:p/>
        </draw:connector>
        <draw:custom-shape draw:style-name="gr1" draw:text-style-name="P1" draw:id="id1906"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904" draw:start-glue-point="1" draw:end-shape="id1906" draw:end-glue-point="3" svg:d="m99903 14246h648v131h648">
          <text:p/>
        </draw:connector>
        <draw:custom-shape draw:style-name="gr1" draw:text-style-name="P1" draw:id="id1907"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907" draw:start-glue-point="0" draw:end-shape="id1893" draw:end-glue-point="11" svg:d="m45996 25054v-710h-1694v-712">
          <text:p/>
        </draw:connector>
        <draw:custom-shape draw:style-name="gr3" draw:text-style-name="P3" draw:id="id1908"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908" draw:start-glue-point="0" draw:end-shape="id1893" draw:end-glue-point="6" svg:d="m30019 29884v-3125h9385v-3127">
          <text:p/>
        </draw:connector>
        <draw:custom-shape draw:style-name="gr1" draw:text-style-name="P1" draw:id="id1909"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910"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909" draw:start-glue-point="0" draw:end-shape="id1910" draw:end-glue-point="2" svg:d="m107445 13990v-513h478v-512">
          <text:p/>
        </draw:connector>
        <draw:custom-shape draw:style-name="gr1" draw:text-style-name="P1" draw:id="id1911"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911" draw:start-glue-point="0" draw:end-shape="id1893" draw:end-glue-point="10" svg:d="m61482 48207v-3057h-18389v-21518">
          <text:p/>
        </draw:connector>
        <draw:custom-shape draw:style-name="class_20__28_external_20_module_29_" draw:id="id1912"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912" draw:start-glue-point="0" draw:end-shape="id1911" draw:end-glue-point="4" svg:d="m59369 54399v-2747h896v-2747">
          <text:p/>
        </draw:connector>
        <draw:custom-shape draw:style-name="gr1" draw:text-style-name="P1" draw:id="id1913"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913" draw:start-glue-point="0" draw:end-shape="id1911" draw:end-glue-point="5" svg:d="m60925 52923v-1192h14v-2826">
          <text:p/>
        </draw:connector>
        <draw:connector draw:style-name="inheritance_20__28_public_29_" draw:layer="layout" svg:x1="62.312cm" svg:y1="54.271cm" svg:x2="61.482cm" svg:y2="48.905cm" draw:start-shape="id1914" draw:start-glue-point="0" draw:end-shape="id1911" draw:end-glue-point="2" svg:d="m62312 54271v-2683h-830v-2683">
          <text:p/>
        </draw:connector>
        <draw:connector draw:style-name="inheritance_20__28_public_29_" draw:layer="layout" svg:x1="63.749cm" svg:y1="53.31cm" svg:x2="62.052cm" svg:y2="48.905cm" draw:start-shape="id1915" draw:start-glue-point="0" draw:end-shape="id1911" draw:end-glue-point="6" svg:d="m63749 53310v-2203h-1697v-2202">
          <text:p/>
        </draw:connector>
        <draw:connector draw:style-name="inheritance_20__28_public_29_" draw:layer="layout" svg:x1="70.916cm" svg:y1="51.705cm" svg:x2="62.622cm" svg:y2="48.905cm" draw:start-shape="id1916" draw:start-glue-point="0" draw:end-shape="id1911" draw:end-glue-point="7" svg:d="m70916 51705v-1400h-8294v-1400">
          <text:p/>
        </draw:connector>
        <draw:custom-shape draw:style-name="class_20__28_external_20_module_29_" draw:id="id1914"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915"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916"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917"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917" draw:start-glue-point="0" draw:end-shape="id1916" draw:end-glue-point="5" svg:d="m70177 58623v-2474h-2318v-2474">
          <text:p/>
        </draw:connector>
        <draw:custom-shape draw:style-name="gr1" draw:text-style-name="P1" draw:id="id1918"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918" draw:start-glue-point="0" draw:end-shape="id1916" draw:end-glue-point="4" svg:d="m66873 58649v-2487h260v-2487">
          <text:p/>
        </draw:connector>
        <draw:custom-shape draw:style-name="gr1" draw:text-style-name="P1" draw:id="id1919"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919" draw:end-shape="id1893" draw:end-glue-point="8" svg:d="m44908 41936v-8421h-3582v-9883">
          <text:p/>
        </draw:connector>
        <draw:connector draw:style-name="data_20_member" draw:layer="layout" draw:line-skew="-2.864cm" svg:x1="46.373cm" svg:y1="42.543cm" svg:x2="65.759cm" svg:y2="58.935cm" draw:start-shape="id1919" draw:start-glue-point="1" draw:end-shape="id1918" draw:end-glue-point="3" svg:d="m46373 42543h6828v16392h12558">
          <text:p/>
        </draw:connector>
        <draw:custom-shape draw:style-name="gr1" draw:text-style-name="P1" draw:id="id1920"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338cm" svg:y2="5.984cm" draw:start-shape="id1920" draw:start-glue-point="0" draw:end-shape="id1895" draw:end-glue-point="2" svg:d="m55401 30714v-12365h1937v-12365">
          <text:p/>
        </draw:connector>
        <draw:custom-shape draw:style-name="gr1" draw:text-style-name="P1" draw:id="id1921"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922"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921" draw:start-glue-point="0" draw:end-shape="id1920" draw:end-glue-point="5" svg:d="m56268 38979v-2746h-336v-2747">
          <text:p/>
        </draw:connector>
        <draw:connector draw:style-name="inheritance_20__28_public_29_" draw:layer="layout" svg:x1="53.628cm" svg:y1="36.126cm" svg:x2="54.905cm" svg:y2="33.486cm" draw:start-shape="id1922" draw:start-glue-point="0" draw:end-shape="id1920" draw:end-glue-point="4" svg:d="m53628 36126v-1320h1277v-1320">
          <text:p/>
        </draw:connector>
        <draw:custom-shape draw:style-name="gr1" draw:text-style-name="P1" draw:id="id1923"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916" draw:start-glue-point="6" draw:end-shape="id1923" draw:end-glue-point="3" svg:d="m75269 51965h675v-143h674">
          <text:p/>
        </draw:connector>
        <draw:custom-shape draw:style-name="gr1" draw:text-style-name="P1" draw:id="id1924"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924" draw:start-glue-point="0" draw:end-shape="id1897"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925"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926"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927"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928"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1929"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1930"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1931"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925" draw:start-glue-point="0" draw:end-shape="id1901" draw:end-glue-point="4" svg:d="m32569 63007v-1774h1023v-1775">
          <text:p/>
        </draw:connector>
        <draw:connector draw:style-name="inheritance_20__28_public_29_" draw:layer="layout" draw:line-skew="0.959cm" svg:x1="34.95cm" svg:y1="63.006cm" svg:x2="34.343cm" svg:y2="59.458cm" draw:start-shape="id1926" draw:start-glue-point="0" draw:end-shape="id1901" draw:end-glue-point="5" svg:d="m34950 63006v-815h-607v-2733">
          <text:p/>
        </draw:connector>
        <draw:connector draw:style-name="inheritance_20__28_public_29_" draw:layer="layout" draw:line-skew="0.7cm" svg:x1="37.543cm" svg:y1="63.032cm" svg:x2="35.198cm" svg:y2="59.458cm" draw:start-shape="id1927" draw:start-glue-point="0" draw:end-shape="id1901" draw:end-glue-point="6" svg:d="m37543 63032v-1087h-2345v-2487">
          <text:p/>
        </draw:connector>
        <draw:connector draw:style-name="inheritance_20__28_public_29_" draw:layer="layout" svg:x1="40.289cm" svg:y1="63.136cm" svg:x2="36.133cm" svg:y2="59.458cm" draw:start-shape="id1928" draw:start-glue-point="0" draw:end-shape="id1901" draw:end-glue-point="7" svg:d="m40289 63136v-1839h-4156v-1839">
          <text:p/>
        </draw:connector>
        <draw:connector draw:style-name="inheritance_20__28_public_29_" draw:layer="layout" svg:x1="43.011cm" svg:y1="62.799cm" svg:x2="37.065cm" svg:y2="59.458cm" draw:start-shape="id1929" draw:start-glue-point="0" draw:end-shape="id1901" draw:end-glue-point="8" svg:d="m43011 62799v-1670h-5946v-1671">
          <text:p/>
        </draw:connector>
        <draw:connector draw:style-name="inheritance_20__28_public_29_" draw:layer="layout" draw:line-skew="-0.415cm" svg:x1="45.395cm" svg:y1="62.825cm" svg:x2="37.79cm" svg:y2="59.458cm" draw:start-shape="id1930" draw:start-glue-point="0" draw:end-shape="id1901" draw:end-glue-point="9" svg:d="m45395 62825v-2098h-7605v-1269">
          <text:p/>
        </draw:connector>
        <draw:connector draw:style-name="inheritance_20__28_public_29_" draw:layer="layout" draw:line-skew="-0.998cm" svg:x1="47.871cm" svg:y1="62.851cm" svg:x2="38.69cm" svg:y2="59.458cm" draw:start-shape="id1931" draw:start-glue-point="0" draw:end-shape="id1901" draw:end-glue-point="2" svg:d="m47871 62851v-2694h-9181v-699">
          <text:p/>
        </draw:connector>
        <draw:custom-shape draw:style-name="gr1" draw:text-style-name="P1" draw:id="id1932"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1932" draw:start-glue-point="0" draw:end-shape="id1907"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1937"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1933"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1934"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933" draw:start-glue-point="0" draw:end-shape="id1934"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1935"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935" draw:end-shape="id1934" draw:end-glue-point="6" svg:d="m75252 28122v-1627h-1679v-1628">
          <text:p/>
        </draw:connector>
        <draw:custom-shape draw:style-name="gr1" draw:text-style-name="P1" draw:id="id1936"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936" draw:start-glue-point="1" draw:end-shape="id1937" draw:end-glue-point="3" svg:d="m83598 23493h789v27h790">
          <text:p/>
        </draw:connector>
        <draw:custom-shape draw:style-name="gr3" draw:id="id1938"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934" draw:start-glue-point="0" draw:end-shape="id1938" draw:end-glue-point="2" svg:d="m72866 24151v-897h590v-896">
          <text:p/>
        </draw:connector>
        <draw:custom-shape draw:style-name="gr1" draw:text-style-name="P1" draw:id="id1939"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1940"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1941"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1942"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939" draw:start-glue-point="0" draw:end-shape="id1934" draw:end-glue-point="4" svg:d="m67115 26978v-1056h3784v-1055">
          <text:p/>
        </draw:connector>
        <draw:connector draw:style-name="inheritance_20__28_public_29_" draw:layer="layout" draw:line-skew="0.737cm" svg:x1="71.686cm" svg:y1="28.132cm" svg:x2="72.32cm" svg:y2="24.867cm" draw:start-shape="id1940" draw:start-glue-point="0" draw:end-shape="id1934" draw:end-glue-point="5" svg:d="m71686 28132v-896h634v-2369">
          <text:p/>
        </draw:connector>
        <draw:connector draw:style-name="inheritance_20__28_public_29_" draw:layer="layout" svg:x1="73.452cm" svg:y1="29.311cm" svg:x2="72.866cm" svg:y2="24.867cm" draw:start-shape="id1941" draw:start-glue-point="0" draw:end-shape="id1934" draw:end-glue-point="2" svg:d="m73452 29311v-2222h-586v-2222">
          <text:p/>
        </draw:connector>
        <draw:connector draw:style-name="inheritance_20__28_public_29_" draw:layer="layout" svg:x1="68.928cm" svg:y1="28.156cm" svg:x2="71.653cm" svg:y2="24.867cm" draw:start-shape="id1942" draw:start-glue-point="0" draw:end-shape="id1934" draw:end-glue-point="8" svg:d="m68928 28156v-1645h2725v-1644">
          <text:p/>
        </draw:connector>
        <draw:custom-shape draw:style-name="gr1" draw:text-style-name="P1" draw:id="id1944"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1943"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1945"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943" draw:start-glue-point="0" draw:end-shape="id1944" draw:end-glue-point="4" svg:d="m92163 30051v-720h991v-720">
          <text:p/>
        </draw:connector>
        <draw:connector draw:style-name="inheritance_20__28_public_29_" draw:layer="layout" svg:x1="95.462cm" svg:y1="30.028cm" svg:x2="94.283cm" svg:y2="28.611cm" draw:start-shape="id1945" draw:start-glue-point="0" draw:end-shape="id1944" draw:end-glue-point="5" svg:d="m95462 30028v-708h-1179v-709">
          <text:p/>
        </draw:connector>
        <draw:custom-shape draw:style-name="gr1" draw:text-style-name="P1" draw:id="id1946"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1946" draw:start-glue-point="0" draw:end-shape="id1945" draw:end-glue-point="2" svg:d="m95473 31559v-460h-11v-458">
          <text:p/>
        </draw:connector>
        <draw:custom-shape draw:style-name="gr1" draw:text-style-name="P1" draw:id="id1947"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893" draw:start-glue-point="1" draw:end-shape="id1947" draw:end-glue-point="3" svg:d="m45153 22638h6554v2789h6713">
          <text:p text:style-name="P2">mpWindowImpl</text:p>
        </draw:connector>
        <draw:connector draw:style-name="data_20_member_20__28_pointer_29_" draw:text-style-name="P2" draw:layer="layout" svg:x1="60.673cm" svg:y1="27.316cm" svg:x2="70.463cm" svg:y2="24.509cm" draw:start-shape="id1947" draw:start-glue-point="12" draw:end-shape="id1934" draw:end-glue-point="3" svg:d="m60673 27316h4895v-2807h4895">
          <text:p text:style-name="P2">mpFrame</text:p>
        </draw:connector>
        <draw:custom-shape draw:style-name="gr1" draw:text-style-name="P1" draw:id="id1948"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1949"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1948" draw:start-glue-point="1" draw:end-shape="id1949" draw:end-glue-point="3" svg:d="m73528 12049h1024v-789h1024">
          <text:p/>
        </draw:connector>
        <draw:custom-shape draw:style-name="gr1" draw:text-style-name="P1" draw:id="id1950"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099cm" svg:y2="5.984cm" draw:start-shape="id1950" draw:start-glue-point="0" draw:end-shape="id1895" draw:end-glue-point="5" svg:d="m81900 9913v-1964h-23801v-1965">
          <text:p/>
        </draw:connector>
        <draw:connector draw:style-name="data_20_member" draw:layer="layout" svg:x1="78.79cm" svg:y1="11.26cm" svg:x2="80.915cm" svg:y2="10.211cm" draw:start-shape="id1949" draw:start-glue-point="1" draw:end-shape="id1950" draw:end-glue-point="3" svg:d="m78790 11260h1063v-1049h1062">
          <text:p/>
        </draw:connector>
        <draw:custom-shape draw:style-name="gr1" draw:text-style-name="P1" draw:id="id1951"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1951" draw:start-glue-point="4" draw:end-shape="id1948" draw:end-glue-point="3" svg:d="m68228 12134h1173v-85h1173">
          <text:p/>
        </draw:connector>
        <draw:custom-shape draw:style-name="gr1" draw:text-style-name="P1" draw:id="id1952"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1952" draw:start-glue-point="1" draw:end-shape="id1951" draw:end-glue-point="3" svg:d="m60968 15321h1971v-1527h1971">
          <text:p/>
        </draw:connector>
        <draw:connector draw:style-name="data_20_member" draw:layer="layout" svg:x1="42.937cm" svg:y1="9.852cm" svg:x2="58.868cm" svg:y2="15.321cm" draw:start-shape="id1894" draw:start-glue-point="6" draw:end-shape="id1952" draw:end-glue-point="3" svg:d="m42937 9852h7966v5469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1966"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1965"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1954"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1953"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1955"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1957"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1958"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1956"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1953" draw:start-glue-point="0" draw:end-shape="id1954" draw:end-glue-point="4" svg:d="m103389 30757v-777h1763v-777">
          <text:p/>
        </draw:connector>
        <draw:connector draw:style-name="inheritance_20__28_public_29_" draw:layer="layout" draw:line-skew="1.114cm" svg:x1="104.477cm" svg:y1="32.389cm" svg:x2="105.826cm" svg:y2="29.203cm" draw:start-shape="id1955" draw:start-glue-point="0" draw:end-shape="id1954" draw:end-glue-point="5" svg:d="m104477 32389v-479h1349v-2707">
          <text:p/>
        </draw:connector>
        <draw:connector draw:style-name="inheritance_20__28_public_29_" draw:layer="layout" svg:x1="110.878cm" svg:y1="30.862cm" svg:x2="108.053cm" svg:y2="29.203cm" draw:start-shape="id1956" draw:start-glue-point="0" draw:end-shape="id1954" draw:end-glue-point="7" svg:d="m110878 30862v-829h-2825v-830">
          <text:p/>
        </draw:connector>
        <draw:connector draw:style-name="inheritance_20__28_public_29_" draw:layer="layout" svg:x1="108.728cm" svg:y1="32.208cm" svg:x2="107.327cm" svg:y2="29.203cm" draw:start-shape="id1957" draw:start-glue-point="0" draw:end-shape="id1954" draw:end-glue-point="6" svg:d="m108728 32208v-1502h-1401v-1503">
          <text:p/>
        </draw:connector>
        <draw:connector draw:style-name="inheritance_20__28_public_29_" draw:layer="layout" svg:x1="106.68cm" svg:y1="33.374cm" svg:x2="106.601cm" svg:y2="29.203cm" draw:start-shape="id1958" draw:start-glue-point="0" draw:end-shape="id1954" draw:end-glue-point="2" svg:d="m106680 33374v-2085h-79v-2086">
          <text:p/>
        </draw:connector>
        <draw:custom-shape draw:style-name="gr1" draw:text-style-name="P1" draw:id="id1960"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1959"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1961"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1962"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1963"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1964"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1959" draw:start-glue-point="0" draw:end-shape="id1960" draw:end-glue-point="4" svg:d="m17702 9271v-2202h1374v-2202">
          <text:p/>
        </draw:connector>
        <draw:connector draw:style-name="inheritance_20__28_public_29_" draw:layer="layout" svg:x1="20.435cm" svg:y1="10.88cm" svg:x2="19.724cm" svg:y2="4.867cm" draw:start-shape="id1961" draw:start-glue-point="0" draw:end-shape="id1960" draw:end-glue-point="5" svg:d="m20435 10880v-3006h-711v-3007">
          <text:p/>
        </draw:connector>
        <draw:connector draw:style-name="inheritance_20__28_public_29_" draw:layer="layout" svg:x1="22.366cm" svg:y1="9.765cm" svg:x2="20.396cm" svg:y2="4.867cm" draw:start-shape="id1962" draw:start-glue-point="0" draw:end-shape="id1960" draw:end-glue-point="2" svg:d="m22366 9765v-2449h-1970v-2449">
          <text:p/>
        </draw:connector>
        <draw:connector draw:style-name="inheritance_20__28_public_29_" draw:layer="layout" svg:x1="24.232cm" svg:y1="8.624cm" svg:x2="21.121cm" svg:y2="4.867cm" draw:start-shape="id1963" draw:start-glue-point="0" draw:end-shape="id1960" draw:end-glue-point="6" svg:d="m24232 8624v-1878h-3111v-1879">
          <text:p/>
        </draw:connector>
        <draw:connector draw:style-name="inheritance_20__28_public_29_" draw:layer="layout" svg:x1="29.145cm" svg:y1="7.537cm" svg:x2="21.795cm" svg:y2="4.867cm" draw:start-shape="id1964" draw:start-glue-point="0" draw:end-shape="id1960" draw:end-glue-point="7" svg:d="m29145 7537v-1335h-7350v-1335">
          <text:p/>
        </draw:connector>
        <draw:connector draw:style-name="inheritance_20__28_public_29_" draw:layer="layout" svg:x1="13.464cm" svg:y1="6.422cm" svg:x2="14.72cm" svg:y2="4.971cm" draw:start-shape="id1965" draw:start-glue-point="0" draw:end-shape="id1966" draw:end-glue-point="2" svg:d="m13464 6422v-725h1256v-726">
          <text:p/>
        </draw:connector>
        <draw:connector draw:style-name="data_20_member_20__28_pointer_29_" draw:text-style-name="P2" draw:layer="layout" svg:x1="15.654cm" svg:y1="4.608cm" svg:x2="18.427cm" svg:y2="4.53cm" draw:start-shape="id1966" draw:start-glue-point="1" draw:end-shape="id1960" draw:end-glue-point="3" svg:d="m15654 4608h1386v-78h1387">
          <text:p text:style-name="P2">m_pInstance</text:p>
        </draw:connector>
        <draw:custom-shape draw:style-name="gr5" draw:id="id1967"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1967" draw:start-glue-point="4" draw:end-shape="id1966" draw:end-glue-point="3" svg:d="m5143 4542h4322v66h4322">
          <text:p/>
        </draw:connector>
        <draw:custom-shape draw:style-name="gr5" draw:id="id1968"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1969"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1970"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1971"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1972"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1973"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1967" draw:start-glue-point="5" draw:end-shape="id1968" draw:end-glue-point="3" svg:d="m5143 5035h1976v297h985">
          <text:p/>
        </draw:connector>
        <draw:connector draw:style-name="data_20_member" draw:layer="layout" draw:line-skew="0.624cm" svg:x1="5.143cm" svg:y1="5.605cm" svg:x2="8.105cm" svg:y2="6.395cm" draw:start-shape="id1967" draw:start-glue-point="6" draw:end-shape="id1969" draw:end-glue-point="3" svg:d="m5143 5605h2106v790h856">
          <text:p/>
        </draw:connector>
        <draw:connector draw:style-name="data_20_member" draw:layer="layout" draw:line-skew="0.352cm" svg:x1="5.143cm" svg:y1="6.149cm" svg:x2="8.13cm" svg:y2="7.483cm" draw:start-shape="id1967" draw:start-glue-point="7" draw:end-shape="id1970" draw:end-glue-point="3" svg:d="m5143 6149h1846v1334h1141">
          <text:p/>
        </draw:connector>
        <draw:connector draw:style-name="data_20_member" draw:layer="layout" svg:x1="5.143cm" svg:y1="6.642cm" svg:x2="8.182cm" svg:y2="8.467cm" draw:start-shape="id1967" draw:start-glue-point="8" draw:end-shape="id1971" draw:end-glue-point="3" svg:d="m5143 6642h1520v1825h1519">
          <text:p/>
        </draw:connector>
        <draw:connector draw:style-name="data_20_member" draw:layer="layout" draw:line-skew="-0.438cm" svg:x1="5.143cm" svg:y1="7.212cm" svg:x2="8.208cm" svg:y2="9.505cm" draw:start-shape="id1967" draw:start-glue-point="9" draw:end-shape="id1972" draw:end-glue-point="3" svg:d="m5143 7212h1095v2293h1970">
          <text:p/>
        </draw:connector>
        <draw:connector draw:style-name="data_20_member" draw:layer="layout" draw:line-skew="-0.814cm" svg:x1="5.145cm" svg:y1="7.71cm" svg:x2="8.182cm" svg:y2="10.49cm" draw:start-shape="id1967" draw:start-glue-point="1" draw:end-shape="id1973"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1975"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1974"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1976"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1974" draw:start-glue-point="0" draw:end-shape="id1975" draw:end-glue-point="4" svg:d="m85367 30120v-1607h973v-1607">
          <text:p/>
        </draw:connector>
        <draw:connector draw:style-name="inheritance_20__28_public_29_" draw:layer="layout" svg:x1="88.088cm" svg:y1="28.15cm" svg:x2="87.167cm" svg:y2="26.906cm" draw:start-shape="id1976" draw:start-glue-point="0" draw:end-shape="id1975" draw:end-glue-point="5" svg:d="m88088 28150v-622h-921v-622">
          <text:p/>
        </draw:connector>
        <draw:connector draw:style-name="data_20_member_20__28_pointer_29_" draw:text-style-name="P2" draw:layer="layout" svg:x1="86.261cm" svg:y1="30.483cm" svg:x2="90.867cm" svg:y2="30.357cm" draw:start-shape="id1974" draw:start-glue-point="1" draw:end-shape="id1943" draw:end-glue-point="3" svg:d="m86261 30483h2303v-126h2303">
          <text:p text:style-name="P2">m_pGtkSalDisplay</text:p>
        </draw:connector>
        <draw:custom-shape draw:style-name="gr1" draw:text-style-name="P3" draw:id="id1978"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1977"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1977" draw:start-glue-point="0" draw:end-shape="id1964" draw:end-glue-point="4" svg:d="m27370 9460v-624h1193v-625">
          <text:p/>
        </draw:connector>
        <draw:connector draw:style-name="inheritance_20__28_public_29_" draw:layer="layout" svg:x1="30.558cm" svg:y1="9.486cm" svg:x2="29.779cm" svg:y2="8.211cm" draw:start-shape="id1978" draw:start-glue-point="0" draw:end-shape="id1964" draw:end-glue-point="5" svg:d="m30558 9486v-637h-779v-638">
          <text:p/>
        </draw:connector>
        <draw:custom-shape draw:style-name="gr1" draw:text-style-name="P1" draw:id="id1979"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894" draw:start-glue-point="7" draw:end-shape="id1979" draw:end-glue-point="3" svg:d="m42937 15623h2653v2142h2653">
          <text:p/>
        </draw:connector>
        <draw:rect draw:style-name="class" draw:id="id1980" draw:layer="layout" svg:width="2.667cm" svg:height="0.698cm" svg:x="4.424cm" svg:y="18.517cm">
          <text:p text:style-name="P2">StyleSettings</text:p>
        </draw:rect>
        <draw:rect draw:style-name="class" draw:id="id1981" draw:layer="layout" svg:width="2.243cm" svg:height="0.673cm" svg:x="8.96cm" svg:y="18.616cm">
          <text:p text:style-name="P2">ImplStyleData</text:p>
        </draw:rect>
        <draw:connector draw:style-name="data_20_member_20__28_pointer_29_" draw:layer="layout" svg:x1="7.091cm" svg:y1="18.866cm" svg:x2="8.96cm" svg:y2="18.952cm" draw:start-shape="id1980" draw:start-glue-point="1" draw:end-shape="id1981" svg:d="m7091 18866h935v86h934">
          <text:p/>
        </draw:connector>
        <draw:rect draw:style-name="class" draw:id="id1982" draw:layer="layout" svg:width="2.018cm" svg:height="0.573cm" svg:x="33.212cm" svg:y="53.654cm">
          <text:p text:style-name="P2">ScrollBar</text:p>
        </draw:rect>
        <draw:connector draw:style-name="inheritance_20__28_public_29_" draw:layer="layout" svg:x1="34.221cm" svg:y1="53.654cm" svg:x2="36.618cm" svg:y2="49.825cm" draw:start-shape="id1982" draw:start-glue-point="0" draw:end-shape="id1897" draw:end-glue-point="4" svg:d="m34221 53654v-1914h2397v-1915">
          <text:p/>
        </draw:connector>
        <draw:rect draw:style-name="class" draw:id="id1983" draw:layer="layout" svg:width="2.877cm" svg:height="0.622cm" svg:x="36cm" svg:y="53.704cm">
          <text:p text:style-name="P2">ImplScrollBarData</text:p>
        </draw:rect>
        <draw:connector draw:style-name="data_20_member_20__28_pointer_29_" draw:layer="layout" svg:x1="35.23cm" svg:y1="53.94cm" svg:x2="36cm" svg:y2="54.015cm" draw:start-shape="id1982" draw:start-glue-point="1" draw:end-shape="id1983" draw:end-glue-point="3" svg:d="m35230 53940h385v75h385">
          <text:p/>
        </draw:connector>
        <draw:custom-shape draw:style-name="gr3" draw:id="id1985"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1984"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1984" draw:start-glue-point="0" draw:end-shape="id1985" draw:end-glue-point="2" svg:d="m12687 14047v-700h-493v-700">
          <text:p/>
        </draw:connector>
        <draw:connector draw:style-name="data_20_member_20__28_pointer_29_" draw:layer="layout" draw:line-skew="-2.3cm" svg:x1="5.143cm" svg:y1="8.221cm" svg:x2="10.756cm" svg:y2="12.297cm" draw:start-shape="id1967" draw:start-glue-point="10" draw:end-shape="id1985"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1986"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1947" draw:start-glue-point="5" draw:end-shape="id1986" draw:end-glue-point="3" svg:d="m60673 23691h1945v-1220h1945">
          <text:p text:style-name="P2">mpVCLXWindow</text:p>
        </draw:connector>
        <draw:custom-shape draw:style-name="gr2" draw:id="id1987"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1947" draw:start-glue-point="4" draw:end-shape="id1987" draw:end-glue-point="3" svg:d="m60673 24197h1815v-574h1814">
          <text:p text:style-name="P2">mxWindowPeer</text:p>
        </draw:connector>
        <draw:custom-shape draw:style-name="gr1" draw:text-style-name="P1" draw:id="id1989"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1988"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1988" draw:start-glue-point="1" draw:end-shape="id1989" draw:end-glue-point="4" svg:d="m15161 26307h1024v47h1025">
          <text:p/>
        </draw:connector>
        <draw:custom-shape draw:style-name="gr1" draw:text-style-name="P1" draw:id="id1990"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1990" draw:start-glue-point="1" draw:end-shape="id1989"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1991"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1991" draw:start-glue-point="1" draw:end-shape="id1989" draw:end-glue-point="5" svg:d="m15421 33773h894v-6579h895">
          <text:p/>
        </draw:connector>
        <draw:custom-shape draw:style-name="gr1" draw:text-style-name="P1" draw:id="id1993"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1992"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1992" draw:start-glue-point="0" draw:end-shape="id1993" draw:end-glue-point="4" svg:d="m9693 33461v-881h882v-881">
          <text:p/>
        </draw:connector>
        <draw:connector draw:style-name="inheritance_20__28_public_29_" draw:layer="layout" svg:x1="13.943cm" svg:y1="33.436cm" svg:x2="12.258cm" svg:y2="31.699cm" draw:start-shape="id1991" draw:start-glue-point="0" draw:end-shape="id1993" draw:end-glue-point="5" svg:d="m13943 33436v-868h-1685v-869">
          <text:p/>
        </draw:connector>
        <draw:custom-shape draw:style-name="gr1" draw:text-style-name="P1" draw:id="id1994"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1994" draw:start-glue-point="0" draw:end-shape="id1932" draw:end-glue-point="2" svg:d="m48000 31699v-1620h-570v-1620">
          <text:p/>
        </draw:connector>
        <draw:connector draw:style-name="data_20_member_20__28_pointer_29_" draw:layer="layout" svg:x1="49.788cm" svg:y1="33.098cm" svg:x2="52.54cm" svg:y2="36.416cm" draw:start-shape="id1994" draw:start-glue-point="7" draw:end-shape="id1922" draw:end-glue-point="4" svg:d="m49788 33098h1376v3318h1376">
          <text:p>pActivePopup</text:p>
        </draw:connector>
        <draw:connector draw:style-name="data_20_member_20__28_pointer_29_" draw:layer="layout" svg:x1="49.788cm" svg:y1="31.934cm" svg:x2="54.196cm" svg:y2="32.1cm" draw:start-shape="id1994" draw:start-glue-point="4" draw:end-shape="id1920" draw:end-glue-point="3" svg:d="m49788 31934h2204v166h2204">
          <text:p>pMenu</text:p>
        </draw:connector>
        <draw:custom-shape draw:style-name="gr1" draw:text-style-name="P1" draw:id="id1995"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920" draw:start-glue-point="6" draw:end-shape="id1995" draw:end-glue-point="3" svg:d="m56606 31138h1684v-1540h1684">
          <text:p>pItemList</text:p>
        </draw:connector>
        <draw:custom-shape draw:style-name="gr5" draw:id="id1996"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920" draw:start-glue-point="7" draw:end-shape="id1996" draw:end-glue-point="3" svg:d="m56606 31677h1840v-342h1840">
          <text:p>pLogo</text:p>
        </draw:connector>
        <draw:custom-shape draw:style-name="gr5" draw:id="id1997"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1995" draw:start-glue-point="1" draw:end-shape="id1997"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919" draw:start-glue-point="4" draw:end-shape="id1922" draw:end-glue-point="5" svg:d="m46371 42248h3085v-5212h3084">
          <text:p>pActivePopup</text:p>
        </draw:connector>
        <draw:connector draw:style-name="gr7" draw:layer="layout" svg:x1="54.717cm" svg:y1="36.75cm" svg:x2="46.212cm" svg:y2="32.515cm" draw:start-shape="id1922" draw:start-glue-point="1" draw:end-shape="id1994"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1998" draw:start-glue-point="0" draw:end-shape="id1908" svg:d="m27280 33773v-1289h2739v-1290">
          <text:p/>
        </draw:connector>
        <draw:g>
          <draw:custom-shape draw:style-name="class_20__28_external_20_module_29_" draw:id="id1998"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1999"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908" draw:start-glue-point="4" draw:end-shape="id1999"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001"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000"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000" draw:start-glue-point="0" draw:end-shape="id2001" draw:end-glue-point="2" svg:d="m25425 42092v-1128h-38v-1127">
          <text:p/>
        </draw:connector>
        <draw:custom-shape draw:style-name="gr2" draw:id="id2002"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920" draw:start-glue-point="8" draw:end-shape="id2002" draw:end-glue-point="3" svg:d="m56606 32523h1931v963h1931">
          <text:p>GetAccessible()</text:p>
          <text:p>mxAccessible</text:p>
        </draw:connector>
        <draw:custom-shape draw:style-name="class_20__28_external_20_module_29_" draw:id="id2003"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004"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003" draw:start-glue-point="0" draw:end-shape="id2002" draw:end-glue-point="4" svg:d="m60998 35327v-752h1052v-753">
          <text:p/>
        </draw:connector>
        <draw:connector draw:style-name="inheritance_20__28_public_29_" draw:layer="layout" svg:x1="65.937cm" svg:y1="35.432cm" svg:x2="65.002cm" svg:y2="33.822cm" draw:start-shape="id2004" draw:start-glue-point="0" draw:end-shape="id2002"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005"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006"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005" draw:start-glue-point="1" draw:end-shape="id2006" draw:end-glue-point="3" svg:d="m16537 59872h1995v-117h1996">
          <text:p>mpFirstEntry</text:p>
        </draw:connector>
        <draw:custom-shape draw:style-name="gr1" draw:text-style-name="P1" draw:id="id2007"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008"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007" draw:start-glue-point="4" draw:end-shape="id2008" draw:end-glue-point="3" svg:d="m17911 62931h1075v-661h1075">
          <text:p/>
        </draw:connector>
        <draw:custom-shape draw:style-name="gr1" draw:text-style-name="P1" draw:id="id2009"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007" draw:start-glue-point="1" draw:end-shape="id2009" draw:end-glue-point="3" svg:d="m17911 63241h2137v194h2138">
          <text:p/>
        </draw:connector>
        <draw:custom-shape draw:style-name="gr1" draw:text-style-name="P1" draw:id="id2010"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007" draw:start-glue-point="5" draw:end-shape="id2010" draw:end-glue-point="3" svg:d="m17911 63577h1165v1285h6714">
          <text:p/>
        </draw:connector>
        <draw:custom-shape draw:style-name="gr1" draw:text-style-name="P1" draw:id="id2011"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009" draw:start-glue-point="0" draw:end-shape="id2011" draw:end-glue-point="5" svg:d="m24518 63137v-907h2076v-907">
          <text:p/>
        </draw:connector>
        <draw:connector draw:style-name="inheritance_20__28_public_29_" draw:layer="layout" svg:x1="28.498cm" svg:y1="64.538cm" svg:x2="28.224cm" svg:y2="61.323cm" draw:start-shape="id2010" draw:start-glue-point="0" draw:end-shape="id2011" draw:end-glue-point="6" svg:d="m28498 64538v-1607h-274v-1608">
          <text:p/>
        </draw:connector>
        <draw:custom-shape draw:style-name="gr1" draw:text-style-name="P1" draw:id="id2012"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012" draw:start-glue-point="0" draw:end-shape="id2010" draw:end-glue-point="2" svg:d="m29158 66766v-790h-660v-790">
          <text:p/>
        </draw:connector>
        <draw:custom-shape draw:style-name="gr1" draw:text-style-name="P1" draw:id="id2013"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013" draw:start-glue-point="0" draw:end-shape="id2009" draw:end-glue-point="2" svg:d="m22677 65573v-920h1841v-920">
          <text:p/>
        </draw:connector>
        <draw:custom-shape draw:style-name="gr1" draw:text-style-name="P1" draw:id="id2014"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015"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016"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017"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014" draw:start-glue-point="0" draw:end-shape="id2015" draw:end-glue-point="4" svg:d="m12505 72027v-764h4084v-764">
          <text:p/>
        </draw:connector>
        <draw:connector draw:style-name="inheritance_20__28_public_29_" draw:layer="layout" svg:x1="16.965cm" svg:y1="72.158cm" svg:x2="17.392cm" svg:y2="70.499cm" draw:start-shape="id2016" draw:start-glue-point="0" draw:end-shape="id2015" draw:end-glue-point="2" svg:d="m16965 72158v-829h427v-830">
          <text:p/>
        </draw:connector>
        <draw:connector draw:style-name="inheritance_20__28_public_29_" draw:layer="layout" svg:x1="21.319cm" svg:y1="72.184cm" svg:x2="18.247cm" svg:y2="70.499cm" draw:start-shape="id2017" draw:start-glue-point="0" draw:end-shape="id2015"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018"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019"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020"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018" draw:start-glue-point="0" draw:end-shape="id2019" draw:end-glue-point="4" svg:d="m105047 18531v-842h778v-842">
          <text:p/>
        </draw:connector>
        <draw:connector draw:style-name="inheritance_20__28_public_29_" draw:layer="layout" svg:x1="108.378cm" svg:y1="18.558cm" svg:x2="107.378cm" svg:y2="16.847cm" draw:start-shape="id2020" draw:start-glue-point="0" draw:end-shape="id2019" draw:end-glue-point="5" svg:d="m108378 18558v-855h-1000v-856">
          <text:p/>
        </draw:connector>
        <draw:custom-shape draw:style-name="gr1" draw:text-style-name="P1" draw:id="id2021"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021" draw:start-glue-point="0" draw:end-shape="id1907" draw:end-glue-point="4" svg:d="m43517 27759v-1004h1491v-1003">
          <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022" draw:start-glue-point="0" draw:end-shape="id2023"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024"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024" draw:start-glue-point="0" draw:end-shape="id2025" draw:end-glue-point="5" svg:d="m18434 20398v-1789h267v-2800">
          <text:p/>
        </draw:connector>
        <draw:custom-shape draw:style-name="gr1" draw:text-style-name="P1" draw:id="id2026"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027"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026" draw:start-glue-point="0" draw:end-shape="id2027" draw:end-glue-point="2" svg:d="m61626 61432v-629h-51v-627">
          <text:p/>
        </draw:connector>
        <draw:custom-shape draw:style-name="gr3" draw:layer="layout" svg:width="3.663cm" svg:height="0.598cm" svg:x="67.327cm" svg:y="61.201cm">
          <text:p text:style-name="P2">SvXMLElementExport</text:p>
          <draw:enhanced-geometry svg:viewBox="0 0 21600 21600" draw:type="rectangle" draw:enhanced-path="M 0 0 L 21600 0 21600 21600 0 21600 0 0 Z N"/>
        </draw:custom-shape>
        <draw:custom-shape draw:style-name="gr1" draw:text-style-name="P1" draw:id="id2028" draw:layer="layout" svg:width="3.09cm" svg:height="3.179cm" svg:x="78.345cm" svg:y="55.18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029" draw:layer="layout" svg:width="5.365cm" svg:height="2.514cm" svg:x="75.222cm" svg:y="49.96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9.268cm" svg:y1="55.18cm" svg:x2="77.904cm" svg:y2="52.474cm" draw:start-shape="id2028" draw:start-glue-point="4" draw:end-shape="id2029" draw:end-glue-point="2" svg:d="m79268 55180v-1353h-1364v-1353">
          <text:p/>
        </draw:connector>
        <draw:custom-shape draw:style-name="gr1" draw:text-style-name="P1" draw:id="id2023"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031"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030"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030" draw:start-glue-point="1" draw:end-shape="id2031" draw:end-glue-point="3" svg:d="m88545 50118h1619v791h1619">
          <text:p text:style-name="P2">pImpl</text:p>
        </draw:connector>
        <draw:connector draw:style-name="inheritance_20__28_public_29_" draw:layer="layout" svg:x1="86.653cm" svg:y1="49.833cm" svg:x2="93.521cm" svg:y2="32.494cm" draw:start-shape="id2030" draw:start-glue-point="0" draw:end-shape="id2023" draw:end-glue-point="7" svg:d="m86653 49833v-8669h6868v-8670">
          <text:p/>
        </draw:connector>
        <draw:connector draw:style-name="data_20_member_20__28_pointer_29_" draw:layer="layout" svg:x1="81.435cm" svg:y1="55.561cm" svg:x2="84.761cm" svg:y2="50.118cm" draw:start-shape="id2028" draw:start-glue-point="6" draw:end-shape="id2030" draw:end-glue-point="3" svg:d="m81435 55561h1663v-5443h1663">
          <text:p>GetAutoStylePool()</text:p>
        </draw:connector>
        <draw:custom-shape draw:style-name="gr1" draw:text-style-name="P1" draw:id="id2032"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031" draw:start-glue-point="4" draw:end-shape="id2032" draw:end-glue-point="3" svg:d="m96293 49082h389v375h390">
          <text:p/>
        </draw:connector>
        <draw:custom-shape draw:style-name="gr1" draw:text-style-name="P1" draw:id="id2033"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032" draw:start-glue-point="1" draw:end-shape="id2033" draw:end-glue-point="3" svg:d="m101271 49457h1153v1905h1154">
          <text:p>pCache</text:p>
        </draw:connector>
        <draw:custom-shape draw:style-name="gr1" draw:text-style-name="P1" draw:id="id2034"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035"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034" draw:start-glue-point="1" draw:end-shape="id2035" draw:end-glue-point="3" svg:d="m108812 52554h1011v-453h1011">
          <text:p/>
        </draw:connector>
        <draw:connector draw:style-name="data_20_member_20__28_multiple_29_" draw:layer="layout" svg:x1="101.269cm" svg:y1="49.678cm" svg:x2="103.032cm" svg:y2="52.554cm" draw:start-shape="id2032" draw:start-glue-point="6" draw:end-shape="id2034" draw:end-glue-point="3" svg:d="m101269 49678h882v2876h881">
          <text:p/>
        </draw:connector>
        <draw:custom-shape draw:style-name="gr5" draw:id="id2036"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037"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036" draw:start-glue-point="1" draw:end-shape="id2037" draw:end-glue-point="3" svg:d="m102515 55315h454v220h454">
          <text:p/>
        </draw:connector>
        <draw:custom-shape draw:style-name="gr1" draw:text-style-name="P1" draw:id="id2038"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037" draw:start-glue-point="1" draw:end-shape="id2038" draw:end-glue-point="3" svg:d="m109617 55535h2255v129h2255">
          <text:p>GetProperties()</text:p>
        </draw:connector>
        <draw:connector draw:style-name="local_20_usage_20__2f__20_return_20_type" draw:layer="layout" svg:x1="96.293cm" svg:y1="52.657cm" svg:x2="97.28cm" svg:y2="55.315cm" draw:start-shape="id2031" draw:start-glue-point="7" draw:end-shape="id2036" draw:end-glue-point="3" svg:d="m96293 52657h501v1596h-16v1062h502">
          <text:p>exportXML()</text:p>
        </draw:connector>
        <draw:custom-shape draw:style-name="gr1" draw:text-style-name="P1" draw:id="id2022"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81.435cm" svg:y1="56.002cm" svg:x2="84.917cm" svg:y2="57.129cm" draw:start-shape="id2028" draw:start-glue-point="7" draw:end-shape="id2022" draw:end-glue-point="3" svg:d="m81435 56002h1741v1127h1741">
          <text:p>GetPageExport()</text:p>
        </draw:connector>
        <draw:custom-shape draw:style-name="gr5" draw:id="id2039"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022" draw:start-glue-point="4" draw:end-shape="id2039" draw:end-glue-point="3" svg:d="m87845 57556h2204v700h2203">
          <text:p/>
        </draw:connector>
        <draw:custom-shape draw:style-name="gr2" draw:id="id2040"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022" draw:start-glue-point="5" draw:end-shape="id2040" draw:end-glue-point="3" svg:d="m87845 56728h1529v-235h1529">
          <text:p>xPageStyles</text:p>
        </draw:connector>
        <draw:custom-shape draw:style-name="gr1" draw:text-style-name="P1" draw:id="id2041" draw:layer="layout" svg:width="12.053cm" svg:height="1.192cm" svg:x="116.251cm" svg:y="45.737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2.277cm" svg:y1="45.737cm" svg:x2="98.524cm" svg:y2="32.494cm" draw:start-shape="id2041" draw:start-glue-point="0" draw:end-shape="id2023" draw:end-glue-point="5" svg:d="m122277 45737v-6621h-23753v-6622">
          <text:p/>
        </draw:connector>
        <draw:connector draw:style-name="data_20_member_20__28_pointer_29_" draw:layer="layout" svg:x1="101.269cm" svg:y1="48.971cm" svg:x2="116.251cm" svg:y2="45.997cm" draw:start-shape="id2032" draw:start-glue-point="4" draw:end-shape="id2041" draw:end-glue-point="12" svg:d="m101269 48971h7491v-2974h7491">
          <text:p/>
        </draw:connector>
        <draw:custom-shape draw:style-name="gr1" draw:text-style-name="P1" draw:id="id2042"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042" draw:start-glue-point="0" draw:end-shape="id2023" draw:end-glue-point="9" svg:d="m81612 40165v-3836h-835v-3835">
          <text:p/>
        </draw:connector>
        <draw:custom-shape draw:style-name="gr5" draw:id="id2043" draw:layer="layout" svg:width="5.547cm" svg:height="0.544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38cm" draw:start-shape="id2042" draw:start-glue-point="4" draw:end-shape="id2043" draw:end-glue-point="3" svg:d="m83569 40426h984v1412h985">
          <text:p>aMapEntries</text:p>
        </draw:connector>
        <draw:custom-shape draw:style-name="gr1" draw:text-style-name="P1" draw:layer="layout" svg:width="3.759cm" svg:height="0.674cm" svg:x="82.92cm" svg:y="35.344cm">
          <text:p text:style-name="P1">XMLPropertyMapEntry</text:p>
          <draw:enhanced-geometry svg:viewBox="0 0 21600 21600" draw:type="rectangle" draw:enhanced-path="M 0 0 L 21600 0 21600 21600 0 21600 0 0 Z N"/>
        </draw:custom-shape>
        <draw:custom-shape draw:style-name="gr1" draw:text-style-name="P1" draw:id="id2044"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81.435cm" svg:y1="58.021cm" svg:x2="83.673cm" svg:y2="62.26cm" draw:start-shape="id2028" draw:start-glue-point="11" draw:end-shape="id2044" draw:end-glue-point="3" svg:d="m81435 58021h1119v4239h1119">
          <text:p>mpNumExport</text:p>
        </draw:connector>
        <draw:custom-shape draw:style-name="gr1" draw:text-style-name="P1" draw:id="id2045"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044" draw:start-glue-point="4" draw:end-shape="id2045" draw:end-glue-point="3" svg:d="m87327 61341h1453v386h1452">
          <text:p>pUsedList</text:p>
        </draw:connector>
        <draw:frame draw:style-name="annotation" draw:layer="layout" svg:width="6.35cm" svg:height="1.135cm" svg:x="74.185cm" svg:y="58.96cm">
          <draw:text-box>
            <text:p><text:span text:style-name="T1">SvXMLExport</text:span> must be inherited by each application's own XML exporter filter.</text:p>
          </draw:text-box>
        </draw:frame>
        <draw:custom-shape draw:style-name="gr1" draw:text-style-name="P1" draw:id="id2046" draw:layer="layout" svg:width="4.976cm" svg:height="0.57cm" svg:x="111.223cm" svg:y="48.175cm">
          <text:p text:style-name="P1">XMLChartExportPropertyMapper</text:p>
          <draw:enhanced-geometry svg:viewBox="0 0 21600 21600" draw:type="rectangle" draw:enhanced-path="M 0 0 L 21600 0 21600 21600 0 21600 0 0 Z N"/>
        </draw:custom-shape>
        <draw:connector draw:style-name="inheritance_20__28_public_29_" draw:layer="layout" svg:x1="113.711cm" svg:y1="48.175cm" svg:x2="117.374cm" svg:y2="46.929cm" draw:start-shape="id2046" draw:start-glue-point="0" draw:end-shape="id2041" draw:end-glue-point="4" svg:d="m113711 48175v-623h3663v-62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047"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048"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047" draw:start-glue-point="5" draw:end-shape="id2048" draw:end-glue-point="2" svg:d="m16597 27161v-1256h-831v-1257">
          <text:p/>
        </draw:connector>
        <draw:custom-shape draw:style-name="gr52" draw:id="id2025"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048" draw:start-glue-point="0" draw:end-shape="id2025" draw:end-glue-point="8" svg:d="m15766 23844v-4017h891v-4017">
          <text:p/>
        </draw:connector>
        <draw:custom-shape draw:style-name="gr3" draw:id="id2049"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050"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049" draw:start-glue-point="0" draw:end-shape="id2050" draw:end-glue-point="2" svg:d="m17288 34825v-967h1745v-967">
          <text:p/>
        </draw:connector>
        <draw:custom-shape draw:style-name="gr1" draw:text-style-name="P1" draw:id="id2051"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050" draw:start-glue-point="0" draw:end-shape="id2051" draw:end-glue-point="2" svg:d="m19033 32243v-829h725v-830">
          <text:p/>
        </draw:connector>
        <draw:connector draw:style-name="inheritance_20__28_public_29_" draw:layer="layout" svg:x1="18.879cm" svg:y1="29.884cm" svg:x2="17.529cm" svg:y2="27.965cm" draw:start-shape="id2051" draw:start-glue-point="5" draw:end-shape="id2047" draw:end-glue-point="2" svg:d="m18879 29884v-959h-1350v-960">
          <text:p/>
        </draw:connector>
        <draw:custom-shape draw:style-name="gr1" draw:text-style-name="P1" draw:id="id2052"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053"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052" draw:start-glue-point="1" draw:end-shape="id2053" draw:end-glue-point="3" svg:d="m98758 62869h1788v1530h1789">
          <text:p/>
        </draw:connector>
        <draw:custom-shape draw:style-name="gr1" draw:text-style-name="P1" draw:id="id2054"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054" draw:start-glue-point="0" draw:end-shape="id2053" draw:end-glue-point="4" svg:d="m102761 66343v-804h170v-805">
          <text:p/>
        </draw:connector>
        <draw:custom-shape draw:style-name="gr1" draw:text-style-name="P1" draw:id="id2055"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055" draw:start-glue-point="0" draw:end-shape="id2053" draw:end-glue-point="5" svg:d="m104965 67302v-1283h-1282v-1285">
          <text:p/>
        </draw:connector>
        <draw:connector draw:style-name="data_20_member_20__28_pointer_29_" draw:layer="layout" draw:line-skew="2.618cm" svg:x1="98.758cm" svg:y1="62.195cm" svg:x2="116.251cm" svg:y2="46.669cm" draw:start-shape="id2052" draw:start-glue-point="4" draw:end-shape="id2041" draw:end-glue-point="13" svg:d="m98758 62195h11364v-15526h6129">
          <text:p/>
        </draw:connector>
        <draw:custom-shape draw:style-name="gr1" draw:text-style-name="P1" draw:id="id2056" draw:layer="layout" svg:width="4.976cm" svg:height="0.57cm" svg:x="114.101cm" svg:y="49.10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057" draw:layer="layout" svg:width="6.116cm" svg:height="0.57cm" svg:x="116.952cm" svg:y="48.173cm">
          <text:p text:style-name="P1">XMLPageMasterExportPropertyMapper</text:p>
          <draw:enhanced-geometry svg:viewBox="0 0 21600 21600" draw:type="rectangle" draw:enhanced-path="M 0 0 L 21600 0 21600 21600 0 21600 0 0 Z N"/>
        </draw:custom-shape>
        <draw:custom-shape draw:style-name="gr1" draw:text-style-name="P1" draw:id="id2058" draw:layer="layout" svg:width="5.106cm" svg:height="0.57cm" svg:x="120.71cm" svg:y="49.028cm">
          <text:p text:style-name="P1">XMLShapeExportPropertyMapper</text:p>
          <draw:enhanced-geometry svg:viewBox="0 0 21600 21600" draw:type="rectangle" draw:enhanced-path="M 0 0 L 21600 0 21600 21600 0 21600 0 0 Z N"/>
        </draw:custom-shape>
        <draw:connector draw:style-name="inheritance_20__28_public_29_" draw:layer="layout" svg:x1="116.589cm" svg:y1="49.106cm" svg:x2="118.757cm" svg:y2="46.929cm" draw:start-shape="id2056" draw:start-glue-point="0" draw:end-shape="id2041" draw:end-glue-point="5" svg:d="m116589 49106v-1088h2168v-1089">
          <text:p/>
        </draw:connector>
        <draw:connector draw:style-name="inheritance_20__28_public_29_" draw:layer="layout" svg:x1="120.01cm" svg:y1="48.173cm" svg:x2="120.204cm" svg:y2="46.929cm" draw:start-shape="id2057" draw:start-glue-point="0" draw:end-shape="id2041" draw:end-glue-point="6" svg:d="m120010 48173v-622h194v-622">
          <text:p/>
        </draw:connector>
        <draw:connector draw:style-name="inheritance_20__28_public_29_" draw:layer="layout" svg:x1="123.263cm" svg:y1="49.028cm" svg:x2="121.392cm" svg:y2="46.929cm" draw:start-shape="id2058" draw:start-glue-point="0" draw:end-shape="id2041" draw:end-glue-point="7" svg:d="m123263 49028v-1049h-1871v-1050">
          <text:p/>
        </draw:connector>
        <draw:custom-shape draw:style-name="gr1" draw:text-style-name="P1" draw:id="id2059" draw:layer="layout" svg:width="5.313cm" svg:height="0.57cm" svg:x="123.586cm" svg:y="48.225cm">
          <text:p text:style-name="P1">XMLTextExportPropertySetMapper</text:p>
          <draw:enhanced-geometry svg:viewBox="0 0 21600 21600" draw:type="rectangle" draw:enhanced-path="M 0 0 L 21600 0 21600 21600 0 21600 0 0 Z N"/>
        </draw:custom-shape>
        <draw:connector draw:style-name="inheritance_20__28_public_29_" draw:layer="layout" svg:x1="126.242cm" svg:y1="48.225cm" svg:x2="122.277cm" svg:y2="46.929cm" draw:start-shape="id2059" draw:start-glue-point="0" draw:end-shape="id2041" draw:end-glue-point="2" svg:d="m126242 48225v-648h-3965v-648">
          <text:p/>
        </draw:connector>
        <draw:custom-shape draw:style-name="gr1" draw:text-style-name="P1" draw:id="id2060" draw:layer="layout" svg:width="3.499cm" svg:height="0.597cm" svg:x="95.439cm" svg:y="43.276cm">
          <text:p text:style-name="P1">SchXMLExportHelper</text:p>
          <draw:enhanced-geometry svg:viewBox="0 0 21600 21600" draw:type="rectangle" draw:enhanced-path="M 0 0 L 21600 0 21600 21600 0 21600 0 0 Z N"/>
        </draw:custom-shape>
        <draw:connector draw:style-name="inheritance_20__28_public_29_" draw:layer="layout" svg:x1="97.188cm" svg:y1="43.276cm" svg:x2="95.84cm" svg:y2="32.494cm" draw:start-shape="id2060" draw:start-glue-point="0" draw:end-shape="id2023" draw:end-glue-point="6" svg:d="m97188 43276v-5391h-1348v-5391">
          <text:p/>
        </draw:connector>
        <draw:frame draw:style-name="annotation" draw:layer="layout" svg:width="8.009cm" svg:height="2.25cm" svg:x="95.025cm" svg:y="44.239cm">
          <draw:text-box>
            <text:p><text:span text:style-name="T1">SchXMLExportHelper</text:span> handles export of &lt;chart:chart&gt; elements.</text:p>
          </draw:text-box>
        </draw:frame>
        <draw:custom-shape draw:style-name="gr1" draw:text-style-name="P1" draw:id="id2061"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061" draw:start-glue-point="0" draw:end-shape="id2025" draw:end-glue-point="10" svg:d="m31822 18584v-1387h-3459v-1387">
          <text:p/>
        </draw:connector>
        <draw:custom-shape draw:style-name="gr1" draw:text-style-name="P1" draw:id="id2062"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062" draw:start-glue-point="0" draw:end-shape="id2025" draw:end-glue-point="4" svg:d="m25953 18688v-1439h1355v-1440">
          <text:p/>
        </draw:connector>
        <draw:connector draw:style-name="local_20_usage_20__2f__20_return_20_type" draw:layer="layout" svg:x1="27.741cm" svg:y1="18.985cm" svg:x2="29.814cm" svg:y2="18.908cm" draw:start-shape="id2062" draw:start-glue-point="4" draw:end-shape="id2061" draw:end-glue-point="3" svg:d="m27741 18985h1036v-77h1037">
          <text:p/>
        </draw:connector>
        <draw:custom-shape draw:style-name="gr1" draw:text-style-name="P1" draw:id="id2063"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063" draw:start-glue-point="0" draw:end-shape="id2042" draw:end-glue-point="5" svg:d="m78786 43691v-1258h1285v-1259">
          <text:p/>
        </draw:connector>
        <draw:custom-shape draw:style-name="gr1" draw:text-style-name="P1" draw:id="id2064"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065"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064" draw:start-glue-point="0" draw:end-shape="id2065" draw:end-glue-point="11" svg:d="m70701 45012v-3991h-47v-3992">
          <text:p/>
        </draw:connector>
        <draw:connector draw:style-name="inheritance_20__28_public_29_" draw:layer="layout" draw:line-skew="-1.412cm" svg:x1="68.005cm" svg:y1="36.131cm" svg:x2="78.621cm" svg:y2="32.494cm" draw:start-shape="id2065" draw:start-glue-point="0" draw:end-shape="id2023" draw:end-glue-point="4" svg:d="m68005 36131v-1818h10616v-1819">
          <text:p/>
        </draw:connector>
        <draw:connector draw:style-name="data_20_member_20__28_pointer_29_" draw:layer="layout" svg:x1="71.259cm" svg:y1="36.58cm" svg:x2="79.655cm" svg:y2="40.67cm" draw:start-shape="id2065" draw:start-glue-point="1" draw:end-shape="id2042" draw:end-glue-point="3" svg:d="m71259 36580h4198v4090h4198">
          <text:p>getPropertySetMapper()</text:p>
        </draw:connector>
        <draw:custom-shape draw:style-name="gr1" draw:text-style-name="P1" draw:id="id2066"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066" draw:start-glue-point="4" draw:end-shape="id2064" draw:end-glue-point="3" svg:d="m57885 39855h5145v5507h5144">
          <text:p>mxChartImpPropMapper</text:p>
        </draw:connector>
        <draw:connector draw:style-name="data_20_member_20__28_pointer_29_" draw:layer="layout" svg:x1="57.885cm" svg:y1="40.589cm" svg:x2="60.987cm" svg:y2="47.172cm" draw:start-shape="id2066" draw:start-glue-point="5" draw:end-shape="id2067" draw:end-glue-point="3" svg:d="m57885 40589h1551v6583h1551">
          <text:p>mxPageImpPropMapper</text:p>
        </draw:connector>
        <draw:custom-shape draw:style-name="gr1" draw:text-style-name="P1" draw:id="id2067"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067" draw:start-glue-point="0" draw:end-shape="id2065" draw:end-glue-point="4" svg:d="m63669 46809v-4890h1689v-4890">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068"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069"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068" draw:start-glue-point="5" draw:end-shape="id2069" draw:end-glue-point="2" svg:d="m27238 8025v-1521h4199v-1519">
          <text:p/>
        </draw:connector>
        <draw:custom-shape draw:style-name="gr1" draw:text-style-name="P1" draw:id="id2070"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071"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070" draw:start-glue-point="0" draw:end-shape="id2071" draw:end-glue-point="2" svg:d="m28734 16598v-661h1035v-661">
          <text:p/>
        </draw:connector>
        <draw:custom-shape draw:style-name="uno_20_service" draw:id="id2072"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068" draw:start-glue-point="4" draw:end-shape="id2072" svg:d="m25695 8025v-1994h-2779v-1993">
          <text:p/>
        </draw:connector>
        <draw:custom-shape draw:style-name="gr5" draw:id="id2073"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068" draw:start-glue-point="6" draw:end-shape="id2073" svg:d="m28209 8430h1596v-344h1596">
          <text:p text:style-name="P2">m_elements</text:p>
        </draw:connector>
        <draw:custom-shape draw:style-name="gr2" draw:id="id2074"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073" draw:start-glue-point="1" draw:end-shape="id2074"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075"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068" draw:start-glue-point="7" draw:end-shape="id2075"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09-12-08T20:10:34</dc:date>
    <meta:editing-cycles>1396</meta:editing-cycles>
    <meta:editing-duration>PT1017H19M47S</meta:editing-duration>
    <dc:creator>Kohei Yoshida</dc:creator>
    <meta:document-statistic meta:object-count="4513"/>
    <meta:user-defined meta:name="Info 1"/>
    <meta:user-defined meta:name="Info 2"/>
    <meta:user-defined meta:name="Info 3"/>
    <meta:user-defined meta:name="Info 4"/>
  </office:meta>
</office:document-meta>
</file>